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Arial1" svg:font-family="Arial, sans-serif"/>
    <style:font-face style:name="Monaco" svg:font-family="Monaco, Consolas, 'Lucida Console', monospace"/>
    <style:font-face style:name="OpenSymbol" svg:font-family="OpenSymbol"/>
    <style:font-face style:name="Verdana" svg:font-family="Verdana, Arial, sans-serif"/>
    <style:font-face style:name="courier new" svg:font-family="'courier new'"/>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l Bayan" svg:font-family="'Al Bayan'" style:font-family-generic="swiss"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P2" style:family="paragraph" style:parent-style-name="Standard">
      <style:text-properties fo:font-variant="normal" fo:text-transform="none" fo:color="#000000" style:font-name="Liberation Serif" fo:font-size="12pt" fo:letter-spacing="normal" fo:font-style="normal" fo:font-weight="normal" officeooo:paragraph-rsid="01dd78d5"/>
    </style:style>
    <style:style style:name="P3" style:family="paragraph" style:parent-style-name="Standard">
      <style:text-properties fo:font-variant="normal" fo:text-transform="none" fo:color="#000000" style:font-name="Liberation Serif" fo:font-size="12pt" fo:letter-spacing="normal" fo:font-style="normal" fo:font-weight="normal" officeooo:rsid="00abb4c6" officeooo:paragraph-rsid="01913be9" style:font-size-asian="12pt" style:font-style-asian="normal" style:font-size-complex="12pt" style:font-style-complex="normal"/>
    </style:style>
    <style:style style:name="P4" style:family="paragraph" style:parent-style-name="Standard">
      <style:text-properties fo:font-variant="normal" fo:text-transform="none" fo:color="#000000" style:font-name="Liberation Serif" fo:font-size="12pt" fo:letter-spacing="normal" fo:font-style="normal" fo:font-weight="normal" officeooo:rsid="002fa528" officeooo:paragraph-rsid="01913be9" style:font-size-asian="12pt" style:font-style-asian="normal" style:font-size-complex="12pt" style:font-style-complex="normal"/>
    </style:style>
    <style:style style:name="P5" style:family="paragraph" style:parent-style-name="Standard">
      <style:text-properties fo:font-variant="normal" fo:text-transform="none" fo:color="#000000" style:font-name="Liberation Serif" fo:font-size="12pt" fo:letter-spacing="normal" fo:font-style="normal" fo:font-weight="normal" officeooo:rsid="03da65bd" officeooo:paragraph-rsid="0606ac03" style:font-size-asian="12pt" style:font-style-asian="normal" style:font-size-complex="12pt" style:font-style-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75b0b2b" officeooo:paragraph-rsid="060724f1" style:font-size-asian="12pt" style:font-style-asian="normal" style:font-size-complex="12pt" style:font-style-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4aa7d50" officeooo:paragraph-rsid="07dcf798"/>
    </style:style>
    <style:style style:name="P8" style:family="paragraph" style:parent-style-name="Standard">
      <style:text-properties fo:font-variant="normal" fo:text-transform="none" fo:color="#000000" style:font-name="Liberation Serif" fo:font-size="12pt" fo:letter-spacing="normal" fo:font-style="italic" fo:font-weight="normal" officeooo:rsid="04023acf" officeooo:paragraph-rsid="04023acf" style:font-size-asian="12pt" style:font-style-asian="italic" style:font-size-complex="12pt" style:font-style-complex="italic"/>
    </style:style>
    <style:style style:name="P9" style:family="paragraph" style:parent-style-name="Standard">
      <style:text-properties style:font-name="Liberation Serif" fo:font-size="12pt" fo:font-style="italic" fo:font-weight="normal" officeooo:rsid="0140c98d" officeooo:paragraph-rsid="0059862d" style:font-size-asian="12pt" style:font-style-asian="italic" style:font-weight-asian="normal" style:font-size-complex="12pt" style:font-style-complex="italic" style:font-weight-complex="normal"/>
    </style:style>
    <style:style style:name="P10" style:family="paragraph" style:parent-style-name="Standard">
      <style:text-properties style:font-name="Liberation Serif" fo:font-size="12pt" fo:font-style="italic" fo:font-weight="normal" officeooo:rsid="019f7ef7" officeooo:paragraph-rsid="001507b9"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Liberation Serif" fo:font-size="12pt" fo:font-style="normal" fo:font-weight="bold" officeooo:rsid="0140c98d" officeooo:paragraph-rsid="0030350c" style:font-size-asian="12pt" style:font-style-asian="normal" style:font-weight-asian="bold" style:font-size-complex="12pt" style:font-style-complex="normal" style:font-weight-complex="bold"/>
    </style:style>
    <style:style style:name="P12" style:family="paragraph" style:parent-style-name="Standard">
      <style:text-properties style:font-name="Liberation Serif" officeooo:paragraph-rsid="06b74f09"/>
    </style:style>
    <style:style style:name="P13" style:family="paragraph" style:parent-style-name="Standard">
      <style:text-properties style:font-name="Liberation Serif" officeooo:paragraph-rsid="060724f1"/>
    </style:style>
    <style:style style:name="P14" style:family="paragraph" style:parent-style-name="Standard">
      <style:text-properties style:font-name="Liberation Serif" fo:font-style="italic" officeooo:rsid="054f78f2" officeooo:paragraph-rsid="0830608e" style:font-style-asian="italic" style:font-style-complex="italic"/>
    </style:style>
    <style:style style:name="P15" style:family="paragraph" style:parent-style-name="Standard">
      <style:text-properties style:font-name="Liberation Serif" officeooo:rsid="0080df11" officeooo:paragraph-rsid="08359a82"/>
    </style:style>
    <style:style style:name="P16" style:family="paragraph" style:parent-style-name="Standard">
      <style:text-properties style:font-name="Liberation Serif" officeooo:rsid="0080df11" officeooo:paragraph-rsid="09c7c5f6"/>
    </style:style>
    <style:style style:name="P17" style:family="paragraph" style:parent-style-name="Standard">
      <style:text-properties style:font-name="Liberation Serif" officeooo:rsid="0080df11" officeooo:paragraph-rsid="0a369821"/>
    </style:style>
    <style:style style:name="P18" style:family="paragraph" style:parent-style-name="Standard">
      <style:text-properties style:font-name="Liberation Serif" officeooo:rsid="0080df11" officeooo:paragraph-rsid="0c03dcc2"/>
    </style:style>
    <style:style style:name="P19" style:family="paragraph" style:parent-style-name="Standard">
      <style:text-properties style:font-name="Liberation Serif" officeooo:rsid="0600ac5d" officeooo:paragraph-rsid="0600ac5d"/>
    </style:style>
    <style:style style:name="P20" style:family="paragraph" style:parent-style-name="Standard">
      <style:text-properties style:font-name="Liberation Serif" officeooo:paragraph-rsid="075b0b2b"/>
    </style:style>
    <style:style style:name="P21" style:family="paragraph" style:parent-style-name="Standard">
      <style:text-properties style:font-name="Liberation Serif" officeooo:paragraph-rsid="07c405dd"/>
    </style:style>
    <style:style style:name="P22" style:family="paragraph" style:parent-style-name="Standard">
      <style:text-properties style:font-name="Liberation Serif" officeooo:paragraph-rsid="07dcf798"/>
    </style:style>
    <style:style style:name="P23" style:family="paragraph" style:parent-style-name="Standard">
      <style:text-properties style:font-name="Liberation Serif" officeooo:paragraph-rsid="0600ac5d"/>
    </style:style>
    <style:style style:name="P24" style:family="paragraph" style:parent-style-name="Standard">
      <style:text-properties style:font-name="Liberation Serif" officeooo:rsid="05ca5430" officeooo:paragraph-rsid="00115d2f"/>
    </style:style>
    <style:style style:name="P25" style:family="paragraph" style:parent-style-name="Standard">
      <style:text-properties style:font-name="Liberation Serif" officeooo:paragraph-rsid="0b256799"/>
    </style:style>
    <style:style style:name="P26" style:family="paragraph" style:parent-style-name="Standard">
      <style:text-properties style:font-name="Liberation Serif" officeooo:paragraph-rsid="0be8bce5"/>
    </style:style>
    <style:style style:name="P27" style:family="paragraph" style:parent-style-name="Standard">
      <style:text-properties style:font-name="Liberation Serif" officeooo:paragraph-rsid="0bf52bbe"/>
    </style:style>
    <style:style style:name="P28" style:family="paragraph" style:parent-style-name="Standard">
      <style:text-properties style:font-name="Liberation Serif" officeooo:paragraph-rsid="0c2d2d73"/>
    </style:style>
    <style:style style:name="P29" style:family="paragraph" style:parent-style-name="Standard">
      <style:text-properties officeooo:paragraph-rsid="0a617f7f"/>
    </style:style>
    <style:style style:name="P30" style:family="paragraph" style:parent-style-name="Footnote">
      <style:text-properties officeooo:rsid="00b93cfe" officeooo:paragraph-rsid="00b93cfe"/>
    </style:style>
    <style:style style:name="P31" style:family="paragraph" style:parent-style-name="Footnote">
      <style:text-properties officeooo:rsid="00c04cf2" officeooo:paragraph-rsid="00c04cf2"/>
    </style:style>
    <style:style style:name="P32" style:family="paragraph" style:parent-style-name="Footnote">
      <style:text-properties officeooo:rsid="01263e0d" officeooo:paragraph-rsid="01263e0d"/>
    </style:style>
    <style:style style:name="P33" style:family="paragraph" style:parent-style-name="Footnote">
      <style:text-properties officeooo:rsid="00714887" officeooo:paragraph-rsid="00714887"/>
    </style:style>
    <style:style style:name="P34" style:family="paragraph" style:parent-style-name="Footnote">
      <style:text-properties officeooo:rsid="00633a78" officeooo:paragraph-rsid="00633a78"/>
    </style:style>
    <style:style style:name="P35" style:family="paragraph" style:parent-style-name="Footnote">
      <style:text-properties officeooo:paragraph-rsid="068dd655"/>
    </style:style>
    <style:style style:name="P36" style:family="paragraph" style:parent-style-name="Footnote">
      <style:text-properties officeooo:rsid="04746e1c" officeooo:paragraph-rsid="04746e1c"/>
    </style:style>
    <style:style style:name="P37" style:family="paragraph" style:parent-style-name="Footnote">
      <style:text-properties officeooo:rsid="03901cb6" officeooo:paragraph-rsid="03901cb6"/>
    </style:style>
    <style:style style:name="P38" style:family="paragraph" style:parent-style-name="Footnote">
      <style:text-properties officeooo:rsid="049669a6" officeooo:paragraph-rsid="049669a6"/>
    </style:style>
    <style:style style:name="P39" style:family="paragraph" style:parent-style-name="Footnote">
      <style:text-properties officeooo:rsid="04e78915" officeooo:paragraph-rsid="04e78915"/>
    </style:style>
    <style:style style:name="P40" style:family="paragraph" style:parent-style-name="Footnote">
      <style:text-properties officeooo:rsid="05543889" officeooo:paragraph-rsid="05543889"/>
    </style:style>
    <style:style style:name="P41" style:family="paragraph" style:parent-style-name="Footnote">
      <style:text-properties officeooo:rsid="06162215" officeooo:paragraph-rsid="06162215"/>
    </style:style>
    <style:style style:name="P42" style:family="paragraph" style:parent-style-name="Footnote">
      <style:text-properties officeooo:rsid="061bf632" officeooo:paragraph-rsid="061bf632"/>
    </style:style>
    <style:style style:name="P43" style:family="paragraph" style:parent-style-name="Footnote">
      <style:text-properties officeooo:rsid="05adc625" officeooo:paragraph-rsid="05adc625"/>
    </style:style>
    <style:style style:name="P44" style:family="paragraph" style:parent-style-name="Footnote">
      <style:text-properties officeooo:rsid="06297499" officeooo:paragraph-rsid="06297499"/>
    </style:style>
    <style:style style:name="P45" style:family="paragraph" style:parent-style-name="Footnote">
      <style:text-properties officeooo:rsid="05b659bb" officeooo:paragraph-rsid="05b659bb"/>
    </style:style>
    <style:style style:name="P46" style:family="paragraph" style:parent-style-name="Footnote">
      <style:text-properties officeooo:rsid="06908fc2" officeooo:paragraph-rsid="06908fc2"/>
    </style:style>
    <style:style style:name="P47" style:family="paragraph" style:parent-style-name="Footnote">
      <style:text-properties officeooo:rsid="069a8048" officeooo:paragraph-rsid="069a8048"/>
    </style:style>
    <style:style style:name="P48" style:family="paragraph" style:parent-style-name="Footnote">
      <style:text-properties officeooo:rsid="063675c6" officeooo:paragraph-rsid="063675c6"/>
    </style:style>
    <style:style style:name="P49" style:family="paragraph" style:parent-style-name="Table_20_Contents">
      <style:paragraph-properties fo:margin-left="0.4925in" fo:margin-right="0in" fo:text-indent="0in" style:auto-text-indent="false"/>
      <style:text-properties style:font-name="Liberation Serif" fo:font-size="12pt"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50" style:family="paragraph" style:parent-style-name="Table_20_Contents">
      <style:text-properties fo:font-variant="normal" fo:text-transform="none" fo:color="#000000" style:font-name="Liberation Serif" fo:font-size="12pt" fo:letter-spacing="normal"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51" style:family="paragraph" style:parent-style-name="Table_20_Contents">
      <style:text-properties style:font-name="Liberation Serif" fo:font-size="12pt" fo:font-style="italic" fo:font-weight="normal" officeooo:rsid="010718b7" officeooo:paragraph-rsid="02f92341"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tyle="italic" fo:font-weight="normal" officeooo:rsid="013b9e40" officeooo:paragraph-rsid="02f92341" style:font-style-asian="italic" style:font-weight-asian="normal" style:font-style-complex="italic" style:font-weight-complex="normal"/>
    </style:style>
    <style:style style:name="P53" style:family="paragraph" style:parent-style-name="Footnote">
      <style:text-properties officeooo:rsid="098c93d4" officeooo:paragraph-rsid="098c93d4"/>
    </style:style>
    <style:style style:name="P54" style:family="paragraph" style:parent-style-name="Footnote">
      <style:text-properties officeooo:rsid="08fd8960" officeooo:paragraph-rsid="08fd8960"/>
    </style:style>
    <style:style style:name="P55" style:family="paragraph" style:parent-style-name="Footnote">
      <style:text-properties officeooo:rsid="0a7fa793" officeooo:paragraph-rsid="0a7fa793"/>
    </style:style>
    <style:style style:name="P56" style:family="paragraph" style:parent-style-name="Footnote">
      <style:text-properties officeooo:rsid="0a7fa793" officeooo:paragraph-rsid="0a8e6820"/>
    </style:style>
    <style:style style:name="P57" style:family="paragraph" style:parent-style-name="Footnote">
      <style:text-properties officeooo:rsid="0ab80aa2" officeooo:paragraph-rsid="0ab80aa2"/>
    </style:style>
    <style:style style:name="P58" style:family="paragraph" style:parent-style-name="Footnote">
      <style:text-properties officeooo:rsid="0accbfe4" officeooo:paragraph-rsid="0accbfe4"/>
    </style:style>
    <style:style style:name="P59" style:family="paragraph" style:parent-style-name="Footnote">
      <style:text-properties officeooo:rsid="0baab5f7" officeooo:paragraph-rsid="0baab5f7"/>
    </style:style>
    <style:style style:name="P60" style:family="paragraph" style:parent-style-name="Footnote">
      <style:text-properties officeooo:rsid="0be58542" officeooo:paragraph-rsid="0be58542"/>
    </style:style>
    <style:style style:name="P61" style:family="paragraph" style:parent-style-name="Footnote">
      <style:text-properties officeooo:paragraph-rsid="0ca28489"/>
    </style:style>
    <style:style style:name="P62" style:family="paragraph" style:parent-style-name="Footnote">
      <style:text-properties officeooo:paragraph-rsid="0cf367c0"/>
    </style:style>
    <style:style style:name="P63" style:family="paragraph" style:parent-style-name="Footnote">
      <style:text-properties officeooo:paragraph-rsid="0dbcf736"/>
    </style:style>
    <style:style style:name="P64" style:family="paragraph" style:parent-style-name="Footnote">
      <style:text-properties officeooo:paragraph-rsid="0e1f7981"/>
    </style:style>
    <style:style style:name="P65" style:family="paragraph" style:parent-style-name="Footnote">
      <style:text-properties officeooo:paragraph-rsid="0e4952da"/>
    </style:style>
    <style:style style:name="P66" style:family="paragraph" style:parent-style-name="Footnote">
      <style:text-properties officeooo:paragraph-rsid="0e8c797f"/>
    </style:style>
    <style:style style:name="P67" style:family="paragraph" style:parent-style-name="Footnote">
      <style:text-properties officeooo:paragraph-rsid="0e9dfd01"/>
    </style:style>
    <style:style style:name="P68" style:family="paragraph" style:parent-style-name="Footnote">
      <style:text-properties officeooo:paragraph-rsid="0eaf7ed4"/>
    </style:style>
    <style:style style:name="P69" style:family="paragraph" style:parent-style-name="Footnote">
      <style:text-properties officeooo:paragraph-rsid="0ec25038"/>
    </style:style>
    <style:style style:name="P70" style:family="paragraph" style:parent-style-name="Footnote">
      <style:text-properties officeooo:paragraph-rsid="0f1fa181"/>
    </style:style>
    <style:style style:name="P71" style:family="paragraph" style:parent-style-name="Footnote">
      <style:text-properties officeooo:paragraph-rsid="0f250100"/>
    </style:style>
    <style:style style:name="P72" style:family="paragraph" style:parent-style-name="Footnote">
      <style:text-properties officeooo:paragraph-rsid="0f46531c"/>
    </style:style>
    <style:style style:name="P73" style:family="paragraph" style:parent-style-name="Footnote">
      <style:text-properties officeooo:paragraph-rsid="0f7af32b"/>
    </style:style>
    <style:style style:name="P74" style:family="paragraph" style:parent-style-name="Footnote">
      <style:text-properties officeooo:paragraph-rsid="0f7ec076"/>
    </style:style>
    <style:style style:name="P75" style:family="paragraph" style:parent-style-name="Footnote">
      <style:text-properties officeooo:paragraph-rsid="0f879ce8"/>
    </style:style>
    <style:style style:name="P76" style:family="paragraph" style:parent-style-name="Footnote">
      <style:text-properties officeooo:rsid="01263e0d" officeooo:paragraph-rsid="01263e0d"/>
    </style:style>
    <style:style style:name="P77" style:family="paragraph" style:parent-style-name="Standard">
      <style:text-properties style:font-name="Liberation Serif" officeooo:rsid="094cae1a" officeooo:paragraph-rsid="0a3234aa"/>
    </style:style>
    <style:style style:name="P78" style:family="paragraph" style:parent-style-name="Standard">
      <style:text-properties style:font-name="Liberation Serif" fo:font-style="italic" officeooo:rsid="0b19ec04" officeooo:paragraph-rsid="0b19ec04" fo:background-color="transparent" style:font-style-asian="italic" style:font-style-complex="italic"/>
    </style:style>
    <style:style style:name="P79" style:family="paragraph" style:parent-style-name="Standard">
      <style:text-properties style:font-name="Liberation Serif" fo:font-style="italic" officeooo:rsid="0875c252" officeooo:paragraph-rsid="08c1e263" fo:background-color="transparent" style:font-style-asian="italic" style:font-style-complex="italic"/>
    </style:style>
    <style:style style:name="P80" style:family="paragraph" style:parent-style-name="Standard">
      <style:text-properties style:font-name="Liberation Serif" fo:font-style="italic" officeooo:rsid="0b17bea9" officeooo:paragraph-rsid="0d007f6c" fo:background-color="transparent" style:font-style-asian="italic" style:font-style-complex="italic"/>
    </style:style>
    <style:style style:name="P81" style:family="paragraph" style:parent-style-name="Standard">
      <style:text-properties style:font-name="Liberation Serif" fo:font-style="italic" officeooo:rsid="007db835" officeooo:paragraph-rsid="0b17bea9" fo:background-color="transparent" style:font-style-asian="italic" style:font-style-complex="italic"/>
    </style:style>
    <style:style style:name="P82" style:family="paragraph" style:parent-style-name="Standard">
      <style:text-properties style:font-name="Liberation Serif" officeooo:rsid="0ac6b4c7" officeooo:paragraph-rsid="0b0c83ac" fo:background-color="transparent"/>
    </style:style>
    <style:style style:name="P83" style:family="paragraph" style:parent-style-name="Standard">
      <style:text-properties style:font-name="Liberation Serif" officeooo:rsid="0b92f65d" officeooo:paragraph-rsid="0b158a04" fo:background-color="transparent"/>
    </style:style>
    <style:style style:name="P84" style:family="paragraph" style:parent-style-name="Standard">
      <style:text-properties style:font-name="Liberation Serif" officeooo:rsid="0b92f65d" officeooo:paragraph-rsid="0d48225e" fo:background-color="transparent"/>
    </style:style>
    <style:style style:name="P85" style:family="paragraph" style:parent-style-name="Standard">
      <style:text-properties style:font-name="Liberation Serif" officeooo:rsid="0b92f65d" officeooo:paragraph-rsid="10200a1f" fo:background-color="transparent"/>
    </style:style>
    <style:style style:name="P86" style:family="paragraph" style:parent-style-name="Standard">
      <style:text-properties style:font-name="Liberation Serif" officeooo:rsid="007db835" officeooo:paragraph-rsid="10f26658" fo:background-color="transparent"/>
    </style:style>
    <style:style style:name="P87" style:family="paragraph" style:parent-style-name="Standard">
      <style:text-properties style:font-name="Liberation Serif" officeooo:paragraph-rsid="0addde34" fo:background-color="transparent"/>
    </style:style>
    <style:style style:name="P88" style:family="paragraph" style:parent-style-name="Standard">
      <style:text-properties style:font-name="Liberation Serif" officeooo:paragraph-rsid="0ca0840c"/>
    </style:style>
    <style:style style:name="P89" style:family="paragraph" style:parent-style-name="Standard">
      <style:text-properties style:font-name="Liberation Serif" officeooo:paragraph-rsid="0cb6f2b0"/>
    </style:style>
    <style:style style:name="P90" style:family="paragraph" style:parent-style-name="Standard">
      <style:text-properties style:font-name="Liberation Serif" officeooo:paragraph-rsid="0ddd9b76"/>
    </style:style>
    <style:style style:name="P91" style:family="paragraph" style:parent-style-name="Standard">
      <style:text-properties style:font-name="Liberation Serif" fo:font-style="normal" officeooo:rsid="007db835" officeooo:paragraph-rsid="0b17bea9" fo:background-color="transparent" style:font-style-asian="normal" style:font-style-complex="normal"/>
    </style:style>
    <style:style style:name="P92" style:family="paragraph" style:parent-style-name="Standard">
      <style:text-properties style:font-name="Liberation Serif" fo:font-style="normal" officeooo:rsid="007db835" officeooo:paragraph-rsid="0f3a613a" fo:background-color="transparent" style:font-style-asian="normal" style:font-style-complex="normal"/>
    </style:style>
    <style:style style:name="P93" style:family="paragraph" style:parent-style-name="Standard">
      <style:text-properties style:font-name="Liberation Serif" fo:font-style="normal" officeooo:rsid="007db835" officeooo:paragraph-rsid="0f6ee810" fo:background-color="transparent" style:font-style-asian="normal" style:font-style-complex="normal"/>
    </style:style>
    <style:style style:name="P94" style:family="paragraph" style:parent-style-name="Standard">
      <style:text-properties style:font-name="Liberation Serif" fo:font-style="normal" officeooo:rsid="007db835" officeooo:paragraph-rsid="0f87cb1d" fo:background-color="transparent" style:font-style-asian="normal" style:font-style-complex="normal"/>
    </style:style>
    <style:style style:name="P95" style:family="paragraph" style:parent-style-name="Standard">
      <style:text-properties style:font-name="Liberation Serif" fo:font-style="normal" officeooo:rsid="007db835" officeooo:paragraph-rsid="10771f07" fo:background-color="transparent" style:font-style-asian="normal" style:font-style-complex="normal"/>
    </style:style>
    <style:style style:name="P96" style:family="paragraph" style:parent-style-name="Standard">
      <style:text-properties style:font-name="Liberation Serif" fo:font-style="normal" officeooo:rsid="007db835" officeooo:paragraph-rsid="10c7b944" fo:background-color="transparent" style:font-style-asian="normal" style:font-style-complex="normal"/>
    </style:style>
    <style:style style:name="P97" style:family="paragraph" style:parent-style-name="Standard">
      <style:text-properties style:font-name="Liberation Serif" fo:font-style="normal" officeooo:rsid="007db835" officeooo:paragraph-rsid="10d03d22" fo:background-color="transparent" style:font-style-asian="normal" style:font-style-complex="normal"/>
    </style:style>
    <style:style style:name="P98" style:family="paragraph" style:parent-style-name="Standard">
      <style:text-properties style:font-name="Liberation Serif" officeooo:paragraph-rsid="0ffc373d"/>
    </style:style>
    <style:style style:name="P99" style:family="paragraph" style:parent-style-name="Standard">
      <style:text-properties fo:font-variant="normal" fo:text-transform="none" fo:color="#000000" style:font-name="Liberation Serif" fo:font-size="12pt" fo:letter-spacing="normal" fo:font-style="normal" fo:font-weight="normal" officeooo:paragraph-rsid="0fc2811a"/>
    </style:style>
    <style:style style:name="P100" style:family="paragraph" style:parent-style-name="Standard">
      <style:text-properties officeooo:paragraph-rsid="0c9e822a"/>
    </style:style>
    <style:style style:name="P101" style:family="paragraph" style:parent-style-name="Standard">
      <style:text-properties style:font-name="Courier New" fo:font-size="12pt" officeooo:rsid="0b92f65d" officeooo:paragraph-rsid="0d5573d2" fo:background-color="transparent" style:font-size-asian="12pt" style:font-size-complex="12pt"/>
    </style:style>
    <style:style style:name="P102" style:family="paragraph" style:parent-style-name="Standard">
      <style:text-properties style:font-name="Courier New" fo:font-style="normal" officeooo:rsid="007db835" officeooo:paragraph-rsid="0f35cc32" fo:background-color="transparent" style:font-style-asian="normal" style:font-style-complex="normal"/>
    </style:style>
    <style:style style:name="P103" style:family="paragraph" style:parent-style-name="Standard">
      <style:text-properties officeooo:paragraph-rsid="0fcce72c"/>
    </style:style>
    <style:style style:name="P104" style:family="paragraph" style:parent-style-name="Standard">
      <style:text-properties officeooo:paragraph-rsid="105682b0"/>
    </style:style>
    <style:style style:name="P105" style:family="paragraph" style:parent-style-name="Standard">
      <style:text-properties officeooo:paragraph-rsid="10693995"/>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officeooo:rsid="0d48225e"/>
    </style:style>
    <style:style style:name="T3" style:family="text">
      <style:text-properties fo:font-variant="normal" fo:text-transform="none" fo:color="#000000" fo:letter-spacing="normal" fo:font-style="normal" fo:font-weight="normal" officeooo:rsid="0d48225e"/>
    </style:style>
    <style:style style:name="T4" style:family="text">
      <style:text-properties fo:font-variant="normal" fo:text-transform="none" fo:color="#000000" fo:letter-spacing="normal" fo:font-style="normal" fo:font-weight="normal" officeooo:rsid="0d5573d2"/>
    </style:style>
    <style:style style:name="T5" style:family="text">
      <style:text-properties fo:font-variant="normal" fo:text-transform="none" fo:color="#000000" fo:letter-spacing="normal" fo:font-style="normal" fo:font-weight="normal" officeooo:rsid="0d5720d4"/>
    </style:style>
    <style:style style:name="T6" style:family="text">
      <style:text-properties fo:font-variant="normal" fo:text-transform="none" fo:color="#000000" fo:letter-spacing="normal" fo:font-style="normal" fo:font-weight="normal" officeooo:rsid="0d584fb4"/>
    </style:style>
    <style:style style:name="T7" style:family="text">
      <style:text-properties fo:font-variant="normal" fo:text-transform="none" fo:color="#000000" fo:letter-spacing="normal" fo:font-style="normal" fo:font-weight="normal" officeooo:rsid="0d58c1d4"/>
    </style:style>
    <style:style style:name="T8" style:family="text">
      <style:text-properties fo:font-variant="normal" fo:text-transform="none" fo:color="#000000" fo:letter-spacing="normal" fo:font-style="normal" fo:font-weight="normal" officeooo:rsid="0d5a5ed6"/>
    </style:style>
    <style:style style:name="T9" style:family="text">
      <style:text-properties fo:font-variant="normal" fo:text-transform="none" fo:color="#000000" fo:letter-spacing="normal" fo:font-style="normal" fo:font-weight="normal" officeooo:rsid="0ff6bda6"/>
    </style:style>
    <style:style style:name="T10"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11" style:family="text">
      <style:text-properties fo:font-variant="normal" fo:text-transform="none" fo:color="#000000" style:font-name="Liberation Serif" fo:font-size="12pt" fo:letter-spacing="normal" fo:font-style="normal" fo:font-weight="normal" officeooo:rsid="03753138" style:font-size-asian="12pt" style:font-style-asian="normal" style:font-size-complex="12pt" style:font-style-complex="normal"/>
    </style:style>
    <style:style style:name="T12"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13"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14"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15"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16"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17"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18"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20"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fo:font-weight="normal" officeooo:rsid="04126301"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5d8f2b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5d9f307"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a790b66"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a86561f"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a86e8b0"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a8863cd"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a89c45b"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a8a7932"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a8e6820"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a8e8124"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a8e8a2d"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a9052e9"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a92309a"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a95029f"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a99505b" style:font-size-asian="12pt" style:font-size-complex="12pt"/>
    </style:style>
    <style:style style:name="T55" style:family="text">
      <style:text-properties fo:font-variant="normal" fo:text-transform="none" fo:color="#000000" style:font-name="Liberation Serif" fo:font-size="12pt" fo:letter-spacing="normal" fo:font-style="normal" fo:font-weight="normal" officeooo:rsid="0a99a0f3" style:font-size-asian="12pt" style:font-size-complex="12pt"/>
    </style:style>
    <style:style style:name="T56" style:family="text">
      <style:text-properties fo:font-variant="normal" fo:text-transform="none" fo:color="#000000" style:font-name="Liberation Serif" fo:font-size="12pt" fo:letter-spacing="normal" fo:font-style="normal" fo:font-weight="normal" officeooo:rsid="0a9a4dd4"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aa5708e" style:font-size-asian="12pt" style:font-size-complex="12pt"/>
    </style:style>
    <style:style style:name="T58" style:family="text">
      <style:text-properties fo:font-variant="normal" fo:text-transform="none" fo:color="#000000" style:font-name="Liberation Serif" fo:font-size="12pt" fo:letter-spacing="normal" fo:font-style="normal" fo:font-weight="normal" officeooo:rsid="0aa5ac88" style:font-size-asian="12pt" style:font-size-complex="12pt"/>
    </style:style>
    <style:style style:name="T59" style:family="text">
      <style:text-properties fo:font-variant="normal" fo:text-transform="none" fo:color="#000000" style:font-name="Liberation Serif" fo:font-size="12pt" fo:letter-spacing="normal" fo:font-style="normal" fo:font-weight="normal" officeooo:rsid="0aa5c738"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aae8674"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aae939a"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ab02b9e" style:font-size-asian="12pt" style:font-size-complex="12pt"/>
    </style:style>
    <style:style style:name="T63" style:family="text">
      <style:text-properties fo:font-variant="normal" fo:text-transform="none" fo:color="#000000" style:font-name="Liberation Serif" fo:font-size="12pt" fo:letter-spacing="normal" fo:font-style="normal" fo:font-weight="normal" officeooo:rsid="0ab0b367"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ab6abfa" style:font-size-asian="12pt" style:font-size-complex="12pt"/>
    </style:style>
    <style:style style:name="T65" style:family="text">
      <style:text-properties fo:font-variant="normal" fo:text-transform="none" fo:color="#000000" style:font-name="Liberation Serif" fo:font-size="12pt" fo:letter-spacing="normal" fo:font-style="normal" fo:font-weight="normal" officeooo:rsid="0accbfe4"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ad46603"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aeda3b7"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aef6fca"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af156f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af80d5b"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af82988"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afc7309"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a7a1775"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b015c3b"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b0b1081"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b54e201"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b55284f"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b58dd53"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b595a0b"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b5aee56"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c232984"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c264d19"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c2674b0"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c26e944"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c27af62"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c2ac524"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c2c8ecd"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c2d7db2" style:font-size-asian="12pt" style:font-size-complex="12pt"/>
    </style:style>
    <style:style style:name="T89"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1"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92"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93"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94"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95"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96"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97"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98"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99"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100"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101"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102"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103"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104"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105"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106"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07"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08"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09"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10"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11"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12"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13"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14"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15"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16"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17"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18"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19"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20"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21"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22"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23"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24"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25"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26"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28" style:family="text">
      <style:text-properties fo:font-variant="normal" fo:text-transform="none" fo:color="#000000" fo:font-size="12pt" fo:letter-spacing="normal" fo:font-style="normal" fo:font-weight="normal" officeooo:rsid="02392f2d" style:font-size-asian="12pt" style:font-style-asian="normal" style:font-size-complex="12pt" style:font-style-complex="normal"/>
    </style:style>
    <style:style style:name="T129"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130"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131"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132"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133"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134"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135"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136"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138"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139"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140"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141"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142"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143" style:family="text">
      <style:text-properties fo:font-variant="normal" fo:text-transform="none" fo:color="#000000" fo:font-size="12pt" fo:letter-spacing="normal" fo:font-style="normal" fo:font-weight="normal" officeooo:rsid="007c6db7" style:font-size-asian="12pt" style:font-style-asian="normal" style:font-size-complex="12pt" style:font-style-complex="normal"/>
    </style:style>
    <style:style style:name="T144" style:family="text">
      <style:text-properties fo:font-variant="normal" fo:text-transform="none" fo:color="#000000" fo:font-size="12pt" fo:letter-spacing="normal" fo:font-style="normal" fo:font-weight="normal" officeooo:rsid="007e0c8f" style:font-size-asian="12pt" style:font-style-asian="normal" style:font-size-complex="12pt" style:font-style-complex="normal"/>
    </style:style>
    <style:style style:name="T145"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146"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147"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148"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149"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150" style:family="text">
      <style:text-properties fo:font-variant="normal" fo:text-transform="none" fo:color="#000000" fo:font-size="12pt" fo:letter-spacing="normal" fo:font-style="normal" fo:font-weight="normal" officeooo:rsid="007f7be1" style:font-size-asian="12pt" style:font-style-asian="normal" style:font-size-complex="12pt" style:font-style-complex="normal"/>
    </style:style>
    <style:style style:name="T151" style:family="text">
      <style:text-properties fo:font-variant="normal" fo:text-transform="none" fo:color="#000000" fo:font-size="12pt" fo:letter-spacing="normal" fo:font-style="normal" fo:font-weight="normal" officeooo:rsid="00992c39" style:font-size-asian="12pt" style:font-style-asian="normal" style:font-size-complex="12pt" style:font-style-complex="normal"/>
    </style:style>
    <style:style style:name="T152" style:family="text">
      <style:text-properties fo:font-variant="normal" fo:text-transform="none" fo:color="#000000" fo:font-size="12pt" fo:letter-spacing="normal" fo:font-style="normal" fo:font-weight="normal" officeooo:rsid="01886bc6" style:font-size-asian="12pt" style:font-style-asian="normal" style:font-size-complex="12pt" style:font-style-complex="normal"/>
    </style:style>
    <style:style style:name="T153" style:family="text">
      <style:text-properties fo:font-variant="normal" fo:text-transform="none" fo:color="#000000" fo:font-size="12pt" fo:letter-spacing="normal" fo:font-style="normal" fo:font-weight="normal" officeooo:rsid="018a5183" style:font-size-asian="12pt" style:font-style-asian="normal" style:font-size-complex="12pt" style:font-style-complex="normal"/>
    </style:style>
    <style:style style:name="T154" style:family="text">
      <style:text-properties fo:font-variant="normal" fo:text-transform="none" fo:color="#000000" fo:font-size="12pt" fo:letter-spacing="normal" fo:font-style="normal" fo:font-weight="normal" officeooo:rsid="008b154a" style:font-size-asian="12pt" style:font-style-asian="normal" style:font-size-complex="12pt" style:font-style-complex="normal"/>
    </style:style>
    <style:style style:name="T155" style:family="text">
      <style:text-properties fo:font-variant="normal" fo:text-transform="none" fo:color="#000000" fo:font-size="12pt" fo:letter-spacing="normal" fo:font-style="normal" fo:font-weight="normal" officeooo:rsid="00994eec" style:font-size-asian="12pt" style:font-style-asian="normal" style:font-size-complex="12pt" style:font-style-complex="normal"/>
    </style:style>
    <style:style style:name="T156" style:family="text">
      <style:text-properties fo:font-variant="normal" fo:text-transform="none" fo:color="#000000" fo:font-size="12pt" fo:letter-spacing="normal" fo:font-style="normal" fo:font-weight="normal" officeooo:rsid="018b717e" style:font-size-asian="12pt" style:font-style-asian="normal" style:font-size-complex="12pt" style:font-style-complex="normal"/>
    </style:style>
    <style:style style:name="T157" style:family="text">
      <style:text-properties fo:font-variant="normal" fo:text-transform="none" fo:color="#000000" fo:font-size="12pt" fo:letter-spacing="normal" fo:font-style="normal" fo:font-weight="normal" officeooo:rsid="0099821a" style:font-size-asian="12pt" style:font-style-asian="normal" style:font-size-complex="12pt" style:font-style-complex="normal"/>
    </style:style>
    <style:style style:name="T158" style:family="text">
      <style:text-properties fo:font-variant="normal" fo:text-transform="none" fo:color="#000000" fo:font-size="12pt" fo:letter-spacing="normal" fo:font-style="normal" fo:font-weight="normal" officeooo:rsid="009a8877" style:font-size-asian="12pt" style:font-style-asian="normal" style:font-size-complex="12pt" style:font-style-complex="normal"/>
    </style:style>
    <style:style style:name="T159" style:family="text">
      <style:text-properties fo:font-variant="normal" fo:text-transform="none" fo:color="#000000" fo:font-size="12pt" fo:letter-spacing="normal" fo:font-style="normal" fo:font-weight="normal" officeooo:rsid="05cf5084" style:font-size-asian="12pt" style:font-style-asian="normal" style:font-size-complex="12pt" style:font-style-complex="normal"/>
    </style:style>
    <style:style style:name="T160" style:family="text">
      <style:text-properties fo:font-variant="normal" fo:text-transform="none" fo:color="#000000" fo:font-size="12pt" fo:letter-spacing="normal" fo:font-style="normal" fo:font-weight="normal" officeooo:rsid="02d0599f" style:font-size-asian="12pt" style:font-style-asian="normal" style:font-size-complex="12pt" style:font-style-complex="normal"/>
    </style:style>
    <style:style style:name="T161" style:family="text">
      <style:text-properties fo:font-variant="normal" fo:text-transform="none" fo:color="#000000" fo:font-size="12pt" fo:letter-spacing="normal" fo:font-style="normal" fo:font-weight="normal" officeooo:rsid="02d2a1d1" style:font-size-asian="12pt" style:font-style-asian="normal" style:font-size-complex="12pt" style:font-style-complex="normal"/>
    </style:style>
    <style:style style:name="T162" style:family="text">
      <style:text-properties fo:font-variant="normal" fo:text-transform="none" fo:color="#000000" fo:font-size="12pt" fo:letter-spacing="normal" fo:font-style="normal" fo:font-weight="normal" officeooo:rsid="009be7dc" style:font-size-asian="12pt" style:font-style-asian="normal" style:font-size-complex="12pt" style:font-style-complex="normal"/>
    </style:style>
    <style:style style:name="T163" style:family="text">
      <style:text-properties fo:font-variant="normal" fo:text-transform="none" fo:color="#000000" fo:font-size="12pt" fo:letter-spacing="normal" fo:font-style="normal" fo:font-weight="normal" officeooo:rsid="008c4f03" style:font-size-asian="12pt" style:font-style-asian="normal" style:font-size-complex="12pt" style:font-style-complex="normal"/>
    </style:style>
    <style:style style:name="T164" style:family="text">
      <style:text-properties fo:font-variant="normal" fo:text-transform="none" fo:color="#000000" fo:font-size="12pt" fo:letter-spacing="normal" fo:font-style="normal" fo:font-weight="normal" officeooo:rsid="008d4125" style:font-size-asian="12pt" style:font-style-asian="normal" style:font-size-complex="12pt" style:font-style-complex="normal"/>
    </style:style>
    <style:style style:name="T165" style:family="text">
      <style:text-properties fo:font-variant="normal" fo:text-transform="none" fo:color="#000000" fo:font-size="12pt" fo:letter-spacing="normal" fo:font-style="normal" fo:font-weight="normal" officeooo:rsid="03464c3d" style:font-size-asian="12pt" style:font-style-asian="normal" style:font-size-complex="12pt" style:font-style-complex="normal"/>
    </style:style>
    <style:style style:name="T166" style:family="text">
      <style:text-properties fo:font-variant="normal" fo:text-transform="none" fo:color="#000000" fo:font-size="12pt" fo:letter-spacing="normal" fo:font-style="normal" fo:font-weight="normal" officeooo:rsid="0254e80f" style:font-size-asian="12pt" style:font-style-asian="normal" style:font-size-complex="12pt" style:font-style-complex="normal"/>
    </style:style>
    <style:style style:name="T167" style:family="text">
      <style:text-properties fo:font-variant="normal" fo:text-transform="none" fo:color="#000000" fo:font-size="12pt" fo:letter-spacing="normal" fo:font-style="normal" fo:font-weight="normal" officeooo:rsid="034d6dee" style:font-size-asian="12pt" style:font-style-asian="normal" style:font-size-complex="12pt" style:font-style-complex="normal"/>
    </style:style>
    <style:style style:name="T168" style:family="text">
      <style:text-properties fo:font-variant="normal" fo:text-transform="none" fo:color="#000000" fo:font-size="12pt" fo:letter-spacing="normal" fo:font-style="normal" fo:font-weight="normal" officeooo:rsid="06a41add" style:font-size-asian="12pt" style:font-style-asian="normal" style:font-size-complex="12pt" style:font-style-complex="normal"/>
    </style:style>
    <style:style style:name="T169"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170" style:family="text">
      <style:text-properties fo:font-variant="normal" fo:text-transform="none" fo:color="#000000" fo:font-size="12pt" fo:letter-spacing="normal" fo:font-style="normal" fo:font-weight="normal" officeooo:rsid="05d18103" style:font-size-asian="12pt" style:font-style-asian="normal" style:font-size-complex="12pt" style:font-style-complex="normal"/>
    </style:style>
    <style:style style:name="T171" style:family="text">
      <style:text-properties fo:font-variant="normal" fo:text-transform="none" fo:color="#000000" fo:font-size="12pt" fo:letter-spacing="normal" fo:font-style="normal" fo:font-weight="normal" officeooo:rsid="06a55081" style:font-size-asian="12pt" style:font-style-asian="normal" style:font-size-complex="12pt" style:font-style-complex="normal"/>
    </style:style>
    <style:style style:name="T172" style:family="text">
      <style:text-properties fo:font-variant="normal" fo:text-transform="none" fo:color="#000000" fo:font-size="12pt" fo:letter-spacing="normal" fo:font-style="normal" fo:font-weight="normal" officeooo:rsid="06a866a4" style:font-size-asian="12pt" style:font-style-asian="normal" style:font-size-complex="12pt" style:font-style-complex="normal"/>
    </style:style>
    <style:style style:name="T173"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174"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175"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176"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177"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178"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179"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180"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181"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182"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183"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184"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185"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186"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187"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188"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189" style:family="text">
      <style:text-properties fo:font-variant="normal" fo:text-transform="none" fo:color="#000000" fo:font-size="12pt" fo:letter-spacing="normal" fo:font-style="normal" fo:font-weight="normal" officeooo:rsid="02eb8908" style:font-size-asian="12pt" style:font-style-asian="normal" style:font-size-complex="12pt" style:font-style-complex="normal"/>
    </style:style>
    <style:style style:name="T190"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191"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192"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193"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194"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195"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196" style:family="text">
      <style:text-properties fo:font-variant="normal" fo:text-transform="none" fo:color="#000000" fo:font-size="12pt" fo:letter-spacing="normal" fo:font-style="normal" fo:font-weight="normal" officeooo:rsid="02ec850f" style:font-size-asian="12pt" style:font-style-asian="normal" style:font-size-complex="12pt" style:font-style-complex="normal"/>
    </style:style>
    <style:style style:name="T197"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198"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199" style:family="text">
      <style:text-properties fo:font-variant="normal" fo:text-transform="none" fo:color="#000000" fo:font-size="12pt" fo:letter-spacing="normal" fo:font-style="normal" fo:font-weight="normal" officeooo:rsid="035500cb" style:font-size-asian="12pt" style:font-style-asian="normal" style:font-size-complex="12pt" style:font-style-complex="normal"/>
    </style:style>
    <style:style style:name="T200" style:family="text">
      <style:text-properties fo:font-variant="normal" fo:text-transform="none" fo:color="#000000" fo:font-size="12pt" fo:letter-spacing="normal" fo:font-style="normal" fo:font-weight="normal" officeooo:rsid="036e51bf" style:font-size-asian="12pt" style:font-style-asian="normal" style:font-size-complex="12pt" style:font-style-complex="normal"/>
    </style:style>
    <style:style style:name="T201" style:family="text">
      <style:text-properties fo:font-variant="normal" fo:text-transform="none" fo:color="#000000" fo:font-size="12pt" fo:letter-spacing="normal" fo:font-style="normal" fo:font-weight="normal" officeooo:rsid="0355405b" style:font-size-asian="12pt" style:font-style-asian="normal" style:font-size-complex="12pt" style:font-style-complex="normal"/>
    </style:style>
    <style:style style:name="T202" style:family="text">
      <style:text-properties fo:font-variant="normal" fo:text-transform="none" fo:color="#000000" fo:font-size="12pt" fo:letter-spacing="normal" fo:font-style="normal" fo:font-weight="normal" officeooo:rsid="03e1804e" style:font-size-asian="12pt" style:font-style-asian="normal" style:font-size-complex="12pt" style:font-style-complex="normal"/>
    </style:style>
    <style:style style:name="T203" style:family="text">
      <style:text-properties fo:font-variant="normal" fo:text-transform="none" fo:color="#000000" fo:font-size="12pt" fo:letter-spacing="normal" fo:font-style="normal" fo:font-weight="normal" officeooo:rsid="05d22970" style:font-size-asian="12pt" style:font-style-asian="normal" style:font-size-complex="12pt" style:font-style-complex="normal"/>
    </style:style>
    <style:style style:name="T204" style:family="text">
      <style:text-properties fo:font-variant="normal" fo:text-transform="none" fo:color="#000000" fo:font-size="12pt" fo:letter-spacing="normal" fo:font-style="normal" fo:font-weight="normal" officeooo:rsid="06aa65cc" style:font-size-asian="12pt" style:font-style-asian="normal" style:font-size-complex="12pt" style:font-style-complex="normal"/>
    </style:style>
    <style:style style:name="T205" style:family="text">
      <style:text-properties fo:font-variant="normal" fo:text-transform="none" fo:color="#000000" fo:font-size="12pt" fo:letter-spacing="normal" fo:font-style="normal" fo:font-weight="normal" officeooo:rsid="035cc9a8" style:font-size-asian="12pt" style:font-style-asian="normal" style:font-size-complex="12pt" style:font-style-complex="normal"/>
    </style:style>
    <style:style style:name="T206" style:family="text">
      <style:text-properties fo:font-variant="normal" fo:text-transform="none" fo:color="#000000" fo:font-size="12pt" fo:letter-spacing="normal" fo:font-style="normal" fo:font-weight="normal" officeooo:rsid="0357d446" style:font-size-asian="12pt" style:font-style-asian="normal" style:font-size-complex="12pt" style:font-style-complex="normal"/>
    </style:style>
    <style:style style:name="T207" style:family="text">
      <style:text-properties fo:font-variant="normal" fo:text-transform="none" fo:color="#000000" fo:font-size="12pt" fo:letter-spacing="normal" fo:font-style="normal" fo:font-weight="normal" officeooo:rsid="035d9800" style:font-size-asian="12pt" style:font-style-asian="normal" style:font-size-complex="12pt" style:font-style-complex="normal"/>
    </style:style>
    <style:style style:name="T208" style:family="text">
      <style:text-properties fo:font-variant="normal" fo:text-transform="none" fo:color="#000000" fo:font-size="12pt" fo:letter-spacing="normal" fo:font-style="normal" fo:font-weight="normal" officeooo:rsid="03597e36" style:font-size-asian="12pt" style:font-style-asian="normal" style:font-size-complex="12pt" style:font-style-complex="normal"/>
    </style:style>
    <style:style style:name="T209" style:family="text">
      <style:text-properties fo:font-variant="normal" fo:text-transform="none" fo:color="#000000" fo:font-size="12pt" fo:letter-spacing="normal" fo:font-style="normal" fo:font-weight="normal" officeooo:rsid="05d3ecbf" style:font-size-asian="12pt" style:font-style-asian="normal" style:font-size-complex="12pt" style:font-style-complex="normal"/>
    </style:style>
    <style:style style:name="T210" style:family="text">
      <style:text-properties fo:font-variant="normal" fo:text-transform="none" fo:color="#000000" fo:font-size="12pt" fo:letter-spacing="normal" fo:font-style="normal" fo:font-weight="normal" officeooo:rsid="035f64e6" style:font-size-asian="12pt" style:font-style-asian="normal" style:font-size-complex="12pt" style:font-style-complex="normal"/>
    </style:style>
    <style:style style:name="T211" style:family="text">
      <style:text-properties fo:font-variant="normal" fo:text-transform="none" fo:color="#000000" fo:font-size="12pt" fo:letter-spacing="normal" fo:font-style="normal" fo:font-weight="normal" officeooo:rsid="036f5e45" style:font-size-asian="12pt" style:font-style-asian="normal" style:font-size-complex="12pt" style:font-style-complex="normal"/>
    </style:style>
    <style:style style:name="T212" style:family="text">
      <style:text-properties fo:font-variant="normal" fo:text-transform="none" fo:color="#000000" fo:font-size="12pt" fo:letter-spacing="normal" fo:font-style="normal" fo:font-weight="normal" officeooo:rsid="03622cee" style:font-size-asian="12pt" style:font-style-asian="normal" style:font-size-complex="12pt" style:font-style-complex="normal"/>
    </style:style>
    <style:style style:name="T213" style:family="text">
      <style:text-properties fo:font-variant="normal" fo:text-transform="none" fo:color="#000000" fo:font-size="12pt" fo:letter-spacing="normal" fo:font-style="normal" fo:font-weight="normal" officeooo:rsid="06aee531" style:font-size-asian="12pt" style:font-style-asian="normal" style:font-size-complex="12pt" style:font-style-complex="normal"/>
    </style:style>
    <style:style style:name="T214" style:family="text">
      <style:text-properties fo:font-variant="normal" fo:text-transform="none" fo:color="#000000" fo:font-size="12pt" fo:letter-spacing="normal" fo:font-style="normal" fo:font-weight="normal" officeooo:rsid="0477539e" style:font-size-asian="12pt" style:font-style-asian="normal" style:font-size-complex="12pt" style:font-style-complex="normal"/>
    </style:style>
    <style:style style:name="T215" style:family="text">
      <style:text-properties fo:font-variant="normal" fo:text-transform="none" fo:color="#000000" fo:font-size="12pt" fo:letter-spacing="normal" fo:font-style="normal" fo:font-weight="normal" officeooo:rsid="036277b9" style:font-size-asian="12pt" style:font-style-asian="normal" style:font-size-complex="12pt" style:font-style-complex="normal"/>
    </style:style>
    <style:style style:name="T216" style:family="text">
      <style:text-properties fo:font-variant="normal" fo:text-transform="none" fo:color="#000000" fo:font-size="12pt" fo:letter-spacing="normal" fo:font-style="normal" fo:font-weight="normal" officeooo:rsid="06ac44b4" style:font-size-asian="12pt" style:font-style-asian="normal" style:font-size-complex="12pt" style:font-style-complex="normal"/>
    </style:style>
    <style:style style:name="T217" style:family="text">
      <style:text-properties fo:font-variant="normal" fo:text-transform="none" fo:color="#000000" fo:font-size="12pt" fo:letter-spacing="normal" fo:font-style="normal" fo:font-weight="normal" officeooo:rsid="0366a765" style:font-size-asian="12pt" style:font-style-asian="normal" style:font-size-complex="12pt" style:font-style-complex="normal"/>
    </style:style>
    <style:style style:name="T218" style:family="text">
      <style:text-properties fo:font-variant="normal" fo:text-transform="none" fo:color="#000000" fo:font-size="12pt" fo:letter-spacing="normal" fo:font-style="normal" fo:font-weight="normal" officeooo:rsid="0391a346" style:font-size-asian="12pt" style:font-style-asian="normal" style:font-size-complex="12pt" style:font-style-complex="normal"/>
    </style:style>
    <style:style style:name="T219" style:family="text">
      <style:text-properties fo:font-variant="normal" fo:text-transform="none" fo:color="#000000" fo:font-size="12pt" fo:letter-spacing="normal" fo:font-style="normal" fo:font-weight="normal" officeooo:rsid="04776f35" style:font-size-asian="12pt" style:font-style-asian="normal" style:font-size-complex="12pt" style:font-style-complex="normal"/>
    </style:style>
    <style:style style:name="T220" style:family="text">
      <style:text-properties fo:font-variant="normal" fo:text-transform="none" fo:color="#000000" fo:font-size="12pt" fo:letter-spacing="normal" fo:font-style="normal" fo:font-weight="normal" officeooo:rsid="03644e78" style:font-size-asian="12pt" style:font-style-asian="normal" style:font-size-complex="12pt" style:font-style-complex="normal"/>
    </style:style>
    <style:style style:name="T221" style:family="text">
      <style:text-properties fo:font-variant="normal" fo:text-transform="none" fo:color="#000000" fo:font-size="12pt" fo:letter-spacing="normal" fo:font-style="normal" fo:font-weight="normal" officeooo:rsid="0391e11c" style:font-size-asian="12pt" style:font-style-asian="normal" style:font-size-complex="12pt" style:font-style-complex="normal"/>
    </style:style>
    <style:style style:name="T222" style:family="text">
      <style:text-properties fo:font-variant="normal" fo:text-transform="none" fo:color="#000000" fo:font-size="12pt" fo:letter-spacing="normal" fo:font-style="normal" fo:font-weight="normal" officeooo:rsid="036b940d" style:font-size-asian="12pt" style:font-style-asian="normal" style:font-size-complex="12pt" style:font-style-complex="normal"/>
    </style:style>
    <style:style style:name="T223" style:family="text">
      <style:text-properties fo:font-variant="normal" fo:text-transform="none" fo:color="#000000" fo:font-size="12pt" fo:letter-spacing="normal" fo:font-style="normal" fo:font-weight="normal" officeooo:rsid="036ff20f" style:font-size-asian="12pt" style:font-style-asian="normal" style:font-size-complex="12pt" style:font-style-complex="normal"/>
    </style:style>
    <style:style style:name="T224" style:family="text">
      <style:text-properties fo:font-variant="normal" fo:text-transform="none" fo:color="#000000" fo:font-size="12pt" fo:letter-spacing="normal" fo:font-style="normal" fo:font-weight="normal" officeooo:rsid="0369ad53" style:font-size-asian="12pt" style:font-style-asian="normal" style:font-size-complex="12pt" style:font-style-complex="normal"/>
    </style:style>
    <style:style style:name="T225" style:family="text">
      <style:text-properties fo:font-variant="normal" fo:text-transform="none" fo:color="#000000" fo:font-size="12pt" fo:letter-spacing="normal" fo:font-style="normal" fo:font-weight="normal" officeooo:rsid="0392195d" style:font-size-asian="12pt" style:font-style-asian="normal" style:font-size-complex="12pt" style:font-style-complex="normal"/>
    </style:style>
    <style:style style:name="T226" style:family="text">
      <style:text-properties fo:font-variant="normal" fo:text-transform="none" fo:color="#000000" fo:font-size="12pt" fo:letter-spacing="normal" fo:font-style="normal" fo:font-weight="normal" officeooo:rsid="03e35307" style:font-size-asian="12pt" style:font-style-asian="normal" style:font-size-complex="12pt" style:font-style-complex="normal"/>
    </style:style>
    <style:style style:name="T227" style:family="text">
      <style:text-properties fo:font-variant="normal" fo:text-transform="none" fo:color="#000000" fo:font-size="12pt" fo:letter-spacing="normal" fo:font-style="normal" fo:font-weight="normal" officeooo:rsid="03e38900" style:font-size-asian="12pt" style:font-style-asian="normal" style:font-size-complex="12pt" style:font-style-complex="normal"/>
    </style:style>
    <style:style style:name="T228" style:family="text">
      <style:text-properties fo:font-variant="normal" fo:text-transform="none" fo:color="#000000" fo:font-size="12pt" fo:letter-spacing="normal" fo:font-style="normal" fo:font-weight="normal" officeooo:rsid="037a872f" style:font-size-asian="12pt" style:font-style-asian="normal" style:font-size-complex="12pt" style:font-style-complex="normal"/>
    </style:style>
    <style:style style:name="T229" style:family="text">
      <style:text-properties fo:font-variant="normal" fo:text-transform="none" fo:color="#000000" fo:font-size="12pt" fo:letter-spacing="normal" fo:font-style="normal" fo:font-weight="normal" officeooo:rsid="0395f5be" style:font-size-asian="12pt" style:font-style-asian="normal" style:font-size-complex="12pt" style:font-style-complex="normal"/>
    </style:style>
    <style:style style:name="T230" style:family="text">
      <style:text-properties fo:font-variant="normal" fo:text-transform="none" fo:color="#000000" fo:font-size="12pt" fo:letter-spacing="normal" fo:font-style="normal" fo:font-weight="normal" officeooo:rsid="06b29084" style:font-size-asian="12pt" style:font-style-asian="normal" style:font-size-complex="12pt" style:font-style-complex="normal"/>
    </style:style>
    <style:style style:name="T231" style:family="text">
      <style:text-properties fo:font-variant="normal" fo:text-transform="none" fo:color="#000000" fo:font-size="12pt" fo:letter-spacing="normal" fo:font-style="normal" fo:font-weight="normal" officeooo:rsid="0370534e" style:font-size-asian="12pt" style:font-style-asian="normal" style:font-size-complex="12pt" style:font-style-complex="normal"/>
    </style:style>
    <style:style style:name="T232" style:family="text">
      <style:text-properties fo:font-variant="normal" fo:text-transform="none" fo:color="#000000" fo:font-size="12pt" fo:letter-spacing="normal" fo:font-style="normal" fo:font-weight="normal" officeooo:rsid="037be5c5" style:font-size-asian="12pt" style:font-style-asian="normal" style:font-size-complex="12pt" style:font-style-complex="normal"/>
    </style:style>
    <style:style style:name="T233" style:family="text">
      <style:text-properties fo:font-variant="normal" fo:text-transform="none" fo:color="#000000" fo:font-size="12pt" fo:letter-spacing="normal" fo:font-style="normal" fo:font-weight="normal" officeooo:rsid="037315ab" style:font-size-asian="12pt" style:font-style-asian="normal" style:font-size-complex="12pt" style:font-style-complex="normal"/>
    </style:style>
    <style:style style:name="T234" style:family="text">
      <style:text-properties fo:font-variant="normal" fo:text-transform="none" fo:color="#000000" fo:font-size="12pt" fo:letter-spacing="normal" fo:font-style="normal" fo:font-weight="normal" officeooo:rsid="03968061" style:font-size-asian="12pt" style:font-style-asian="normal" style:font-size-complex="12pt" style:font-style-complex="normal"/>
    </style:style>
    <style:style style:name="T235" style:family="text">
      <style:text-properties fo:font-variant="normal" fo:text-transform="none" fo:color="#000000" fo:font-size="12pt" fo:letter-spacing="normal" fo:font-style="normal" fo:font-weight="normal" officeooo:rsid="0373192f" style:font-size-asian="12pt" style:font-style-asian="normal" style:font-size-complex="12pt" style:font-style-complex="normal"/>
    </style:style>
    <style:style style:name="T236" style:family="text">
      <style:text-properties fo:font-variant="normal" fo:text-transform="none" fo:color="#000000" fo:font-size="12pt" fo:letter-spacing="normal" fo:font-style="normal" fo:font-weight="normal" officeooo:rsid="037943f7" style:font-size-asian="12pt" style:font-style-asian="normal" style:font-size-complex="12pt" style:font-style-complex="normal"/>
    </style:style>
    <style:style style:name="T237" style:family="text">
      <style:text-properties fo:font-variant="normal" fo:text-transform="none" fo:color="#000000" fo:font-size="12pt" fo:letter-spacing="normal" fo:font-style="normal" fo:font-weight="normal" officeooo:rsid="0397cb14" style:font-size-asian="12pt" style:font-style-asian="normal" style:font-size-complex="12pt" style:font-style-complex="normal"/>
    </style:style>
    <style:style style:name="T238" style:family="text">
      <style:text-properties fo:font-variant="normal" fo:text-transform="none" fo:color="#000000" fo:font-size="12pt" fo:letter-spacing="normal" fo:font-style="normal" fo:font-weight="normal" officeooo:rsid="03753138" style:font-size-asian="12pt" style:font-style-asian="normal" style:font-size-complex="12pt" style:font-style-complex="normal"/>
    </style:style>
    <style:style style:name="T239" style:family="text">
      <style:text-properties fo:font-variant="normal" fo:text-transform="none" fo:color="#000000" fo:font-size="12pt" fo:letter-spacing="normal" fo:font-style="normal" fo:font-weight="normal" officeooo:rsid="03b8905e" style:font-size-asian="12pt" style:font-style-asian="normal" style:font-size-complex="12pt" style:font-style-complex="normal"/>
    </style:style>
    <style:style style:name="T240" style:family="text">
      <style:text-properties fo:font-variant="normal" fo:text-transform="none" fo:color="#000000" fo:font-size="12pt" fo:letter-spacing="normal" fo:font-style="normal" fo:font-weight="normal" officeooo:rsid="039861c7" style:font-size-asian="12pt" style:font-style-asian="normal" style:font-size-complex="12pt" style:font-style-complex="normal"/>
    </style:style>
    <style:style style:name="T241" style:family="text">
      <style:text-properties fo:font-variant="normal" fo:text-transform="none" fo:color="#000000" fo:font-size="12pt" fo:letter-spacing="normal" fo:font-style="normal" fo:font-weight="normal" officeooo:rsid="03cc2885" style:font-size-asian="12pt" style:font-style-asian="normal" style:font-size-complex="12pt" style:font-style-complex="normal"/>
    </style:style>
    <style:style style:name="T242" style:family="text">
      <style:text-properties fo:font-variant="normal" fo:text-transform="none" fo:color="#000000" fo:font-size="12pt" fo:letter-spacing="normal" fo:font-style="normal" fo:font-weight="normal" officeooo:rsid="037c2a83" style:font-size-asian="12pt" style:font-style-asian="normal" style:font-size-complex="12pt" style:font-style-complex="normal"/>
    </style:style>
    <style:style style:name="T243" style:family="text">
      <style:text-properties fo:font-variant="normal" fo:text-transform="none" fo:color="#000000" fo:font-size="12pt" fo:letter-spacing="normal" fo:font-style="normal" fo:font-weight="normal" officeooo:rsid="037e140e" style:font-size-asian="12pt" style:font-style-asian="normal" style:font-size-complex="12pt" style:font-style-complex="normal"/>
    </style:style>
    <style:style style:name="T244" style:family="text">
      <style:text-properties fo:font-variant="normal" fo:text-transform="none" fo:color="#000000" fo:font-size="12pt" fo:letter-spacing="normal" fo:font-style="normal" fo:font-weight="normal" officeooo:rsid="037f884e" style:font-size-asian="12pt" style:font-style-asian="normal" style:font-size-complex="12pt" style:font-style-complex="normal"/>
    </style:style>
    <style:style style:name="T245" style:family="text">
      <style:text-properties fo:font-variant="normal" fo:text-transform="none" fo:color="#000000" fo:font-size="12pt" fo:letter-spacing="normal" fo:font-style="normal" fo:font-weight="normal" officeooo:rsid="038123cb" style:font-size-asian="12pt" style:font-style-asian="normal" style:font-size-complex="12pt" style:font-style-complex="normal"/>
    </style:style>
    <style:style style:name="T246" style:family="text">
      <style:text-properties fo:font-variant="normal" fo:text-transform="none" fo:color="#000000" fo:font-size="12pt" fo:letter-spacing="normal" fo:font-style="normal" fo:font-weight="normal" officeooo:rsid="03829935" style:font-size-asian="12pt" style:font-style-asian="normal" style:font-size-complex="12pt" style:font-style-complex="normal"/>
    </style:style>
    <style:style style:name="T247" style:family="text">
      <style:text-properties fo:font-variant="normal" fo:text-transform="none" fo:color="#000000" fo:font-size="12pt" fo:letter-spacing="normal" fo:font-style="normal" fo:font-weight="normal" officeooo:rsid="03844f20" style:font-size-asian="12pt" style:font-style-asian="normal" style:font-size-complex="12pt" style:font-style-complex="normal"/>
    </style:style>
    <style:style style:name="T248" style:family="text">
      <style:text-properties fo:font-variant="normal" fo:text-transform="none" fo:color="#000000" fo:font-size="12pt" fo:letter-spacing="normal" fo:font-style="normal" fo:font-weight="normal" officeooo:rsid="05d46d7c" style:font-size-asian="12pt" style:font-style-asian="normal" style:font-size-complex="12pt" style:font-style-complex="normal"/>
    </style:style>
    <style:style style:name="T249" style:family="text">
      <style:text-properties fo:font-variant="normal" fo:text-transform="none" fo:color="#000000" fo:font-size="12pt" fo:letter-spacing="normal" fo:font-style="normal" fo:font-weight="normal" officeooo:rsid="03999431" style:font-size-asian="12pt" style:font-style-asian="normal" style:font-size-complex="12pt" style:font-style-complex="normal"/>
    </style:style>
    <style:style style:name="T250" style:family="text">
      <style:text-properties fo:font-variant="normal" fo:text-transform="none" fo:color="#000000" fo:font-size="12pt" fo:letter-spacing="normal" fo:font-style="normal" fo:font-weight="normal" officeooo:rsid="0387faf4" style:font-size-asian="12pt" style:font-style-asian="normal" style:font-size-complex="12pt" style:font-style-complex="normal"/>
    </style:style>
    <style:style style:name="T251" style:family="text">
      <style:text-properties fo:font-variant="normal" fo:text-transform="none" fo:color="#000000" fo:font-size="12pt" fo:letter-spacing="normal" fo:font-style="normal" fo:font-weight="normal" officeooo:rsid="03859c17" style:font-size-asian="12pt" style:font-style-asian="normal" style:font-size-complex="12pt" style:font-style-complex="normal"/>
    </style:style>
    <style:style style:name="T252" style:family="text">
      <style:text-properties fo:font-variant="normal" fo:text-transform="none" fo:color="#000000" fo:font-size="12pt" fo:letter-spacing="normal" fo:font-style="normal" fo:font-weight="normal" officeooo:rsid="039adbde" style:font-size-asian="12pt" style:font-style-asian="normal" style:font-size-complex="12pt" style:font-style-complex="normal"/>
    </style:style>
    <style:style style:name="T253" style:family="text">
      <style:text-properties fo:font-variant="normal" fo:text-transform="none" fo:color="#000000" fo:font-size="12pt" fo:letter-spacing="normal" fo:font-style="normal" fo:font-weight="normal" officeooo:rsid="039df16f" style:font-size-asian="12pt" style:font-style-asian="normal" style:font-size-complex="12pt" style:font-style-complex="normal"/>
    </style:style>
    <style:style style:name="T254" style:family="text">
      <style:text-properties fo:font-variant="normal" fo:text-transform="none" fo:color="#000000" fo:font-size="12pt" fo:letter-spacing="normal" fo:font-style="normal" fo:font-weight="normal" officeooo:rsid="03874e6e" style:font-size-asian="12pt" style:font-style-asian="normal" style:font-size-complex="12pt" style:font-style-complex="normal"/>
    </style:style>
    <style:style style:name="T255" style:family="text">
      <style:text-properties fo:font-variant="normal" fo:text-transform="none" fo:color="#000000" fo:font-size="12pt" fo:letter-spacing="normal" fo:font-style="normal" fo:font-weight="normal" officeooo:rsid="039eaade" style:font-size-asian="12pt" style:font-style-asian="normal" style:font-size-complex="12pt" style:font-style-complex="normal"/>
    </style:style>
    <style:style style:name="T256" style:family="text">
      <style:text-properties fo:font-variant="normal" fo:text-transform="none" fo:color="#000000" fo:font-size="12pt" fo:letter-spacing="normal" fo:font-style="normal" fo:font-weight="normal" officeooo:rsid="03b9c231" style:font-size-asian="12pt" style:font-style-asian="normal" style:font-size-complex="12pt" style:font-style-complex="normal"/>
    </style:style>
    <style:style style:name="T257" style:family="text">
      <style:text-properties fo:font-variant="normal" fo:text-transform="none" fo:color="#000000" fo:font-size="12pt" fo:letter-spacing="normal" fo:font-style="normal" fo:font-weight="normal" officeooo:rsid="03bb266d" style:font-size-asian="12pt" style:font-style-asian="normal" style:font-size-complex="12pt" style:font-style-complex="normal"/>
    </style:style>
    <style:style style:name="T258" style:family="text">
      <style:text-properties fo:font-variant="normal" fo:text-transform="none" fo:color="#000000" fo:font-size="12pt" fo:letter-spacing="normal" fo:font-style="normal" fo:font-weight="normal" officeooo:rsid="039eeda2" style:font-size-asian="12pt" style:font-style-asian="normal" style:font-size-complex="12pt" style:font-style-complex="normal"/>
    </style:style>
    <style:style style:name="T259" style:family="text">
      <style:text-properties fo:font-variant="normal" fo:text-transform="none" fo:color="#000000" fo:font-size="12pt" fo:letter-spacing="normal" fo:font-style="normal" fo:font-weight="normal" officeooo:rsid="0389822b" style:font-size-asian="12pt" style:font-style-asian="normal" style:font-size-complex="12pt" style:font-style-complex="normal"/>
    </style:style>
    <style:style style:name="T260" style:family="text">
      <style:text-properties fo:font-variant="normal" fo:text-transform="none" fo:color="#000000" fo:font-size="12pt" fo:letter-spacing="normal" fo:font-style="normal" fo:font-weight="normal" officeooo:rsid="0388f4ed" style:font-size-asian="12pt" style:font-style-asian="normal" style:font-size-complex="12pt" style:font-style-complex="normal"/>
    </style:style>
    <style:style style:name="T261" style:family="text">
      <style:text-properties fo:font-variant="normal" fo:text-transform="none" fo:color="#000000" fo:font-size="12pt" fo:letter-spacing="normal" fo:font-style="normal" fo:font-weight="normal" officeooo:rsid="039fbd06" style:font-size-asian="12pt" style:font-style-asian="normal" style:font-size-complex="12pt" style:font-style-complex="normal"/>
    </style:style>
    <style:style style:name="T262" style:family="text">
      <style:text-properties fo:font-variant="normal" fo:text-transform="none" fo:color="#000000" fo:font-size="12pt" fo:letter-spacing="normal" fo:font-style="normal" fo:font-weight="normal" officeooo:rsid="03e541a3" style:font-size-asian="12pt" style:font-style-asian="normal" style:font-size-complex="12pt" style:font-style-complex="normal"/>
    </style:style>
    <style:style style:name="T263" style:family="text">
      <style:text-properties fo:font-variant="normal" fo:text-transform="none" fo:color="#000000" fo:font-size="12pt" fo:letter-spacing="normal" fo:font-style="normal" fo:font-weight="normal" officeooo:rsid="038b71ca" style:font-size-asian="12pt" style:font-style-asian="normal" style:font-size-complex="12pt" style:font-style-complex="normal"/>
    </style:style>
    <style:style style:name="T264" style:family="text">
      <style:text-properties fo:font-variant="normal" fo:text-transform="none" fo:color="#000000" fo:font-size="12pt" fo:letter-spacing="normal" fo:font-style="normal" fo:font-weight="normal" officeooo:rsid="06b5499b" style:font-size-asian="12pt" style:font-style-asian="normal" style:font-size-complex="12pt" style:font-style-complex="normal"/>
    </style:style>
    <style:style style:name="T265" style:family="text">
      <style:text-properties fo:font-variant="normal" fo:text-transform="none" fo:color="#000000" fo:font-size="12pt" fo:letter-spacing="normal" fo:font-style="normal" fo:font-weight="normal" officeooo:rsid="038ba63e" style:font-size-asian="12pt" style:font-style-asian="normal" style:font-size-complex="12pt" style:font-style-complex="normal"/>
    </style:style>
    <style:style style:name="T266" style:family="text">
      <style:text-properties fo:font-variant="normal" fo:text-transform="none" fo:color="#000000" fo:font-size="12pt" fo:letter-spacing="normal" fo:font-style="normal" fo:font-weight="normal" officeooo:rsid="038d7047" style:font-size-asian="12pt" style:font-style-asian="normal" style:font-size-complex="12pt" style:font-style-complex="normal"/>
    </style:style>
    <style:style style:name="T267" style:family="text">
      <style:text-properties fo:font-variant="normal" fo:text-transform="none" fo:color="#000000" fo:font-size="12pt" fo:letter-spacing="normal" fo:font-style="normal" fo:font-weight="normal" officeooo:rsid="03bce36a"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fo:font-weight="normal" officeooo:rsid="03cd6792"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fo:font-weight="normal" officeooo:rsid="03a0ccf5"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fo:font-weight="normal" officeooo:rsid="03a1ddef"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fo:font-weight="normal" officeooo:rsid="06b55892"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fo:font-weight="normal" officeooo:rsid="038dfa83"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fo:font-weight="normal" officeooo:rsid="05d5bc82"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fo:font-weight="normal" officeooo:rsid="03a239d1" style:font-size-asian="12pt" style:font-style-asian="normal" style:font-size-complex="12pt" style:font-style-complex="normal"/>
    </style:style>
    <style:style style:name="T275" style:family="text">
      <style:text-properties fo:font-variant="normal" fo:text-transform="none" fo:color="#000000" fo:font-size="12pt" fo:letter-spacing="normal" fo:font-style="normal" fo:font-weight="normal" officeooo:rsid="03a6378f" style:font-size-asian="12pt" style:font-style-asian="normal" style:font-size-complex="12pt" style:font-style-complex="normal"/>
    </style:style>
    <style:style style:name="T276"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277"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278"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279"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280"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281"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282"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283"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284"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285"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286"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287"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288"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289"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290"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291"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292"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293"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294"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295"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296"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297"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298"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299"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300"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301"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302"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303" style:family="text">
      <style:text-properties fo:font-variant="normal" fo:text-transform="none" fo:color="#000000" fo:font-size="12pt" fo:letter-spacing="normal" fo:font-style="normal" fo:font-weight="normal" officeooo:rsid="0433a994" style:font-size-asian="12pt" style:font-style-asian="normal" style:font-size-complex="12pt" style:font-style-complex="normal"/>
    </style:style>
    <style:style style:name="T304" style:family="text">
      <style:text-properties fo:font-variant="normal" fo:text-transform="none" fo:color="#000000" fo:font-size="12pt" fo:letter-spacing="normal" fo:font-style="normal" fo:font-weight="normal" officeooo:rsid="04348510" style:font-size-asian="12pt" style:font-style-asian="normal" style:font-size-complex="12pt" style:font-style-complex="normal"/>
    </style:style>
    <style:style style:name="T305" style:family="text">
      <style:text-properties fo:font-variant="normal" fo:text-transform="none" fo:color="#000000" fo:font-size="12pt" fo:letter-spacing="normal" fo:font-style="normal" fo:font-weight="normal" officeooo:rsid="04463d42" style:font-size-asian="12pt" style:font-style-asian="normal" style:font-size-complex="12pt" style:font-style-complex="normal"/>
    </style:style>
    <style:style style:name="T306" style:family="text">
      <style:text-properties fo:font-variant="normal" fo:text-transform="none" fo:color="#000000" fo:font-size="12pt" fo:letter-spacing="normal" fo:font-style="normal" fo:font-weight="normal" officeooo:rsid="04351716" style:font-size-asian="12pt" style:font-style-asian="normal" style:font-size-complex="12pt" style:font-style-complex="normal"/>
    </style:style>
    <style:style style:name="T307"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308"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309"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310"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311"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312"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313"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314"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315"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316"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317"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318"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319" style:family="text">
      <style:text-properties fo:font-variant="normal" fo:text-transform="none" fo:color="#000000" fo:font-size="12pt" fo:letter-spacing="normal" fo:font-style="normal" fo:font-weight="normal" officeooo:rsid="0447cde1" style:font-size-asian="12pt" style:font-style-asian="normal" style:font-size-complex="12pt" style:font-style-complex="normal"/>
    </style:style>
    <style:style style:name="T320"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321" style:family="text">
      <style:text-properties fo:font-variant="normal" fo:text-transform="none" fo:color="#000000" fo:font-size="12pt" fo:letter-spacing="normal" fo:font-style="normal" fo:font-weight="normal" officeooo:rsid="04807840" style:font-size-asian="12pt" style:font-style-asian="normal" style:font-size-complex="12pt" style:font-style-complex="normal"/>
    </style:style>
    <style:style style:name="T322" style:family="text">
      <style:text-properties fo:font-variant="normal" fo:text-transform="none" fo:color="#000000" fo:font-size="12pt" fo:letter-spacing="normal" fo:font-style="normal" fo:font-weight="normal" officeooo:rsid="05dedb60" style:font-size-asian="12pt" style:font-style-asian="normal" style:font-size-complex="12pt" style:font-style-complex="normal"/>
    </style:style>
    <style:style style:name="T323" style:family="text">
      <style:text-properties fo:font-variant="normal" fo:text-transform="none" fo:color="#000000" fo:font-size="12pt" fo:letter-spacing="normal" fo:font-style="normal" fo:font-weight="normal" officeooo:rsid="03fde35a" style:font-size-asian="12pt" style:font-style-asian="normal" style:font-size-complex="12pt" style:font-style-complex="normal"/>
    </style:style>
    <style:style style:name="T324" style:family="text">
      <style:text-properties fo:font-variant="normal" fo:text-transform="none" fo:color="#000000" fo:font-size="12pt" fo:letter-spacing="normal" fo:font-style="normal" fo:font-weight="normal" officeooo:rsid="06ce4c5b" style:font-size-asian="12pt" style:font-style-asian="normal" style:font-size-complex="12pt" style:font-style-complex="normal"/>
    </style:style>
    <style:style style:name="T325" style:family="text">
      <style:text-properties fo:font-variant="normal" fo:text-transform="none" fo:color="#000000" fo:font-size="12pt" fo:letter-spacing="normal" fo:font-style="normal" fo:font-weight="normal" officeooo:rsid="042f4862" style:font-size-asian="12pt" style:font-style-asian="normal" style:font-size-complex="12pt" style:font-style-complex="normal"/>
    </style:style>
    <style:style style:name="T326"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327"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328"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329"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330"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331"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332"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333"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334" style:family="text">
      <style:text-properties fo:font-variant="normal" fo:text-transform="none" fo:color="#000000" fo:font-size="12pt" fo:letter-spacing="normal" fo:font-style="normal" fo:font-weight="normal" officeooo:rsid="0742367d" style:font-size-asian="12pt" style:font-style-asian="normal" style:font-size-complex="12pt" style:font-style-complex="normal"/>
    </style:style>
    <style:style style:name="T335" style:family="text">
      <style:text-properties fo:font-variant="normal" fo:text-transform="none" fo:color="#000000" fo:font-size="12pt" fo:letter-spacing="normal" fo:font-style="normal" fo:font-weight="normal" officeooo:rsid="07451d11" style:font-size-asian="12pt" style:font-style-asian="normal" style:font-size-complex="12pt" style:font-style-complex="normal"/>
    </style:style>
    <style:style style:name="T336" style:family="text">
      <style:text-properties fo:font-variant="normal" fo:text-transform="none" fo:color="#000000" fo:font-size="12pt" fo:letter-spacing="normal" fo:font-style="normal" fo:font-weight="normal" officeooo:rsid="0746177d" style:font-size-asian="12pt" style:font-style-asian="normal" style:font-size-complex="12pt" style:font-style-complex="normal"/>
    </style:style>
    <style:style style:name="T337" style:family="text">
      <style:text-properties fo:font-variant="normal" fo:text-transform="none" fo:color="#000000" fo:font-size="12pt" fo:letter-spacing="normal" fo:font-style="normal" fo:font-weight="normal" officeooo:rsid="07485ba6" style:font-size-asian="12pt" style:font-style-asian="normal" style:font-size-complex="12pt" style:font-style-complex="normal"/>
    </style:style>
    <style:style style:name="T338"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339"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340"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341" style:family="text">
      <style:text-properties fo:font-variant="normal" fo:text-transform="none" fo:color="#000000" fo:font-size="12pt" fo:letter-spacing="normal" fo:font-style="normal" fo:font-weight="normal" officeooo:rsid="07537ce9" style:font-size-asian="12pt" style:font-style-asian="normal" style:font-size-complex="12pt" style:font-style-complex="normal"/>
    </style:style>
    <style:style style:name="T342" style:family="text">
      <style:text-properties fo:font-variant="normal" fo:text-transform="none" fo:color="#000000" fo:font-size="12pt" fo:letter-spacing="normal" fo:font-style="normal" fo:font-weight="normal" officeooo:rsid="075447a2" style:font-size-asian="12pt" style:font-style-asian="normal" style:font-size-complex="12pt" style:font-style-complex="normal"/>
    </style:style>
    <style:style style:name="T343" style:family="text">
      <style:text-properties fo:font-variant="normal" fo:text-transform="none" fo:color="#000000" fo:font-size="12pt" fo:letter-spacing="normal" fo:font-style="normal" fo:font-weight="normal" officeooo:rsid="0754d9e7" style:font-size-asian="12pt" style:font-style-asian="normal" style:font-size-complex="12pt" style:font-style-complex="normal"/>
    </style:style>
    <style:style style:name="T344" style:family="text">
      <style:text-properties fo:font-variant="normal" fo:text-transform="none" fo:color="#000000" fo:font-size="12pt" fo:letter-spacing="normal" fo:font-style="normal" fo:font-weight="normal" officeooo:rsid="07561ccb" style:font-size-asian="12pt" style:font-style-asian="normal" style:font-size-complex="12pt" style:font-style-complex="normal"/>
    </style:style>
    <style:style style:name="T345" style:family="text">
      <style:text-properties fo:font-variant="normal" fo:text-transform="none" fo:color="#000000" fo:font-size="12pt" fo:letter-spacing="normal" fo:font-style="normal" fo:font-weight="normal" officeooo:rsid="07563c9e" style:font-size-asian="12pt" style:font-style-asian="normal" style:font-size-complex="12pt" style:font-style-complex="normal"/>
    </style:style>
    <style:style style:name="T346"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347"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348"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349"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350"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351"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352"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353"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354"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355" style:family="text">
      <style:text-properties fo:font-variant="normal" fo:text-transform="none" fo:color="#000000" fo:font-size="12pt" fo:letter-spacing="normal" fo:font-style="normal" fo:font-weight="normal" officeooo:rsid="0fd0f678" style:font-size-asian="12pt" style:font-style-asian="normal" style:font-size-complex="12pt" style:font-style-complex="normal"/>
    </style:style>
    <style:style style:name="T356" style:family="text">
      <style:text-properties fo:font-variant="normal" fo:text-transform="none" fo:color="#000000" fo:font-size="12pt" fo:letter-spacing="normal" fo:font-style="normal" fo:font-weight="normal" officeooo:rsid="0fd1c69d" style:font-size-asian="12pt" style:font-style-asian="normal" style:font-size-complex="12pt" style:font-style-complex="normal"/>
    </style:style>
    <style:style style:name="T357"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fo:font-size="12pt" fo:letter-spacing="normal" fo:font-style="normal" fo:font-weight="normal" officeooo:rsid="05a97a1f" style:font-size-asian="12pt" style:font-size-complex="12pt"/>
    </style:style>
    <style:style style:name="T372" style:family="text">
      <style:text-properties fo:font-variant="normal" fo:text-transform="none" fo:color="#000000" fo:font-size="12pt" fo:letter-spacing="normal" fo:font-style="normal" fo:font-weight="normal" officeooo:rsid="05a4f12e" style:font-size-asian="12pt" style:font-size-complex="12pt"/>
    </style:style>
    <style:style style:name="T373" style:family="text">
      <style:text-properties fo:font-variant="normal" fo:text-transform="none" fo:color="#000000" fo:font-size="12pt" fo:letter-spacing="normal" fo:font-style="normal" fo:font-weight="normal" officeooo:rsid="0cbacdcb" style:font-size-asian="12pt" style:font-size-complex="12pt"/>
    </style:style>
    <style:style style:name="T374" style:family="text">
      <style:text-properties fo:font-variant="normal" fo:text-transform="none" fo:color="#000000" fo:font-size="12pt" fo:letter-spacing="normal" fo:font-style="normal" fo:font-weight="normal" officeooo:rsid="0cbb541d" style:font-size-asian="12pt" style:font-size-complex="12pt"/>
    </style:style>
    <style:style style:name="T375" style:family="text">
      <style:text-properties fo:font-variant="normal" fo:text-transform="none" fo:color="#000000" fo:font-size="12pt" fo:letter-spacing="normal" fo:font-style="normal" fo:font-weight="normal" officeooo:rsid="0cbb8140" style:font-size-asian="12pt" style:font-size-complex="12pt"/>
    </style:style>
    <style:style style:name="T376" style:family="text">
      <style:text-properties fo:font-variant="normal" fo:text-transform="none" fo:color="#000000" fo:font-size="12pt" fo:letter-spacing="normal" fo:font-style="normal" fo:font-weight="normal" officeooo:rsid="0cbd0230" style:font-size-asian="12pt" style:font-size-complex="12pt"/>
    </style:style>
    <style:style style:name="T377" style:family="text">
      <style:text-properties fo:font-variant="normal" fo:text-transform="none" fo:color="#000000" fo:font-size="12pt" fo:letter-spacing="normal" fo:font-style="normal" fo:font-weight="normal" officeooo:rsid="0feb6f1f" style:font-size-asian="12pt" style:font-size-complex="12pt"/>
    </style:style>
    <style:style style:name="T378" style:family="text">
      <style:text-properties fo:font-variant="normal" fo:text-transform="none" fo:color="#000000" fo:font-size="12pt" fo:letter-spacing="normal" fo:font-style="normal" fo:font-weight="normal" officeooo:rsid="0fec4c60" style:font-size-asian="12pt" style:font-size-complex="12pt"/>
    </style:style>
    <style:style style:name="T379" style:family="text">
      <style:text-properties fo:font-variant="normal" fo:text-transform="none" fo:color="#000000" fo:font-size="12pt" fo:letter-spacing="normal" fo:font-style="normal" fo:font-weight="normal" officeooo:rsid="0fee3f82" style:font-size-asian="12pt" style:font-size-complex="12pt"/>
    </style:style>
    <style:style style:name="T380" style:family="text">
      <style:text-properties fo:font-variant="normal" fo:text-transform="none" fo:color="#000000" fo:font-size="12pt" fo:letter-spacing="normal" fo:font-style="normal" fo:font-weight="normal" officeooo:rsid="0fee63dd" style:font-size-asian="12pt" style:font-size-complex="12pt"/>
    </style:style>
    <style:style style:name="T381" style:family="text">
      <style:text-properties fo:font-variant="normal" fo:text-transform="none" fo:color="#000000" fo:font-size="12pt" fo:letter-spacing="normal" fo:font-style="normal" fo:font-weight="normal" officeooo:rsid="058040d9"/>
    </style:style>
    <style:style style:name="T382" style:family="text">
      <style:text-properties fo:font-variant="normal" fo:text-transform="none" fo:color="#000000" fo:font-size="12pt" fo:letter-spacing="normal" fo:font-style="normal" fo:font-weight="normal" officeooo:rsid="0583b474"/>
    </style:style>
    <style:style style:name="T383" style:family="text">
      <style:text-properties fo:font-variant="normal" fo:text-transform="none" fo:color="#000000" fo:font-size="12pt" fo:letter-spacing="normal" fo:font-style="normal" fo:font-weight="normal" officeooo:rsid="0585a8cf"/>
    </style:style>
    <style:style style:name="T384" style:family="text">
      <style:text-properties fo:font-variant="normal" fo:text-transform="none" fo:color="#000000" fo:font-size="12pt" fo:letter-spacing="normal" fo:font-style="normal" fo:font-weight="normal" officeooo:rsid="05ea5845"/>
    </style:style>
    <style:style style:name="T385" style:family="text">
      <style:text-properties fo:font-variant="normal" fo:text-transform="none" fo:color="#000000" fo:font-size="12pt" fo:letter-spacing="normal" fo:font-style="normal" fo:font-weight="normal" officeooo:rsid="05ebd904"/>
    </style:style>
    <style:style style:name="T386" style:family="text">
      <style:text-properties fo:font-variant="normal" fo:text-transform="none" fo:color="#000000" fo:font-size="12pt" fo:letter-spacing="normal" fo:font-style="normal" fo:font-weight="normal" officeooo:rsid="06ddca0c"/>
    </style:style>
    <style:style style:name="T387" style:family="text">
      <style:text-properties fo:font-variant="normal" fo:text-transform="none" fo:color="#000000" fo:font-size="12pt" fo:letter-spacing="normal" fo:font-style="normal" fo:font-weight="normal" officeooo:rsid="06de3d3c"/>
    </style:style>
    <style:style style:name="T388" style:family="text">
      <style:text-properties fo:font-variant="normal" fo:text-transform="none" fo:color="#000000" fo:font-size="12pt" fo:letter-spacing="normal" fo:font-style="normal" fo:font-weight="normal" officeooo:rsid="05ec98d4"/>
    </style:style>
    <style:style style:name="T389" style:family="text">
      <style:text-properties fo:font-variant="normal" fo:text-transform="none" fo:color="#000000" fo:font-size="12pt" fo:letter-spacing="normal" fo:font-style="normal" fo:font-weight="normal" officeooo:rsid="05edb413"/>
    </style:style>
    <style:style style:name="T390" style:family="text">
      <style:text-properties fo:font-variant="normal" fo:text-transform="none" fo:color="#000000" fo:font-size="12pt" fo:letter-spacing="normal" fo:font-style="normal" fo:font-weight="normal" officeooo:rsid="05ef1a37"/>
    </style:style>
    <style:style style:name="T391" style:family="text">
      <style:text-properties fo:font-variant="normal" fo:text-transform="none" fo:color="#000000" fo:font-size="12pt" fo:letter-spacing="normal" fo:font-style="normal" fo:font-weight="normal" officeooo:rsid="0587f335"/>
    </style:style>
    <style:style style:name="T392" style:family="text">
      <style:text-properties fo:font-variant="normal" fo:text-transform="none" fo:color="#000000" fo:font-size="12pt" fo:letter-spacing="normal" fo:font-style="normal" fo:font-weight="normal" officeooo:rsid="052a4853"/>
    </style:style>
    <style:style style:name="T393" style:family="text">
      <style:text-properties fo:font-variant="normal" fo:text-transform="none" fo:color="#000000" fo:font-size="12pt" fo:letter-spacing="normal" fo:font-style="normal" fo:font-weight="normal" officeooo:rsid="052cc5a2"/>
    </style:style>
    <style:style style:name="T394" style:family="text">
      <style:text-properties fo:font-variant="normal" fo:text-transform="none" fo:color="#000000" fo:font-size="12pt" fo:letter-spacing="normal" fo:font-style="normal" fo:font-weight="normal" officeooo:rsid="05ee4a26"/>
    </style:style>
    <style:style style:name="T395" style:family="text">
      <style:text-properties fo:font-variant="normal" fo:text-transform="none" fo:color="#000000" fo:font-size="12pt" fo:letter-spacing="normal" fo:font-style="normal" fo:font-weight="normal" officeooo:rsid="0542ff69"/>
    </style:style>
    <style:style style:name="T396" style:family="text">
      <style:text-properties fo:font-variant="normal" fo:text-transform="none" fo:color="#000000" fo:font-size="12pt" fo:letter-spacing="normal" fo:font-style="normal" fo:font-weight="normal" officeooo:rsid="05f1dc1f"/>
    </style:style>
    <style:style style:name="T397" style:family="text">
      <style:text-properties fo:font-variant="normal" fo:text-transform="none" fo:color="#000000" fo:font-size="12pt" fo:letter-spacing="normal" fo:font-style="normal" fo:font-weight="normal" officeooo:rsid="058b4cdc"/>
    </style:style>
    <style:style style:name="T398" style:family="text">
      <style:text-properties fo:font-variant="normal" fo:text-transform="none" fo:color="#000000" fo:font-size="12pt" fo:letter-spacing="normal" fo:font-style="normal" fo:font-weight="normal" officeooo:rsid="05f3356d"/>
    </style:style>
    <style:style style:name="T399" style:family="text">
      <style:text-properties fo:font-variant="normal" fo:text-transform="none" fo:color="#000000" fo:font-size="12pt" fo:letter-spacing="normal" fo:font-style="normal" fo:font-weight="normal" officeooo:rsid="058b5952"/>
    </style:style>
    <style:style style:name="T400" style:family="text">
      <style:text-properties fo:font-variant="normal" fo:text-transform="none" fo:color="#000000" fo:font-size="12pt" fo:letter-spacing="normal" fo:font-style="normal" fo:font-weight="normal" officeooo:rsid="06e7dbf6"/>
    </style:style>
    <style:style style:name="T401" style:family="text">
      <style:text-properties fo:font-variant="normal" fo:text-transform="none" fo:color="#000000" fo:font-size="12pt" fo:letter-spacing="normal" fo:font-style="normal" fo:font-weight="normal" officeooo:rsid="052d4fb1"/>
    </style:style>
    <style:style style:name="T402" style:family="text">
      <style:text-properties fo:font-variant="normal" fo:text-transform="none" fo:color="#000000" fo:font-size="12pt" fo:letter-spacing="normal" fo:font-style="normal" fo:font-weight="normal" officeooo:rsid="0543d379"/>
    </style:style>
    <style:style style:name="T403" style:family="text">
      <style:text-properties fo:font-variant="normal" fo:text-transform="none" fo:color="#000000" fo:font-size="12pt" fo:letter-spacing="normal" fo:font-style="normal" fo:font-weight="normal" officeooo:rsid="05f9838f"/>
    </style:style>
    <style:style style:name="T404" style:family="text">
      <style:text-properties fo:font-variant="normal" fo:text-transform="none" fo:color="#000000" fo:font-size="12pt" fo:letter-spacing="normal" fo:font-style="normal" fo:font-weight="normal" officeooo:rsid="05fa4490"/>
    </style:style>
    <style:style style:name="T405" style:family="text">
      <style:text-properties fo:font-variant="normal" fo:text-transform="none" fo:color="#000000" fo:font-size="12pt" fo:letter-spacing="normal" fo:font-style="normal" fo:font-weight="normal" officeooo:rsid="053143b0"/>
    </style:style>
    <style:style style:name="T406" style:family="text">
      <style:text-properties fo:font-variant="normal" fo:text-transform="none" fo:color="#000000" fo:font-size="12pt" fo:letter-spacing="normal" fo:font-style="normal" fo:font-weight="normal" officeooo:rsid="0532eb87"/>
    </style:style>
    <style:style style:name="T407" style:family="text">
      <style:text-properties fo:font-variant="normal" fo:text-transform="none" fo:color="#000000" fo:font-size="12pt" fo:letter-spacing="normal" fo:font-style="normal" fo:font-weight="normal" officeooo:rsid="0590d43e"/>
    </style:style>
    <style:style style:name="T408" style:family="text">
      <style:text-properties fo:font-variant="normal" fo:text-transform="none" fo:color="#000000" fo:font-size="12pt" fo:letter-spacing="normal" fo:font-style="normal" fo:font-weight="normal" officeooo:rsid="07901455"/>
    </style:style>
    <style:style style:name="T409" style:family="text">
      <style:text-properties fo:font-variant="normal" fo:text-transform="none" fo:color="#000000" fo:font-size="12pt" fo:letter-spacing="normal" fo:font-style="normal" fo:font-weight="normal" officeooo:rsid="07914b14"/>
    </style:style>
    <style:style style:name="T410" style:family="text">
      <style:text-properties fo:font-variant="normal" fo:text-transform="none" fo:color="#000000" fo:font-size="12pt" fo:letter-spacing="normal" fo:font-style="normal" fo:font-weight="normal" officeooo:rsid="079313d7"/>
    </style:style>
    <style:style style:name="T411" style:family="text">
      <style:text-properties fo:font-variant="normal" fo:text-transform="none" fo:color="#000000" fo:font-size="12pt" fo:letter-spacing="normal" fo:font-style="normal" fo:font-weight="normal" officeooo:rsid="07a20766"/>
    </style:style>
    <style:style style:name="T412" style:family="text">
      <style:text-properties fo:font-variant="normal" fo:text-transform="none" fo:color="#000000" fo:font-size="12pt" fo:letter-spacing="normal" fo:font-style="normal" fo:font-weight="normal" officeooo:rsid="07a2a87c"/>
    </style:style>
    <style:style style:name="T413" style:family="text">
      <style:text-properties fo:font-variant="normal" fo:text-transform="none" fo:color="#000000" fo:font-size="12pt" fo:letter-spacing="normal" fo:font-style="normal" fo:font-weight="normal" officeooo:rsid="07a330ae"/>
    </style:style>
    <style:style style:name="T414" style:family="text">
      <style:text-properties fo:font-variant="normal" fo:text-transform="none" fo:color="#000000" fo:font-size="12pt" fo:letter-spacing="normal" fo:font-style="normal" fo:font-weight="normal" officeooo:rsid="07a3713c"/>
    </style:style>
    <style:style style:name="T415" style:family="text">
      <style:text-properties fo:font-variant="normal" fo:text-transform="none" fo:color="#000000" fo:font-size="12pt" fo:letter-spacing="normal" fo:font-style="normal" fo:font-weight="normal" officeooo:rsid="07a706bc"/>
    </style:style>
    <style:style style:name="T416" style:family="text">
      <style:text-properties fo:font-variant="normal" fo:text-transform="none" fo:color="#000000" fo:font-size="12pt" fo:letter-spacing="normal" fo:font-style="normal" fo:font-weight="normal" officeooo:rsid="07a7515f"/>
    </style:style>
    <style:style style:name="T417" style:family="text">
      <style:text-properties fo:font-variant="normal" fo:text-transform="none" fo:color="#000000" fo:font-size="12pt" fo:letter-spacing="normal" fo:font-style="normal" fo:font-weight="normal" officeooo:rsid="07a9489e"/>
    </style:style>
    <style:style style:name="T418" style:family="text">
      <style:text-properties fo:font-variant="normal" fo:text-transform="none" fo:color="#000000" fo:font-size="12pt" fo:letter-spacing="normal" fo:font-style="normal" fo:font-weight="normal" officeooo:rsid="07adb2f2"/>
    </style:style>
    <style:style style:name="T419" style:family="text">
      <style:text-properties fo:font-variant="normal" fo:text-transform="none" fo:color="#000000" fo:font-size="12pt" fo:letter-spacing="normal" fo:font-style="normal" fo:font-weight="normal" officeooo:rsid="07b02365"/>
    </style:style>
    <style:style style:name="T420" style:family="text">
      <style:text-properties fo:font-variant="normal" fo:text-transform="none" fo:color="#000000" fo:font-size="12pt" fo:letter-spacing="normal" fo:font-style="normal" fo:font-weight="normal" officeooo:rsid="07b3a624"/>
    </style:style>
    <style:style style:name="T421" style:family="text">
      <style:text-properties fo:font-variant="normal" fo:text-transform="none" fo:color="#000000" fo:font-size="12pt" fo:letter-spacing="normal" fo:font-style="normal" fo:font-weight="normal" officeooo:rsid="07b55f88"/>
    </style:style>
    <style:style style:name="T422" style:family="text">
      <style:text-properties fo:font-variant="normal" fo:text-transform="none" fo:color="#000000" fo:font-size="12pt" fo:letter-spacing="normal" fo:font-style="normal" fo:font-weight="normal" officeooo:rsid="07b79071"/>
    </style:style>
    <style:style style:name="T423" style:family="text">
      <style:text-properties fo:font-variant="normal" fo:text-transform="none" fo:color="#000000" fo:font-size="12pt" fo:letter-spacing="normal" fo:font-style="normal" fo:font-weight="normal" officeooo:rsid="07b8bf4f"/>
    </style:style>
    <style:style style:name="T424" style:family="text">
      <style:text-properties fo:font-variant="normal" fo:text-transform="none" fo:color="#000000" fo:font-size="12pt" fo:letter-spacing="normal" fo:font-style="normal" fo:font-weight="normal" officeooo:rsid="07b95775"/>
    </style:style>
    <style:style style:name="T425" style:family="text">
      <style:text-properties fo:font-variant="normal" fo:text-transform="none" fo:color="#000000" fo:font-size="12pt" fo:letter-spacing="normal" fo:font-style="normal" fo:font-weight="normal" officeooo:rsid="07b9869b"/>
    </style:style>
    <style:style style:name="T426" style:family="text">
      <style:text-properties fo:font-variant="normal" fo:text-transform="none" fo:color="#000000" fo:font-size="12pt" fo:letter-spacing="normal" fo:font-style="normal" fo:font-weight="normal" officeooo:rsid="07baae4c"/>
    </style:style>
    <style:style style:name="T427" style:family="text">
      <style:text-properties fo:font-variant="normal" fo:text-transform="none" fo:color="#000000" fo:font-size="12pt" fo:letter-spacing="normal" fo:font-style="normal" fo:font-weight="normal" officeooo:rsid="07bc8d3f"/>
    </style:style>
    <style:style style:name="T428" style:family="text">
      <style:text-properties fo:font-variant="normal" fo:text-transform="none" fo:color="#000000" fo:font-size="12pt" fo:letter-spacing="normal" fo:font-style="normal" fo:font-weight="normal" officeooo:rsid="07bcbff8"/>
    </style:style>
    <style:style style:name="T429" style:family="text">
      <style:text-properties fo:font-variant="normal" fo:text-transform="none" fo:color="#000000" fo:font-size="12pt" fo:letter-spacing="normal" fo:font-style="normal" fo:font-weight="normal" officeooo:rsid="07bd2ccc"/>
    </style:style>
    <style:style style:name="T430" style:family="text">
      <style:text-properties fo:font-variant="normal" fo:text-transform="none" fo:color="#000000" fo:font-size="12pt" fo:letter-spacing="normal" fo:font-style="normal" fo:font-weight="normal" officeooo:rsid="07bee57d"/>
    </style:style>
    <style:style style:name="T431" style:family="text">
      <style:text-properties fo:font-variant="normal" fo:text-transform="none" fo:color="#000000" fo:font-size="12pt" fo:letter-spacing="normal" fo:font-style="normal" fo:font-weight="normal" officeooo:rsid="07d21c15"/>
    </style:style>
    <style:style style:name="T432" style:family="text">
      <style:text-properties fo:font-variant="normal" fo:text-transform="none" fo:color="#000000" fo:font-size="12pt" fo:letter-spacing="normal" fo:font-style="normal" fo:font-weight="normal" officeooo:rsid="07d37c48"/>
    </style:style>
    <style:style style:name="T433" style:family="text">
      <style:text-properties fo:font-variant="normal" fo:text-transform="none" fo:color="#000000" fo:font-size="12pt" fo:letter-spacing="normal" fo:font-style="normal" fo:font-weight="normal" officeooo:rsid="07d3d9d1"/>
    </style:style>
    <style:style style:name="T434" style:family="text">
      <style:text-properties fo:font-variant="normal" fo:text-transform="none" fo:color="#000000" fo:font-size="12pt" fo:letter-spacing="normal" fo:font-style="normal" fo:font-weight="normal" officeooo:rsid="07d48f3b"/>
    </style:style>
    <style:style style:name="T435" style:family="text">
      <style:text-properties fo:font-variant="normal" fo:text-transform="none" fo:color="#000000" fo:font-size="12pt" fo:letter-spacing="normal" fo:font-style="normal" fo:font-weight="normal" officeooo:rsid="07d68b58"/>
    </style:style>
    <style:style style:name="T436" style:family="text">
      <style:text-properties fo:font-variant="normal" fo:text-transform="none" fo:color="#000000" fo:font-size="12pt" fo:letter-spacing="normal" fo:font-style="normal" fo:font-weight="normal" officeooo:rsid="07d8aef0"/>
    </style:style>
    <style:style style:name="T437" style:family="text">
      <style:text-properties fo:font-variant="normal" fo:text-transform="none" fo:color="#000000" fo:font-size="12pt" fo:letter-spacing="normal" fo:font-style="normal" fo:font-weight="normal" officeooo:rsid="07d8f5d2"/>
    </style:style>
    <style:style style:name="T438" style:family="text">
      <style:text-properties fo:font-variant="normal" fo:text-transform="none" fo:color="#000000" fo:font-size="12pt" fo:letter-spacing="normal" fo:font-style="normal" fo:font-weight="normal" officeooo:rsid="07d9219f"/>
    </style:style>
    <style:style style:name="T439" style:family="text">
      <style:text-properties fo:font-variant="normal" fo:text-transform="none" fo:color="#000000" fo:font-size="12pt" fo:letter-spacing="normal" fo:font-style="normal" fo:font-weight="normal" officeooo:rsid="07d97d50"/>
    </style:style>
    <style:style style:name="T440" style:family="text">
      <style:text-properties fo:font-variant="normal" fo:text-transform="none" fo:color="#000000" fo:font-size="12pt" fo:letter-spacing="normal" fo:font-style="normal" fo:font-weight="normal" officeooo:rsid="07def73a"/>
    </style:style>
    <style:style style:name="T441" style:family="text">
      <style:text-properties fo:font-variant="normal" fo:text-transform="none" fo:color="#000000" fo:font-size="12pt" fo:letter-spacing="normal" fo:font-style="normal" fo:font-weight="normal" officeooo:rsid="07f8a053"/>
    </style:style>
    <style:style style:name="T442" style:family="text">
      <style:text-properties fo:font-variant="normal" fo:text-transform="none" fo:color="#000000" fo:font-size="12pt" fo:letter-spacing="normal" fo:font-style="normal" fo:font-weight="normal" officeooo:rsid="0b2036ba"/>
    </style:style>
    <style:style style:name="T443" style:family="text">
      <style:text-properties fo:font-variant="normal" fo:text-transform="none" fo:color="#000000" fo:font-size="12pt" fo:letter-spacing="normal" fo:font-style="normal" fo:font-weight="normal" officeooo:rsid="0b233556"/>
    </style:style>
    <style:style style:name="T444" style:family="text">
      <style:text-properties fo:font-variant="normal" fo:text-transform="none" fo:color="#000000" fo:font-size="12pt" fo:letter-spacing="normal" fo:font-style="normal" fo:font-weight="normal" officeooo:rsid="0b24143f"/>
    </style:style>
    <style:style style:name="T445"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446" style:family="text">
      <style:text-properties fo:font-variant="normal" fo:text-transform="none" fo:color="#000000" fo:font-size="12pt" fo:letter-spacing="normal" fo:font-style="normal" fo:font-weight="normal" officeooo:rsid="0fd3e51d"/>
    </style:style>
    <style:style style:name="T447" style:family="text">
      <style:text-properties fo:font-variant="normal" fo:text-transform="none" fo:color="#000000" fo:font-size="12pt" fo:letter-spacing="normal" fo:font-style="normal" style:text-underline-style="none" fo:font-weight="normal" officeooo:rsid="0be2d74f" style:font-size-asian="12pt" style:font-size-complex="12pt"/>
    </style:style>
    <style:style style:name="T448" style:family="text">
      <style:text-properties fo:font-variant="normal" fo:text-transform="none" fo:color="#000000" fo:font-size="12pt" fo:letter-spacing="normal" fo:font-style="normal" style:text-underline-style="none" fo:font-weight="normal" officeooo:rsid="0dffe78b" style:font-size-asian="12pt" style:font-size-complex="12pt"/>
    </style:style>
    <style:style style:name="T449" style:family="text">
      <style:text-properties fo:font-variant="normal" fo:text-transform="none" fo:color="#000000" fo:font-size="12pt" fo:letter-spacing="normal" fo:font-style="normal" style:text-underline-style="none" fo:font-weight="normal" officeooo:rsid="0dced14d" style:font-size-asian="12pt" style:font-size-complex="12pt"/>
    </style:style>
    <style:style style:name="T450"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451"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452"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453" style:family="text">
      <style:text-properties fo:font-variant="normal" fo:text-transform="none" fo:color="#000000" fo:font-size="12pt" fo:letter-spacing="normal" fo:font-style="italic" fo:font-weight="normal" officeooo:rsid="0fee63dd" style:font-size-asian="12pt" style:font-style-asian="italic" style:font-size-complex="12pt" style:font-style-complex="italic"/>
    </style:style>
    <style:style style:name="T454" style:family="text">
      <style:text-properties fo:font-variant="normal" fo:text-transform="none" fo:color="#000000" fo:font-size="12pt" fo:letter-spacing="normal" fo:font-style="italic" fo:font-weight="normal" officeooo:rsid="0fef0e6f" style:font-size-asian="12pt" style:font-style-asian="italic" style:font-size-complex="12pt" style:font-style-complex="italic"/>
    </style:style>
    <style:style style:name="T455" style:family="text">
      <style:text-properties fo:font-variant="normal" fo:text-transform="none" fo:color="#000000" style:font-name="Liberation Serif" fo:font-size="12pt" fo:letter-spacing="normal" fo:font-style="normal" style:text-underline-style="none" fo:font-weight="normal" officeooo:rsid="0ce6899c" fo:background-color="transparent" style:font-size-asian="12pt" style:font-size-complex="12pt"/>
    </style:style>
    <style:style style:name="T456" style:family="text">
      <style:text-properties fo:font-variant="normal" fo:text-transform="none" fo:color="#000000" style:font-name="Liberation Serif" fo:font-size="12pt" fo:letter-spacing="normal" fo:font-style="normal" style:text-underline-style="none" fo:font-weight="normal" officeooo:rsid="0e12e217" fo:background-color="transparent" style:font-size-asian="12pt" style:font-size-complex="12pt"/>
    </style:style>
    <style:style style:name="T457" style:family="text">
      <style:text-properties fo:font-variant="normal" fo:text-transform="none" fo:color="#000000" style:font-name="Liberation Serif" fo:font-size="12pt" fo:letter-spacing="normal" fo:font-style="normal" style:text-underline-style="none" fo:font-weight="normal" officeooo:rsid="0e8c797f" fo:background-color="transparent" style:font-size-asian="12pt" style:font-size-complex="12pt"/>
    </style:style>
    <style:style style:name="T458" style:family="text">
      <style:text-properties fo:font-variant="normal" fo:text-transform="none" fo:color="#000000" style:font-name="Liberation Serif" fo:font-size="12pt" fo:letter-spacing="normal" fo:font-style="normal" style:text-underline-style="none" fo:font-weight="normal" officeooo:rsid="0eaf7ed4" fo:background-color="transparent" style:font-size-asian="12pt" style:font-size-complex="12pt"/>
    </style:style>
    <style:style style:name="T459" style:family="text">
      <style:text-properties fo:font-variant="normal" fo:text-transform="none" fo:color="#000000" style:font-name="Liberation Serif" fo:font-size="12pt" fo:letter-spacing="normal" fo:font-style="normal" style:text-underline-style="none" fo:font-weight="normal" officeooo:rsid="0eaad086" fo:background-color="transparent" style:font-size-asian="12pt" style:font-size-complex="12pt"/>
    </style:style>
    <style:style style:name="T460" style:family="text">
      <style:text-properties fo:font-variant="normal" fo:text-transform="none" fo:color="#000000" style:font-name="Liberation Serif" fo:font-size="12pt" fo:letter-spacing="normal" fo:font-style="normal" style:text-underline-style="none" fo:font-weight="normal" officeooo:rsid="0ead2e55" fo:background-color="transparent" style:font-size-asian="12pt" style:font-size-complex="12pt"/>
    </style:style>
    <style:style style:name="T461" style:family="text">
      <style:text-properties fo:font-variant="normal" fo:text-transform="none" fo:color="#000000" style:font-name="Liberation Serif" fo:font-size="12pt" fo:letter-spacing="normal" fo:font-style="normal" style:text-underline-style="none" fo:font-weight="normal" officeooo:rsid="0eadd1a2" fo:background-color="transparent" style:font-size-asian="12pt" style:font-size-complex="12pt"/>
    </style:style>
    <style:style style:name="T462" style:family="text">
      <style:text-properties fo:font-variant="normal" fo:text-transform="none" fo:color="#000000" style:font-name="Liberation Serif" fo:font-size="12pt" fo:letter-spacing="normal" fo:font-style="normal" style:text-underline-style="none" fo:font-weight="normal" officeooo:rsid="0eade59b" fo:background-color="transparent" style:font-size-asian="12pt" style:font-size-complex="12pt"/>
    </style:style>
    <style:style style:name="T463" style:family="text">
      <style:text-properties fo:font-variant="normal" fo:text-transform="none" fo:color="#000000" style:font-name="Liberation Serif" fo:font-size="12pt" fo:letter-spacing="normal" fo:font-style="normal" style:text-underline-style="none" fo:font-weight="normal" officeooo:rsid="0eb01c33" fo:background-color="transparent" style:font-size-asian="12pt" style:font-size-complex="12pt"/>
    </style:style>
    <style:style style:name="T464" style:family="text">
      <style:text-properties fo:font-variant="normal" fo:text-transform="none" fo:color="#000000" style:font-name="Liberation Serif" fo:font-size="12pt" fo:letter-spacing="normal" fo:font-style="normal" style:text-underline-style="none" fo:font-weight="normal" officeooo:rsid="0c331ab4" fo:background-color="transparent" style:font-size-asian="12pt" style:font-size-complex="12pt"/>
    </style:style>
    <style:style style:name="T465" style:family="text">
      <style:text-properties fo:font-variant="normal" fo:text-transform="none" fo:color="#000000" style:font-name="Liberation Serif" fo:font-size="12pt" fo:letter-spacing="normal" fo:font-style="normal" style:text-underline-style="none" fo:font-weight="normal" officeooo:rsid="0b10be13" fo:background-color="transparent" style:font-size-asian="12pt" style:font-size-complex="12pt"/>
    </style:style>
    <style:style style:name="T466" style:family="text">
      <style:text-properties fo:font-variant="normal" fo:text-transform="none" fo:color="#000000" style:font-name="Liberation Serif" fo:font-size="12pt" fo:letter-spacing="normal" fo:font-style="normal" style:text-underline-style="none" fo:font-weight="normal" officeooo:rsid="0ff0bda8" fo:background-color="transparent" style:font-size-asian="12pt" style:font-size-complex="12pt"/>
    </style:style>
    <style:style style:name="T467" style:family="text">
      <style:text-properties fo:font-variant="normal" fo:text-transform="none" fo:color="#000000" style:font-name="Liberation Serif" fo:font-size="12pt" fo:letter-spacing="normal" fo:font-style="normal" style:text-underline-style="none" fo:font-weight="normal" officeooo:rsid="0b5e6719" fo:background-color="transparent" style:font-size-asian="12pt" style:font-size-complex="12pt"/>
    </style:style>
    <style:style style:name="T468" style:family="text">
      <style:text-properties fo:font-variant="normal" fo:text-transform="none" fo:color="#000000" style:font-name="Liberation Serif" fo:font-size="12pt" fo:letter-spacing="normal" fo:font-style="normal" style:text-underline-style="none" fo:font-weight="normal" officeooo:rsid="0c347aa1" fo:background-color="transparent" style:font-size-asian="12pt" style:font-size-complex="12pt"/>
    </style:style>
    <style:style style:name="T469" style:family="text">
      <style:text-properties fo:font-variant="normal" fo:text-transform="none" fo:color="#000000" style:font-name="Liberation Serif" fo:font-size="12pt" fo:letter-spacing="normal" fo:font-style="normal" style:text-underline-style="none" fo:font-weight="normal" officeooo:rsid="0b7a5365" fo:background-color="transparent" style:font-size-asian="12pt" style:font-size-complex="12pt"/>
    </style:style>
    <style:style style:name="T470" style:family="text">
      <style:text-properties fo:font-variant="normal" fo:text-transform="none" fo:color="#000000" style:font-name="Liberation Serif" fo:font-size="12pt" fo:letter-spacing="normal" fo:font-style="normal" style:text-underline-style="none" fo:font-weight="normal" officeooo:rsid="0c38fd6e" fo:background-color="transparent" style:font-size-asian="12pt" style:font-size-complex="12pt"/>
    </style:style>
    <style:style style:name="T471" style:family="text">
      <style:text-properties fo:font-variant="normal" fo:text-transform="none" fo:color="#000000" style:font-name="Liberation Serif" fo:font-size="12pt" fo:letter-spacing="normal" fo:font-style="normal" style:text-underline-style="none" fo:font-weight="normal" officeooo:rsid="0b7c40b2" fo:background-color="transparent" style:font-size-asian="12pt" style:font-size-complex="12pt"/>
    </style:style>
    <style:style style:name="T472" style:family="text">
      <style:text-properties fo:font-variant="normal" fo:text-transform="none" fo:color="#000000" style:font-name="Liberation Serif" fo:font-size="12pt" fo:letter-spacing="normal" fo:font-style="normal" style:text-underline-style="none" fo:font-weight="normal" officeooo:rsid="0ff13a49" fo:background-color="transparent" style:font-size-asian="12pt" style:font-size-complex="12pt"/>
    </style:style>
    <style:style style:name="T473" style:family="text">
      <style:text-properties fo:font-variant="normal" fo:text-transform="none" fo:color="#000000" style:font-name="Liberation Serif" fo:font-size="12pt" fo:letter-spacing="normal" fo:font-style="normal" style:text-underline-style="none" fo:font-weight="normal" officeooo:rsid="0cbeaeee" fo:background-color="transparent" style:font-size-asian="12pt" style:font-size-complex="12pt"/>
    </style:style>
    <style:style style:name="T474" style:family="text">
      <style:text-properties fo:font-variant="normal" fo:text-transform="none" fo:color="#000000" style:font-name="Liberation Serif" fo:font-size="12pt" fo:letter-spacing="normal" fo:font-style="normal" style:text-underline-style="none" fo:font-weight="normal" officeooo:rsid="0da75b54" fo:background-color="transparent" style:font-size-asian="12pt" style:font-size-complex="12pt"/>
    </style:style>
    <style:style style:name="T475" style:family="text">
      <style:text-properties fo:font-variant="normal" fo:text-transform="none" fo:color="#000000" style:font-name="Liberation Serif" fo:font-size="12pt" fo:letter-spacing="normal" fo:font-style="normal" style:text-underline-style="none" fo:font-weight="normal" officeooo:rsid="0d10bfa3" fo:background-color="transparent" style:font-size-asian="12pt" style:font-size-complex="12pt"/>
    </style:style>
    <style:style style:name="T476" style:family="text">
      <style:text-properties fo:font-variant="normal" fo:text-transform="none" fo:color="#000000" style:font-name="Liberation Serif" fo:font-size="12pt" fo:letter-spacing="normal" fo:font-style="normal" style:text-underline-style="none" fo:font-weight="normal" officeooo:rsid="0d113cda" fo:background-color="transparent" style:font-size-asian="12pt" style:font-size-complex="12pt"/>
    </style:style>
    <style:style style:name="T477" style:family="text">
      <style:text-properties fo:font-variant="normal" fo:text-transform="none" fo:color="#000000" style:font-name="Liberation Serif" fo:font-size="12pt" fo:letter-spacing="normal" fo:font-style="normal" style:text-underline-style="none" fo:font-weight="normal" officeooo:rsid="0d99801c" fo:background-color="transparent" style:font-size-asian="12pt" style:font-size-complex="12pt"/>
    </style:style>
    <style:style style:name="T478" style:family="text">
      <style:text-properties fo:font-variant="normal" fo:text-transform="none" fo:color="#000000" style:font-name="Liberation Serif" fo:font-size="12pt" fo:letter-spacing="normal" fo:font-style="normal" style:text-underline-style="none" fo:font-weight="normal" officeooo:rsid="0d754429" fo:background-color="transparent" style:font-size-asian="12pt" style:font-size-complex="12pt"/>
    </style:style>
    <style:style style:name="T479" style:family="text">
      <style:text-properties fo:font-variant="normal" fo:text-transform="none" fo:color="#000000" style:font-name="Liberation Serif" fo:font-size="12pt" fo:letter-spacing="normal" fo:font-style="normal" style:text-underline-style="none" fo:font-weight="normal" officeooo:rsid="0e51ba0d" fo:background-color="transparent" style:font-size-asian="12pt" style:font-size-complex="12pt"/>
    </style:style>
    <style:style style:name="T480" style:family="text">
      <style:text-properties fo:font-variant="normal" fo:text-transform="none" fo:color="#000000" style:font-name="Liberation Serif" fo:font-size="12pt" fo:letter-spacing="normal" fo:font-style="normal" style:text-underline-style="none" fo:font-weight="normal" officeooo:rsid="0d11ddab" fo:background-color="transparent" style:font-size-asian="12pt" style:font-size-complex="12pt"/>
    </style:style>
    <style:style style:name="T481" style:family="text">
      <style:text-properties fo:font-variant="normal" fo:text-transform="none" fo:color="#000000" style:font-name="Liberation Serif" fo:font-size="12pt" fo:letter-spacing="normal" fo:font-style="normal" style:text-underline-style="none" fo:font-weight="normal" officeooo:rsid="0d75803d" fo:background-color="transparent" style:font-size-asian="12pt" style:font-size-complex="12pt"/>
    </style:style>
    <style:style style:name="T482" style:family="text">
      <style:text-properties fo:font-variant="normal" fo:text-transform="none" fo:color="#000000" style:font-name="Liberation Serif" fo:font-size="12pt" fo:letter-spacing="normal" fo:font-style="normal" style:text-underline-style="none" fo:font-weight="normal" officeooo:rsid="0d13d84d" fo:background-color="transparent" style:font-size-asian="12pt" style:font-size-complex="12pt"/>
    </style:style>
    <style:style style:name="T483" style:family="text">
      <style:text-properties fo:font-variant="normal" fo:text-transform="none" fo:color="#000000" style:font-name="Liberation Serif" fo:font-size="12pt" fo:letter-spacing="normal" fo:font-style="normal" style:text-underline-style="none" fo:font-weight="normal" officeooo:rsid="0d1454d7" fo:background-color="transparent" style:font-size-asian="12pt" style:font-size-complex="12pt"/>
    </style:style>
    <style:style style:name="T484" style:family="text">
      <style:text-properties fo:font-variant="normal" fo:text-transform="none" fo:color="#000000" style:font-name="Liberation Serif" fo:font-size="12pt" fo:letter-spacing="normal" fo:font-style="normal" style:text-underline-style="none" fo:font-weight="normal" officeooo:rsid="0d164ebe" fo:background-color="transparent" style:font-size-asian="12pt" style:font-size-complex="12pt"/>
    </style:style>
    <style:style style:name="T485" style:family="text">
      <style:text-properties fo:font-variant="normal" fo:text-transform="none" fo:color="#000000" style:font-name="Liberation Serif" fo:font-size="12pt" fo:letter-spacing="normal" fo:font-style="normal" style:text-underline-style="none" fo:font-weight="normal" officeooo:rsid="0d525244" fo:background-color="transparent" style:font-size-asian="12pt" style:font-size-complex="12pt"/>
    </style:style>
    <style:style style:name="T486" style:family="text">
      <style:text-properties fo:font-variant="normal" fo:text-transform="none" fo:color="#000000" style:font-name="Liberation Serif" fo:font-size="12pt" fo:letter-spacing="normal" fo:font-style="normal" style:text-underline-style="none" fo:font-weight="normal" officeooo:rsid="0d54fca1" fo:background-color="transparent" style:font-size-asian="12pt" style:font-size-complex="12pt"/>
    </style:style>
    <style:style style:name="T487" style:family="text">
      <style:text-properties fo:font-variant="normal" fo:text-transform="none" fo:color="#000000" style:font-name="Liberation Serif" fo:font-size="12pt" fo:letter-spacing="normal" fo:font-style="normal" style:text-underline-style="none" fo:font-weight="normal" officeooo:rsid="0d765773" fo:background-color="transparent" style:font-size-asian="12pt" style:font-size-complex="12pt"/>
    </style:style>
    <style:style style:name="T488" style:family="text">
      <style:text-properties fo:font-variant="normal" fo:text-transform="none" fo:color="#000000" style:font-name="Liberation Serif" fo:font-size="12pt" fo:letter-spacing="normal" fo:font-style="normal" style:text-underline-style="none" fo:font-weight="normal" officeooo:rsid="0d6d1362" fo:background-color="transparent" style:font-size-asian="12pt" style:font-size-complex="12pt"/>
    </style:style>
    <style:style style:name="T489" style:family="text">
      <style:text-properties fo:font-variant="normal" fo:text-transform="none" fo:color="#000000" style:font-name="Liberation Serif" fo:font-size="12pt" fo:letter-spacing="normal" fo:font-style="normal" style:text-underline-style="none" fo:font-weight="normal" officeooo:rsid="0d99f9bc" fo:background-color="transparent" style:font-size-asian="12pt" style:font-size-complex="12pt"/>
    </style:style>
    <style:style style:name="T490" style:family="text">
      <style:text-properties fo:font-variant="normal" fo:text-transform="none" fo:color="#000000" style:font-name="Liberation Serif" fo:font-size="12pt" fo:letter-spacing="normal" fo:font-style="normal" style:text-underline-style="none" fo:font-weight="normal" officeooo:rsid="0d8c87ce" fo:background-color="transparent" style:font-size-asian="12pt" style:font-size-complex="12pt"/>
    </style:style>
    <style:style style:name="T491" style:family="text">
      <style:text-properties fo:font-variant="normal" fo:text-transform="none" fo:color="#000000" style:font-name="Liberation Serif" fo:font-size="12pt" fo:letter-spacing="normal" fo:font-style="normal" style:text-underline-style="none" fo:font-weight="normal" officeooo:rsid="0d9b8f31" fo:background-color="transparent" style:font-size-asian="12pt" style:font-size-complex="12pt"/>
    </style:style>
    <style:style style:name="T492" style:family="text">
      <style:text-properties fo:font-variant="normal" fo:text-transform="none" fo:color="#000000" style:font-name="Liberation Serif" fo:font-size="12pt" fo:letter-spacing="normal" fo:font-style="normal" style:text-underline-style="none" fo:font-weight="normal" officeooo:rsid="0d8d23af" fo:background-color="transparent" style:font-size-asian="12pt" style:font-size-complex="12pt"/>
    </style:style>
    <style:style style:name="T493" style:family="text">
      <style:text-properties fo:font-variant="normal" fo:text-transform="none" fo:color="#000000" style:font-name="Liberation Serif" fo:font-size="12pt" fo:letter-spacing="normal" fo:font-style="normal" style:text-underline-style="none" fo:font-weight="normal" officeooo:rsid="0e29420f" fo:background-color="transparent" style:font-size-asian="12pt" style:font-size-complex="12pt"/>
    </style:style>
    <style:style style:name="T494" style:family="text">
      <style:text-properties fo:font-variant="normal" fo:text-transform="none" fo:color="#000000" style:font-name="Liberation Serif" fo:font-size="12pt" fo:letter-spacing="normal" fo:font-style="normal" style:text-underline-style="none" fo:font-weight="normal" officeooo:rsid="0e4dc991" fo:background-color="transparent" style:font-size-asian="12pt" style:font-size-complex="12pt"/>
    </style:style>
    <style:style style:name="T495" style:family="text">
      <style:text-properties fo:font-variant="normal" fo:text-transform="none" fo:color="#000000" style:font-name="Liberation Serif" fo:font-size="12pt" fo:letter-spacing="normal" fo:font-style="normal" style:text-underline-style="none" fo:font-weight="normal" officeooo:rsid="0e280c81" fo:background-color="transparent" style:font-size-asian="12pt" style:font-size-complex="12pt"/>
    </style:style>
    <style:style style:name="T496" style:family="text">
      <style:text-properties fo:font-variant="normal" fo:text-transform="none" fo:color="#000000" style:font-name="Liberation Serif" fo:font-size="12pt" fo:letter-spacing="normal" fo:font-style="normal" style:text-underline-style="none" fo:font-weight="normal" officeooo:rsid="0d7d830e" fo:background-color="transparent" style:font-size-asian="12pt" style:font-size-complex="12pt"/>
    </style:style>
    <style:style style:name="T497" style:family="text">
      <style:text-properties fo:font-variant="normal" fo:text-transform="none" fo:color="#000000" style:font-name="Liberation Serif" fo:font-size="12pt" fo:letter-spacing="normal" fo:font-style="normal" style:text-underline-style="none" fo:font-weight="normal" officeooo:rsid="0d8798ed" fo:background-color="transparent" style:font-size-asian="12pt" style:font-size-complex="12pt"/>
    </style:style>
    <style:style style:name="T498" style:family="text">
      <style:text-properties fo:font-variant="normal" fo:text-transform="none" fo:color="#000000" style:font-name="Liberation Serif" fo:font-size="12pt" fo:letter-spacing="normal" fo:font-style="normal" style:text-underline-style="none" fo:font-weight="normal" officeooo:rsid="0d88bdf3" fo:background-color="transparent" style:font-size-asian="12pt" style:font-size-complex="12pt"/>
    </style:style>
    <style:style style:name="T499" style:family="text">
      <style:text-properties fo:font-variant="normal" fo:text-transform="none" fo:color="#000000" style:font-name="Liberation Serif" fo:font-size="12pt" fo:letter-spacing="normal" fo:font-style="normal" style:text-underline-style="none" fo:font-weight="normal" officeooo:rsid="0d9d0a47" fo:background-color="transparent" style:font-size-asian="12pt" style:font-size-complex="12pt"/>
    </style:style>
    <style:style style:name="T500" style:family="text">
      <style:text-properties fo:font-variant="normal" fo:text-transform="none" fo:color="#000000" style:font-name="Liberation Serif" fo:font-size="12pt" fo:letter-spacing="normal" fo:font-style="normal" style:text-underline-style="none" fo:font-weight="normal" officeooo:rsid="0d9d0bb7" fo:background-color="transparent" style:font-size-asian="12pt" style:font-size-complex="12pt"/>
    </style:style>
    <style:style style:name="T501" style:family="text">
      <style:text-properties fo:font-variant="normal" fo:text-transform="none" fo:color="#000000" style:font-name="Liberation Serif" fo:font-size="12pt" fo:letter-spacing="normal" fo:font-style="normal" style:text-underline-style="none" fo:font-weight="normal" officeooo:rsid="0de742ab" fo:background-color="transparent" style:font-size-asian="12pt" style:font-size-complex="12pt"/>
    </style:style>
    <style:style style:name="T502" style:family="text">
      <style:text-properties fo:font-variant="normal" fo:text-transform="none" fo:color="#000000" style:font-name="Liberation Serif" fo:font-size="12pt" fo:letter-spacing="normal" fo:font-style="normal" style:text-underline-style="none" fo:font-weight="normal" officeooo:rsid="0e53b746" fo:background-color="transparent" style:font-size-asian="12pt" style:font-size-complex="12pt"/>
    </style:style>
    <style:style style:name="T503" style:family="text">
      <style:text-properties fo:font-variant="normal" fo:text-transform="none" fo:color="#000000" style:font-name="Liberation Serif" fo:font-size="12pt" fo:letter-spacing="normal" fo:font-style="normal" style:text-underline-style="none" fo:font-weight="normal" officeooo:rsid="0d891cea" fo:background-color="transparent" style:font-size-asian="12pt" style:font-size-complex="12pt"/>
    </style:style>
    <style:style style:name="T504" style:family="text">
      <style:text-properties fo:font-variant="normal" fo:text-transform="none" fo:color="#000000" style:font-name="Liberation Serif" fo:font-size="12pt" fo:letter-spacing="normal" fo:font-style="normal" style:text-underline-style="none" fo:font-weight="normal" officeooo:rsid="0e548562" fo:background-color="transparent" style:font-size-asian="12pt" style:font-size-complex="12pt"/>
    </style:style>
    <style:style style:name="T505" style:family="text">
      <style:text-properties fo:font-variant="normal" fo:text-transform="none" fo:color="#000000" style:font-name="Liberation Serif" fo:font-size="12pt" fo:letter-spacing="normal" fo:font-style="normal" style:text-underline-style="none" fo:font-weight="normal" officeooo:rsid="0e823479" fo:background-color="transparent" style:font-size-asian="12pt" style:font-size-complex="12pt"/>
    </style:style>
    <style:style style:name="T506" style:family="text">
      <style:text-properties fo:font-variant="normal" fo:text-transform="none" fo:color="#000000" style:font-name="Liberation Serif" fo:font-size="12pt" fo:letter-spacing="normal" fo:font-style="normal" style:text-underline-style="none" fo:font-weight="normal" officeooo:rsid="0e2bc229" fo:background-color="transparent" style:font-size-asian="12pt" style:font-size-complex="12pt"/>
    </style:style>
    <style:style style:name="T507" style:family="text">
      <style:text-properties fo:font-variant="normal" fo:text-transform="none" fo:color="#000000" style:font-name="Liberation Serif" fo:font-size="12pt" fo:letter-spacing="normal" fo:font-style="normal" style:text-underline-style="none" fo:font-weight="normal" officeooo:rsid="0da3cfc9" fo:background-color="transparent" style:font-size-asian="12pt" style:font-size-complex="12pt"/>
    </style:style>
    <style:style style:name="T508" style:family="text">
      <style:text-properties fo:font-variant="normal" fo:text-transform="none" fo:color="#000000" style:font-name="Liberation Serif" fo:font-size="12pt" fo:letter-spacing="normal" fo:font-style="normal" style:text-underline-style="none" fo:font-weight="normal" officeooo:rsid="0da40c30" fo:background-color="transparent" style:font-size-asian="12pt" style:font-size-complex="12pt"/>
    </style:style>
    <style:style style:name="T509" style:family="text">
      <style:text-properties fo:font-variant="normal" fo:text-transform="none" fo:color="#000000" style:font-name="Liberation Serif" fo:font-size="12pt" fo:letter-spacing="normal" fo:font-style="normal" style:text-underline-style="none" fo:font-weight="normal" officeooo:rsid="0da61fb0" fo:background-color="transparent" style:font-size-asian="12pt" style:font-size-complex="12pt"/>
    </style:style>
    <style:style style:name="T510" style:family="text">
      <style:text-properties fo:font-variant="normal" fo:text-transform="none" fo:color="#000000" style:font-name="Liberation Serif" fo:font-size="12pt" fo:letter-spacing="normal" fo:font-style="normal" style:text-underline-style="none" fo:font-weight="normal" officeooo:rsid="0df09fe0" fo:background-color="transparent" style:font-size-asian="12pt" style:font-size-complex="12pt"/>
    </style:style>
    <style:style style:name="T511" style:family="text">
      <style:text-properties fo:font-variant="normal" fo:text-transform="none" fo:color="#000000" style:font-name="Liberation Serif" fo:font-size="12pt" fo:letter-spacing="normal" fo:font-style="normal" style:text-underline-style="none" fo:font-weight="normal" officeooo:rsid="0ffc373d" fo:background-color="transparent" style:font-size-asian="12pt" style:font-size-complex="12pt"/>
    </style:style>
    <style:style style:name="T512" style:family="text">
      <style:text-properties fo:font-variant="normal" fo:text-transform="none" fo:color="#000000" style:font-name="Liberation Serif" fo:font-size="12pt" fo:letter-spacing="normal" fo:font-style="normal" style:text-underline-style="none" fo:font-weight="normal" officeooo:rsid="0ffc705d" fo:background-color="transparent" style:font-size-asian="12pt" style:font-size-complex="12pt"/>
    </style:style>
    <style:style style:name="T513" style:family="text">
      <style:text-properties fo:font-variant="normal" fo:text-transform="none" fo:color="#000000" style:font-name="Liberation Serif" fo:font-size="12pt" fo:letter-spacing="normal" fo:font-style="normal" style:text-underline-style="none" fo:font-weight="normal" officeooo:rsid="0ffe8785" fo:background-color="transparent" style:font-size-asian="12pt" style:font-size-complex="12pt"/>
    </style:style>
    <style:style style:name="T514" style:family="text">
      <style:text-properties fo:font-variant="normal" fo:text-transform="none" fo:color="#000000" style:font-name="Liberation Serif" fo:font-size="12pt" fo:letter-spacing="normal" fo:font-style="normal" style:text-underline-style="none" fo:font-weight="normal" officeooo:rsid="0fff9493" fo:background-color="transparent" style:font-size-asian="12pt" style:font-size-complex="12pt"/>
    </style:style>
    <style:style style:name="T515" style:family="text">
      <style:text-properties fo:font-variant="normal" fo:text-transform="none" fo:color="#000000" style:font-name="Liberation Serif" fo:font-size="12pt" fo:letter-spacing="normal" fo:font-style="normal" style:text-underline-style="none" fo:font-weight="normal" officeooo:rsid="10011f6a" fo:background-color="transparent" style:font-size-asian="12pt" style:font-size-complex="12pt"/>
    </style:style>
    <style:style style:name="T516" style:family="text">
      <style:text-properties fo:font-variant="normal" fo:text-transform="none" fo:color="#000000" style:font-name="Liberation Serif" fo:font-size="12pt" fo:letter-spacing="normal" fo:font-style="normal" style:text-underline-style="none" fo:font-weight="normal" officeooo:rsid="0da8eea0" fo:background-color="transparent" style:font-size-asian="12pt" style:font-size-complex="12pt"/>
    </style:style>
    <style:style style:name="T517" style:family="text">
      <style:text-properties fo:font-variant="normal" fo:text-transform="none" fo:color="#000000" style:font-name="Liberation Serif" fo:font-size="12pt" fo:letter-spacing="normal" fo:font-style="normal" style:text-underline-style="none" fo:font-weight="normal" officeooo:rsid="0d8fbe68" fo:background-color="transparent" style:font-size-asian="12pt" style:font-size-complex="12pt"/>
    </style:style>
    <style:style style:name="T518" style:family="text">
      <style:text-properties fo:font-variant="normal" fo:text-transform="none" fo:color="#000000" style:font-name="Liberation Serif" fo:font-size="12pt" fo:letter-spacing="normal" fo:font-style="normal" style:text-underline-style="none" fo:font-weight="normal" officeooo:rsid="0d92133d" fo:background-color="transparent" style:font-size-asian="12pt" style:font-size-complex="12pt"/>
    </style:style>
    <style:style style:name="T519" style:family="text">
      <style:text-properties fo:font-variant="normal" fo:text-transform="none" fo:color="#000000" style:font-name="Liberation Serif" fo:font-size="12pt" fo:letter-spacing="normal" fo:font-style="normal" style:text-underline-style="none" fo:font-weight="normal" officeooo:rsid="0d928a5a" fo:background-color="transparent" style:font-size-asian="12pt" style:font-size-complex="12pt"/>
    </style:style>
    <style:style style:name="T520" style:family="text">
      <style:text-properties fo:font-variant="normal" fo:text-transform="none" fo:color="#000000" style:font-name="Liberation Serif" fo:font-size="12pt" fo:letter-spacing="normal" fo:font-style="normal" style:text-underline-style="none" fo:font-weight="normal" officeooo:rsid="0df421dc" fo:background-color="transparent" style:font-size-asian="12pt" style:font-size-complex="12pt"/>
    </style:style>
    <style:style style:name="T521" style:family="text">
      <style:text-properties fo:font-variant="normal" fo:text-transform="none" fo:color="#000000" style:font-name="Liberation Serif" fo:font-size="12pt" fo:letter-spacing="normal" fo:font-style="normal" style:text-underline-style="none" fo:font-weight="normal" officeooo:rsid="0e04486a" fo:background-color="transparent" style:font-size-asian="12pt" style:font-size-complex="12pt"/>
    </style:style>
    <style:style style:name="T522" style:family="text">
      <style:text-properties fo:font-variant="normal" fo:text-transform="none" fo:color="#000000" style:font-name="Liberation Serif" fo:font-size="12pt" fo:letter-spacing="normal" fo:font-style="normal" style:text-underline-style="none" fo:font-weight="normal" officeooo:rsid="0e062666" fo:background-color="transparent" style:font-size-asian="12pt" style:font-size-complex="12pt"/>
    </style:style>
    <style:style style:name="T523" style:family="text">
      <style:text-properties fo:font-variant="normal" fo:text-transform="none" fo:color="#000000" style:font-name="Liberation Serif" fo:font-size="12pt" fo:letter-spacing="normal" fo:font-style="normal" style:text-underline-style="none" fo:font-weight="normal" officeooo:rsid="0daa7d92" fo:background-color="transparent" style:font-size-asian="12pt" style:font-size-complex="12pt"/>
    </style:style>
    <style:style style:name="T524" style:family="text">
      <style:text-properties fo:font-variant="normal" fo:text-transform="none" fo:color="#000000" style:font-name="Liberation Serif" fo:font-size="12pt" fo:letter-spacing="normal" fo:font-style="normal" style:text-underline-style="none" fo:font-weight="normal" officeooo:rsid="0d7a410c" fo:background-color="transparent" style:font-size-asian="12pt" style:font-size-complex="12pt"/>
    </style:style>
    <style:style style:name="T525" style:family="text">
      <style:text-properties fo:font-variant="normal" fo:text-transform="none" fo:color="#000000" style:font-name="Liberation Serif" fo:font-size="12pt" fo:letter-spacing="normal" fo:font-style="normal" style:text-underline-style="none" fo:font-weight="normal" officeooo:rsid="1001cd97" fo:background-color="transparent" style:font-size-asian="12pt" style:font-size-complex="12pt"/>
    </style:style>
    <style:style style:name="T526" style:family="text">
      <style:text-properties fo:font-variant="normal" fo:text-transform="none" fo:color="#000000" style:font-name="Liberation Serif" fo:font-size="12pt" fo:letter-spacing="normal" fo:font-style="normal" style:text-underline-style="none" fo:font-weight="normal" officeooo:rsid="1002b564" fo:background-color="transparent" style:font-size-asian="12pt" style:font-size-complex="12pt"/>
    </style:style>
    <style:style style:name="T527" style:family="text">
      <style:text-properties fo:font-variant="normal" fo:text-transform="none" fo:color="#000000" style:font-name="Liberation Serif" fo:font-size="12pt" fo:letter-spacing="normal" fo:font-style="normal" style:text-underline-style="none" fo:font-weight="normal" officeooo:rsid="1003f639" fo:background-color="transparent" style:font-size-asian="12pt" style:font-size-complex="12pt"/>
    </style:style>
    <style:style style:name="T528" style:family="text">
      <style:text-properties fo:font-variant="normal" fo:text-transform="none" fo:color="#000000" style:font-name="Liberation Serif" fo:font-size="12pt" fo:letter-spacing="normal" fo:font-style="normal" style:text-underline-style="none" fo:font-weight="normal" officeooo:rsid="1004757e" fo:background-color="transparent" style:font-size-asian="12pt" style:font-size-complex="12pt"/>
    </style:style>
    <style:style style:name="T529" style:family="text">
      <style:text-properties fo:font-variant="normal" fo:text-transform="none" fo:color="#000000" style:font-name="Liberation Serif" fo:font-size="12pt" fo:letter-spacing="normal" fo:font-style="normal" style:text-underline-style="none" fo:font-weight="normal" officeooo:rsid="0e92d681" fo:background-color="transparent" style:font-size-asian="12pt" style:font-size-complex="12pt"/>
    </style:style>
    <style:style style:name="T530"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size-complex="12pt"/>
    </style:style>
    <style:style style:name="T531"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532"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533" style:family="text">
      <style:text-properties fo:font-variant="normal" fo:text-transform="none" fo:color="#000000" style:font-name="Liberation Serif" fo:font-size="12pt" fo:letter-spacing="normal" fo:font-style="normal" style:text-underline-style="none" fo:font-weight="normal" officeooo:rsid="0e663840" fo:background-color="transparent" style:font-size-asian="12pt" style:font-size-complex="12pt"/>
    </style:style>
    <style:style style:name="T534" style:family="text">
      <style:text-properties fo:font-variant="normal" fo:text-transform="none" fo:color="#000000" style:font-name="Liberation Serif" fo:font-size="12pt" fo:letter-spacing="normal" fo:font-style="normal" style:text-underline-style="none" fo:font-weight="normal" officeooo:rsid="0e6a3759" fo:background-color="transparent" style:font-size-asian="12pt" style:font-size-complex="12pt"/>
    </style:style>
    <style:style style:name="T535" style:family="text">
      <style:text-properties fo:font-variant="normal" fo:text-transform="none" fo:color="#000000" style:font-name="Liberation Serif" fo:font-size="12pt" fo:letter-spacing="normal" fo:font-style="normal" style:text-underline-style="none" fo:font-weight="normal" officeooo:rsid="0e6b3c40" fo:background-color="transparent" style:font-size-asian="12pt" style:font-size-complex="12pt"/>
    </style:style>
    <style:style style:name="T536" style:family="text">
      <style:text-properties fo:font-variant="normal" fo:text-transform="none" fo:color="#000000" style:font-name="Liberation Serif" fo:font-size="12pt" fo:letter-spacing="normal" fo:font-style="normal" style:text-underline-style="none" fo:font-weight="normal" officeooo:rsid="0e6ccd93" fo:background-color="transparent" style:font-size-asian="12pt" style:font-size-complex="12pt"/>
    </style:style>
    <style:style style:name="T537" style:family="text">
      <style:text-properties fo:font-variant="normal" fo:text-transform="none" fo:color="#000000" style:font-name="Liberation Serif" fo:font-size="12pt" fo:letter-spacing="normal" fo:font-style="normal" style:text-underline-style="none" fo:font-weight="normal" officeooo:rsid="0e6ce86a" fo:background-color="transparent" style:font-size-asian="12pt" style:font-size-complex="12pt"/>
    </style:style>
    <style:style style:name="T538" style:family="text">
      <style:text-properties fo:font-variant="normal" fo:text-transform="none" fo:color="#000000" style:font-name="Liberation Serif" fo:font-size="12pt" fo:letter-spacing="normal" fo:font-style="normal" style:text-underline-style="none" fo:font-weight="normal" officeooo:rsid="0e6dfd36" fo:background-color="transparent" style:font-size-asian="12pt" style:font-size-complex="12pt"/>
    </style:style>
    <style:style style:name="T539" style:family="text">
      <style:text-properties fo:font-variant="normal" fo:text-transform="none" fo:color="#000000" style:font-name="Liberation Serif" fo:font-size="12pt" fo:letter-spacing="normal" fo:font-style="normal" style:text-underline-style="none" fo:font-weight="normal" officeooo:rsid="0e960957" fo:background-color="transparent" style:font-size-asian="12pt" style:font-size-complex="12pt"/>
    </style:style>
    <style:style style:name="T540" style:family="text">
      <style:text-properties fo:font-variant="normal" fo:text-transform="none" fo:color="#000000" style:font-name="Liberation Serif" fo:font-size="12pt" fo:letter-spacing="normal" fo:font-style="normal" style:text-underline-style="none" fo:font-weight="normal" officeooo:rsid="0e733f67" fo:background-color="transparent" style:font-size-asian="12pt" style:font-size-complex="12pt"/>
    </style:style>
    <style:style style:name="T541" style:family="text">
      <style:text-properties fo:font-variant="normal" fo:text-transform="none" fo:color="#000000" style:font-name="Liberation Serif" fo:font-size="12pt" fo:letter-spacing="normal" fo:font-style="normal" style:text-underline-style="none" fo:font-weight="normal" officeooo:rsid="0e962834" fo:background-color="transparent" style:font-size-asian="12pt" style:font-size-complex="12pt"/>
    </style:style>
    <style:style style:name="T542" style:family="text">
      <style:text-properties fo:font-variant="normal" fo:text-transform="none" fo:color="#000000" style:font-name="Liberation Serif" fo:font-size="12pt" fo:letter-spacing="normal" fo:font-style="normal" style:text-underline-style="none" fo:font-weight="normal" officeooo:rsid="0ea64d44" fo:background-color="transparent" style:font-size-asian="12pt" style:font-size-complex="12pt"/>
    </style:style>
    <style:style style:name="T543" style:family="text">
      <style:text-properties fo:font-variant="normal" fo:text-transform="none" fo:color="#000000" style:font-name="Liberation Serif" fo:font-size="12pt" fo:letter-spacing="normal" fo:font-style="normal" style:text-underline-style="none" fo:font-weight="normal" officeooo:rsid="0e74d731" fo:background-color="transparent" style:font-size-asian="12pt" style:font-size-complex="12pt"/>
    </style:style>
    <style:style style:name="T544" style:family="text">
      <style:text-properties fo:font-variant="normal" fo:text-transform="none" fo:color="#000000" style:font-name="Liberation Serif" fo:font-size="12pt" fo:letter-spacing="normal" fo:font-style="normal" style:text-underline-style="none" fo:font-weight="normal" officeooo:rsid="1022175d" fo:background-color="transparent" style:font-size-asian="12pt" style:font-size-complex="12pt"/>
    </style:style>
    <style:style style:name="T545" style:family="text">
      <style:text-properties fo:font-variant="normal" fo:text-transform="none" fo:color="#000000" style:font-name="Liberation Serif" fo:font-size="12pt" fo:letter-spacing="normal" fo:font-style="normal" style:text-underline-style="none" fo:font-weight="normal" officeooo:rsid="0e977057" fo:background-color="transparent" style:font-size-asian="12pt" style:font-size-complex="12pt"/>
    </style:style>
    <style:style style:name="T546" style:family="text">
      <style:text-properties fo:font-variant="normal" fo:text-transform="none" fo:color="#000000" style:font-name="Liberation Serif" fo:font-size="12pt" fo:letter-spacing="normal" fo:font-style="normal" style:text-underline-style="none" fo:font-weight="normal" officeooo:rsid="0e9847b4" fo:background-color="transparent" style:font-size-asian="12pt" style:font-size-complex="12pt"/>
    </style:style>
    <style:style style:name="T547" style:family="text">
      <style:text-properties fo:font-variant="normal" fo:text-transform="none" fo:color="#000000" style:font-name="Liberation Serif" fo:font-size="12pt" fo:letter-spacing="normal" fo:font-style="normal" style:text-underline-style="none" fo:font-weight="normal" officeooo:rsid="0e98525a" fo:background-color="transparent" style:font-size-asian="12pt" style:font-size-complex="12pt"/>
    </style:style>
    <style:style style:name="T548" style:family="text">
      <style:text-properties fo:font-variant="normal" fo:text-transform="none" fo:color="#000000" style:font-name="Liberation Serif" fo:font-size="12pt" fo:letter-spacing="normal" fo:font-style="normal" style:text-underline-style="none" fo:font-weight="normal" officeooo:rsid="0e8f5962" fo:background-color="transparent" style:font-size-asian="12pt" style:font-size-complex="12pt"/>
    </style:style>
    <style:style style:name="T549" style:family="text">
      <style:text-properties fo:font-variant="normal" fo:text-transform="none" fo:color="#000000" style:font-name="Liberation Serif" fo:font-size="12pt" fo:letter-spacing="normal" fo:font-style="normal" style:text-underline-style="none" fo:font-weight="normal" officeooo:rsid="0e9add7e" fo:background-color="transparent" style:font-size-asian="12pt" style:font-size-complex="12pt"/>
    </style:style>
    <style:style style:name="T550" style:family="text">
      <style:text-properties fo:font-variant="normal" fo:text-transform="none" fo:color="#000000" style:font-name="Liberation Serif" fo:font-size="12pt" fo:letter-spacing="normal" fo:font-style="normal" style:text-underline-style="none" fo:font-weight="normal" officeooo:rsid="0e8fe30d" fo:background-color="transparent" style:font-size-asian="12pt" style:font-size-complex="12pt"/>
    </style:style>
    <style:style style:name="T551" style:family="text">
      <style:text-properties fo:font-variant="normal" fo:text-transform="none" fo:color="#000000" style:font-name="Liberation Serif" fo:font-size="12pt" fo:letter-spacing="normal" fo:font-style="normal" style:text-underline-style="none" fo:font-weight="normal" officeooo:rsid="10236d70" fo:background-color="transparent" style:font-size-asian="12pt" style:font-size-complex="12pt"/>
    </style:style>
    <style:style style:name="T552" style:family="text">
      <style:text-properties fo:font-variant="normal" fo:text-transform="none" fo:color="#000000" style:font-name="Liberation Serif" fo:font-size="12pt" fo:letter-spacing="normal" fo:font-style="normal" style:text-underline-style="none" fo:font-weight="normal" officeooo:rsid="0e919e3a" fo:background-color="transparent" style:font-size-asian="12pt" style:font-size-complex="12pt"/>
    </style:style>
    <style:style style:name="T553" style:family="text">
      <style:text-properties fo:font-variant="normal" fo:text-transform="none" fo:color="#000000" style:font-name="Liberation Serif" fo:font-size="12pt" fo:letter-spacing="normal" fo:font-style="normal" style:text-underline-style="none" fo:font-weight="normal" officeooo:rsid="102497dd" fo:background-color="transparent" style:font-size-asian="12pt" style:font-size-complex="12pt"/>
    </style:style>
    <style:style style:name="T554" style:family="text">
      <style:text-properties fo:font-variant="normal" fo:text-transform="none" fo:color="#000000" style:font-name="Liberation Serif" fo:font-size="12pt" fo:letter-spacing="normal" fo:font-style="normal" style:text-underline-style="none" fo:font-weight="normal" officeooo:rsid="1028ddd8" fo:background-color="transparent" style:font-size-asian="12pt" style:font-size-complex="12pt"/>
    </style:style>
    <style:style style:name="T555" style:family="text">
      <style:text-properties fo:font-variant="normal" fo:text-transform="none" fo:color="#000000" style:font-name="Liberation Serif" fo:font-size="12pt" fo:letter-spacing="normal" fo:font-style="normal" style:text-underline-style="none" fo:font-weight="normal" officeooo:rsid="102ed918" fo:background-color="transparent" style:font-size-asian="12pt" style:font-size-complex="12pt"/>
    </style:style>
    <style:style style:name="T556" style:family="text">
      <style:text-properties fo:font-variant="normal" fo:text-transform="none" fo:color="#000000" style:font-name="Liberation Serif" fo:font-size="12pt" fo:letter-spacing="normal" fo:font-style="normal" style:text-underline-style="none" fo:font-weight="normal" officeooo:rsid="102f615d" fo:background-color="transparent" style:font-size-asian="12pt" style:font-size-complex="12pt"/>
    </style:style>
    <style:style style:name="T557" style:family="text">
      <style:text-properties fo:font-variant="normal" fo:text-transform="none" fo:color="#000000" style:font-name="Liberation Serif" fo:font-size="12pt" fo:letter-spacing="normal" fo:font-style="normal" style:text-underline-style="none" fo:font-weight="normal" officeooo:rsid="103113c8" fo:background-color="transparent" style:font-size-asian="12pt" style:font-size-complex="12pt"/>
    </style:style>
    <style:style style:name="T558" style:family="text">
      <style:text-properties fo:font-variant="normal" fo:text-transform="none" fo:color="#000000" style:font-name="Liberation Serif" fo:font-size="12pt" fo:letter-spacing="normal" fo:font-style="normal" style:text-underline-style="none" fo:font-weight="normal" officeooo:rsid="10367641" fo:background-color="transparent" style:font-size-asian="12pt" style:font-size-complex="12pt"/>
    </style:style>
    <style:style style:name="T559" style:family="text">
      <style:text-properties fo:font-variant="normal" fo:text-transform="none" fo:color="#000000" style:font-name="Liberation Serif" fo:font-size="12pt" fo:letter-spacing="normal" fo:font-style="normal" style:text-underline-style="none" fo:font-weight="normal" officeooo:rsid="1038d1d3" fo:background-color="transparent" style:font-size-asian="12pt" style:font-size-complex="12pt"/>
    </style:style>
    <style:style style:name="T560" style:family="text">
      <style:text-properties fo:font-variant="normal" fo:text-transform="none" fo:color="#000000" style:font-name="Liberation Serif" fo:font-size="12pt" fo:letter-spacing="normal" fo:font-style="normal" style:text-underline-style="none" fo:font-weight="normal" officeooo:rsid="103a987d" fo:background-color="transparent" style:font-size-asian="12pt" style:font-size-complex="12pt"/>
    </style:style>
    <style:style style:name="T561" style:family="text">
      <style:text-properties fo:font-variant="normal" fo:text-transform="none" fo:color="#000000" style:font-name="Liberation Serif" fo:font-size="12pt" fo:letter-spacing="normal" fo:font-style="normal" style:text-underline-style="none" fo:font-weight="normal" officeooo:rsid="103c306b" fo:background-color="transparent" style:font-size-asian="12pt" style:font-size-complex="12pt"/>
    </style:style>
    <style:style style:name="T562" style:family="text">
      <style:text-properties fo:font-variant="normal" fo:text-transform="none" fo:color="#000000" style:font-name="Liberation Serif" fo:font-size="12pt" fo:letter-spacing="normal" fo:font-style="normal" style:text-underline-style="none" fo:font-weight="normal" officeooo:rsid="103ef153" fo:background-color="transparent" style:font-size-asian="12pt" style:font-size-complex="12pt"/>
    </style:style>
    <style:style style:name="T563" style:family="text">
      <style:text-properties fo:font-variant="normal" fo:text-transform="none" fo:color="#000000" style:font-name="Liberation Serif" fo:font-size="12pt" fo:letter-spacing="normal" fo:font-style="normal" style:text-underline-style="none" fo:font-weight="normal" officeooo:rsid="1045b171" fo:background-color="transparent" style:font-size-asian="12pt" style:font-size-complex="12pt"/>
    </style:style>
    <style:style style:name="T564" style:family="text">
      <style:text-properties fo:font-variant="normal" fo:text-transform="none" fo:color="#000000" style:font-name="Liberation Serif" fo:font-size="12pt" fo:letter-spacing="normal" fo:font-style="normal" style:text-underline-style="none" fo:font-weight="normal" officeooo:rsid="1045ee4f" fo:background-color="transparent" style:font-size-asian="12pt" style:font-size-complex="12pt"/>
    </style:style>
    <style:style style:name="T565" style:family="text">
      <style:text-properties fo:font-variant="normal" fo:text-transform="none" fo:color="#000000" style:font-name="Liberation Serif" fo:font-size="12pt" fo:letter-spacing="normal" fo:font-style="normal" style:text-underline-style="none" fo:font-weight="normal" officeooo:rsid="10491eda" fo:background-color="transparent" style:font-size-asian="12pt" style:font-size-complex="12pt"/>
    </style:style>
    <style:style style:name="T566" style:family="text">
      <style:text-properties fo:font-variant="normal" fo:text-transform="none" fo:color="#000000" style:font-name="Liberation Serif" fo:font-size="12pt" fo:letter-spacing="normal" fo:font-style="normal" style:text-underline-style="none" fo:font-weight="normal" officeooo:rsid="1049ac84" fo:background-color="transparent" style:font-size-asian="12pt" style:font-size-complex="12pt"/>
    </style:style>
    <style:style style:name="T567" style:family="text">
      <style:text-properties fo:font-variant="normal" fo:text-transform="none" fo:color="#000000" style:font-name="Liberation Serif" fo:font-size="12pt" fo:letter-spacing="normal" fo:font-style="normal" style:text-underline-style="none" fo:font-weight="normal" officeooo:rsid="104baa90" fo:background-color="transparent" style:font-size-asian="12pt" style:font-size-complex="12pt"/>
    </style:style>
    <style:style style:name="T568" style:family="text">
      <style:text-properties fo:font-variant="normal" fo:text-transform="none" fo:color="#000000" style:font-name="Liberation Serif" fo:font-size="12pt" fo:letter-spacing="normal" fo:font-style="normal" style:text-underline-style="none" fo:font-weight="normal" officeooo:rsid="104ce609" fo:background-color="transparent" style:font-size-asian="12pt" style:font-size-complex="12pt"/>
    </style:style>
    <style:style style:name="T569" style:family="text">
      <style:text-properties fo:font-variant="normal" fo:text-transform="none" fo:color="#000000" style:font-name="Liberation Serif" fo:font-size="12pt" fo:letter-spacing="normal" fo:font-style="normal" style:text-underline-style="none" fo:font-weight="normal" officeooo:rsid="104d3eb0" fo:background-color="transparent" style:font-size-asian="12pt" style:font-size-complex="12pt"/>
    </style:style>
    <style:style style:name="T570" style:family="text">
      <style:text-properties fo:font-variant="normal" fo:text-transform="none" fo:color="#000000" style:font-name="Liberation Serif" fo:font-size="12pt" fo:letter-spacing="normal" fo:font-style="normal" style:text-underline-style="none" fo:font-weight="normal" officeooo:rsid="104fad55" fo:background-color="transparent" style:font-size-asian="12pt" style:font-size-complex="12pt"/>
    </style:style>
    <style:style style:name="T571" style:family="text">
      <style:text-properties fo:font-variant="normal" fo:text-transform="none" fo:color="#000000" style:font-name="Liberation Serif" fo:font-size="12pt" fo:letter-spacing="normal" fo:font-style="normal" style:text-underline-style="none" fo:font-weight="normal" officeooo:rsid="10504961" fo:background-color="transparent" style:font-size-asian="12pt" style:font-size-complex="12pt"/>
    </style:style>
    <style:style style:name="T572" style:family="text">
      <style:text-properties fo:font-variant="normal" fo:text-transform="none" fo:color="#000000" style:font-name="Liberation Serif" fo:font-size="12pt" fo:letter-spacing="normal" fo:font-style="normal" style:text-underline-style="none" fo:font-weight="normal" officeooo:rsid="105354e7" fo:background-color="transparent" style:font-size-asian="12pt" style:font-size-complex="12pt"/>
    </style:style>
    <style:style style:name="T573" style:family="text">
      <style:text-properties fo:font-variant="normal" fo:text-transform="none" fo:color="#000000" style:font-name="Liberation Serif" fo:font-size="12pt" fo:letter-spacing="normal" fo:font-style="normal" style:text-underline-style="none" fo:font-weight="normal" officeooo:rsid="105682b0" fo:background-color="transparent" style:font-size-asian="12pt" style:font-size-complex="12pt"/>
    </style:style>
    <style:style style:name="T574" style:family="text">
      <style:text-properties fo:font-variant="normal" fo:text-transform="none" fo:color="#000000" style:font-name="Liberation Serif" fo:font-size="12pt" fo:letter-spacing="normal" fo:font-style="normal" style:text-underline-style="none" fo:font-weight="normal" officeooo:rsid="1057f573" fo:background-color="transparent" style:font-size-asian="12pt" style:font-size-complex="12pt"/>
    </style:style>
    <style:style style:name="T575" style:family="text">
      <style:text-properties fo:font-variant="normal" fo:text-transform="none" fo:color="#000000" style:font-name="Liberation Serif" fo:font-size="12pt" fo:letter-spacing="normal" fo:font-style="normal" style:text-underline-style="none" fo:font-weight="normal" officeooo:rsid="105a0cdb" fo:background-color="transparent" style:font-size-asian="12pt" style:font-size-complex="12pt"/>
    </style:style>
    <style:style style:name="T576" style:family="text">
      <style:text-properties fo:font-variant="normal" fo:text-transform="none" fo:color="#000000" style:font-name="Liberation Serif" fo:font-size="12pt" fo:letter-spacing="normal" fo:font-style="normal" style:text-underline-style="none" fo:font-weight="normal" officeooo:rsid="105bbb7f" fo:background-color="transparent" style:font-size-asian="12pt" style:font-size-complex="12pt"/>
    </style:style>
    <style:style style:name="T577" style:family="text">
      <style:text-properties fo:font-variant="normal" fo:text-transform="none" fo:color="#000000" style:font-name="Liberation Serif" fo:font-size="12pt" fo:letter-spacing="normal" fo:font-style="normal" style:text-underline-style="none" fo:font-weight="normal" officeooo:rsid="105bcca7" fo:background-color="transparent" style:font-size-asian="12pt" style:font-size-complex="12pt"/>
    </style:style>
    <style:style style:name="T578" style:family="text">
      <style:text-properties fo:font-variant="normal" fo:text-transform="none" fo:color="#000000" style:font-name="Liberation Serif" fo:font-size="12pt" fo:letter-spacing="normal" fo:font-style="normal" style:text-underline-style="none" fo:font-weight="normal" officeooo:rsid="10616c7b" fo:background-color="transparent" style:font-size-asian="12pt" style:font-size-complex="12pt"/>
    </style:style>
    <style:style style:name="T579" style:family="text">
      <style:text-properties fo:font-variant="normal" fo:text-transform="none" fo:color="#000000" style:font-name="Liberation Serif" fo:font-size="12pt" fo:letter-spacing="normal" fo:font-style="normal" style:text-underline-style="none" fo:font-weight="normal" officeooo:rsid="1063bb27" fo:background-color="transparent" style:font-size-asian="12pt" style:font-size-complex="12pt"/>
    </style:style>
    <style:style style:name="T580" style:family="text">
      <style:text-properties fo:font-variant="normal" fo:text-transform="none" fo:color="#000000" style:font-name="Liberation Serif" fo:font-size="12pt" fo:letter-spacing="normal" fo:font-style="normal" style:text-underline-style="none" fo:font-weight="normal" officeooo:rsid="1067c9e8" fo:background-color="transparent" style:font-size-asian="12pt" style:font-size-complex="12pt"/>
    </style:style>
    <style:style style:name="T581" style:family="text">
      <style:text-properties fo:font-variant="normal" fo:text-transform="none" fo:color="#000000" style:font-name="Liberation Serif" fo:font-size="12pt" fo:letter-spacing="normal" fo:font-style="normal" style:text-underline-style="none" fo:font-weight="normal" officeooo:rsid="10693995" fo:background-color="transparent" style:font-size-asian="12pt" style:font-size-complex="12pt"/>
    </style:style>
    <style:style style:name="T582" style:family="text">
      <style:text-properties fo:font-variant="normal" fo:text-transform="none" fo:color="#000000" style:font-name="Liberation Serif" fo:font-size="12pt" fo:letter-spacing="normal" fo:font-style="normal" style:text-underline-style="none" fo:font-weight="normal" officeooo:rsid="10200a1f" fo:background-color="transparent" style:font-size-asian="12pt" style:font-weight-asian="normal" style:font-size-complex="12pt" style:font-weight-complex="normal"/>
    </style:style>
    <style:style style:name="T583" style:family="text">
      <style:text-properties fo:font-variant="normal" fo:text-transform="none" fo:color="#000000" style:font-name="Liberation Serif" fo:font-size="12pt" fo:letter-spacing="normal" fo:font-style="normal" style:text-underline-style="none" fo:font-weight="normal" officeooo:rsid="101bdc89" fo:background-color="transparent" style:font-size-asian="12pt" style:font-weight-asian="normal" style:font-size-complex="12pt" style:font-weight-complex="normal"/>
    </style:style>
    <style:style style:name="T584" style:family="text">
      <style:text-properties fo:font-variant="normal" fo:text-transform="none" fo:color="#000000" style:font-name="Liberation Serif" fo:font-size="12pt" fo:letter-spacing="normal" fo:font-style="normal" style:text-underline-style="none" fo:font-weight="normal" officeooo:rsid="1020e1a9" fo:background-color="transparent" style:font-size-asian="12pt" style:font-weight-asian="normal" style:font-size-complex="12pt" style:font-weight-complex="normal"/>
    </style:style>
    <style:style style:name="T585"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weight-asian="normal" style:font-size-complex="12pt" style:font-weight-complex="normal"/>
    </style:style>
    <style:style style:name="T586" style:family="text">
      <style:text-properties fo:font-variant="normal" fo:text-transform="none" fo:color="#000000" style:font-name="Liberation Serif" fo:font-size="12pt" fo:letter-spacing="normal" fo:font-style="normal" style:text-underline-style="none" fo:font-weight="normal" officeooo:rsid="10274b91" fo:background-color="transparent" style:font-size-asian="12pt" style:font-weight-asian="normal" style:font-size-complex="12pt" style:font-weight-complex="normal"/>
    </style:style>
    <style:style style:name="T587" style:family="text">
      <style:text-properties fo:font-variant="normal" fo:text-transform="none" fo:color="#000000" style:font-name="Liberation Serif" fo:font-size="12pt" fo:letter-spacing="normal" fo:font-style="normal" style:text-underline-style="none" fo:font-weight="normal" officeooo:rsid="0dc3b23c" style:font-size-asian="12pt" style:font-size-complex="12pt"/>
    </style:style>
    <style:style style:name="T588" style:family="text">
      <style:text-properties fo:font-variant="normal" fo:text-transform="none" fo:color="#000000" style:font-name="Liberation Serif" fo:font-size="12pt" fo:letter-spacing="normal" fo:font-style="normal" style:text-underline-style="none" fo:font-weight="normal" officeooo:rsid="0be2d74f" style:font-size-asian="12pt" style:font-size-complex="12pt"/>
    </style:style>
    <style:style style:name="T589" style:family="text">
      <style:text-properties fo:font-variant="normal" fo:text-transform="none" fo:color="#000000" style:font-name="Liberation Serif" fo:font-size="12pt" fo:letter-spacing="normal" fo:font-style="normal" style:text-underline-style="none" fo:font-weight="normal" officeooo:rsid="0dce4f0e" style:font-size-asian="12pt" style:font-size-complex="12pt"/>
    </style:style>
    <style:style style:name="T590" style:family="text">
      <style:text-properties fo:font-variant="normal" fo:text-transform="none" fo:color="#000000" style:font-name="Liberation Serif" fo:font-size="12pt" fo:letter-spacing="normal" fo:font-style="normal" style:text-underline-style="none" fo:font-weight="normal" officeooo:rsid="0dfc3fac" style:font-size-asian="12pt" style:font-size-complex="12pt"/>
    </style:style>
    <style:style style:name="T591" style:family="text">
      <style:text-properties fo:font-variant="normal" fo:text-transform="none" fo:color="#000000" style:font-name="Liberation Serif" fo:font-size="12pt" fo:letter-spacing="normal" fo:font-style="normal" style:text-underline-style="none" fo:font-weight="normal" officeooo:rsid="0e10b77f" style:font-size-asian="12pt" style:font-size-complex="12pt"/>
    </style:style>
    <style:style style:name="T592" style:family="text">
      <style:text-properties fo:font-variant="normal" fo:text-transform="none" fo:color="#000000" style:font-name="Liberation Serif" fo:font-size="12pt" fo:letter-spacing="normal" fo:font-style="normal" style:text-underline-style="none" fo:font-weight="normal" officeooo:rsid="0e10cbb1" style:font-size-asian="12pt" style:font-size-complex="12pt"/>
    </style:style>
    <style:style style:name="T593" style:family="text">
      <style:text-properties fo:font-variant="normal" fo:text-transform="none" fo:color="#000000" style:font-name="Liberation Serif" fo:font-size="12pt" fo:letter-spacing="normal" fo:font-style="normal" style:text-underline-style="none" fo:font-weight="normal" officeooo:rsid="0e116a63" style:font-size-asian="12pt" style:font-size-complex="12pt"/>
    </style:style>
    <style:style style:name="T594"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595" style:family="text">
      <style:text-properties fo:font-variant="normal" fo:text-transform="none" fo:color="#000000" style:font-name="Liberation Serif" fo:font-size="12pt" fo:letter-spacing="normal" fo:font-style="normal" style:text-underline-style="none" fo:font-weight="normal" officeooo:rsid="0e182731" style:font-size-asian="12pt" style:font-size-complex="12pt"/>
    </style:style>
    <style:style style:name="T596" style:family="text">
      <style:text-properties fo:font-variant="normal" fo:text-transform="none" fo:color="#000000" style:font-name="Liberation Serif" fo:font-size="12pt" fo:letter-spacing="normal" fo:font-style="normal" style:text-underline-style="none" fo:font-weight="normal" officeooo:rsid="0e20c007" style:font-size-asian="12pt" style:font-size-complex="12pt"/>
    </style:style>
    <style:style style:name="T597" style:family="text">
      <style:text-properties fo:font-variant="normal" fo:text-transform="none" fo:color="#000000" style:font-name="Liberation Serif" fo:font-size="12pt" fo:letter-spacing="normal" fo:font-style="normal" style:text-underline-style="none" fo:font-weight="normal" officeooo:rsid="0e2391ff" style:font-size-asian="12pt" style:font-size-complex="12pt"/>
    </style:style>
    <style:style style:name="T598" style:family="text">
      <style:text-properties fo:font-variant="normal" fo:text-transform="none" fo:color="#000000" style:font-name="Liberation Serif" fo:font-size="12pt" fo:letter-spacing="normal" fo:font-style="normal" style:text-underline-style="none" fo:font-weight="normal" officeooo:rsid="0e3ce70f" style:font-size-asian="12pt" style:font-size-complex="12pt"/>
    </style:style>
    <style:style style:name="T599" style:family="text">
      <style:text-properties fo:font-variant="normal" fo:text-transform="none" fo:color="#000000" style:font-name="Liberation Serif" fo:font-size="12pt" fo:letter-spacing="normal" fo:font-style="normal" style:text-underline-style="none" fo:font-weight="normal" officeooo:rsid="0e4be573" style:font-size-asian="12pt" style:font-size-complex="12pt"/>
    </style:style>
    <style:style style:name="T600" style:family="text">
      <style:text-properties fo:font-variant="normal" fo:text-transform="none" fo:color="#000000" style:font-name="Liberation Serif" fo:font-size="12pt" fo:letter-spacing="normal" fo:font-style="normal" style:text-underline-style="none" fo:font-weight="normal" officeooo:rsid="0e4ca23b" style:font-size-asian="12pt" style:font-size-complex="12pt"/>
    </style:style>
    <style:style style:name="T601" style:family="text">
      <style:text-properties fo:font-variant="normal" fo:text-transform="none" fo:color="#000000" style:font-name="Liberation Serif" fo:font-size="12pt" fo:letter-spacing="normal" fo:font-style="normal" style:text-underline-style="none" fo:font-weight="normal" officeooo:rsid="0e4cf69e" style:font-size-asian="12pt" style:font-size-complex="12pt"/>
    </style:style>
    <style:style style:name="T602" style:family="text">
      <style:text-properties fo:font-variant="normal" fo:text-transform="none" fo:color="#000000" style:font-name="Liberation Serif" fo:font-size="12pt" fo:letter-spacing="normal" fo:font-style="normal" style:text-underline-style="none" fo:font-weight="normal" officeooo:rsid="0e503996" style:font-size-asian="12pt" style:font-size-complex="12pt"/>
    </style:style>
    <style:style style:name="T603" style:family="text">
      <style:text-properties fo:font-variant="normal" fo:text-transform="none" fo:color="#000000" style:font-name="Liberation Serif" fo:font-size="12pt" fo:letter-spacing="normal" fo:font-style="normal" style:text-underline-style="none" fo:font-weight="normal" officeooo:rsid="0e5c5671" style:font-size-asian="12pt" style:font-size-complex="12pt"/>
    </style:style>
    <style:style style:name="T604" style:family="text">
      <style:text-properties fo:font-variant="normal" fo:text-transform="none" fo:color="#000000" style:font-name="Liberation Serif" fo:font-size="12pt" fo:letter-spacing="normal" fo:font-style="normal" style:text-underline-style="none" fo:font-weight="normal" officeooo:rsid="0e5c6f7b" style:font-size-asian="12pt" style:font-size-complex="12pt"/>
    </style:style>
    <style:style style:name="T605" style:family="text">
      <style:text-properties fo:font-variant="normal" fo:text-transform="none" fo:color="#000000" style:font-name="Liberation Serif" fo:font-size="12pt" fo:letter-spacing="normal" fo:font-style="normal" style:text-underline-style="none" fo:font-weight="normal" officeooo:rsid="0e5de658" style:font-size-asian="12pt" style:font-size-complex="12pt"/>
    </style:style>
    <style:style style:name="T606" style:family="text">
      <style:text-properties fo:font-variant="normal" fo:text-transform="none" fo:color="#000000" style:font-name="Liberation Serif" fo:font-size="12pt" fo:letter-spacing="normal" fo:font-style="normal" style:text-underline-style="none" fo:font-weight="normal" officeooo:rsid="0e826dd7" style:font-size-asian="12pt" style:font-size-complex="12pt"/>
    </style:style>
    <style:style style:name="T607" style:family="text">
      <style:text-properties fo:font-variant="normal" fo:text-transform="none" fo:color="#000000" style:font-name="Liberation Serif" fo:font-size="12pt" fo:letter-spacing="normal" fo:font-style="normal" style:text-underline-style="none" fo:font-weight="normal" officeooo:rsid="0e85de9e" style:font-size-asian="12pt" style:font-size-complex="12pt"/>
    </style:style>
    <style:style style:name="T608" style:family="text">
      <style:text-properties fo:font-variant="normal" fo:text-transform="none" fo:color="#000000" style:font-name="Liberation Serif" fo:font-size="12pt" fo:letter-spacing="normal" fo:font-style="normal" style:text-underline-style="none" fo:font-weight="normal" officeooo:rsid="0e87054a" style:font-size-asian="12pt" style:font-size-complex="12pt"/>
    </style:style>
    <style:style style:name="T609" style:family="text">
      <style:text-properties fo:font-variant="normal" fo:text-transform="none" fo:color="#000000" style:font-name="Liberation Serif" fo:font-size="12pt" fo:letter-spacing="normal" fo:font-style="normal" style:text-underline-style="none" fo:font-weight="normal" officeooo:rsid="0e88bbd0" style:font-size-asian="12pt" style:font-size-complex="12pt"/>
    </style:style>
    <style:style style:name="T610" style:family="text">
      <style:text-properties fo:font-variant="normal" fo:text-transform="none" fo:color="#000000" style:font-name="Liberation Serif" fo:font-size="12pt" fo:letter-spacing="normal" fo:font-style="normal" style:text-underline-style="none" fo:font-weight="normal" officeooo:rsid="0ea54eb1" style:font-size-asian="12pt" style:font-size-complex="12pt"/>
    </style:style>
    <style:style style:name="T611"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612" style:family="text">
      <style:text-properties fo:font-variant="normal" fo:text-transform="none" fo:color="#000000" style:font-name="Liberation Serif" fo:font-size="12pt" fo:letter-spacing="normal" fo:font-style="normal" style:text-underline-style="none" fo:font-weight="normal" officeooo:rsid="100833ad" style:font-size-asian="12pt" style:font-size-complex="12pt"/>
    </style:style>
    <style:style style:name="T613" style:family="text">
      <style:text-properties fo:font-variant="normal" fo:text-transform="none" fo:color="#000000" style:font-name="Liberation Serif" fo:font-size="12pt" fo:letter-spacing="normal" fo:font-style="normal" style:text-underline-style="none" fo:font-weight="normal" officeooo:rsid="10083f3e" style:font-size-asian="12pt" style:font-size-complex="12pt"/>
    </style:style>
    <style:style style:name="T614" style:family="text">
      <style:text-properties fo:font-variant="normal" fo:text-transform="none" fo:color="#000000" style:font-name="Liberation Serif" fo:font-size="12pt" fo:letter-spacing="normal" fo:font-style="normal" style:text-underline-style="none" fo:font-weight="normal" officeooo:rsid="1009aa33" style:font-size-asian="12pt" style:font-size-complex="12pt"/>
    </style:style>
    <style:style style:name="T615" style:family="text">
      <style:text-properties fo:font-variant="normal" fo:text-transform="none" fo:color="#000000" style:font-name="Liberation Serif" fo:font-size="12pt" fo:letter-spacing="normal" fo:font-style="normal" style:text-underline-style="none" fo:font-weight="normal" officeooo:rsid="100c02fe" style:font-size-asian="12pt" style:font-size-complex="12pt"/>
    </style:style>
    <style:style style:name="T616" style:family="text">
      <style:text-properties fo:font-variant="normal" fo:text-transform="none" fo:color="#000000" style:font-name="Liberation Serif" fo:font-size="12pt" fo:letter-spacing="normal" fo:font-style="normal" style:text-underline-style="none" fo:font-weight="normal" officeooo:rsid="100d463a" style:font-size-asian="12pt" style:font-size-complex="12pt"/>
    </style:style>
    <style:style style:name="T617" style:family="text">
      <style:text-properties fo:font-variant="normal" fo:text-transform="none" fo:color="#000000" style:font-name="Liberation Serif" fo:font-size="12pt" fo:letter-spacing="normal" fo:font-style="normal" style:text-underline-style="none" fo:font-weight="normal" officeooo:rsid="1010f79e" style:font-size-asian="12pt" style:font-size-complex="12pt"/>
    </style:style>
    <style:style style:name="T618" style:family="text">
      <style:text-properties fo:font-variant="normal" fo:text-transform="none" fo:color="#000000" style:font-name="Liberation Serif" fo:font-size="12pt" fo:letter-spacing="normal" fo:font-style="normal" style:text-underline-style="none" fo:font-weight="normal" officeooo:rsid="1012a1d6" style:font-size-asian="12pt" style:font-size-complex="12pt"/>
    </style:style>
    <style:style style:name="T619" style:family="text">
      <style:text-properties fo:font-variant="normal" fo:text-transform="none" fo:color="#000000" style:font-name="Liberation Serif" fo:font-size="12pt" fo:letter-spacing="normal" fo:font-style="normal" style:text-underline-style="none" fo:font-weight="normal" officeooo:rsid="10141c55" style:font-size-asian="12pt" style:font-size-complex="12pt"/>
    </style:style>
    <style:style style:name="T620" style:family="text">
      <style:text-properties fo:font-variant="normal" fo:text-transform="none" fo:color="#000000" style:font-name="Liberation Serif" fo:font-size="12pt" fo:letter-spacing="normal" fo:font-style="normal" style:text-underline-style="none" fo:font-weight="normal" officeooo:rsid="1014aeb3" style:font-size-asian="12pt" style:font-size-complex="12pt"/>
    </style:style>
    <style:style style:name="T621" style:family="text">
      <style:text-properties fo:font-variant="normal" fo:text-transform="none" fo:color="#000000" style:font-name="Liberation Serif" fo:font-size="12pt" fo:letter-spacing="normal" fo:font-style="normal" style:text-underline-style="none" fo:font-weight="normal" officeooo:rsid="1016ba53" style:font-size-asian="12pt" style:font-size-complex="12pt"/>
    </style:style>
    <style:style style:name="T622" style:family="text">
      <style:text-properties fo:font-variant="normal" fo:text-transform="none" fo:color="#000000" style:font-name="Liberation Serif" fo:font-size="12pt" fo:letter-spacing="normal" fo:font-style="normal" style:text-underline-style="none" fo:font-weight="normal" officeooo:rsid="101b0f3d" style:font-size-asian="12pt" style:font-size-complex="12pt"/>
    </style:style>
    <style:style style:name="T623" style:family="text">
      <style:text-properties fo:font-variant="normal" fo:text-transform="none" fo:color="#000000" style:font-name="Liberation Serif" fo:font-size="12pt" fo:letter-spacing="normal" fo:font-style="normal" style:text-underline-style="none" fo:font-weight="normal" officeooo:rsid="101dee72" style:font-size-asian="12pt" style:font-size-complex="12pt"/>
    </style:style>
    <style:style style:name="T624" style:family="text">
      <style:text-properties fo:font-variant="normal" fo:text-transform="none" fo:color="#000000" style:font-name="Liberation Serif" fo:font-size="12pt" fo:letter-spacing="normal" fo:font-style="italic" style:text-underline-style="none" fo:font-weight="normal" officeooo:rsid="0e116a63" style:font-size-asian="12pt" style:font-style-asian="italic" style:font-size-complex="12pt" style:font-style-complex="italic"/>
    </style:style>
    <style:style style:name="T625" style:family="text">
      <style:text-properties officeooo:rsid="0030350c"/>
    </style:style>
    <style:style style:name="T626" style:family="text">
      <style:text-properties officeooo:rsid="0030da56"/>
    </style:style>
    <style:style style:name="T627" style:family="text">
      <style:text-properties officeooo:rsid="00311f0f"/>
    </style:style>
    <style:style style:name="T628" style:family="text">
      <style:text-properties officeooo:rsid="003206c4"/>
    </style:style>
    <style:style style:name="T629" style:family="text">
      <style:text-properties officeooo:rsid="00ac6269" style:font-size-asian="12pt" style:font-style-asian="normal" style:font-weight-asian="normal" style:font-size-complex="12pt" style:font-style-complex="normal" style:font-weight-complex="normal"/>
    </style:style>
    <style:style style:name="T630" style:family="text">
      <style:text-properties officeooo:rsid="00b03651" style:font-size-asian="12pt" style:font-style-asian="normal" style:font-weight-asian="normal" style:font-size-complex="12pt" style:font-style-complex="normal" style:font-weight-complex="normal"/>
    </style:style>
    <style:style style:name="T631" style:family="text">
      <style:text-properties officeooo:rsid="00b07f9c" style:font-size-asian="12pt" style:font-style-asian="normal" style:font-weight-asian="normal" style:font-size-complex="12pt" style:font-style-complex="normal" style:font-weight-complex="normal"/>
    </style:style>
    <style:style style:name="T632" style:family="text">
      <style:text-properties officeooo:rsid="0140c98d" style:font-size-asian="12pt" style:font-style-asian="normal" style:font-weight-asian="normal" style:font-size-complex="12pt" style:font-style-complex="normal" style:font-weight-complex="normal"/>
    </style:style>
    <style:style style:name="T633" style:family="text">
      <style:text-properties officeooo:rsid="00b93cfe" style:font-size-asian="12pt" style:font-style-asian="normal" style:font-weight-asian="normal" style:font-size-complex="12pt" style:font-style-complex="normal" style:font-weight-complex="normal"/>
    </style:style>
    <style:style style:name="T634" style:family="text">
      <style:text-properties officeooo:rsid="00ba0bbd" style:font-size-asian="12pt" style:font-style-asian="normal" style:font-weight-asian="normal" style:font-size-complex="12pt" style:font-style-complex="normal" style:font-weight-complex="normal"/>
    </style:style>
    <style:style style:name="T635" style:family="text">
      <style:text-properties officeooo:rsid="00bb26b9" style:font-size-asian="12pt" style:font-style-asian="normal" style:font-weight-asian="normal" style:font-size-complex="12pt" style:font-style-complex="normal" style:font-weight-complex="normal"/>
    </style:style>
    <style:style style:name="T636" style:family="text">
      <style:text-properties officeooo:rsid="00bde9e1" style:font-size-asian="12pt" style:font-style-asian="normal" style:font-weight-asian="normal" style:font-size-complex="12pt" style:font-style-complex="normal" style:font-weight-complex="normal"/>
    </style:style>
    <style:style style:name="T637" style:family="text">
      <style:text-properties officeooo:rsid="00be556e" style:font-size-asian="12pt" style:font-style-asian="normal" style:font-weight-asian="normal" style:font-size-complex="12pt" style:font-style-complex="normal" style:font-weight-complex="normal"/>
    </style:style>
    <style:style style:name="T638" style:family="text">
      <style:text-properties officeooo:rsid="00c5a9bb" style:font-size-asian="12pt" style:font-style-asian="normal" style:font-weight-asian="normal" style:font-size-complex="12pt" style:font-style-complex="normal" style:font-weight-complex="normal"/>
    </style:style>
    <style:style style:name="T639" style:family="text">
      <style:text-properties officeooo:rsid="00c7374c" style:font-size-asian="12pt" style:font-style-asian="normal" style:font-weight-asian="normal" style:font-size-complex="12pt" style:font-style-complex="normal" style:font-weight-complex="normal"/>
    </style:style>
    <style:style style:name="T640" style:family="text">
      <style:text-properties officeooo:rsid="00cabcce" style:font-size-asian="12pt" style:font-style-asian="normal" style:font-weight-asian="normal" style:font-size-complex="12pt" style:font-style-complex="normal" style:font-weight-complex="normal"/>
    </style:style>
    <style:style style:name="T641" style:family="text">
      <style:text-properties officeooo:rsid="00c1317d" style:font-size-asian="12pt" style:font-style-asian="normal" style:font-weight-asian="normal" style:font-size-complex="12pt" style:font-style-complex="normal" style:font-weight-complex="normal"/>
    </style:style>
    <style:style style:name="T642" style:family="text">
      <style:text-properties officeooo:rsid="00d879c2" style:font-size-asian="12pt" style:font-style-asian="normal" style:font-weight-asian="normal" style:font-size-complex="12pt" style:font-style-complex="normal" style:font-weight-complex="normal"/>
    </style:style>
    <style:style style:name="T643" style:family="text">
      <style:text-properties officeooo:rsid="00d9bf3e" style:font-size-asian="12pt" style:font-style-asian="normal" style:font-weight-asian="normal" style:font-size-complex="12pt" style:font-style-complex="normal" style:font-weight-complex="normal"/>
    </style:style>
    <style:style style:name="T644" style:family="text">
      <style:text-properties officeooo:rsid="00dcd895" style:font-size-asian="12pt" style:font-style-asian="normal" style:font-weight-asian="normal" style:font-size-complex="12pt" style:font-style-complex="normal" style:font-weight-complex="normal"/>
    </style:style>
    <style:style style:name="T645" style:family="text">
      <style:text-properties officeooo:rsid="00ddf73c" style:font-size-asian="12pt" style:font-style-asian="normal" style:font-weight-asian="normal" style:font-size-complex="12pt" style:font-style-complex="normal" style:font-weight-complex="normal"/>
    </style:style>
    <style:style style:name="T646" style:family="text">
      <style:text-properties officeooo:rsid="00de0d77" style:font-size-asian="12pt" style:font-style-asian="normal" style:font-weight-asian="normal" style:font-size-complex="12pt" style:font-style-complex="normal" style:font-weight-complex="normal"/>
    </style:style>
    <style:style style:name="T647" style:family="text">
      <style:text-properties officeooo:rsid="00df61af" style:font-size-asian="12pt" style:font-style-asian="normal" style:font-weight-asian="normal" style:font-size-complex="12pt" style:font-style-complex="normal" style:font-weight-complex="normal"/>
    </style:style>
    <style:style style:name="T648" style:family="text">
      <style:text-properties officeooo:rsid="00e0ff28" style:font-size-asian="12pt" style:font-style-asian="normal" style:font-weight-asian="normal" style:font-size-complex="12pt" style:font-style-complex="normal" style:font-weight-complex="normal"/>
    </style:style>
    <style:style style:name="T649" style:family="text">
      <style:text-properties officeooo:rsid="00e14cb5" style:font-size-asian="12pt" style:font-style-asian="normal" style:font-weight-asian="normal" style:font-size-complex="12pt" style:font-style-complex="normal" style:font-weight-complex="normal"/>
    </style:style>
    <style:style style:name="T650" style:family="text">
      <style:text-properties officeooo:rsid="00e1a8dd" style:font-size-asian="12pt" style:font-style-asian="normal" style:font-weight-asian="normal" style:font-size-complex="12pt" style:font-style-complex="normal" style:font-weight-complex="normal"/>
    </style:style>
    <style:style style:name="T651" style:family="text">
      <style:text-properties officeooo:rsid="00e43bfd" style:font-size-asian="12pt" style:font-style-asian="normal" style:font-weight-asian="normal" style:font-size-complex="12pt" style:font-style-complex="normal" style:font-weight-complex="normal"/>
    </style:style>
    <style:style style:name="T652" style:family="text">
      <style:text-properties officeooo:rsid="00e63088" style:font-size-asian="12pt" style:font-style-asian="normal" style:font-weight-asian="normal" style:font-size-complex="12pt" style:font-style-complex="normal" style:font-weight-complex="normal"/>
    </style:style>
    <style:style style:name="T653" style:family="text">
      <style:text-properties officeooo:rsid="00e82156" style:font-size-asian="12pt" style:font-style-asian="normal" style:font-weight-asian="normal" style:font-size-complex="12pt" style:font-style-complex="normal" style:font-weight-complex="normal"/>
    </style:style>
    <style:style style:name="T654" style:family="text">
      <style:text-properties officeooo:rsid="00ee6da0" style:font-size-asian="12pt" style:font-style-asian="normal" style:font-weight-asian="normal" style:font-size-complex="12pt" style:font-style-complex="normal" style:font-weight-complex="normal"/>
    </style:style>
    <style:style style:name="T655" style:family="text">
      <style:text-properties officeooo:rsid="00f04d9f" style:font-size-asian="12pt" style:font-style-asian="normal" style:font-weight-asian="normal" style:font-size-complex="12pt" style:font-style-complex="normal" style:font-weight-complex="normal"/>
    </style:style>
    <style:style style:name="T656" style:family="text">
      <style:text-properties officeooo:rsid="00f9f1af" style:font-size-asian="12pt" style:font-style-asian="normal" style:font-weight-asian="normal" style:font-size-complex="12pt" style:font-style-complex="normal" style:font-weight-complex="normal"/>
    </style:style>
    <style:style style:name="T657" style:family="text">
      <style:text-properties officeooo:rsid="00fb43cb" style:font-size-asian="12pt" style:font-style-asian="normal" style:font-weight-asian="normal" style:font-size-complex="12pt" style:font-style-complex="normal" style:font-weight-complex="normal"/>
    </style:style>
    <style:style style:name="T658" style:family="text">
      <style:text-properties officeooo:rsid="00fcb52a" style:font-size-asian="12pt" style:font-style-asian="normal" style:font-weight-asian="normal" style:font-size-complex="12pt" style:font-style-complex="normal" style:font-weight-complex="normal"/>
    </style:style>
    <style:style style:name="T659" style:family="text">
      <style:text-properties officeooo:rsid="00fe3ba0" style:font-size-asian="12pt" style:font-style-asian="normal" style:font-weight-asian="normal" style:font-size-complex="12pt" style:font-style-complex="normal" style:font-weight-complex="normal"/>
    </style:style>
    <style:style style:name="T660" style:family="text">
      <style:text-properties officeooo:rsid="00fe5dbe" style:font-size-asian="12pt" style:font-style-asian="normal" style:font-weight-asian="normal" style:font-size-complex="12pt" style:font-style-complex="normal" style:font-weight-complex="normal"/>
    </style:style>
    <style:style style:name="T661" style:family="text">
      <style:text-properties officeooo:rsid="00ffcb36" style:font-size-asian="12pt" style:font-style-asian="normal" style:font-weight-asian="normal" style:font-size-complex="12pt" style:font-style-complex="normal" style:font-weight-complex="normal"/>
    </style:style>
    <style:style style:name="T662" style:family="text">
      <style:text-properties officeooo:rsid="01032cd3" style:font-size-asian="12pt" style:font-style-asian="normal" style:font-weight-asian="normal" style:font-size-complex="12pt" style:font-style-complex="normal" style:font-weight-complex="normal"/>
    </style:style>
    <style:style style:name="T663" style:family="text">
      <style:text-properties officeooo:rsid="01057906" style:font-size-asian="12pt" style:font-style-asian="normal" style:font-weight-asian="normal" style:font-size-complex="12pt" style:font-style-complex="normal" style:font-weight-complex="normal"/>
    </style:style>
    <style:style style:name="T664" style:family="text">
      <style:text-properties officeooo:rsid="010b20b8" style:font-size-asian="12pt" style:font-style-asian="normal" style:font-weight-asian="normal" style:font-size-complex="12pt" style:font-style-complex="normal" style:font-weight-complex="normal"/>
    </style:style>
    <style:style style:name="T665" style:family="text">
      <style:text-properties officeooo:rsid="010e008d" style:font-size-asian="12pt" style:font-style-asian="normal" style:font-weight-asian="normal" style:font-size-complex="12pt" style:font-style-complex="normal" style:font-weight-complex="normal"/>
    </style:style>
    <style:style style:name="T666" style:family="text">
      <style:text-properties officeooo:rsid="010e4af1" style:font-size-asian="12pt" style:font-style-asian="normal" style:font-weight-asian="normal" style:font-size-complex="12pt" style:font-style-complex="normal" style:font-weight-complex="normal"/>
    </style:style>
    <style:style style:name="T667" style:family="text">
      <style:text-properties officeooo:rsid="0110021d" style:font-size-asian="12pt" style:font-style-asian="normal" style:font-weight-asian="normal" style:font-size-complex="12pt" style:font-style-complex="normal" style:font-weight-complex="normal"/>
    </style:style>
    <style:style style:name="T668" style:family="text">
      <style:text-properties officeooo:rsid="011097c5" style:font-size-asian="12pt" style:font-style-asian="normal" style:font-weight-asian="normal" style:font-size-complex="12pt" style:font-style-complex="normal" style:font-weight-complex="normal"/>
    </style:style>
    <style:style style:name="T669" style:family="text">
      <style:text-properties officeooo:rsid="01158e69" style:font-size-asian="12pt" style:font-style-asian="normal" style:font-weight-asian="normal" style:font-size-complex="12pt" style:font-style-complex="normal" style:font-weight-complex="normal"/>
    </style:style>
    <style:style style:name="T670" style:family="text">
      <style:text-properties officeooo:rsid="0116c2a3" style:font-size-asian="12pt" style:font-style-asian="normal" style:font-weight-asian="normal" style:font-size-complex="12pt" style:font-style-complex="normal" style:font-weight-complex="normal"/>
    </style:style>
    <style:style style:name="T671" style:family="text">
      <style:text-properties officeooo:rsid="0116edf1" style:font-size-asian="12pt" style:font-style-asian="normal" style:font-weight-asian="normal" style:font-size-complex="12pt" style:font-style-complex="normal" style:font-weight-complex="normal"/>
    </style:style>
    <style:style style:name="T672" style:family="text">
      <style:text-properties officeooo:rsid="01183f48" style:font-size-asian="12pt" style:font-style-asian="normal" style:font-weight-asian="normal" style:font-size-complex="12pt" style:font-style-complex="normal" style:font-weight-complex="normal"/>
    </style:style>
    <style:style style:name="T673" style:family="text">
      <style:text-properties officeooo:rsid="0118fe83" style:font-size-asian="12pt" style:font-style-asian="normal" style:font-weight-asian="normal" style:font-size-complex="12pt" style:font-style-complex="normal" style:font-weight-complex="normal"/>
    </style:style>
    <style:style style:name="T674" style:family="text">
      <style:text-properties officeooo:rsid="01193ef2" style:font-size-asian="12pt" style:font-style-asian="normal" style:font-weight-asian="normal" style:font-size-complex="12pt" style:font-style-complex="normal" style:font-weight-complex="normal"/>
    </style:style>
    <style:style style:name="T675" style:family="text">
      <style:text-properties officeooo:rsid="011a8d37" style:font-size-asian="12pt" style:font-style-asian="normal" style:font-weight-asian="normal" style:font-size-complex="12pt" style:font-style-complex="normal" style:font-weight-complex="normal"/>
    </style:style>
    <style:style style:name="T676" style:family="text">
      <style:text-properties officeooo:rsid="011bd9f0" style:font-size-asian="12pt" style:font-style-asian="normal" style:font-weight-asian="normal" style:font-size-complex="12pt" style:font-style-complex="normal" style:font-weight-complex="normal"/>
    </style:style>
    <style:style style:name="T677" style:family="text">
      <style:text-properties officeooo:rsid="0121762e" style:font-size-asian="12pt" style:font-style-asian="normal" style:font-weight-asian="normal" style:font-size-complex="12pt" style:font-style-complex="normal" style:font-weight-complex="normal"/>
    </style:style>
    <style:style style:name="T678" style:family="text">
      <style:text-properties officeooo:rsid="01232a20" style:font-size-asian="12pt" style:font-style-asian="normal" style:font-weight-asian="normal" style:font-size-complex="12pt" style:font-style-complex="normal" style:font-weight-complex="normal"/>
    </style:style>
    <style:style style:name="T679" style:family="text">
      <style:text-properties officeooo:rsid="012e5f88" style:font-size-asian="12pt" style:font-style-asian="normal" style:font-weight-asian="normal" style:font-size-complex="12pt" style:font-style-complex="normal" style:font-weight-complex="normal"/>
    </style:style>
    <style:style style:name="T680" style:family="text">
      <style:text-properties officeooo:rsid="01447b2d" style:font-size-asian="12pt" style:font-style-asian="normal" style:font-weight-asian="normal" style:font-size-complex="12pt" style:font-style-complex="normal" style:font-weight-complex="normal"/>
    </style:style>
    <style:style style:name="T681" style:family="text">
      <style:text-properties officeooo:rsid="014a974e" style:font-size-asian="12pt" style:font-style-asian="normal" style:font-weight-asian="normal" style:font-size-complex="12pt" style:font-style-complex="normal" style:font-weight-complex="normal"/>
    </style:style>
    <style:style style:name="T682" style:family="text">
      <style:text-properties officeooo:rsid="014b7bcb" style:font-size-asian="12pt" style:font-style-asian="normal" style:font-weight-asian="normal" style:font-size-complex="12pt" style:font-style-complex="normal" style:font-weight-complex="normal"/>
    </style:style>
    <style:style style:name="T683" style:family="text">
      <style:text-properties officeooo:rsid="014d5983" style:font-size-asian="12pt" style:font-style-asian="normal" style:font-weight-asian="normal" style:font-size-complex="12pt" style:font-style-complex="normal" style:font-weight-complex="normal"/>
    </style:style>
    <style:style style:name="T684" style:family="text">
      <style:text-properties officeooo:rsid="014ef76c" style:font-size-asian="12pt" style:font-style-asian="normal" style:font-weight-asian="normal" style:font-size-complex="12pt" style:font-style-complex="normal" style:font-weight-complex="normal"/>
    </style:style>
    <style:style style:name="T685" style:family="text">
      <style:text-properties officeooo:rsid="01d72b59" style:font-size-asian="12pt" style:font-style-asian="normal" style:font-weight-asian="normal" style:font-size-complex="12pt" style:font-style-complex="normal" style:font-weight-complex="normal"/>
    </style:style>
    <style:style style:name="T686" style:family="text">
      <style:text-properties officeooo:rsid="01d8936e" style:font-size-asian="12pt" style:font-style-asian="normal" style:font-weight-asian="normal" style:font-size-complex="12pt" style:font-style-complex="normal" style:font-weight-complex="normal"/>
    </style:style>
    <style:style style:name="T687" style:family="text">
      <style:text-properties officeooo:rsid="01d8eab0" style:font-size-asian="12pt" style:font-style-asian="normal" style:font-weight-asian="normal" style:font-size-complex="12pt" style:font-style-complex="normal" style:font-weight-complex="normal"/>
    </style:style>
    <style:style style:name="T688" style:family="text">
      <style:text-properties officeooo:rsid="01dd78d5" style:font-size-asian="12pt" style:font-style-asian="normal" style:font-weight-asian="normal" style:font-size-complex="12pt" style:font-style-complex="normal" style:font-weight-complex="normal"/>
    </style:style>
    <style:style style:name="T689" style:family="text">
      <style:text-properties officeooo:rsid="01ddfd69" style:font-size-asian="12pt" style:font-style-asian="normal" style:font-weight-asian="normal" style:font-size-complex="12pt" style:font-style-complex="normal" style:font-weight-complex="normal"/>
    </style:style>
    <style:style style:name="T690" style:family="text">
      <style:text-properties officeooo:rsid="01df9ca7" style:font-size-asian="12pt" style:font-style-asian="normal" style:font-weight-asian="normal" style:font-size-complex="12pt" style:font-style-complex="normal" style:font-weight-complex="normal"/>
    </style:style>
    <style:style style:name="T691" style:family="text">
      <style:text-properties officeooo:rsid="01e0fe87" style:font-size-asian="12pt" style:font-style-asian="normal" style:font-weight-asian="normal" style:font-size-complex="12pt" style:font-style-complex="normal" style:font-weight-complex="normal"/>
    </style:style>
    <style:style style:name="T692" style:family="text">
      <style:text-properties officeooo:rsid="01e4c1f9" style:font-size-asian="12pt" style:font-style-asian="normal" style:font-weight-asian="normal" style:font-size-complex="12pt" style:font-style-complex="normal" style:font-weight-complex="normal"/>
    </style:style>
    <style:style style:name="T693" style:family="text">
      <style:text-properties officeooo:rsid="01e5376a" style:font-size-asian="12pt" style:font-style-asian="normal" style:font-weight-asian="normal" style:font-size-complex="12pt" style:font-style-complex="normal" style:font-weight-complex="normal"/>
    </style:style>
    <style:style style:name="T694" style:family="text">
      <style:text-properties officeooo:rsid="01e58c4f" style:font-size-asian="12pt" style:font-style-asian="normal" style:font-weight-asian="normal" style:font-size-complex="12pt" style:font-style-complex="normal" style:font-weight-complex="normal"/>
    </style:style>
    <style:style style:name="T695" style:family="text">
      <style:text-properties officeooo:rsid="01e67312" style:font-size-asian="12pt" style:font-style-asian="normal" style:font-weight-asian="normal" style:font-size-complex="12pt" style:font-style-complex="normal" style:font-weight-complex="normal"/>
    </style:style>
    <style:style style:name="T696" style:family="text">
      <style:text-properties officeooo:rsid="01e72db7" style:font-size-asian="12pt" style:font-style-asian="normal" style:font-weight-asian="normal" style:font-size-complex="12pt" style:font-style-complex="normal" style:font-weight-complex="normal"/>
    </style:style>
    <style:style style:name="T697" style:family="text">
      <style:text-properties officeooo:rsid="01e8d971" style:font-size-asian="12pt" style:font-style-asian="normal" style:font-weight-asian="normal" style:font-size-complex="12pt" style:font-style-complex="normal" style:font-weight-complex="normal"/>
    </style:style>
    <style:style style:name="T698" style:family="text">
      <style:text-properties officeooo:rsid="01e91e1e" style:font-size-asian="12pt" style:font-style-asian="normal" style:font-weight-asian="normal" style:font-size-complex="12pt" style:font-style-complex="normal" style:font-weight-complex="normal"/>
    </style:style>
    <style:style style:name="T699" style:family="text">
      <style:text-properties officeooo:rsid="01ebe73e" style:font-size-asian="12pt" style:font-style-asian="normal" style:font-weight-asian="normal" style:font-size-complex="12pt" style:font-style-complex="normal" style:font-weight-complex="normal"/>
    </style:style>
    <style:style style:name="T700" style:family="text">
      <style:text-properties officeooo:rsid="01eec264" style:font-size-asian="12pt" style:font-style-asian="normal" style:font-weight-asian="normal" style:font-size-complex="12pt" style:font-style-complex="normal" style:font-weight-complex="normal"/>
    </style:style>
    <style:style style:name="T701" style:family="text">
      <style:text-properties officeooo:rsid="01f3c6c8" style:font-size-asian="12pt" style:font-style-asian="normal" style:font-weight-asian="normal" style:font-size-complex="12pt" style:font-style-complex="normal" style:font-weight-complex="normal"/>
    </style:style>
    <style:style style:name="T702" style:family="text">
      <style:text-properties officeooo:rsid="01f3e4ec" style:font-size-asian="12pt" style:font-style-asian="normal" style:font-weight-asian="normal" style:font-size-complex="12pt" style:font-style-complex="normal" style:font-weight-complex="normal"/>
    </style:style>
    <style:style style:name="T703" style:family="text">
      <style:text-properties officeooo:rsid="01f4e52d" style:font-size-asian="12pt" style:font-style-asian="normal" style:font-weight-asian="normal" style:font-size-complex="12pt" style:font-style-complex="normal" style:font-weight-complex="normal"/>
    </style:style>
    <style:style style:name="T704" style:family="text">
      <style:text-properties officeooo:rsid="01f6687d" style:font-size-asian="12pt" style:font-style-asian="normal" style:font-weight-asian="normal" style:font-size-complex="12pt" style:font-style-complex="normal" style:font-weight-complex="normal"/>
    </style:style>
    <style:style style:name="T705" style:family="text">
      <style:text-properties officeooo:rsid="01fb3bbf" style:font-size-asian="12pt" style:font-style-asian="normal" style:font-weight-asian="normal" style:font-size-complex="12pt" style:font-style-complex="normal" style:font-weight-complex="normal"/>
    </style:style>
    <style:style style:name="T706" style:family="text">
      <style:text-properties officeooo:rsid="01fb66ef" style:font-size-asian="12pt" style:font-style-asian="normal" style:font-weight-asian="normal" style:font-size-complex="12pt" style:font-style-complex="normal" style:font-weight-complex="normal"/>
    </style:style>
    <style:style style:name="T707" style:family="text">
      <style:text-properties officeooo:rsid="01fcc810" style:font-size-asian="12pt" style:font-style-asian="normal" style:font-weight-asian="normal" style:font-size-complex="12pt" style:font-style-complex="normal" style:font-weight-complex="normal"/>
    </style:style>
    <style:style style:name="T708" style:family="text">
      <style:text-properties officeooo:rsid="01ff2cf9" style:font-size-asian="12pt" style:font-style-asian="normal" style:font-weight-asian="normal" style:font-size-complex="12pt" style:font-style-complex="normal" style:font-weight-complex="normal"/>
    </style:style>
    <style:style style:name="T709" style:family="text">
      <style:text-properties officeooo:rsid="02010bd5" style:font-size-asian="12pt" style:font-style-asian="normal" style:font-weight-asian="normal" style:font-size-complex="12pt" style:font-style-complex="normal" style:font-weight-complex="normal"/>
    </style:style>
    <style:style style:name="T710" style:family="text">
      <style:text-properties officeooo:rsid="020743eb" style:font-size-asian="12pt" style:font-style-asian="normal" style:font-weight-asian="normal" style:font-size-complex="12pt" style:font-style-complex="normal" style:font-weight-complex="normal"/>
    </style:style>
    <style:style style:name="T711" style:family="text">
      <style:text-properties officeooo:rsid="020e08be" style:font-size-asian="12pt" style:font-style-asian="normal" style:font-weight-asian="normal" style:font-size-complex="12pt" style:font-style-complex="normal" style:font-weight-complex="normal"/>
    </style:style>
    <style:style style:name="T712" style:family="text">
      <style:text-properties officeooo:rsid="021102c5" style:font-size-asian="12pt" style:font-style-asian="normal" style:font-weight-asian="normal" style:font-size-complex="12pt" style:font-style-complex="normal" style:font-weight-complex="normal"/>
    </style:style>
    <style:style style:name="T713" style:family="text">
      <style:text-properties officeooo:rsid="02110c09" style:font-size-asian="12pt" style:font-style-asian="normal" style:font-weight-asian="normal" style:font-size-complex="12pt" style:font-style-complex="normal" style:font-weight-complex="normal"/>
    </style:style>
    <style:style style:name="T714" style:family="text">
      <style:text-properties officeooo:rsid="021411a0" style:font-size-asian="12pt" style:font-style-asian="normal" style:font-weight-asian="normal" style:font-size-complex="12pt" style:font-style-complex="normal" style:font-weight-complex="normal"/>
    </style:style>
    <style:style style:name="T715" style:family="text">
      <style:text-properties officeooo:rsid="02155ee9" style:font-size-asian="12pt" style:font-style-asian="normal" style:font-weight-asian="normal" style:font-size-complex="12pt" style:font-style-complex="normal" style:font-weight-complex="normal"/>
    </style:style>
    <style:style style:name="T716" style:family="text">
      <style:text-properties officeooo:rsid="02197e4a" style:font-size-asian="12pt" style:font-style-asian="normal" style:font-weight-asian="normal" style:font-size-complex="12pt" style:font-style-complex="normal" style:font-weight-complex="normal"/>
    </style:style>
    <style:style style:name="T717" style:family="text">
      <style:text-properties officeooo:rsid="02198581" style:font-size-asian="12pt" style:font-style-asian="normal" style:font-weight-asian="normal" style:font-size-complex="12pt" style:font-style-complex="normal" style:font-weight-complex="normal"/>
    </style:style>
    <style:style style:name="T718" style:family="text">
      <style:text-properties officeooo:rsid="021b7194" style:font-size-asian="12pt" style:font-style-asian="normal" style:font-weight-asian="normal" style:font-size-complex="12pt" style:font-style-complex="normal" style:font-weight-complex="normal"/>
    </style:style>
    <style:style style:name="T719" style:family="text">
      <style:text-properties officeooo:rsid="021c68af" style:font-size-asian="12pt" style:font-style-asian="normal" style:font-weight-asian="normal" style:font-size-complex="12pt" style:font-style-complex="normal" style:font-weight-complex="normal"/>
    </style:style>
    <style:style style:name="T720" style:family="text">
      <style:text-properties officeooo:rsid="023ec560" style:font-size-asian="12pt" style:font-style-asian="normal" style:font-weight-asian="normal" style:font-size-complex="12pt" style:font-style-complex="normal" style:font-weight-complex="normal"/>
    </style:style>
    <style:style style:name="T721" style:family="text">
      <style:text-properties officeooo:rsid="0267d148" style:font-size-asian="12pt" style:font-style-asian="normal" style:font-weight-asian="normal" style:font-size-complex="12pt" style:font-style-complex="normal" style:font-weight-complex="normal"/>
    </style:style>
    <style:style style:name="T722" style:family="text">
      <style:text-properties officeooo:rsid="0267d287" style:font-size-asian="12pt" style:font-style-asian="normal" style:font-weight-asian="normal" style:font-size-complex="12pt" style:font-style-complex="normal" style:font-weight-complex="normal"/>
    </style:style>
    <style:style style:name="T723" style:family="text">
      <style:text-properties officeooo:rsid="02687e1c" style:font-size-asian="12pt" style:font-style-asian="normal" style:font-weight-asian="normal" style:font-size-complex="12pt" style:font-style-complex="normal" style:font-weight-complex="normal"/>
    </style:style>
    <style:style style:name="T724" style:family="text">
      <style:text-properties officeooo:rsid="02692a40" style:font-size-asian="12pt" style:font-style-asian="normal" style:font-weight-asian="normal" style:font-size-complex="12pt" style:font-style-complex="normal" style:font-weight-complex="normal"/>
    </style:style>
    <style:style style:name="T725" style:family="text">
      <style:text-properties officeooo:rsid="02699b1d" style:font-size-asian="12pt" style:font-style-asian="normal" style:font-weight-asian="normal" style:font-size-complex="12pt" style:font-style-complex="normal" style:font-weight-complex="normal"/>
    </style:style>
    <style:style style:name="T726" style:family="text">
      <style:text-properties officeooo:rsid="026aa223" style:font-size-asian="12pt" style:font-style-asian="normal" style:font-weight-asian="normal" style:font-size-complex="12pt" style:font-style-complex="normal" style:font-weight-complex="normal"/>
    </style:style>
    <style:style style:name="T727" style:family="text">
      <style:text-properties officeooo:rsid="026bb673" style:font-size-asian="12pt" style:font-style-asian="normal" style:font-weight-asian="normal" style:font-size-complex="12pt" style:font-style-complex="normal" style:font-weight-complex="normal"/>
    </style:style>
    <style:style style:name="T728" style:family="text">
      <style:text-properties officeooo:rsid="026bb7ab" style:font-size-asian="12pt" style:font-style-asian="normal" style:font-weight-asian="normal" style:font-size-complex="12pt" style:font-style-complex="normal" style:font-weight-complex="normal"/>
    </style:style>
    <style:style style:name="T729" style:family="text">
      <style:text-properties officeooo:rsid="026c9578" style:font-size-asian="12pt" style:font-style-asian="normal" style:font-weight-asian="normal" style:font-size-complex="12pt" style:font-style-complex="normal" style:font-weight-complex="normal"/>
    </style:style>
    <style:style style:name="T730" style:family="text">
      <style:text-properties officeooo:rsid="026d6975" style:font-size-asian="12pt" style:font-style-asian="normal" style:font-weight-asian="normal" style:font-size-complex="12pt" style:font-style-complex="normal" style:font-weight-complex="normal"/>
    </style:style>
    <style:style style:name="T731" style:family="text">
      <style:text-properties officeooo:rsid="026eda79" style:font-size-asian="12pt" style:font-style-asian="normal" style:font-weight-asian="normal" style:font-size-complex="12pt" style:font-style-complex="normal" style:font-weight-complex="normal"/>
    </style:style>
    <style:style style:name="T732" style:family="text">
      <style:text-properties officeooo:rsid="026ff089" style:font-size-asian="12pt" style:font-style-asian="normal" style:font-weight-asian="normal" style:font-size-complex="12pt" style:font-style-complex="normal" style:font-weight-complex="normal"/>
    </style:style>
    <style:style style:name="T733" style:family="text">
      <style:text-properties officeooo:rsid="0271cc6b" style:font-size-asian="12pt" style:font-style-asian="normal" style:font-weight-asian="normal" style:font-size-complex="12pt" style:font-style-complex="normal" style:font-weight-complex="normal"/>
    </style:style>
    <style:style style:name="T734" style:family="text">
      <style:text-properties officeooo:rsid="02755d34" style:font-size-asian="12pt" style:font-style-asian="normal" style:font-weight-asian="normal" style:font-size-complex="12pt" style:font-style-complex="normal" style:font-weight-complex="normal"/>
    </style:style>
    <style:style style:name="T735" style:family="text">
      <style:text-properties officeooo:rsid="02764cf5" style:font-size-asian="12pt" style:font-style-asian="normal" style:font-weight-asian="normal" style:font-size-complex="12pt" style:font-style-complex="normal" style:font-weight-complex="normal"/>
    </style:style>
    <style:style style:name="T736" style:family="text">
      <style:text-properties officeooo:rsid="0277861a" style:font-size-asian="12pt" style:font-style-asian="normal" style:font-weight-asian="normal" style:font-size-complex="12pt" style:font-style-complex="normal" style:font-weight-complex="normal"/>
    </style:style>
    <style:style style:name="T737" style:family="text">
      <style:text-properties officeooo:rsid="02b5fe53" style:font-size-asian="12pt" style:font-style-asian="normal" style:font-weight-asian="normal" style:font-size-complex="12pt" style:font-style-complex="normal" style:font-weight-complex="normal"/>
    </style:style>
    <style:style style:name="T738" style:family="text">
      <style:text-properties officeooo:rsid="02b9ab56" style:font-size-asian="12pt" style:font-style-asian="normal" style:font-weight-asian="normal" style:font-size-complex="12pt" style:font-style-complex="normal" style:font-weight-complex="normal"/>
    </style:style>
    <style:style style:name="T739" style:family="text">
      <style:text-properties officeooo:rsid="02ba2a5b" style:font-size-asian="12pt" style:font-style-asian="normal" style:font-weight-asian="normal" style:font-size-complex="12pt" style:font-style-complex="normal" style:font-weight-complex="normal"/>
    </style:style>
    <style:style style:name="T740" style:family="text">
      <style:text-properties officeooo:rsid="03085fca" style:font-size-asian="12pt" style:font-style-asian="normal" style:font-weight-asian="normal" style:font-size-complex="12pt" style:font-style-complex="normal" style:font-weight-complex="normal"/>
    </style:style>
    <style:style style:name="T741" style:family="text">
      <style:text-properties officeooo:rsid="030a3e05" style:font-size-asian="12pt" style:font-style-asian="normal" style:font-weight-asian="normal" style:font-size-complex="12pt" style:font-style-complex="normal" style:font-weight-complex="normal"/>
    </style:style>
    <style:style style:name="T742" style:family="text">
      <style:text-properties officeooo:rsid="030aa883" style:font-size-asian="12pt" style:font-style-asian="normal" style:font-weight-asian="normal" style:font-size-complex="12pt" style:font-style-complex="normal" style:font-weight-complex="normal"/>
    </style:style>
    <style:style style:name="T743" style:family="text">
      <style:text-properties officeooo:rsid="03105744" style:font-size-asian="12pt" style:font-style-asian="normal" style:font-weight-asian="normal" style:font-size-complex="12pt" style:font-style-complex="normal" style:font-weight-complex="normal"/>
    </style:style>
    <style:style style:name="T744" style:family="text">
      <style:text-properties officeooo:rsid="0310d9f8" style:font-size-asian="12pt" style:font-style-asian="normal" style:font-weight-asian="normal" style:font-size-complex="12pt" style:font-style-complex="normal" style:font-weight-complex="normal"/>
    </style:style>
    <style:style style:name="T745" style:family="text">
      <style:text-properties officeooo:rsid="03141c60" style:font-size-asian="12pt" style:font-style-asian="normal" style:font-weight-asian="normal" style:font-size-complex="12pt" style:font-style-complex="normal" style:font-weight-complex="normal"/>
    </style:style>
    <style:style style:name="T746" style:family="text">
      <style:text-properties officeooo:rsid="031aac70" style:font-size-asian="12pt" style:font-style-asian="normal" style:font-weight-asian="normal" style:font-size-complex="12pt" style:font-style-complex="normal" style:font-weight-complex="normal"/>
    </style:style>
    <style:style style:name="T747" style:family="text">
      <style:text-properties officeooo:rsid="031d5c24" style:font-size-asian="12pt" style:font-style-asian="normal" style:font-weight-asian="normal" style:font-size-complex="12pt" style:font-style-complex="normal" style:font-weight-complex="normal"/>
    </style:style>
    <style:style style:name="T748" style:family="text">
      <style:text-properties officeooo:rsid="03203956" style:font-size-asian="12pt" style:font-style-asian="normal" style:font-weight-asian="normal" style:font-size-complex="12pt" style:font-style-complex="normal" style:font-weight-complex="normal"/>
    </style:style>
    <style:style style:name="T749" style:family="text">
      <style:text-properties officeooo:rsid="03230dae" style:font-size-asian="12pt" style:font-style-asian="normal" style:font-weight-asian="normal" style:font-size-complex="12pt" style:font-style-complex="normal" style:font-weight-complex="normal"/>
    </style:style>
    <style:style style:name="T750" style:family="text">
      <style:text-properties officeooo:rsid="03248926" style:font-size-asian="12pt" style:font-style-asian="normal" style:font-weight-asian="normal" style:font-size-complex="12pt" style:font-style-complex="normal" style:font-weight-complex="normal"/>
    </style:style>
    <style:style style:name="T751" style:family="text">
      <style:text-properties officeooo:rsid="03266f34" style:font-size-asian="12pt" style:font-style-asian="normal" style:font-weight-asian="normal" style:font-size-complex="12pt" style:font-style-complex="normal" style:font-weight-complex="normal"/>
    </style:style>
    <style:style style:name="T752" style:family="text">
      <style:text-properties officeooo:rsid="0326a565" style:font-size-asian="12pt" style:font-style-asian="normal" style:font-weight-asian="normal" style:font-size-complex="12pt" style:font-style-complex="normal" style:font-weight-complex="normal"/>
    </style:style>
    <style:style style:name="T753" style:family="text">
      <style:text-properties officeooo:rsid="03277fdf" style:font-size-asian="12pt" style:font-style-asian="normal" style:font-weight-asian="normal" style:font-size-complex="12pt" style:font-style-complex="normal" style:font-weight-complex="normal"/>
    </style:style>
    <style:style style:name="T754" style:family="text">
      <style:text-properties officeooo:rsid="03291d55" style:font-size-asian="12pt" style:font-style-asian="normal" style:font-weight-asian="normal" style:font-size-complex="12pt" style:font-style-complex="normal" style:font-weight-complex="normal"/>
    </style:style>
    <style:style style:name="T755" style:family="text">
      <style:text-properties officeooo:rsid="033437f7" style:font-size-asian="12pt" style:font-style-asian="normal" style:font-weight-asian="normal" style:font-size-complex="12pt" style:font-style-complex="normal" style:font-weight-complex="normal"/>
    </style:style>
    <style:style style:name="T756" style:family="text">
      <style:text-properties officeooo:rsid="0334afca" style:font-size-asian="12pt" style:font-style-asian="normal" style:font-weight-asian="normal" style:font-size-complex="12pt" style:font-style-complex="normal" style:font-weight-complex="normal"/>
    </style:style>
    <style:style style:name="T757" style:family="text">
      <style:text-properties officeooo:rsid="0338a25d" style:font-size-asian="12pt" style:font-style-asian="normal" style:font-weight-asian="normal" style:font-size-complex="12pt" style:font-style-complex="normal" style:font-weight-complex="normal"/>
    </style:style>
    <style:style style:name="T758" style:family="text">
      <style:text-properties officeooo:rsid="033998bb" style:font-size-asian="12pt" style:font-style-asian="normal" style:font-weight-asian="normal" style:font-size-complex="12pt" style:font-style-complex="normal" style:font-weight-complex="normal"/>
    </style:style>
    <style:style style:name="T759" style:family="text">
      <style:text-properties officeooo:rsid="033b42cf" style:font-size-asian="12pt" style:font-style-asian="normal" style:font-weight-asian="normal" style:font-size-complex="12pt" style:font-style-complex="normal" style:font-weight-complex="normal"/>
    </style:style>
    <style:style style:name="T760" style:family="text">
      <style:text-properties officeooo:rsid="033baf5a" style:font-size-asian="12pt" style:font-style-asian="normal" style:font-weight-asian="normal" style:font-size-complex="12pt" style:font-style-complex="normal" style:font-weight-complex="normal"/>
    </style:style>
    <style:style style:name="T761" style:family="text">
      <style:text-properties officeooo:rsid="033e1e38" style:font-size-asian="12pt" style:font-style-asian="normal" style:font-weight-asian="normal" style:font-size-complex="12pt" style:font-style-complex="normal" style:font-weight-complex="normal"/>
    </style:style>
    <style:style style:name="T762" style:family="text">
      <style:text-properties officeooo:rsid="047377dd" style:font-size-asian="12pt" style:font-style-asian="normal" style:font-weight-asian="normal" style:font-size-complex="12pt" style:font-style-complex="normal" style:font-weight-complex="normal"/>
    </style:style>
    <style:style style:name="T763" style:family="text">
      <style:text-properties officeooo:rsid="05cc1be2" style:font-size-asian="12pt" style:font-style-asian="normal" style:font-weight-asian="normal" style:font-size-complex="12pt" style:font-style-complex="normal" style:font-weight-complex="normal"/>
    </style:style>
    <style:style style:name="T764" style:family="text">
      <style:text-properties officeooo:rsid="05ccabc6" style:font-size-asian="12pt" style:font-style-asian="normal" style:font-weight-asian="normal" style:font-size-complex="12pt" style:font-style-complex="normal" style:font-weight-complex="normal"/>
    </style:style>
    <style:style style:name="T765" style:family="text">
      <style:text-properties officeooo:rsid="07364ab7" style:font-size-asian="12pt" style:font-style-asian="normal" style:font-weight-asian="normal" style:font-size-complex="12pt" style:font-style-complex="normal" style:font-weight-complex="normal"/>
    </style:style>
    <style:style style:name="T766" style:family="text">
      <style:text-properties officeooo:rsid="0737e011" style:font-size-asian="12pt" style:font-style-asian="normal" style:font-weight-asian="normal" style:font-size-complex="12pt" style:font-style-complex="normal" style:font-weight-complex="normal"/>
    </style:style>
    <style:style style:name="T767" style:family="text">
      <style:text-properties officeooo:rsid="0c87e4a9" style:font-size-asian="12pt" style:font-style-asian="normal" style:font-weight-asian="normal" style:font-size-complex="12pt" style:font-style-complex="normal" style:font-weight-complex="normal"/>
    </style:style>
    <style:style style:name="T768" style:family="text">
      <style:text-properties officeooo:rsid="0c894cfa" style:font-size-asian="12pt" style:font-style-asian="normal" style:font-weight-asian="normal" style:font-size-complex="12pt" style:font-style-complex="normal" style:font-weight-complex="normal"/>
    </style:style>
    <style:style style:name="T769" style:family="text">
      <style:text-properties officeooo:rsid="0fc1bbe2" style:font-size-asian="12pt" style:font-style-asian="normal" style:font-weight-asian="normal" style:font-size-complex="12pt" style:font-style-complex="normal" style:font-weight-complex="normal"/>
    </style:style>
    <style:style style:name="T770" style:family="text">
      <style:text-properties officeooo:rsid="0fc66284" style:font-size-asian="12pt" style:font-style-asian="normal" style:font-weight-asian="normal" style:font-size-complex="12pt" style:font-style-complex="normal" style:font-weight-complex="normal"/>
    </style:style>
    <style:style style:name="T771" style:family="text">
      <style:text-properties officeooo:rsid="0fc9285c" style:font-size-asian="12pt" style:font-style-asian="normal" style:font-weight-asian="normal" style:font-size-complex="12pt" style:font-style-complex="normal" style:font-weight-complex="normal"/>
    </style:style>
    <style:style style:name="T772" style:family="text">
      <style:text-properties officeooo:rsid="00bb26b9" style:font-size-asian="12pt" style:font-size-complex="12pt"/>
    </style:style>
    <style:style style:name="T773" style:family="text">
      <style:text-properties officeooo:rsid="00db3821" style:font-size-asian="12pt" style:font-size-complex="12pt"/>
    </style:style>
    <style:style style:name="T774" style:family="text">
      <style:text-properties fo:font-style="normal" style:font-style-asian="normal" style:font-style-complex="normal"/>
    </style:style>
    <style:style style:name="T775" style:family="text">
      <style:text-properties fo:font-style="normal" officeooo:rsid="08f1670d" style:font-style-asian="normal" style:font-style-complex="normal"/>
    </style:style>
    <style:style style:name="T776" style:family="text">
      <style:text-properties fo:font-style="normal" officeooo:rsid="10b85cc5" style:font-style-asian="normal" style:font-style-complex="normal"/>
    </style:style>
    <style:style style:name="T777" style:family="text">
      <style:text-properties fo:font-style="normal" officeooo:rsid="10b67e31" style:font-style-asian="normal" style:font-style-complex="normal"/>
    </style:style>
    <style:style style:name="T778" style:family="text">
      <style:text-properties fo:font-style="normal" officeooo:rsid="109af32e" style:font-style-asian="normal" style:font-style-complex="normal"/>
    </style:style>
    <style:style style:name="T779" style:family="text">
      <style:text-properties fo:font-style="normal" officeooo:rsid="109c82c1" style:font-style-asian="normal" style:font-style-complex="normal"/>
    </style:style>
    <style:style style:name="T780" style:family="text">
      <style:text-properties fo:font-style="normal" officeooo:rsid="10a00050" style:font-style-asian="normal" style:font-style-complex="normal"/>
    </style:style>
    <style:style style:name="T781" style:family="text">
      <style:text-properties fo:font-style="normal" officeooo:rsid="10ae0177" style:font-style-asian="normal" style:font-style-complex="normal"/>
    </style:style>
    <style:style style:name="T782" style:family="text">
      <style:text-properties fo:font-style="normal" officeooo:rsid="10b9f120" style:font-style-asian="normal" style:font-style-complex="normal"/>
    </style:style>
    <style:style style:name="T783" style:family="text">
      <style:text-properties fo:font-style="normal" officeooo:rsid="10bc4261" style:font-style-asian="normal" style:font-style-complex="normal"/>
    </style:style>
    <style:style style:name="T784" style:family="text">
      <style:text-properties fo:font-style="normal" officeooo:rsid="10f26658" style:font-style-asian="normal" style:font-style-complex="normal"/>
    </style:style>
    <style:style style:name="T785" style:family="text">
      <style:text-properties fo:font-style="normal" officeooo:rsid="10f34aaf" style:font-style-asian="normal" style:font-style-complex="normal"/>
    </style:style>
    <style:style style:name="T786" style:family="text">
      <style:text-properties fo:font-style="normal" officeooo:rsid="10f49af4" style:font-style-asian="normal" style:font-style-complex="normal"/>
    </style:style>
    <style:style style:name="T787" style:family="text">
      <style:text-properties fo:font-style="normal" officeooo:rsid="10f5b0e0" style:font-style-asian="normal" style:font-style-complex="normal"/>
    </style:style>
    <style:style style:name="T788" style:family="text">
      <style:text-properties fo:font-style="normal" officeooo:rsid="10f766e1" style:font-style-asian="normal" style:font-style-complex="normal"/>
    </style:style>
    <style:style style:name="T789" style:family="text">
      <style:text-properties fo:font-style="normal" officeooo:rsid="10f89e6b" style:font-style-asian="normal" style:font-style-complex="normal"/>
    </style:style>
    <style:style style:name="T790" style:family="text">
      <style:text-properties fo:font-style="normal" officeooo:rsid="10fa3a6a" style:font-style-asian="normal" style:font-style-complex="normal"/>
    </style:style>
    <style:style style:name="T791" style:family="text">
      <style:text-properties fo:font-style="normal" officeooo:rsid="10fb3e31" style:font-style-asian="normal" style:font-style-complex="normal"/>
    </style:style>
    <style:style style:name="T792" style:family="text">
      <style:text-properties fo:font-style="normal" officeooo:rsid="10fc1108" style:font-style-asian="normal" style:font-style-complex="normal"/>
    </style:style>
    <style:style style:name="T793" style:family="text">
      <style:text-properties fo:font-style="normal" officeooo:rsid="10fc1166" style:font-style-asian="normal" style:font-style-complex="normal"/>
    </style:style>
    <style:style style:name="T794" style:family="text">
      <style:text-properties fo:font-style="italic" style:font-style-asian="italic" style:font-style-complex="italic"/>
    </style:style>
    <style:style style:name="T795" style:family="text">
      <style:text-properties fo:font-style="italic" officeooo:rsid="04e7f8e6" style:font-style-asian="italic" style:font-style-complex="italic"/>
    </style:style>
    <style:style style:name="T796" style:family="text">
      <style:text-properties fo:font-style="italic" officeooo:rsid="0600ac5d" style:font-style-asian="italic" style:font-style-complex="italic"/>
    </style:style>
    <style:style style:name="T797" style:family="text">
      <style:text-properties fo:font-style="italic" officeooo:rsid="0601dc28" style:font-style-asian="italic" style:font-style-complex="italic"/>
    </style:style>
    <style:style style:name="T798" style:family="text">
      <style:text-properties fo:font-style="italic" officeooo:rsid="083cc075" style:font-style-asian="italic" style:font-style-complex="italic"/>
    </style:style>
    <style:style style:name="T799" style:family="text">
      <style:text-properties fo:font-style="italic" officeooo:rsid="08f1670d" style:font-style-asian="italic" style:font-style-complex="italic"/>
    </style:style>
    <style:style style:name="T800" style:family="text">
      <style:text-properties fo:font-style="italic" officeooo:rsid="09d83d4d" style:font-style-asian="italic" style:font-style-complex="italic"/>
    </style:style>
    <style:style style:name="T801" style:family="text">
      <style:text-properties fo:font-style="italic" officeooo:rsid="0c5a0ec6" style:font-style-asian="italic" style:font-style-complex="italic"/>
    </style:style>
    <style:style style:name="T802" style:family="text">
      <style:text-properties fo:font-style="italic" officeooo:rsid="0ade1031" style:font-style-asian="italic" style:font-style-complex="italic"/>
    </style:style>
    <style:style style:name="T803" style:family="text">
      <style:text-properties fo:font-style="italic" officeooo:rsid="109c82c1" style:font-style-asian="italic" style:font-style-complex="italic"/>
    </style:style>
    <style:style style:name="T804" style:family="text">
      <style:text-properties fo:font-style="italic" officeooo:rsid="10bcdca4" style:font-style-asian="italic" style:font-style-complex="italic"/>
    </style:style>
    <style:style style:name="T805" style:family="text">
      <style:text-properties fo:font-style="italic" officeooo:rsid="109cd631" style:font-style-asian="italic" style:font-style-complex="italic"/>
    </style:style>
    <style:style style:name="T806" style:family="text">
      <style:text-properties fo:font-style="italic" officeooo:rsid="10f766e1" style:font-style-asian="italic" style:font-style-complex="italic"/>
    </style:style>
    <style:style style:name="T807" style:family="text">
      <style:text-properties fo:font-style="italic" officeooo:rsid="0cd2b02d" fo:background-color="transparent" style:font-style-asian="italic" style:font-style-complex="italic"/>
    </style:style>
    <style:style style:name="T808" style:family="text">
      <style:text-properties style:font-name="Liberation Serif" officeooo:rsid="05ca5430"/>
    </style:style>
    <style:style style:name="T809" style:family="text">
      <style:text-properties style:font-name="Liberation Serif" officeooo:rsid="085d0a8e"/>
    </style:style>
    <style:style style:name="T810" style:family="text">
      <style:text-properties style:font-name="Liberation Serif" officeooo:rsid="085e1477"/>
    </style:style>
    <style:style style:name="T811" style:family="text">
      <style:text-properties style:font-name="Liberation Serif" officeooo:rsid="0860482a"/>
    </style:style>
    <style:style style:name="T812" style:family="text">
      <style:text-properties style:font-name="Liberation Serif" officeooo:rsid="0861b910"/>
    </style:style>
    <style:style style:name="T813" style:family="text">
      <style:text-properties style:font-name="Liberation Serif" officeooo:rsid="09728428"/>
    </style:style>
    <style:style style:name="T814" style:family="text">
      <style:text-properties style:font-name="Liberation Serif" officeooo:rsid="08f748e7"/>
    </style:style>
    <style:style style:name="T815" style:family="text">
      <style:text-properties style:font-name="Liberation Serif" officeooo:rsid="096932c1"/>
    </style:style>
    <style:style style:name="T816" style:family="text">
      <style:text-properties style:font-name="Liberation Serif" officeooo:rsid="087648b3"/>
    </style:style>
    <style:style style:name="T817" style:family="text">
      <style:text-properties style:font-name="Liberation Serif" officeooo:rsid="0863c916"/>
    </style:style>
    <style:style style:name="T818" style:family="text">
      <style:text-properties style:font-name="Liberation Serif" officeooo:rsid="09767281"/>
    </style:style>
    <style:style style:name="T819" style:family="text">
      <style:text-properties style:font-name="Liberation Serif" officeooo:rsid="096d30f4"/>
    </style:style>
    <style:style style:name="T820" style:family="text">
      <style:text-properties style:font-name="Liberation Serif" officeooo:rsid="09739579"/>
    </style:style>
    <style:style style:name="T821" style:family="text">
      <style:text-properties style:font-name="Liberation Serif" officeooo:rsid="0977f83c"/>
    </style:style>
    <style:style style:name="T822" style:family="text">
      <style:text-properties style:font-name="Liberation Serif" officeooo:rsid="096d63c3"/>
    </style:style>
    <style:style style:name="T823" style:family="text">
      <style:text-properties style:font-name="Liberation Serif" officeooo:rsid="097af2fd"/>
    </style:style>
    <style:style style:name="T824" style:family="text">
      <style:text-properties style:font-name="Liberation Serif" officeooo:rsid="097c446d"/>
    </style:style>
    <style:style style:name="T825" style:family="text">
      <style:text-properties style:font-name="Liberation Serif" officeooo:rsid="0980ccc8"/>
    </style:style>
    <style:style style:name="T826" style:family="text">
      <style:text-properties style:font-name="Liberation Serif" officeooo:rsid="09815bcb"/>
    </style:style>
    <style:style style:name="T827" style:family="text">
      <style:text-properties style:font-name="Liberation Serif" officeooo:rsid="09818574"/>
    </style:style>
    <style:style style:name="T828" style:family="text">
      <style:text-properties style:font-name="Liberation Serif" officeooo:rsid="098307fe"/>
    </style:style>
    <style:style style:name="T829" style:family="text">
      <style:text-properties style:font-name="Liberation Serif" officeooo:rsid="0984647d"/>
    </style:style>
    <style:style style:name="T830" style:family="text">
      <style:text-properties style:font-name="Liberation Serif" officeooo:rsid="09876cee"/>
    </style:style>
    <style:style style:name="T831" style:family="text">
      <style:text-properties style:font-name="Liberation Serif" officeooo:rsid="098b5f46"/>
    </style:style>
    <style:style style:name="T832" style:family="text">
      <style:text-properties style:font-name="Liberation Serif" officeooo:rsid="08f8b308"/>
    </style:style>
    <style:style style:name="T833" style:family="text">
      <style:text-properties style:font-name="Liberation Serif" officeooo:rsid="08fd8960"/>
    </style:style>
    <style:style style:name="T834" style:family="text">
      <style:text-properties style:font-name="Liberation Serif" officeooo:rsid="08fe8eac"/>
    </style:style>
    <style:style style:name="T835" style:family="text">
      <style:text-properties style:font-name="Liberation Serif" officeooo:rsid="08ffa3f6"/>
    </style:style>
    <style:style style:name="T836" style:family="text">
      <style:text-properties style:font-name="Liberation Serif" officeooo:rsid="08fa54fe"/>
    </style:style>
    <style:style style:name="T837" style:family="text">
      <style:text-properties style:font-name="Liberation Serif" officeooo:rsid="087da2d7"/>
    </style:style>
    <style:style style:name="T838" style:family="text">
      <style:text-properties style:font-name="Liberation Serif" officeooo:rsid="08656a2a"/>
    </style:style>
    <style:style style:name="T839" style:family="text">
      <style:text-properties style:font-name="Liberation Serif" officeooo:rsid="087eb00e"/>
    </style:style>
    <style:style style:name="T840" style:family="text">
      <style:text-properties style:font-name="Liberation Serif" officeooo:rsid="087d70b8"/>
    </style:style>
    <style:style style:name="T841" style:family="text">
      <style:text-properties style:font-name="Liberation Serif" officeooo:rsid="08d2f2a8"/>
    </style:style>
    <style:style style:name="T842" style:family="text">
      <style:text-properties style:font-name="Liberation Serif" officeooo:rsid="08d45345"/>
    </style:style>
    <style:style style:name="T843" style:family="text">
      <style:text-properties style:font-name="Liberation Serif" officeooo:rsid="08d59d2d"/>
    </style:style>
    <style:style style:name="T844" style:family="text">
      <style:text-properties style:font-name="Liberation Serif" officeooo:rsid="08d4cd95"/>
    </style:style>
    <style:style style:name="T845" style:family="text">
      <style:text-properties style:font-name="Liberation Serif" officeooo:rsid="086772fe"/>
    </style:style>
    <style:style style:name="T846" style:family="text">
      <style:text-properties style:font-name="Liberation Serif" officeooo:rsid="0900846d"/>
    </style:style>
    <style:style style:name="T847" style:family="text">
      <style:text-properties style:font-name="Liberation Serif" officeooo:rsid="0902a78b"/>
    </style:style>
    <style:style style:name="T848" style:family="text">
      <style:text-properties style:font-name="Liberation Serif" officeooo:rsid="08914cee"/>
    </style:style>
    <style:style style:name="T849" style:family="text">
      <style:text-properties style:font-name="Liberation Serif" officeooo:rsid="0904a38a"/>
    </style:style>
    <style:style style:name="T850" style:family="text">
      <style:text-properties style:font-name="Liberation Serif" officeooo:rsid="086a46cd"/>
    </style:style>
    <style:style style:name="T851" style:family="text">
      <style:text-properties style:font-name="Liberation Serif" officeooo:rsid="086c81c0"/>
    </style:style>
    <style:style style:name="T852" style:family="text">
      <style:text-properties style:font-name="Liberation Serif" officeooo:rsid="086cfd8c"/>
    </style:style>
    <style:style style:name="T853" style:family="text">
      <style:text-properties style:font-name="Liberation Serif" officeooo:rsid="08813dd7"/>
    </style:style>
    <style:style style:name="T854" style:family="text">
      <style:text-properties style:font-name="Liberation Serif" officeooo:rsid="086debd9"/>
    </style:style>
    <style:style style:name="T855" style:family="text">
      <style:text-properties style:font-name="Liberation Serif" officeooo:rsid="086ec89e"/>
    </style:style>
    <style:style style:name="T856" style:family="text">
      <style:text-properties style:font-name="Liberation Serif" officeooo:rsid="08700dfc"/>
    </style:style>
    <style:style style:name="T857" style:family="text">
      <style:text-properties style:font-name="Liberation Serif" officeooo:rsid="08833ab3"/>
    </style:style>
    <style:style style:name="T858" style:family="text">
      <style:text-properties style:font-name="Liberation Serif" officeooo:rsid="08da2d37"/>
    </style:style>
    <style:style style:name="T859" style:family="text">
      <style:text-properties style:font-name="Liberation Serif" officeooo:rsid="08704432"/>
    </style:style>
    <style:style style:name="T860" style:family="text">
      <style:text-properties style:font-name="Liberation Serif" officeooo:rsid="0870ccfd"/>
    </style:style>
    <style:style style:name="T861" style:family="text">
      <style:text-properties style:font-name="Liberation Serif" officeooo:rsid="09050b2b"/>
    </style:style>
    <style:style style:name="T862" style:family="text">
      <style:text-properties style:font-name="Liberation Serif" officeooo:rsid="08da31c8"/>
    </style:style>
    <style:style style:name="T863" style:family="text">
      <style:text-properties style:font-name="Liberation Serif" officeooo:rsid="0897fade"/>
    </style:style>
    <style:style style:name="T864" style:family="text">
      <style:text-properties style:font-name="Liberation Serif" officeooo:rsid="08985ed0"/>
    </style:style>
    <style:style style:name="T865" style:family="text">
      <style:text-properties style:font-name="Liberation Serif" officeooo:rsid="0898ba5d"/>
    </style:style>
    <style:style style:name="T866" style:family="text">
      <style:text-properties style:font-name="Liberation Serif" officeooo:rsid="099066ef"/>
    </style:style>
    <style:style style:name="T867" style:family="text">
      <style:text-properties style:font-name="Liberation Serif" officeooo:rsid="09916b6c"/>
    </style:style>
    <style:style style:name="T868" style:family="text">
      <style:text-properties style:font-name="Liberation Serif" officeooo:rsid="0992fe40"/>
    </style:style>
    <style:style style:name="T869" style:family="text">
      <style:text-properties style:font-name="Liberation Serif" officeooo:rsid="0993487c"/>
    </style:style>
    <style:style style:name="T870" style:family="text">
      <style:text-properties style:font-name="Liberation Serif" officeooo:rsid="099496ef"/>
    </style:style>
    <style:style style:name="T871" style:family="text">
      <style:text-properties style:font-name="Liberation Serif" officeooo:rsid="099681e3"/>
    </style:style>
    <style:style style:name="T872" style:family="text">
      <style:text-properties style:font-name="Liberation Serif" officeooo:rsid="099a1982"/>
    </style:style>
    <style:style style:name="T873" style:family="text">
      <style:text-properties style:font-name="Liberation Serif" officeooo:rsid="099b3531"/>
    </style:style>
    <style:style style:name="T874" style:family="text">
      <style:text-properties style:font-name="Liberation Serif" officeooo:rsid="099b7a77"/>
    </style:style>
    <style:style style:name="T875" style:family="text">
      <style:text-properties style:font-name="Liberation Serif" officeooo:rsid="099e1ee7"/>
    </style:style>
    <style:style style:name="T876" style:family="text">
      <style:text-properties style:font-name="Liberation Serif" officeooo:rsid="099ecd97"/>
    </style:style>
    <style:style style:name="T877" style:family="text">
      <style:text-properties style:font-name="Liberation Serif" officeooo:rsid="09a0c5d4"/>
    </style:style>
    <style:style style:name="T878" style:family="text">
      <style:text-properties style:font-name="Liberation Serif" officeooo:rsid="09a250fe"/>
    </style:style>
    <style:style style:name="T879" style:family="text">
      <style:text-properties style:font-name="Liberation Serif" officeooo:rsid="09a37e55"/>
    </style:style>
    <style:style style:name="T880" style:family="text">
      <style:text-properties style:font-name="Liberation Serif" officeooo:rsid="09a3ea46"/>
    </style:style>
    <style:style style:name="T881" style:family="text">
      <style:text-properties style:font-name="Liberation Serif" officeooo:rsid="09a56ace"/>
    </style:style>
    <style:style style:name="T882" style:family="text">
      <style:text-properties style:font-name="Liberation Serif" officeooo:rsid="09a5c186"/>
    </style:style>
    <style:style style:name="T883" style:family="text">
      <style:text-properties style:font-name="Liberation Serif" officeooo:rsid="09a87dba"/>
    </style:style>
    <style:style style:name="T884" style:family="text">
      <style:text-properties style:font-name="Liberation Serif" officeooo:rsid="09a9fcd9"/>
    </style:style>
    <style:style style:name="T885" style:family="text">
      <style:text-properties style:font-name="Liberation Serif" officeooo:rsid="09ac248c"/>
    </style:style>
    <style:style style:name="T886" style:family="text">
      <style:text-properties style:font-name="Liberation Serif" officeooo:rsid="09ae20a8"/>
    </style:style>
    <style:style style:name="T887" style:family="text">
      <style:text-properties style:font-name="Liberation Serif" officeooo:rsid="0a58b66b"/>
    </style:style>
    <style:style style:name="T888" style:family="text">
      <style:text-properties style:font-name="Liberation Serif" officeooo:rsid="0a5a0f70"/>
    </style:style>
    <style:style style:name="T889" style:family="text">
      <style:text-properties style:font-name="Liberation Serif" officeooo:rsid="0a5af57d"/>
    </style:style>
    <style:style style:name="T890" style:family="text">
      <style:text-properties style:font-name="Liberation Serif" officeooo:rsid="0a5cd273"/>
    </style:style>
    <style:style style:name="T891" style:family="text">
      <style:text-properties style:font-name="Liberation Serif" officeooo:rsid="0a5cf7d1"/>
    </style:style>
    <style:style style:name="T892" style:family="text">
      <style:text-properties style:font-name="Liberation Serif" officeooo:rsid="0a5d8617"/>
    </style:style>
    <style:style style:name="T893" style:family="text">
      <style:text-properties style:font-name="Liberation Serif" officeooo:rsid="0a5f8f6d"/>
    </style:style>
    <style:style style:name="T894" style:family="text">
      <style:text-properties style:font-name="Liberation Serif" officeooo:rsid="0a617f7f"/>
    </style:style>
    <style:style style:name="T895" style:family="text">
      <style:text-properties style:font-name="Liberation Serif" officeooo:rsid="0a640d30"/>
    </style:style>
    <style:style style:name="T896" style:family="text">
      <style:text-properties style:font-name="Liberation Serif" officeooo:rsid="0a6543b7"/>
    </style:style>
    <style:style style:name="T897" style:family="text">
      <style:text-properties style:font-name="Liberation Serif" officeooo:rsid="0b287381"/>
    </style:style>
    <style:style style:name="T898" style:family="text">
      <style:text-properties style:font-name="Liberation Serif" officeooo:rsid="0bfc441e"/>
    </style:style>
    <style:style style:name="T899" style:family="text">
      <style:text-properties style:font-name="Liberation Serif" officeooo:rsid="0bff570d"/>
    </style:style>
    <style:style style:name="T900" style:family="text">
      <style:text-properties style:font-name="Liberation Serif" officeooo:rsid="0c03f80e"/>
    </style:style>
    <style:style style:name="T901" style:family="text">
      <style:text-properties style:font-name="Liberation Serif" officeooo:rsid="0c0793b4"/>
    </style:style>
    <style:style style:name="T902" style:family="text">
      <style:text-properties style:font-name="Liberation Serif" officeooo:rsid="072ad86d"/>
    </style:style>
    <style:style style:name="T903" style:family="text">
      <style:text-properties style:font-name="Liberation Serif" officeooo:rsid="0ca28489"/>
    </style:style>
    <style:style style:name="T904" style:family="text">
      <style:text-properties style:font-name="Liberation Serif" officeooo:rsid="0fdbc65e"/>
    </style:style>
    <style:style style:name="T905" style:family="text">
      <style:text-properties style:font-name="Liberation Serif" officeooo:rsid="0fdf28c2"/>
    </style:style>
    <style:style style:name="T906" style:family="text">
      <style:text-properties style:font-name="Liberation Serif" officeooo:rsid="0fe02628"/>
    </style:style>
    <style:style style:name="T907" style:family="text">
      <style:text-properties fo:font-size="12pt" officeooo:rsid="05a97a1f" style:font-size-asian="12pt" style:font-size-complex="12pt"/>
    </style:style>
    <style:style style:name="T908" style:family="text">
      <style:text-properties fo:font-size="12pt" officeooo:rsid="05ac9801" style:font-size-asian="12pt" style:font-size-complex="12pt"/>
    </style:style>
    <style:style style:name="T909" style:family="text">
      <style:text-properties fo:font-size="12pt" fo:font-weight="normal" officeooo:rsid="0c618ab8" fo:background-color="transparent" style:font-size-asian="12pt" style:font-weight-asian="normal" style:font-size-complex="12pt" style:font-weight-complex="normal"/>
    </style:style>
    <style:style style:name="T910" style:family="text">
      <style:text-properties officeooo:rsid="04552afa"/>
    </style:style>
    <style:style style:name="T911" style:family="text">
      <style:text-properties officeooo:rsid="045747e0"/>
    </style:style>
    <style:style style:name="T912" style:family="text">
      <style:text-properties officeooo:rsid="045abc95"/>
    </style:style>
    <style:style style:name="T913" style:family="text">
      <style:text-properties officeooo:rsid="046c44e6"/>
    </style:style>
    <style:style style:name="T914" style:family="text">
      <style:text-properties officeooo:rsid="048857ed"/>
    </style:style>
    <style:style style:name="T915" style:family="text">
      <style:text-properties officeooo:rsid="049010ea"/>
    </style:style>
    <style:style style:name="T916" style:family="text">
      <style:text-properties officeooo:rsid="049431f0"/>
    </style:style>
    <style:style style:name="T917" style:family="text">
      <style:text-properties officeooo:rsid="0494704b"/>
    </style:style>
    <style:style style:name="T918" style:family="text">
      <style:text-properties officeooo:rsid="04a00407"/>
    </style:style>
    <style:style style:name="T919" style:family="text">
      <style:text-properties officeooo:rsid="04a1457d"/>
    </style:style>
    <style:style style:name="T920" style:family="text">
      <style:text-properties officeooo:rsid="04b365b5"/>
    </style:style>
    <style:style style:name="T921" style:family="text">
      <style:text-properties officeooo:rsid="04b79273"/>
    </style:style>
    <style:style style:name="T922" style:family="text">
      <style:text-properties officeooo:rsid="04c96e67"/>
    </style:style>
    <style:style style:name="T923" style:family="text">
      <style:text-properties officeooo:rsid="04cf58f9"/>
    </style:style>
    <style:style style:name="T924" style:family="text">
      <style:text-properties officeooo:rsid="04d0d92c"/>
    </style:style>
    <style:style style:name="T925" style:family="text">
      <style:text-properties officeooo:rsid="04d19ac3"/>
    </style:style>
    <style:style style:name="T926" style:family="text">
      <style:text-properties officeooo:rsid="04df3f88"/>
    </style:style>
    <style:style style:name="T927" style:family="text">
      <style:text-properties officeooo:rsid="04e0311b"/>
    </style:style>
    <style:style style:name="T928" style:family="text">
      <style:text-properties officeooo:rsid="04e04994"/>
    </style:style>
    <style:style style:name="T929" style:family="text">
      <style:text-properties officeooo:rsid="04e086ae"/>
    </style:style>
    <style:style style:name="T930" style:family="text">
      <style:text-properties officeooo:rsid="04e47b14"/>
    </style:style>
    <style:style style:name="T931" style:family="text">
      <style:text-properties officeooo:rsid="04e5816e"/>
    </style:style>
    <style:style style:name="T932" style:family="text">
      <style:text-properties officeooo:rsid="04e680f2"/>
    </style:style>
    <style:style style:name="T933" style:family="text">
      <style:text-properties officeooo:rsid="04e738e4"/>
    </style:style>
    <style:style style:name="T934" style:family="text">
      <style:text-properties officeooo:rsid="04ef6e06"/>
    </style:style>
    <style:style style:name="T935" style:family="text">
      <style:text-properties officeooo:rsid="04f805ec"/>
    </style:style>
    <style:style style:name="T936" style:family="text">
      <style:text-properties officeooo:rsid="04fc0d79"/>
    </style:style>
    <style:style style:name="T937" style:family="text">
      <style:text-properties officeooo:rsid="05002ddf"/>
    </style:style>
    <style:style style:name="T938" style:family="text">
      <style:text-properties officeooo:rsid="050220c3"/>
    </style:style>
    <style:style style:name="T939" style:family="text">
      <style:text-properties officeooo:rsid="0514db7b"/>
    </style:style>
    <style:style style:name="T940" style:family="text">
      <style:text-properties officeooo:rsid="0517c052"/>
    </style:style>
    <style:style style:name="T941" style:family="text">
      <style:text-properties officeooo:rsid="0519a41d"/>
    </style:style>
    <style:style style:name="T942" style:family="text">
      <style:text-properties officeooo:rsid="051a2369"/>
    </style:style>
    <style:style style:name="T943" style:family="text">
      <style:text-properties officeooo:rsid="0525230d"/>
    </style:style>
    <style:style style:name="T944" style:family="text">
      <style:text-properties officeooo:rsid="0533c121"/>
    </style:style>
    <style:style style:name="T945" style:family="text">
      <style:text-properties officeooo:rsid="0547213c"/>
    </style:style>
    <style:style style:name="T946" style:family="text">
      <style:text-properties officeooo:rsid="05491b3c"/>
    </style:style>
    <style:style style:name="T947" style:family="text">
      <style:text-properties officeooo:rsid="054cefbd"/>
    </style:style>
    <style:style style:name="T948" style:family="text">
      <style:text-properties officeooo:rsid="054d95ed"/>
    </style:style>
    <style:style style:name="T949" style:family="text">
      <style:text-properties officeooo:rsid="054fce32"/>
    </style:style>
    <style:style style:name="T950" style:family="text">
      <style:text-properties officeooo:rsid="05507f18"/>
    </style:style>
    <style:style style:name="T951" style:family="text">
      <style:text-properties officeooo:rsid="0551fae6"/>
    </style:style>
    <style:style style:name="T952" style:family="text">
      <style:text-properties officeooo:rsid="0553c269"/>
    </style:style>
    <style:style style:name="T953" style:family="text">
      <style:text-properties officeooo:rsid="05543889"/>
    </style:style>
    <style:style style:name="T954" style:family="text">
      <style:text-properties officeooo:rsid="0555d4ea"/>
    </style:style>
    <style:style style:name="T955" style:family="text">
      <style:text-properties officeooo:rsid="05578ba7"/>
    </style:style>
    <style:style style:name="T956" style:family="text">
      <style:text-properties officeooo:rsid="05592a92"/>
    </style:style>
    <style:style style:name="T957" style:family="text">
      <style:text-properties officeooo:rsid="055ada61"/>
    </style:style>
    <style:style style:name="T958" style:family="text">
      <style:text-properties officeooo:rsid="055b7c34"/>
    </style:style>
    <style:style style:name="T959" style:family="text">
      <style:text-properties officeooo:rsid="055f4f05"/>
    </style:style>
    <style:style style:name="T960" style:family="text">
      <style:text-properties officeooo:rsid="05669864"/>
    </style:style>
    <style:style style:name="T961" style:family="text">
      <style:text-properties officeooo:rsid="0566d619"/>
    </style:style>
    <style:style style:name="T962" style:family="text">
      <style:text-properties officeooo:rsid="056a2c09"/>
    </style:style>
    <style:style style:name="T963" style:family="text">
      <style:text-properties officeooo:rsid="0594a916"/>
    </style:style>
    <style:style style:name="T964" style:family="text">
      <style:text-properties officeooo:rsid="05993704"/>
    </style:style>
    <style:style style:name="T965" style:family="text">
      <style:text-properties officeooo:rsid="059c9ed1"/>
    </style:style>
    <style:style style:name="T966" style:family="text">
      <style:text-properties officeooo:rsid="059d6d73"/>
    </style:style>
    <style:style style:name="T967" style:family="text">
      <style:text-properties officeooo:rsid="059facb7"/>
    </style:style>
    <style:style style:name="T968" style:family="text">
      <style:text-properties officeooo:rsid="05a1ab90"/>
    </style:style>
    <style:style style:name="T969" style:family="text">
      <style:text-properties officeooo:rsid="05a31f6d"/>
    </style:style>
    <style:style style:name="T970" style:family="text">
      <style:text-properties officeooo:rsid="05a4f12e"/>
    </style:style>
    <style:style style:name="T971" style:family="text">
      <style:text-properties officeooo:rsid="05a68848"/>
    </style:style>
    <style:style style:name="T972" style:family="text">
      <style:text-properties officeooo:rsid="05a6d666"/>
    </style:style>
    <style:style style:name="T973" style:family="text">
      <style:text-properties officeooo:rsid="05a886b9"/>
    </style:style>
    <style:style style:name="T974" style:family="text">
      <style:text-properties officeooo:rsid="05a97a1f"/>
    </style:style>
    <style:style style:name="T975" style:family="text">
      <style:text-properties officeooo:rsid="05ab65f4"/>
    </style:style>
    <style:style style:name="T976" style:family="text">
      <style:text-properties officeooo:rsid="05ae6f6a"/>
    </style:style>
    <style:style style:name="T977" style:family="text">
      <style:text-properties officeooo:rsid="05b26390"/>
    </style:style>
    <style:style style:name="T978" style:family="text">
      <style:text-properties officeooo:rsid="05b49740"/>
    </style:style>
    <style:style style:name="T979" style:family="text">
      <style:text-properties officeooo:rsid="05b82d51"/>
    </style:style>
    <style:style style:name="T980" style:family="text">
      <style:text-properties officeooo:rsid="05b8eb14"/>
    </style:style>
    <style:style style:name="T981" style:family="text">
      <style:text-properties officeooo:rsid="05b91914"/>
    </style:style>
    <style:style style:name="T982" style:family="text">
      <style:text-properties officeooo:rsid="05bcb05c"/>
    </style:style>
    <style:style style:name="T983" style:family="text">
      <style:text-properties officeooo:rsid="05bd9d69"/>
    </style:style>
    <style:style style:name="T984" style:family="text">
      <style:text-properties officeooo:rsid="05c02ae8"/>
    </style:style>
    <style:style style:name="T985" style:family="text">
      <style:text-properties officeooo:rsid="05fe8c4d"/>
    </style:style>
    <style:style style:name="T986" style:family="text">
      <style:text-properties officeooo:rsid="060aed95"/>
    </style:style>
    <style:style style:name="T987" style:family="text">
      <style:text-properties officeooo:rsid="060bb309"/>
    </style:style>
    <style:style style:name="T988" style:family="text">
      <style:text-properties officeooo:rsid="060d43cb"/>
    </style:style>
    <style:style style:name="T989" style:family="text">
      <style:text-properties officeooo:rsid="060fc3f2"/>
    </style:style>
    <style:style style:name="T990" style:family="text">
      <style:text-properties officeooo:rsid="0610e1a0"/>
    </style:style>
    <style:style style:name="T991" style:family="text">
      <style:text-properties officeooo:rsid="06122a2d"/>
    </style:style>
    <style:style style:name="T992" style:family="text">
      <style:text-properties officeooo:rsid="06147ae0"/>
    </style:style>
    <style:style style:name="T993" style:family="text">
      <style:text-properties officeooo:rsid="0617ee8f"/>
    </style:style>
    <style:style style:name="T994" style:family="text">
      <style:text-properties officeooo:rsid="061894a5"/>
    </style:style>
    <style:style style:name="T995" style:family="text">
      <style:text-properties officeooo:rsid="061939f7"/>
    </style:style>
    <style:style style:name="T996" style:family="text">
      <style:text-properties officeooo:rsid="061abd17"/>
    </style:style>
    <style:style style:name="T997" style:family="text">
      <style:text-properties officeooo:rsid="061bf632"/>
    </style:style>
    <style:style style:name="T998" style:family="text">
      <style:text-properties officeooo:rsid="061d8037"/>
    </style:style>
    <style:style style:name="T999" style:family="text">
      <style:text-properties officeooo:rsid="061e0990"/>
    </style:style>
    <style:style style:name="T1000" style:family="text">
      <style:text-properties officeooo:rsid="062075d9"/>
    </style:style>
    <style:style style:name="T1001" style:family="text">
      <style:text-properties officeooo:rsid="06230c43"/>
    </style:style>
    <style:style style:name="T1002" style:family="text">
      <style:text-properties officeooo:rsid="0624cc86"/>
    </style:style>
    <style:style style:name="T1003" style:family="text">
      <style:text-properties officeooo:rsid="0624d8ee"/>
    </style:style>
    <style:style style:name="T1004" style:family="text">
      <style:text-properties officeooo:rsid="0624f5d9"/>
    </style:style>
    <style:style style:name="T1005" style:family="text">
      <style:text-properties officeooo:rsid="0628517a"/>
    </style:style>
    <style:style style:name="T1006" style:family="text">
      <style:text-properties officeooo:rsid="06297499"/>
    </style:style>
    <style:style style:name="T1007" style:family="text">
      <style:text-properties officeooo:rsid="0629e87e"/>
    </style:style>
    <style:style style:name="T1008" style:family="text">
      <style:text-properties officeooo:rsid="062ba417"/>
    </style:style>
    <style:style style:name="T1009" style:family="text">
      <style:text-properties officeooo:rsid="06322b37"/>
    </style:style>
    <style:style style:name="T1010" style:family="text">
      <style:text-properties officeooo:rsid="06329ac3"/>
    </style:style>
    <style:style style:name="T1011" style:family="text">
      <style:text-properties officeooo:rsid="063475f5"/>
    </style:style>
    <style:style style:name="T1012" style:family="text">
      <style:text-properties officeooo:rsid="0635c14a"/>
    </style:style>
    <style:style style:name="T1013" style:family="text">
      <style:text-properties officeooo:rsid="06370e7a"/>
    </style:style>
    <style:style style:name="T1014" style:family="text">
      <style:text-properties officeooo:rsid="0638e125"/>
    </style:style>
    <style:style style:name="T1015" style:family="text">
      <style:text-properties officeooo:rsid="0639ab08"/>
    </style:style>
    <style:style style:name="T1016" style:family="text">
      <style:text-properties officeooo:rsid="0644710c"/>
    </style:style>
    <style:style style:name="T1017" style:family="text">
      <style:text-properties officeooo:rsid="06467408"/>
    </style:style>
    <style:style style:name="T1018" style:family="text">
      <style:text-properties officeooo:rsid="06497556"/>
    </style:style>
    <style:style style:name="T1019" style:family="text">
      <style:text-properties officeooo:rsid="064cf08c"/>
    </style:style>
    <style:style style:name="T1020" style:family="text">
      <style:text-properties officeooo:rsid="064e4a29"/>
    </style:style>
    <style:style style:name="T1021" style:family="text">
      <style:text-properties officeooo:rsid="06512359"/>
    </style:style>
    <style:style style:name="T1022" style:family="text">
      <style:text-properties officeooo:rsid="0655619d"/>
    </style:style>
    <style:style style:name="T1023" style:family="text">
      <style:text-properties officeooo:rsid="065912a4"/>
    </style:style>
    <style:style style:name="T1024" style:family="text">
      <style:text-properties officeooo:rsid="06609460"/>
    </style:style>
    <style:style style:name="T1025" style:family="text">
      <style:text-properties officeooo:rsid="066749ad"/>
    </style:style>
    <style:style style:name="T1026" style:family="text">
      <style:text-properties officeooo:rsid="066bdba8"/>
    </style:style>
    <style:style style:name="T1027" style:family="text">
      <style:text-properties officeooo:rsid="06769d32"/>
    </style:style>
    <style:style style:name="T1028" style:family="text">
      <style:text-properties officeooo:rsid="06784a09"/>
    </style:style>
    <style:style style:name="T1029" style:family="text">
      <style:text-properties officeooo:rsid="067e00f1"/>
    </style:style>
    <style:style style:name="T1030" style:family="text">
      <style:text-properties officeooo:rsid="067e7a29"/>
    </style:style>
    <style:style style:name="T1031" style:family="text">
      <style:text-properties officeooo:rsid="067ee5e0"/>
    </style:style>
    <style:style style:name="T1032" style:family="text">
      <style:text-properties officeooo:rsid="0680d64e"/>
    </style:style>
    <style:style style:name="T1033" style:family="text">
      <style:text-properties officeooo:rsid="0682376f"/>
    </style:style>
    <style:style style:name="T1034" style:family="text">
      <style:text-properties officeooo:rsid="068270d8"/>
    </style:style>
    <style:style style:name="T1035" style:family="text">
      <style:text-properties officeooo:rsid="06850f0a"/>
    </style:style>
    <style:style style:name="T1036" style:family="text">
      <style:text-properties officeooo:rsid="06893daf"/>
    </style:style>
    <style:style style:name="T1037" style:family="text">
      <style:text-properties officeooo:rsid="068bfb2f"/>
    </style:style>
    <style:style style:name="T1038" style:family="text">
      <style:text-properties officeooo:rsid="068dd655"/>
    </style:style>
    <style:style style:name="T1039" style:family="text">
      <style:text-properties officeooo:rsid="068ee537"/>
    </style:style>
    <style:style style:name="T1040" style:family="text">
      <style:text-properties officeooo:rsid="06971f5e"/>
    </style:style>
    <style:style style:name="T1041" style:family="text">
      <style:text-properties officeooo:rsid="069896c6"/>
    </style:style>
    <style:style style:name="T1042" style:family="text">
      <style:text-properties officeooo:rsid="069a8048"/>
    </style:style>
    <style:style style:name="T1043" style:family="text">
      <style:text-properties officeooo:rsid="069a832b"/>
    </style:style>
    <style:style style:name="T1044" style:family="text">
      <style:text-properties officeooo:rsid="069cef39"/>
    </style:style>
    <style:style style:name="T1045" style:family="text">
      <style:text-properties officeooo:rsid="069e0db7"/>
    </style:style>
    <style:style style:name="T1046" style:family="text">
      <style:text-properties officeooo:rsid="069ea876"/>
    </style:style>
    <style:style style:name="T1047" style:family="text">
      <style:text-properties officeooo:rsid="06d3ef61"/>
    </style:style>
    <style:style style:name="T1048" style:family="text">
      <style:text-properties officeooo:rsid="06d3fe5a"/>
    </style:style>
    <style:style style:name="T1049" style:family="text">
      <style:text-properties officeooo:rsid="06f4fbac"/>
    </style:style>
    <style:style style:name="T1050" style:family="text">
      <style:text-properties officeooo:rsid="06fbac75"/>
    </style:style>
    <style:style style:name="T1051" style:family="text">
      <style:text-properties officeooo:rsid="06fc91a0"/>
    </style:style>
    <style:style style:name="T1052" style:family="text">
      <style:text-properties officeooo:rsid="06fe2b65"/>
    </style:style>
    <style:style style:name="T1053" style:family="text">
      <style:text-properties officeooo:rsid="0700139f"/>
    </style:style>
    <style:style style:name="T1054" style:family="text">
      <style:text-properties officeooo:rsid="0700481c"/>
    </style:style>
    <style:style style:name="T1055" style:family="text">
      <style:text-properties officeooo:rsid="070099b3"/>
    </style:style>
    <style:style style:name="T1056" style:family="text">
      <style:text-properties officeooo:rsid="07024433"/>
    </style:style>
    <style:style style:name="T1057" style:family="text">
      <style:text-properties officeooo:rsid="0703fbd9"/>
    </style:style>
    <style:style style:name="T1058" style:family="text">
      <style:text-properties officeooo:rsid="0705ec03"/>
    </style:style>
    <style:style style:name="T1059" style:family="text">
      <style:text-properties officeooo:rsid="0707b084"/>
    </style:style>
    <style:style style:name="T1060" style:family="text">
      <style:text-properties officeooo:rsid="070855c3"/>
    </style:style>
    <style:style style:name="T1061" style:family="text">
      <style:text-properties officeooo:rsid="0709905c"/>
    </style:style>
    <style:style style:name="T1062" style:family="text">
      <style:text-properties officeooo:rsid="070a63dc"/>
    </style:style>
    <style:style style:name="T1063" style:family="text">
      <style:text-properties officeooo:rsid="070a87df"/>
    </style:style>
    <style:style style:name="T1064" style:family="text">
      <style:text-properties officeooo:rsid="0760f210"/>
    </style:style>
    <style:style style:name="T1065" style:family="text">
      <style:text-properties officeooo:rsid="07670371"/>
    </style:style>
    <style:style style:name="T1066" style:family="text">
      <style:text-properties officeooo:rsid="0768a4f9"/>
    </style:style>
    <style:style style:name="T1067" style:family="text">
      <style:text-properties officeooo:rsid="0773c1e5"/>
    </style:style>
    <style:style style:name="T1068" style:family="text">
      <style:text-properties officeooo:rsid="07744660"/>
    </style:style>
    <style:style style:name="T1069" style:family="text">
      <style:text-properties officeooo:rsid="0775bb82"/>
    </style:style>
    <style:style style:name="T1070" style:family="text">
      <style:text-properties officeooo:rsid="0777aeb2"/>
    </style:style>
    <style:style style:name="T1071" style:family="text">
      <style:text-properties officeooo:rsid="0779f02c"/>
    </style:style>
    <style:style style:name="T1072" style:family="text">
      <style:text-properties officeooo:rsid="077f995c"/>
    </style:style>
    <style:style style:name="T1073" style:family="text">
      <style:text-properties officeooo:rsid="07936455"/>
    </style:style>
    <style:style style:name="T1074" style:family="text">
      <style:text-properties officeooo:rsid="0793760e"/>
    </style:style>
    <style:style style:name="T1075" style:family="text">
      <style:text-properties officeooo:rsid="0794e265"/>
    </style:style>
    <style:style style:name="T1076" style:family="text">
      <style:text-properties officeooo:rsid="07bff153"/>
    </style:style>
    <style:style style:name="T1077" style:family="text">
      <style:text-properties officeooo:rsid="07c0fdba"/>
    </style:style>
    <style:style style:name="T1078" style:family="text">
      <style:text-properties officeooo:rsid="07c21259"/>
    </style:style>
    <style:style style:name="T1079" style:family="text">
      <style:text-properties officeooo:rsid="07c3ad92"/>
    </style:style>
    <style:style style:name="T1080" style:family="text">
      <style:text-properties officeooo:rsid="07c405dd"/>
    </style:style>
    <style:style style:name="T1081" style:family="text">
      <style:text-properties officeooo:rsid="07c5dfb1"/>
    </style:style>
    <style:style style:name="T1082" style:family="text">
      <style:text-properties officeooo:rsid="07c70c87"/>
    </style:style>
    <style:style style:name="T1083" style:family="text">
      <style:text-properties officeooo:rsid="07cada04"/>
    </style:style>
    <style:style style:name="T1084" style:family="text">
      <style:text-properties officeooo:rsid="07cb35d4"/>
    </style:style>
    <style:style style:name="T1085" style:family="text">
      <style:text-properties officeooo:rsid="07cd3099"/>
    </style:style>
    <style:style style:name="T1086" style:family="text">
      <style:text-properties officeooo:rsid="07ce42e7"/>
    </style:style>
    <style:style style:name="T1087" style:family="text">
      <style:text-properties officeooo:rsid="07dc38d6"/>
    </style:style>
    <style:style style:name="T1088" style:family="text">
      <style:text-properties officeooo:rsid="07e63d49"/>
    </style:style>
    <style:style style:name="T1089" style:family="text">
      <style:text-properties officeooo:rsid="07e77d16"/>
    </style:style>
    <style:style style:name="T1090" style:family="text">
      <style:text-properties officeooo:rsid="07ea5b78"/>
    </style:style>
    <style:style style:name="T1091" style:family="text">
      <style:text-properties officeooo:rsid="07ea7c8e"/>
    </style:style>
    <style:style style:name="T1092" style:family="text">
      <style:text-properties officeooo:rsid="07f29b16"/>
    </style:style>
    <style:style style:name="T1093" style:family="text">
      <style:text-properties officeooo:rsid="07f9a9ea"/>
    </style:style>
    <style:style style:name="T1094" style:family="text">
      <style:text-properties officeooo:rsid="07fb493a"/>
    </style:style>
    <style:style style:name="T1095" style:family="text">
      <style:text-properties officeooo:rsid="07ffbd2b"/>
    </style:style>
    <style:style style:name="T1096" style:family="text">
      <style:text-properties officeooo:rsid="08017de8"/>
    </style:style>
    <style:style style:name="T1097" style:family="text">
      <style:text-properties officeooo:rsid="0802c080"/>
    </style:style>
    <style:style style:name="T1098" style:family="text">
      <style:text-properties officeooo:rsid="08049013"/>
    </style:style>
    <style:style style:name="T1099" style:family="text">
      <style:text-properties officeooo:rsid="0805f7d3"/>
    </style:style>
    <style:style style:name="T1100" style:family="text">
      <style:text-properties officeooo:rsid="08068101"/>
    </style:style>
    <style:style style:name="T1101" style:family="text">
      <style:text-properties officeooo:rsid="080867da"/>
    </style:style>
    <style:style style:name="T1102" style:family="text">
      <style:text-properties officeooo:rsid="080b2141"/>
    </style:style>
    <style:style style:name="T1103" style:family="text">
      <style:text-properties officeooo:rsid="080ea91a"/>
    </style:style>
    <style:style style:name="T1104" style:family="text">
      <style:text-properties officeooo:rsid="0811e72e"/>
    </style:style>
    <style:style style:name="T1105" style:family="text">
      <style:text-properties officeooo:rsid="0814e8d1"/>
    </style:style>
    <style:style style:name="T1106" style:family="text">
      <style:text-properties officeooo:rsid="0830608e"/>
    </style:style>
    <style:style style:name="T1107" style:family="text">
      <style:text-properties officeooo:rsid="08359a82"/>
    </style:style>
    <style:style style:name="T1108" style:family="text">
      <style:text-properties officeooo:rsid="0838b30d"/>
    </style:style>
    <style:style style:name="T1109" style:family="text">
      <style:text-properties officeooo:rsid="083b7e35"/>
    </style:style>
    <style:style style:name="T1110" style:family="text">
      <style:text-properties officeooo:rsid="083bf7c1"/>
    </style:style>
    <style:style style:name="T1111" style:family="text">
      <style:text-properties officeooo:rsid="083cc075"/>
    </style:style>
    <style:style style:name="T1112" style:family="text">
      <style:text-properties officeooo:rsid="083d8fea"/>
    </style:style>
    <style:style style:name="T1113" style:family="text">
      <style:text-properties officeooo:rsid="083f4596"/>
    </style:style>
    <style:style style:name="T1114" style:family="text">
      <style:text-properties officeooo:rsid="084031da"/>
    </style:style>
    <style:style style:name="T1115" style:family="text">
      <style:text-properties officeooo:rsid="084118d5"/>
    </style:style>
    <style:style style:name="T1116" style:family="text">
      <style:text-properties officeooo:rsid="0841aded"/>
    </style:style>
    <style:style style:name="T1117" style:family="text">
      <style:text-properties officeooo:rsid="08421475"/>
    </style:style>
    <style:style style:name="T1118" style:family="text">
      <style:text-properties officeooo:rsid="0842e783"/>
    </style:style>
    <style:style style:name="T1119" style:family="text">
      <style:text-properties officeooo:rsid="0849bf39"/>
    </style:style>
    <style:style style:name="T1120" style:family="text">
      <style:text-properties officeooo:rsid="08b8553a"/>
    </style:style>
    <style:style style:name="T1121" style:family="text">
      <style:text-properties officeooo:rsid="08c4025d"/>
    </style:style>
    <style:style style:name="T1122" style:family="text">
      <style:text-properties officeooo:rsid="08c5ab6c"/>
    </style:style>
    <style:style style:name="T1123" style:family="text">
      <style:text-properties officeooo:rsid="08ca020b"/>
    </style:style>
    <style:style style:name="T1124" style:family="text">
      <style:text-properties officeooo:rsid="08e989c9"/>
    </style:style>
    <style:style style:name="T1125" style:family="text">
      <style:text-properties officeooo:rsid="08eaef37"/>
    </style:style>
    <style:style style:name="T1126" style:family="text">
      <style:text-properties officeooo:rsid="08ec86d0"/>
    </style:style>
    <style:style style:name="T1127" style:family="text">
      <style:text-properties officeooo:rsid="08ee2bc7"/>
    </style:style>
    <style:style style:name="T1128" style:family="text">
      <style:text-properties officeooo:rsid="08ef6969"/>
    </style:style>
    <style:style style:name="T1129" style:family="text">
      <style:text-properties officeooo:rsid="08efd022"/>
    </style:style>
    <style:style style:name="T1130" style:family="text">
      <style:text-properties officeooo:rsid="08f1670d"/>
    </style:style>
    <style:style style:name="T1131" style:family="text">
      <style:text-properties officeooo:rsid="08f17061"/>
    </style:style>
    <style:style style:name="T1132" style:family="text">
      <style:text-properties officeooo:rsid="08f1ec26"/>
    </style:style>
    <style:style style:name="T1133" style:family="text">
      <style:text-properties officeooo:rsid="08f3e6c4"/>
    </style:style>
    <style:style style:name="T1134" style:family="text">
      <style:text-properties officeooo:rsid="08f5b537"/>
    </style:style>
    <style:style style:name="T1135" style:family="text">
      <style:text-properties officeooo:rsid="090fd3fc"/>
    </style:style>
    <style:style style:name="T1136" style:family="text">
      <style:text-properties officeooo:rsid="09113d8e"/>
    </style:style>
    <style:style style:name="T1137" style:family="text">
      <style:text-properties officeooo:rsid="09209758"/>
    </style:style>
    <style:style style:name="T1138" style:family="text">
      <style:text-properties officeooo:rsid="09219421"/>
    </style:style>
    <style:style style:name="T1139" style:family="text">
      <style:text-properties officeooo:rsid="0929ba35"/>
    </style:style>
    <style:style style:name="T1140" style:family="text">
      <style:text-properties officeooo:rsid="092b4d8e"/>
    </style:style>
    <style:style style:name="T1141" style:family="text">
      <style:text-properties officeooo:rsid="092d0c09"/>
    </style:style>
    <style:style style:name="T1142" style:family="text">
      <style:text-properties officeooo:rsid="09389595"/>
    </style:style>
    <style:style style:name="T1143" style:family="text">
      <style:text-properties officeooo:rsid="09409950"/>
    </style:style>
    <style:style style:name="T1144" style:family="text">
      <style:text-properties officeooo:rsid="09421b8d"/>
    </style:style>
    <style:style style:name="T1145" style:family="text">
      <style:text-properties officeooo:rsid="09425005"/>
    </style:style>
    <style:style style:name="T1146" style:family="text">
      <style:text-properties officeooo:rsid="094a5e96"/>
    </style:style>
    <style:style style:name="T1147" style:family="text">
      <style:text-properties officeooo:rsid="09537dac"/>
    </style:style>
    <style:style style:name="T1148" style:family="text">
      <style:text-properties officeooo:rsid="09594b21"/>
    </style:style>
    <style:style style:name="T1149" style:family="text">
      <style:text-properties officeooo:rsid="095a0c15"/>
    </style:style>
    <style:style style:name="T1150" style:family="text">
      <style:text-properties officeooo:rsid="095e23e9"/>
    </style:style>
    <style:style style:name="T1151" style:family="text">
      <style:text-properties officeooo:rsid="095efc4c"/>
    </style:style>
    <style:style style:name="T1152" style:family="text">
      <style:text-properties officeooo:rsid="0967c016"/>
    </style:style>
    <style:style style:name="T1153" style:family="text">
      <style:text-properties fo:color="#000000" style:font-name="Liberation Serif" fo:font-size="12pt" fo:font-weight="normal" officeooo:rsid="097c446d" style:font-size-asian="12pt" style:font-weight-asian="normal" style:font-size-complex="12pt" style:font-weight-complex="normal"/>
    </style:style>
    <style:style style:name="T1154" style:family="text">
      <style:text-properties officeooo:rsid="09c23219"/>
    </style:style>
    <style:style style:name="T1155" style:family="text">
      <style:text-properties officeooo:rsid="09c56263"/>
    </style:style>
    <style:style style:name="T1156" style:family="text">
      <style:text-properties officeooo:rsid="09c7c5f6"/>
    </style:style>
    <style:style style:name="T1157" style:family="text">
      <style:text-properties fo:font-size="10pt" officeooo:rsid="09c7c5f6" style:font-size-asian="10pt" style:font-size-complex="10pt"/>
    </style:style>
    <style:style style:name="T1158" style:family="text">
      <style:text-properties officeooo:rsid="09cb00b4"/>
    </style:style>
    <style:style style:name="T1159" style:family="text">
      <style:text-properties officeooo:rsid="09ce1b29"/>
    </style:style>
    <style:style style:name="T1160" style:family="text">
      <style:text-properties officeooo:rsid="09d28753"/>
    </style:style>
    <style:style style:name="T1161" style:family="text">
      <style:text-properties officeooo:rsid="09d3f6bf"/>
    </style:style>
    <style:style style:name="T1162" style:family="text">
      <style:text-properties officeooo:rsid="09d583c7"/>
    </style:style>
    <style:style style:name="T1163" style:family="text">
      <style:text-properties officeooo:rsid="09d83d4d"/>
    </style:style>
    <style:style style:name="T1164" style:family="text">
      <style:text-properties officeooo:rsid="09d8c7c6"/>
    </style:style>
    <style:style style:name="T1165" style:family="text">
      <style:text-properties officeooo:rsid="09dff31c"/>
    </style:style>
    <style:style style:name="T1166" style:family="text">
      <style:text-properties officeooo:rsid="09e3bb12"/>
    </style:style>
    <style:style style:name="T1167" style:family="text">
      <style:text-properties officeooo:rsid="09e4dbc4"/>
    </style:style>
    <style:style style:name="T1168" style:family="text">
      <style:text-properties officeooo:rsid="09e5bda0"/>
    </style:style>
    <style:style style:name="T1169" style:family="text">
      <style:text-properties officeooo:rsid="09e5ee4e"/>
    </style:style>
    <style:style style:name="T1170" style:family="text">
      <style:text-properties officeooo:rsid="09e7d509"/>
    </style:style>
    <style:style style:name="T1171" style:family="text">
      <style:text-properties officeooo:rsid="09e88059"/>
    </style:style>
    <style:style style:name="T1172" style:family="text">
      <style:text-properties officeooo:rsid="09ec7181"/>
    </style:style>
    <style:style style:name="T1173" style:family="text">
      <style:text-properties officeooo:rsid="0a00ccd4"/>
    </style:style>
    <style:style style:name="T1174" style:family="text">
      <style:text-properties officeooo:rsid="0a08237c"/>
    </style:style>
    <style:style style:name="T1175" style:family="text">
      <style:text-properties officeooo:rsid="0a0af771"/>
    </style:style>
    <style:style style:name="T1176" style:family="text">
      <style:text-properties officeooo:rsid="0a0c44a8"/>
    </style:style>
    <style:style style:name="T1177" style:family="text">
      <style:text-properties officeooo:rsid="0a0fe305"/>
    </style:style>
    <style:style style:name="T1178" style:family="text">
      <style:text-properties officeooo:rsid="0a115276"/>
    </style:style>
    <style:style style:name="T1179" style:family="text">
      <style:text-properties officeooo:rsid="0a14e2f1"/>
    </style:style>
    <style:style style:name="T1180" style:family="text">
      <style:text-properties officeooo:rsid="0a1503db"/>
    </style:style>
    <style:style style:name="T1181" style:family="text">
      <style:text-properties officeooo:rsid="0a159c4f"/>
    </style:style>
    <style:style style:name="T1182" style:family="text">
      <style:text-properties officeooo:rsid="0a1dc65d"/>
    </style:style>
    <style:style style:name="T1183" style:family="text">
      <style:text-properties officeooo:rsid="0a1e0763"/>
    </style:style>
    <style:style style:name="T1184" style:family="text">
      <style:text-properties officeooo:rsid="0a1e762b"/>
    </style:style>
    <style:style style:name="T1185" style:family="text">
      <style:text-properties officeooo:rsid="0a1fb8c6"/>
    </style:style>
    <style:style style:name="T1186" style:family="text">
      <style:text-properties officeooo:rsid="0a234105"/>
    </style:style>
    <style:style style:name="T1187" style:family="text">
      <style:text-properties officeooo:rsid="0a2694f0"/>
    </style:style>
    <style:style style:name="T1188" style:family="text">
      <style:text-properties officeooo:rsid="0a2bbecf"/>
    </style:style>
    <style:style style:name="T1189" style:family="text">
      <style:text-properties officeooo:rsid="0a2c0cc6"/>
    </style:style>
    <style:style style:name="T1190" style:family="text">
      <style:text-properties officeooo:rsid="0a2d4e8a"/>
    </style:style>
    <style:style style:name="T1191" style:family="text">
      <style:text-properties officeooo:rsid="0a2f3197"/>
    </style:style>
    <style:style style:name="T1192" style:family="text">
      <style:text-properties officeooo:rsid="0a393d64"/>
    </style:style>
    <style:style style:name="T1193" style:family="text">
      <style:text-properties officeooo:rsid="0a39adfa"/>
    </style:style>
    <style:style style:name="T1194" style:family="text">
      <style:text-properties officeooo:rsid="0a3b64f4"/>
    </style:style>
    <style:style style:name="T1195" style:family="text">
      <style:text-properties officeooo:rsid="0a3cdc14"/>
    </style:style>
    <style:style style:name="T1196" style:family="text">
      <style:text-properties officeooo:rsid="0a3fe7fb"/>
    </style:style>
    <style:style style:name="T1197" style:family="text">
      <style:text-properties officeooo:rsid="0a41d941"/>
    </style:style>
    <style:style style:name="T1198" style:family="text">
      <style:text-properties officeooo:rsid="0a445c39"/>
    </style:style>
    <style:style style:name="T1199" style:family="text">
      <style:text-properties officeooo:rsid="0a453b8e"/>
    </style:style>
    <style:style style:name="T1200" style:family="text">
      <style:text-properties officeooo:rsid="0a4572bc"/>
    </style:style>
    <style:style style:name="T1201" style:family="text">
      <style:text-properties officeooo:rsid="0a48644b"/>
    </style:style>
    <style:style style:name="T1202" style:family="text">
      <style:text-properties officeooo:rsid="0a4ac744"/>
    </style:style>
    <style:style style:name="T1203" style:family="text">
      <style:text-properties officeooo:rsid="0a4c9e22"/>
    </style:style>
    <style:style style:name="T1204" style:family="text">
      <style:text-properties officeooo:rsid="0a4feee1"/>
    </style:style>
    <style:style style:name="T1205" style:family="text">
      <style:text-properties officeooo:rsid="0a50c9f3"/>
    </style:style>
    <style:style style:name="T1206" style:family="text">
      <style:text-properties officeooo:rsid="0a5147cf"/>
    </style:style>
    <style:style style:name="T1207" style:family="text">
      <style:text-properties officeooo:rsid="0a530487"/>
    </style:style>
    <style:style style:name="T1208" style:family="text">
      <style:text-properties officeooo:rsid="0a54259b"/>
    </style:style>
    <style:style style:name="T1209" style:family="text">
      <style:text-properties officeooo:rsid="0a542c92"/>
    </style:style>
    <style:style style:name="T1210" style:family="text">
      <style:text-properties officeooo:rsid="0a561ae4"/>
    </style:style>
    <style:style style:name="T1211" style:family="text">
      <style:text-properties officeooo:rsid="0a565f34"/>
    </style:style>
    <style:style style:name="T1212" style:family="text">
      <style:text-properties officeooo:rsid="0a668ba2"/>
    </style:style>
    <style:style style:name="T1213" style:family="text">
      <style:text-properties officeooo:rsid="0a6d1f2f"/>
    </style:style>
    <style:style style:name="T1214" style:family="text">
      <style:text-properties officeooo:rsid="0a6dcb0b"/>
    </style:style>
    <style:style style:name="T1215" style:family="text">
      <style:text-properties officeooo:rsid="0a6fbf6d"/>
    </style:style>
    <style:style style:name="T1216" style:family="text">
      <style:text-properties officeooo:rsid="0a709e60"/>
    </style:style>
    <style:style style:name="T1217" style:family="text">
      <style:text-properties officeooo:rsid="0a72320a"/>
    </style:style>
    <style:style style:name="T1218" style:family="text">
      <style:text-properties officeooo:rsid="0a743d02"/>
    </style:style>
    <style:style style:name="T1219" style:family="text">
      <style:text-properties officeooo:rsid="0a75e0df"/>
    </style:style>
    <style:style style:name="T1220" style:family="text">
      <style:text-properties officeooo:rsid="0a773e90"/>
    </style:style>
    <style:style style:name="T1221" style:family="text">
      <style:text-properties officeooo:rsid="0a790b66"/>
    </style:style>
    <style:style style:name="T1222" style:family="text">
      <style:text-properties officeooo:rsid="0a7a1775"/>
    </style:style>
    <style:style style:name="T1223" style:family="text">
      <style:text-properties officeooo:rsid="0a7b5643"/>
    </style:style>
    <style:style style:name="T1224" style:family="text">
      <style:text-properties officeooo:rsid="0a7dc111"/>
    </style:style>
    <style:style style:name="T1225" style:family="text">
      <style:text-properties officeooo:rsid="0a80250b"/>
    </style:style>
    <style:style style:name="T1226" style:family="text">
      <style:text-properties officeooo:rsid="0a823979"/>
    </style:style>
    <style:style style:name="T1227" style:family="text">
      <style:text-properties officeooo:rsid="0a8358d1"/>
    </style:style>
    <style:style style:name="T1228" style:family="text">
      <style:text-properties officeooo:rsid="0a84a058"/>
    </style:style>
    <style:style style:name="T1229" style:family="text">
      <style:text-properties officeooo:rsid="0a85129a"/>
    </style:style>
    <style:style style:name="T1230" style:family="text">
      <style:text-properties officeooo:rsid="0a86561f"/>
    </style:style>
    <style:style style:name="T1231" style:family="text">
      <style:text-properties officeooo:rsid="0a9dad6f"/>
    </style:style>
    <style:style style:name="T1232" style:family="text">
      <style:text-properties officeooo:rsid="0a9e6543"/>
    </style:style>
    <style:style style:name="T1233" style:family="text">
      <style:text-properties officeooo:rsid="0aa080de"/>
    </style:style>
    <style:style style:name="T1234" style:family="text">
      <style:text-properties officeooo:rsid="0aa18a31"/>
    </style:style>
    <style:style style:name="T1235" style:family="text">
      <style:text-properties officeooo:rsid="0accbfe4"/>
    </style:style>
    <style:style style:name="T1236" style:family="text">
      <style:text-properties officeooo:rsid="0b8d4b79" fo:background-color="transparent"/>
    </style:style>
    <style:style style:name="T1237" style:family="text">
      <style:text-properties officeooo:rsid="0b8de695" fo:background-color="transparent"/>
    </style:style>
    <style:style style:name="T1238" style:family="text">
      <style:text-properties officeooo:rsid="0ba07b6a" fo:background-color="transparent"/>
    </style:style>
    <style:style style:name="T1239" style:family="text">
      <style:text-properties officeooo:rsid="0bd02b60" fo:background-color="transparent"/>
    </style:style>
    <style:style style:name="T1240" style:family="text">
      <style:text-properties officeooo:rsid="0bd08465" fo:background-color="transparent"/>
    </style:style>
    <style:style style:name="T1241" style:family="text">
      <style:text-properties officeooo:rsid="0bb54020" fo:background-color="transparent"/>
    </style:style>
    <style:style style:name="T1242" style:family="text">
      <style:text-properties officeooo:rsid="0b95b1ce" fo:background-color="transparent"/>
    </style:style>
    <style:style style:name="T1243" style:family="text">
      <style:text-properties officeooo:rsid="0ba15a79" fo:background-color="transparent"/>
    </style:style>
    <style:style style:name="T1244" style:family="text">
      <style:text-properties officeooo:rsid="0b8f39ae" fo:background-color="transparent"/>
    </style:style>
    <style:style style:name="T1245" style:family="text">
      <style:text-properties officeooo:rsid="0c4c3e3a" fo:background-color="transparent"/>
    </style:style>
    <style:style style:name="T1246" style:family="text">
      <style:text-properties officeooo:rsid="0c51a9cd" fo:background-color="transparent"/>
    </style:style>
    <style:style style:name="T1247" style:family="text">
      <style:text-properties officeooo:rsid="0c5ecabd" fo:background-color="transparent"/>
    </style:style>
    <style:style style:name="T1248" style:family="text">
      <style:text-properties officeooo:rsid="0c5fb529" fo:background-color="transparent"/>
    </style:style>
    <style:style style:name="T1249" style:family="text">
      <style:text-properties officeooo:rsid="0c618ab8" fo:background-color="transparent"/>
    </style:style>
    <style:style style:name="T1250" style:family="text">
      <style:text-properties officeooo:rsid="0ba911b3" fo:background-color="transparent"/>
    </style:style>
    <style:style style:name="T1251" style:family="text">
      <style:text-properties officeooo:rsid="0c54738d" fo:background-color="transparent"/>
    </style:style>
    <style:style style:name="T1252" style:family="text">
      <style:text-properties officeooo:rsid="0ba93e70" fo:background-color="transparent"/>
    </style:style>
    <style:style style:name="T1253" style:family="text">
      <style:text-properties officeooo:rsid="0cd1307f" fo:background-color="transparent"/>
    </style:style>
    <style:style style:name="T1254" style:family="text">
      <style:text-properties officeooo:rsid="0cd2b02d" fo:background-color="transparent"/>
    </style:style>
    <style:style style:name="T1255" style:family="text">
      <style:text-properties officeooo:rsid="0cd4434f" fo:background-color="transparent"/>
    </style:style>
    <style:style style:name="T1256" style:family="text">
      <style:text-properties officeooo:rsid="0d1c9c77" fo:background-color="transparent"/>
    </style:style>
    <style:style style:name="T1257" style:family="text">
      <style:text-properties officeooo:rsid="0d1d72ae" fo:background-color="transparent"/>
    </style:style>
    <style:style style:name="T1258" style:family="text">
      <style:text-properties officeooo:rsid="0d1e2c7e" fo:background-color="transparent"/>
    </style:style>
    <style:style style:name="T1259" style:family="text">
      <style:text-properties officeooo:rsid="0d201bf3" fo:background-color="transparent"/>
    </style:style>
    <style:style style:name="T1260" style:family="text">
      <style:text-properties officeooo:rsid="0d68ceda" fo:background-color="transparent"/>
    </style:style>
    <style:style style:name="T1261" style:family="text">
      <style:text-properties officeooo:rsid="0d5f418f" fo:background-color="transparent"/>
    </style:style>
    <style:style style:name="T1262" style:family="text">
      <style:text-properties officeooo:rsid="0d6417db" fo:background-color="transparent"/>
    </style:style>
    <style:style style:name="T1263" style:family="text">
      <style:text-properties officeooo:rsid="0d61292d" fo:background-color="transparent"/>
    </style:style>
    <style:style style:name="T1264" style:family="text">
      <style:text-properties officeooo:rsid="0d6240d8" fo:background-color="transparent"/>
    </style:style>
    <style:style style:name="T1265" style:family="text">
      <style:text-properties officeooo:rsid="0d72a270" fo:background-color="transparent"/>
    </style:style>
    <style:style style:name="T1266" style:family="text">
      <style:text-properties officeooo:rsid="0de01087" fo:background-color="transparent"/>
    </style:style>
    <style:style style:name="T1267" style:family="text">
      <style:text-properties officeooo:rsid="0de6a5d4" fo:background-color="transparent"/>
    </style:style>
    <style:style style:name="T1268" style:family="text">
      <style:text-properties officeooo:rsid="0e7dad48" fo:background-color="transparent"/>
    </style:style>
    <style:style style:name="T1269" style:family="text">
      <style:text-properties officeooo:rsid="0e8151ce" fo:background-color="transparent"/>
    </style:style>
    <style:style style:name="T1270" style:family="text">
      <style:text-properties officeooo:rsid="0e820106" fo:background-color="transparent"/>
    </style:style>
    <style:style style:name="T1271" style:family="text">
      <style:text-properties officeooo:rsid="0ff49f2d" fo:background-color="transparent"/>
    </style:style>
    <style:style style:name="T1272" style:family="text">
      <style:text-properties officeooo:rsid="0ff62da2" fo:background-color="transparent"/>
    </style:style>
    <style:style style:name="T1273" style:family="text">
      <style:text-properties officeooo:rsid="0d35b73a" fo:background-color="transparent"/>
    </style:style>
    <style:style style:name="T1274" style:family="text">
      <style:text-properties officeooo:rsid="0d4a4f15" fo:background-color="transparent"/>
    </style:style>
    <style:style style:name="T1275" style:family="text">
      <style:text-properties officeooo:rsid="0d4ae70c" fo:background-color="transparent"/>
    </style:style>
    <style:style style:name="T1276" style:family="text">
      <style:text-properties officeooo:rsid="0d4cdf67" fo:background-color="transparent"/>
    </style:style>
    <style:style style:name="T1277" style:family="text">
      <style:text-properties officeooo:rsid="0d4e7539" fo:background-color="transparent"/>
    </style:style>
    <style:style style:name="T1278" style:family="text">
      <style:text-properties officeooo:rsid="0d8b31b7" fo:background-color="transparent"/>
    </style:style>
    <style:style style:name="T1279" style:family="text">
      <style:text-properties officeooo:rsid="0d7336af" fo:background-color="transparent"/>
    </style:style>
    <style:style style:name="T1280" style:family="text">
      <style:text-properties officeooo:rsid="0ae4d8f2"/>
    </style:style>
    <style:style style:name="T1281" style:family="text">
      <style:text-properties officeooo:rsid="0ae6bd93"/>
    </style:style>
    <style:style style:name="T1282" style:family="text">
      <style:text-properties officeooo:rsid="0ae83efd"/>
    </style:style>
    <style:style style:name="T1283" style:family="text">
      <style:text-properties officeooo:rsid="0ae8f83d"/>
    </style:style>
    <style:style style:name="T1284" style:family="text">
      <style:text-properties officeooo:rsid="0aea5981"/>
    </style:style>
    <style:style style:name="T1285" style:family="text">
      <style:text-properties officeooo:rsid="0aec280c"/>
    </style:style>
    <style:style style:name="T1286" style:family="text">
      <style:text-properties officeooo:rsid="0b015c3b"/>
    </style:style>
    <style:style style:name="T1287" style:family="text">
      <style:text-properties officeooo:rsid="0b030a84"/>
    </style:style>
    <style:style style:name="T1288" style:family="text">
      <style:text-properties officeooo:rsid="0b043617"/>
    </style:style>
    <style:style style:name="T1289" style:family="text">
      <style:text-properties officeooo:rsid="0b0628ff"/>
    </style:style>
    <style:style style:name="T1290" style:family="text">
      <style:text-properties officeooo:rsid="0b06d638"/>
    </style:style>
    <style:style style:name="T1291" style:family="text">
      <style:text-properties officeooo:rsid="0b088456"/>
    </style:style>
    <style:style style:name="T1292" style:family="text">
      <style:text-properties officeooo:rsid="0b08c700"/>
    </style:style>
    <style:style style:name="T1293" style:family="text">
      <style:text-properties officeooo:rsid="0b09aecc"/>
    </style:style>
    <style:style style:name="T1294" style:family="text">
      <style:text-properties officeooo:rsid="0b17bea9"/>
    </style:style>
    <style:style style:name="T1295" style:family="text">
      <style:text-properties officeooo:rsid="0b1869d2"/>
    </style:style>
    <style:style style:name="T1296" style:family="text">
      <style:text-properties officeooo:rsid="0b24ed24"/>
    </style:style>
    <style:style style:name="T1297" style:family="text">
      <style:text-properties officeooo:rsid="0b35fa63"/>
    </style:style>
    <style:style style:name="T1298" style:family="text">
      <style:text-properties officeooo:rsid="0b36dd64"/>
    </style:style>
    <style:style style:name="T1299" style:family="text">
      <style:text-properties officeooo:rsid="0b4197e1"/>
    </style:style>
    <style:style style:name="T1300" style:family="text">
      <style:text-properties officeooo:rsid="0b433063"/>
    </style:style>
    <style:style style:name="T1301" style:family="text">
      <style:text-properties officeooo:rsid="0b43c343"/>
    </style:style>
    <style:style style:name="T1302" style:family="text">
      <style:text-properties officeooo:rsid="0b4459bd"/>
    </style:style>
    <style:style style:name="T1303" style:family="text">
      <style:text-properties officeooo:rsid="0b463695"/>
    </style:style>
    <style:style style:name="T1304" style:family="text">
      <style:text-properties officeooo:rsid="0b49ba87"/>
    </style:style>
    <style:style style:name="T1305" style:family="text">
      <style:text-properties officeooo:rsid="0b4ab574"/>
    </style:style>
    <style:style style:name="T1306" style:family="text">
      <style:text-properties officeooo:rsid="0b4c50e1"/>
    </style:style>
    <style:style style:name="T1307" style:family="text">
      <style:text-properties officeooo:rsid="0b4cab3d"/>
    </style:style>
    <style:style style:name="T1308" style:family="text">
      <style:text-properties officeooo:rsid="0b4d7461"/>
    </style:style>
    <style:style style:name="T1309" style:family="text">
      <style:text-properties officeooo:rsid="0b4f2943"/>
    </style:style>
    <style:style style:name="T1310" style:family="text">
      <style:text-properties officeooo:rsid="0b50631c"/>
    </style:style>
    <style:style style:name="T1311" style:family="text">
      <style:text-properties officeooo:rsid="0b53ece9"/>
    </style:style>
    <style:style style:name="T1312" style:family="text">
      <style:text-properties officeooo:rsid="0bf52bbe"/>
    </style:style>
    <style:style style:name="T1313" style:family="text">
      <style:text-properties officeooo:rsid="0bf6cdff"/>
    </style:style>
    <style:style style:name="T1314" style:family="text">
      <style:text-properties officeooo:rsid="0c02e5d5"/>
    </style:style>
    <style:style style:name="T1315" style:family="text">
      <style:text-properties officeooo:rsid="0c03dcc2"/>
    </style:style>
    <style:style style:name="T1316" style:family="text">
      <style:text-properties officeooo:rsid="0c0802fa"/>
    </style:style>
    <style:style style:name="T1317" style:family="text">
      <style:text-properties officeooo:rsid="0c0c5ee8"/>
    </style:style>
    <style:style style:name="T1318" style:family="text">
      <style:text-properties officeooo:rsid="0c0df1a3"/>
    </style:style>
    <style:style style:name="T1319" style:family="text">
      <style:text-properties officeooo:rsid="0c1273ed"/>
    </style:style>
    <style:style style:name="T1320" style:family="text">
      <style:text-properties officeooo:rsid="0c138693"/>
    </style:style>
    <style:style style:name="T1321" style:family="text">
      <style:text-properties officeooo:rsid="0c1a5b31"/>
    </style:style>
    <style:style style:name="T1322" style:family="text">
      <style:text-properties officeooo:rsid="0c1addb6"/>
    </style:style>
    <style:style style:name="T1323" style:family="text">
      <style:text-properties officeooo:rsid="0c1c04a9"/>
    </style:style>
    <style:style style:name="T1324" style:family="text">
      <style:text-properties officeooo:rsid="0c1da7b2"/>
    </style:style>
    <style:style style:name="T1325" style:family="text">
      <style:text-properties officeooo:rsid="0c210b3a"/>
    </style:style>
    <style:style style:name="T1326" style:family="text">
      <style:text-properties officeooo:rsid="0c211b70"/>
    </style:style>
    <style:style style:name="T1327" style:family="text">
      <style:text-properties officeooo:rsid="0c8dce8c"/>
    </style:style>
    <style:style style:name="T1328" style:family="text">
      <style:text-properties officeooo:rsid="0c8fdf87"/>
    </style:style>
    <style:style style:name="T1329" style:family="text">
      <style:text-properties officeooo:rsid="0c90e74c"/>
    </style:style>
    <style:style style:name="T1330" style:family="text">
      <style:text-properties officeooo:rsid="0c9412b7"/>
    </style:style>
    <style:style style:name="T1331" style:family="text">
      <style:text-properties officeooo:rsid="0c945a86"/>
    </style:style>
    <style:style style:name="T1332" style:family="text">
      <style:text-properties officeooo:rsid="0c98887a"/>
    </style:style>
    <style:style style:name="T1333" style:family="text">
      <style:text-properties officeooo:rsid="0c99fb3c"/>
    </style:style>
    <style:style style:name="T1334" style:family="text">
      <style:text-properties officeooo:rsid="0c9fa916"/>
    </style:style>
    <style:style style:name="T1335" style:family="text">
      <style:text-properties officeooo:rsid="0ca28489"/>
    </style:style>
    <style:style style:name="T1336" style:family="text">
      <style:text-properties officeooo:rsid="0ca6045c"/>
    </style:style>
    <style:style style:name="T1337" style:family="text">
      <style:text-properties officeooo:rsid="0ca74197"/>
    </style:style>
    <style:style style:name="T1338" style:family="text">
      <style:text-properties officeooo:rsid="0ca8eff4"/>
    </style:style>
    <style:style style:name="T1339" style:family="text">
      <style:text-properties officeooo:rsid="0cab3d70"/>
    </style:style>
    <style:style style:name="T1340" style:family="text">
      <style:text-properties officeooo:rsid="0cad09d4"/>
    </style:style>
    <style:style style:name="T1341" style:family="text">
      <style:text-properties officeooo:rsid="0cafb2fb"/>
    </style:style>
    <style:style style:name="T1342" style:family="text">
      <style:text-properties officeooo:rsid="0cb14ebe"/>
    </style:style>
    <style:style style:name="T1343" style:family="text">
      <style:text-properties officeooo:rsid="0cb43cd5"/>
    </style:style>
    <style:style style:name="T1344" style:family="text">
      <style:text-properties officeooo:rsid="0cb61c37"/>
    </style:style>
    <style:style style:name="T1345" style:family="text">
      <style:text-properties officeooo:rsid="0cf367c0"/>
    </style:style>
    <style:style style:name="T1346" style:family="text">
      <style:text-properties officeooo:rsid="0d48225e"/>
    </style:style>
    <style:style style:name="T1347" style:family="text">
      <style:text-properties officeooo:rsid="0dbcf736"/>
    </style:style>
    <style:style style:name="T1348" style:family="text">
      <style:text-properties officeooo:rsid="0e1f7981"/>
    </style:style>
    <style:style style:name="T1349" style:family="text">
      <style:text-properties officeooo:rsid="0e4952da"/>
    </style:style>
    <style:style style:name="T1350" style:family="text">
      <style:text-properties officeooo:rsid="0e8c797f"/>
    </style:style>
    <style:style style:name="T1351" style:family="text">
      <style:text-properties officeooo:rsid="0e9dfd01"/>
    </style:style>
    <style:style style:name="T1352" style:family="text">
      <style:text-properties officeooo:rsid="0eaf7ed4"/>
    </style:style>
    <style:style style:name="T1353" style:family="text">
      <style:text-properties officeooo:rsid="0ec25038"/>
    </style:style>
    <style:style style:name="T1354" style:family="text">
      <style:text-properties officeooo:rsid="0ecaad69"/>
    </style:style>
    <style:style style:name="T1355" style:family="text">
      <style:text-properties officeooo:rsid="0ed1f0a0"/>
    </style:style>
    <style:style style:name="T1356" style:family="text">
      <style:text-properties officeooo:rsid="0ed37645"/>
    </style:style>
    <style:style style:name="T1357" style:family="text">
      <style:text-properties officeooo:rsid="0ed4cd30"/>
    </style:style>
    <style:style style:name="T1358" style:family="text">
      <style:text-properties officeooo:rsid="0ed6a917"/>
    </style:style>
    <style:style style:name="T1359" style:family="text">
      <style:text-properties officeooo:rsid="0ed79275"/>
    </style:style>
    <style:style style:name="T1360" style:family="text">
      <style:text-properties officeooo:rsid="0ed8102e"/>
    </style:style>
    <style:style style:name="T1361" style:family="text">
      <style:text-properties officeooo:rsid="0edb9465"/>
    </style:style>
    <style:style style:name="T1362" style:family="text">
      <style:text-properties officeooo:rsid="0ee237c7"/>
    </style:style>
    <style:style style:name="T1363" style:family="text">
      <style:text-properties officeooo:rsid="0ee3df6c"/>
    </style:style>
    <style:style style:name="T1364" style:family="text">
      <style:text-properties officeooo:rsid="0f005965"/>
    </style:style>
    <style:style style:name="T1365" style:family="text">
      <style:text-properties officeooo:rsid="0f01bae0"/>
    </style:style>
    <style:style style:name="T1366" style:family="text">
      <style:text-properties officeooo:rsid="0f01f3d7"/>
    </style:style>
    <style:style style:name="T1367" style:family="text">
      <style:text-properties officeooo:rsid="0f03938b"/>
    </style:style>
    <style:style style:name="T1368" style:family="text">
      <style:text-properties officeooo:rsid="0f03f85d"/>
    </style:style>
    <style:style style:name="T1369" style:family="text">
      <style:text-properties officeooo:rsid="0f041fb8"/>
    </style:style>
    <style:style style:name="T1370" style:family="text">
      <style:text-properties officeooo:rsid="0f069f58"/>
    </style:style>
    <style:style style:name="T1371" style:family="text">
      <style:text-properties officeooo:rsid="0f077727"/>
    </style:style>
    <style:style style:name="T1372" style:family="text">
      <style:text-properties officeooo:rsid="0f07c734"/>
    </style:style>
    <style:style style:name="T1373" style:family="text">
      <style:text-properties officeooo:rsid="0f0bd825"/>
    </style:style>
    <style:style style:name="T1374" style:family="text">
      <style:text-properties officeooo:rsid="0f0c7d87"/>
    </style:style>
    <style:style style:name="T1375" style:family="text">
      <style:text-properties officeooo:rsid="0f0cef31"/>
    </style:style>
    <style:style style:name="T1376" style:family="text">
      <style:text-properties officeooo:rsid="0f0d659c"/>
    </style:style>
    <style:style style:name="T1377" style:family="text">
      <style:text-properties officeooo:rsid="0f13b0eb"/>
    </style:style>
    <style:style style:name="T1378" style:family="text">
      <style:text-properties officeooo:rsid="0f177adf"/>
    </style:style>
    <style:style style:name="T1379" style:family="text">
      <style:text-properties officeooo:rsid="0f191779"/>
    </style:style>
    <style:style style:name="T1380" style:family="text">
      <style:text-properties officeooo:rsid="0f1a764c"/>
    </style:style>
    <style:style style:name="T1381" style:family="text">
      <style:text-properties officeooo:rsid="0f1ccb89"/>
    </style:style>
    <style:style style:name="T1382" style:family="text">
      <style:text-properties officeooo:rsid="0f1f294f"/>
    </style:style>
    <style:style style:name="T1383" style:family="text">
      <style:text-properties officeooo:rsid="0f1fa181"/>
    </style:style>
    <style:style style:name="T1384" style:family="text">
      <style:text-properties officeooo:rsid="0f22d906"/>
    </style:style>
    <style:style style:name="T1385" style:family="text">
      <style:text-properties officeooo:rsid="0f236cc7"/>
    </style:style>
    <style:style style:name="T1386" style:family="text">
      <style:text-properties officeooo:rsid="0f23929e"/>
    </style:style>
    <style:style style:name="T1387" style:family="text">
      <style:text-properties officeooo:rsid="0f23c314"/>
    </style:style>
    <style:style style:name="T1388" style:family="text">
      <style:text-properties officeooo:rsid="0f250100"/>
    </style:style>
    <style:style style:name="T1389" style:family="text">
      <style:text-properties officeooo:rsid="0f35cc32"/>
    </style:style>
    <style:style style:name="T1390" style:family="text">
      <style:text-properties officeooo:rsid="0f3772eb"/>
    </style:style>
    <style:style style:name="T1391" style:family="text">
      <style:text-properties officeooo:rsid="0f3a613a"/>
    </style:style>
    <style:style style:name="T1392" style:family="text">
      <style:text-properties officeooo:rsid="0f3aa23e"/>
    </style:style>
    <style:style style:name="T1393" style:family="text">
      <style:text-properties officeooo:rsid="0f3b8f8c"/>
    </style:style>
    <style:style style:name="T1394" style:family="text">
      <style:text-properties officeooo:rsid="0f3d5907"/>
    </style:style>
    <style:style style:name="T1395" style:family="text">
      <style:text-properties officeooo:rsid="0f3e3139"/>
    </style:style>
    <style:style style:name="T1396" style:family="text">
      <style:text-properties officeooo:rsid="0f3f2e9a"/>
    </style:style>
    <style:style style:name="T1397" style:family="text">
      <style:text-properties officeooo:rsid="0f41d4b9"/>
    </style:style>
    <style:style style:name="T1398" style:family="text">
      <style:text-properties officeooo:rsid="0f46531c"/>
    </style:style>
    <style:style style:name="T1399" style:family="text">
      <style:text-properties officeooo:rsid="0f46e3a2"/>
    </style:style>
    <style:style style:name="T1400" style:family="text">
      <style:text-properties officeooo:rsid="0f48d5b5"/>
    </style:style>
    <style:style style:name="T1401" style:family="text">
      <style:text-properties officeooo:rsid="0f49019c"/>
    </style:style>
    <style:style style:name="T1402" style:family="text">
      <style:text-properties officeooo:rsid="0f4a8eb1"/>
    </style:style>
    <style:style style:name="T1403" style:family="text">
      <style:text-properties officeooo:rsid="0f4c0716"/>
    </style:style>
    <style:style style:name="T1404" style:family="text">
      <style:text-properties officeooo:rsid="0f4cb987"/>
    </style:style>
    <style:style style:name="T1405" style:family="text">
      <style:text-properties officeooo:rsid="0f4e3828"/>
    </style:style>
    <style:style style:name="T1406" style:family="text">
      <style:text-properties officeooo:rsid="0f4f7e2c"/>
    </style:style>
    <style:style style:name="T1407" style:family="text">
      <style:text-properties officeooo:rsid="0f4fd1a0"/>
    </style:style>
    <style:style style:name="T1408" style:family="text">
      <style:text-properties officeooo:rsid="0f544ee0"/>
    </style:style>
    <style:style style:name="T1409" style:family="text">
      <style:text-properties officeooo:rsid="0f55c952"/>
    </style:style>
    <style:style style:name="T1410" style:family="text">
      <style:text-properties officeooo:rsid="0f56a155"/>
    </style:style>
    <style:style style:name="T1411" style:family="text">
      <style:text-properties officeooo:rsid="0f59e79b"/>
    </style:style>
    <style:style style:name="T1412" style:family="text">
      <style:text-properties officeooo:rsid="0f5ad3df"/>
    </style:style>
    <style:style style:name="T1413" style:family="text">
      <style:text-properties officeooo:rsid="0f5b65c4"/>
    </style:style>
    <style:style style:name="T1414" style:family="text">
      <style:text-properties officeooo:rsid="0f5c26e3"/>
    </style:style>
    <style:style style:name="T1415" style:family="text">
      <style:text-properties officeooo:rsid="0f5cd88e"/>
    </style:style>
    <style:style style:name="T1416" style:family="text">
      <style:text-properties officeooo:rsid="0f5ed7d7"/>
    </style:style>
    <style:style style:name="T1417" style:family="text">
      <style:text-properties officeooo:rsid="0f61e64a"/>
    </style:style>
    <style:style style:name="T1418" style:family="text">
      <style:text-properties officeooo:rsid="0f65a15e"/>
    </style:style>
    <style:style style:name="T1419" style:family="text">
      <style:text-properties officeooo:rsid="0f66231a"/>
    </style:style>
    <style:style style:name="T1420" style:family="text">
      <style:text-properties officeooo:rsid="0f67bc34"/>
    </style:style>
    <style:style style:name="T1421" style:family="text">
      <style:text-properties officeooo:rsid="0f6803fe"/>
    </style:style>
    <style:style style:name="T1422" style:family="text">
      <style:text-properties officeooo:rsid="0f6fb91b"/>
    </style:style>
    <style:style style:name="T1423" style:family="text">
      <style:text-properties officeooo:rsid="0f708a9e"/>
    </style:style>
    <style:style style:name="T1424" style:family="text">
      <style:text-properties officeooo:rsid="0f72e79f"/>
    </style:style>
    <style:style style:name="T1425" style:family="text">
      <style:text-properties officeooo:rsid="0f77ea03"/>
    </style:style>
    <style:style style:name="T1426" style:family="text">
      <style:text-properties officeooo:rsid="0f784217"/>
    </style:style>
    <style:style style:name="T1427" style:family="text">
      <style:text-properties officeooo:rsid="0f798fb4"/>
    </style:style>
    <style:style style:name="T1428" style:family="text">
      <style:text-properties officeooo:rsid="0f7a619e"/>
    </style:style>
    <style:style style:name="T1429" style:family="text">
      <style:text-properties officeooo:rsid="0f7d02a1"/>
    </style:style>
    <style:style style:name="T1430" style:family="text">
      <style:text-properties officeooo:rsid="0f7e3a49"/>
    </style:style>
    <style:style style:name="T1431" style:family="text">
      <style:text-properties officeooo:rsid="0f7ec076"/>
    </style:style>
    <style:style style:name="T1432" style:family="text">
      <style:text-properties officeooo:rsid="0f7fdefa"/>
    </style:style>
    <style:style style:name="T1433" style:family="text">
      <style:text-properties officeooo:rsid="0f81c4a9"/>
    </style:style>
    <style:style style:name="T1434" style:family="text">
      <style:text-properties officeooo:rsid="0f829647"/>
    </style:style>
    <style:style style:name="T1435" style:family="text">
      <style:text-properties officeooo:rsid="0f83bc85"/>
    </style:style>
    <style:style style:name="T1436" style:family="text">
      <style:text-properties officeooo:rsid="0f841368"/>
    </style:style>
    <style:style style:name="T1437" style:family="text">
      <style:text-properties officeooo:rsid="0f89423e"/>
    </style:style>
    <style:style style:name="T1438" style:family="text">
      <style:text-properties officeooo:rsid="0f89cbe9"/>
    </style:style>
    <style:style style:name="T1439" style:family="text">
      <style:text-properties officeooo:rsid="0f8b228a"/>
    </style:style>
    <style:style style:name="T1440" style:family="text">
      <style:text-properties officeooo:rsid="0f8f5d5e"/>
    </style:style>
    <style:style style:name="T1441" style:family="text">
      <style:text-properties officeooo:rsid="0f8ff79f"/>
    </style:style>
    <style:style style:name="T1442" style:family="text">
      <style:text-properties officeooo:rsid="0f949341"/>
    </style:style>
    <style:style style:name="T1443" style:family="text">
      <style:text-properties officeooo:rsid="0f993272"/>
    </style:style>
    <style:style style:name="T1444" style:family="text">
      <style:text-properties officeooo:rsid="0f9a47b5"/>
    </style:style>
    <style:style style:name="T1445" style:family="text">
      <style:text-properties officeooo:rsid="0f9e1304"/>
    </style:style>
    <style:style style:name="T1446" style:family="text">
      <style:text-properties officeooo:rsid="0f9faf98"/>
    </style:style>
    <style:style style:name="T1447" style:family="text">
      <style:text-properties officeooo:rsid="0fa2df50"/>
    </style:style>
    <style:style style:name="T1448" style:family="text">
      <style:text-properties officeooo:rsid="0fa458b1"/>
    </style:style>
    <style:style style:name="T1449" style:family="text">
      <style:text-properties officeooo:rsid="0fa58cf8"/>
    </style:style>
    <style:style style:name="T1450" style:family="text">
      <style:text-properties officeooo:rsid="0fa6da22"/>
    </style:style>
    <style:style style:name="T1451" style:family="text">
      <style:text-properties officeooo:rsid="0fa759ae"/>
    </style:style>
    <style:style style:name="T1452" style:family="text">
      <style:text-properties officeooo:rsid="0fa9230e"/>
    </style:style>
    <style:style style:name="T1453" style:family="text">
      <style:text-properties officeooo:rsid="0fac35d3"/>
    </style:style>
    <style:style style:name="T1454" style:family="text">
      <style:text-properties officeooo:rsid="0fb0d8e5"/>
    </style:style>
    <style:style style:name="T1455" style:family="text">
      <style:text-properties officeooo:rsid="0fd5d6a2"/>
    </style:style>
    <style:style style:name="T1456" style:family="text">
      <style:text-properties officeooo:rsid="0fd70c81"/>
    </style:style>
    <style:style style:name="T1457" style:family="text">
      <style:text-properties officeooo:rsid="0fd8fabc"/>
    </style:style>
    <style:style style:name="T1458" style:family="text">
      <style:text-properties officeooo:rsid="0fd944a8"/>
    </style:style>
    <style:style style:name="T1459" style:family="text">
      <style:text-properties officeooo:rsid="0fe031e0"/>
    </style:style>
    <style:style style:name="T1460" style:family="text">
      <style:text-properties officeooo:rsid="0fe33d14"/>
    </style:style>
    <style:style style:name="T1461" style:family="text">
      <style:text-properties officeooo:rsid="0fe4fa5f"/>
    </style:style>
    <style:style style:name="T1462" style:family="text">
      <style:text-properties officeooo:rsid="0fe6a542"/>
    </style:style>
    <style:style style:name="T1463" style:family="text">
      <style:text-properties officeooo:rsid="0fe8aebe"/>
    </style:style>
    <style:style style:name="T1464" style:family="text">
      <style:text-properties officeooo:rsid="0fe96eee"/>
    </style:style>
    <style:style style:name="T1465" style:family="text">
      <style:text-properties officeooo:rsid="0feb1b13"/>
    </style:style>
    <style:style style:name="T1466" style:family="text">
      <style:text-properties officeooo:rsid="10699e64"/>
    </style:style>
    <style:style style:name="T1467" style:family="text">
      <style:text-properties officeooo:rsid="1069d3b3"/>
    </style:style>
    <style:style style:name="T1468" style:family="text">
      <style:text-properties officeooo:rsid="106b6b69"/>
    </style:style>
    <style:style style:name="T1469" style:family="text">
      <style:text-properties officeooo:rsid="106b92b0"/>
    </style:style>
    <style:style style:name="T1470" style:family="text">
      <style:text-properties officeooo:rsid="106df98b"/>
    </style:style>
    <style:style style:name="T1471" style:family="text">
      <style:text-properties officeooo:rsid="106fea65"/>
    </style:style>
    <style:style style:name="T1472" style:family="text">
      <style:text-properties officeooo:rsid="107260a8"/>
    </style:style>
    <style:style style:name="T1473" style:family="text">
      <style:text-properties officeooo:rsid="1072c71f"/>
    </style:style>
    <style:style style:name="T1474" style:family="text">
      <style:text-properties officeooo:rsid="10744a8b"/>
    </style:style>
    <style:style style:name="T1475" style:family="text">
      <style:text-properties officeooo:rsid="10755ec4"/>
    </style:style>
    <style:style style:name="T1476" style:family="text">
      <style:text-properties officeooo:rsid="107561dc"/>
    </style:style>
    <style:style style:name="T1477" style:family="text">
      <style:text-properties officeooo:rsid="10767f08"/>
    </style:style>
    <style:style style:name="T1478" style:family="text">
      <style:text-properties officeooo:rsid="1076d98d"/>
    </style:style>
    <style:style style:name="T1479" style:family="text">
      <style:text-properties officeooo:rsid="10778d90"/>
    </style:style>
    <style:style style:name="T1480" style:family="text">
      <style:text-properties officeooo:rsid="1079bf8d"/>
    </style:style>
    <style:style style:name="T1481" style:family="text">
      <style:text-properties officeooo:rsid="107b3559"/>
    </style:style>
    <style:style style:name="T1482" style:family="text">
      <style:text-properties officeooo:rsid="107c4f01"/>
    </style:style>
    <style:style style:name="T1483" style:family="text">
      <style:text-properties officeooo:rsid="107dad51"/>
    </style:style>
    <style:style style:name="T1484" style:family="text">
      <style:text-properties officeooo:rsid="107ee1f7"/>
    </style:style>
    <style:style style:name="T1485" style:family="text">
      <style:text-properties officeooo:rsid="108056c1"/>
    </style:style>
    <style:style style:name="T1486" style:family="text">
      <style:text-properties officeooo:rsid="10815d57"/>
    </style:style>
    <style:style style:name="T1487" style:family="text">
      <style:text-properties officeooo:rsid="1081c960"/>
    </style:style>
    <style:style style:name="T1488" style:family="text">
      <style:text-properties officeooo:rsid="108466d5"/>
    </style:style>
    <style:style style:name="T1489" style:family="text">
      <style:text-properties officeooo:rsid="10853d23"/>
    </style:style>
    <style:style style:name="T1490" style:family="text">
      <style:text-properties officeooo:rsid="1085e56b"/>
    </style:style>
    <style:style style:name="T1491" style:family="text">
      <style:text-properties officeooo:rsid="1087ab17"/>
    </style:style>
    <style:style style:name="T1492" style:family="text">
      <style:text-properties officeooo:rsid="1088629b"/>
    </style:style>
    <style:style style:name="T1493" style:family="text">
      <style:text-properties officeooo:rsid="1089e25c"/>
    </style:style>
    <style:style style:name="T1494" style:family="text">
      <style:text-properties officeooo:rsid="108b22fc"/>
    </style:style>
    <style:style style:name="T1495" style:family="text">
      <style:text-properties officeooo:rsid="108dbcdd"/>
    </style:style>
    <style:style style:name="T1496" style:family="text">
      <style:text-properties officeooo:rsid="108f47d7"/>
    </style:style>
    <style:style style:name="T1497" style:family="text">
      <style:text-properties officeooo:rsid="1091262d"/>
    </style:style>
    <style:style style:name="T1498" style:family="text">
      <style:text-properties officeooo:rsid="10969399"/>
    </style:style>
    <style:style style:name="T1499" style:family="text">
      <style:text-properties officeooo:rsid="10981c15"/>
    </style:style>
    <style:style style:name="T1500" style:family="text">
      <style:text-properties officeooo:rsid="1099254a"/>
    </style:style>
    <style:style style:name="T1501" style:family="text">
      <style:text-properties officeooo:rsid="10a9c6ff"/>
    </style:style>
    <style:style style:name="T1502" style:family="text">
      <style:text-properties officeooo:rsid="10ac758b"/>
    </style:style>
    <style:style style:name="T1503" style:family="text">
      <style:text-properties officeooo:rsid="10c6cb74"/>
    </style:style>
    <style:style style:name="T1504" style:family="text">
      <style:text-properties officeooo:rsid="10c7b944"/>
    </style:style>
    <style:style style:name="T1505" style:family="text">
      <style:text-properties officeooo:rsid="10db260a"/>
    </style:style>
    <style:style style:name="T1506" style:family="text">
      <style:text-properties officeooo:rsid="10ed7a71"/>
    </style:style>
    <style:style style:name="T1507" style:family="text">
      <style:text-properties officeooo:rsid="10ed860e"/>
    </style:style>
    <style:style style:name="T1508" style:family="text">
      <style:text-properties officeooo:rsid="10eee3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1"><text:span text:style-name="T625">Chapter 3:</text:span><text:span text:style-name="T626"> </text:span><text:span text:style-name="T627">Evolution </text:span><text:span text:style-name="T628">and Revolution</text:span></text:p>
      <text:p text:style-name="P10"/>
      <text:p text:style-name="P52"/>
      <text:p text:style-name="P49"><text:span text:style-name="T794">There are two ages of the Internet – before Mosaic, and after. The combination of Tim Berners-Lee's Web protocols, which provided connectivity, and Marc Andreesen's browser, which provided a great interface, proved explosive. In twenty-four months, the Web has gone from being unknown to absolutely ubiquitous. </text:span><text:span text:style-name="T795">– </text:span><text:span text:style-name="T1">A Brief History of Cyberspace, Mark Pesce, ZDNet, October 15, 1995</text:span></text:p>
      <text:p text:style-name="P50"/>
      <text:p text:style-name="P51"/>
      <text:p text:style-name="P1"><text:span text:style-name="T629"><text:tab/>In 1994, two graduate students at Stanford, </text:span><text:span text:style-name="T630">Jerry Yang </text:span><text:span text:style-name="T631">and David Filo, published a webpage they called</text:span><text:span text:style-name="T629"> “</text:span><text:span text:style-name="T632">Jerry and David's Guide to the World Wide Web.”</text:span><text:span text:style-name="T632"><text:note text:id="ftn1" text:note-class="footnote"><text:note-citation>1</text:note-citation><text:note-body><text:p text:style-name="P30">http://www.theguardian.com/business/2008/feb/01/microsoft.technology</text:p></text:note-body></text:note></text:span><text:span text:style-name="T632"> </text:span><text:span text:style-name="T633">At first </text:span><text:span text:style-name="T638">the page</text:span><text:span text:style-name="T633"> was only a collection of Jerry's golf scores </text:span><text:span text:style-name="T634">and some links to content </text:span><text:span text:style-name="T711">the two </text:span><text:span text:style-name="T634">enjoyed on </text:span><text:span text:style-name="T639">the </text:span><text:span text:style-name="T664">Web</text:span><text:span text:style-name="T634">. </text:span><text:span text:style-name="T720">But </text:span><text:span text:style-name="T722">as they added more links,</text:span><text:span text:style-name="T720"> </text:span><text:span text:style-name="T721">a</text:span><text:span text:style-name="T636">lmost overnight,</text:span><text:span text:style-name="T640"> </text:span><text:span text:style-name="T712">the</text:span><text:span text:style-name="T642"> guide</text:span><text:span text:style-name="T636"> become </text:span><text:span text:style-name="T643">a </text:span><text:span text:style-name="T680">massive</text:span><text:span text:style-name="T643"> hit</text:span><text:span text:style-name="T635">. </text:span><text:span text:style-name="T644">According t</text:span><text:span text:style-name="T648">o</text:span><text:span text:style-name="T645"> Mental Floss </text:span><text:span text:style-name="T647">magazine,</text:span><text:span text:style-name="T646"> </text:span><text:span text:style-name="T635">“</text:span><text:span text:style-name="T637">[Jerry and David]</text:span><text:span text:style-name="T772"> quickly realized they might need a name that took less than three minutes to say, so they switched to a word they liked from the dictionary – one that described someone who was </text:span><text:span text:style-name="T773">'</text:span><text:span text:style-name="T772">rude, unsophisticated, and uncouth.</text:span><text:span text:style-name="T773">'”</text:span><text:span text:style-name="T635"><text:note text:id="ftn2" text:note-class="footnote"><text:note-citation>2</text:note-citation><text:note-body><text:p text:style-name="P31">http://blogs.static.mentalfloss.com/blogs/archives/22707.html</text:p></text:note-body></text:note></text:span><text:span text:style-name="T772"> Yahoo! was born.</text:span></text:p>
      <text:p text:style-name="P2"><text:span text:style-name="T635"><text:tab/></text:span><text:span text:style-name="T641">Yahoo! was the first example of a Web portal: </text:span><text:span text:style-name="T649">a website that </text:span><text:span text:style-name="T650">provided</text:span><text:span text:style-name="T654"> </text:span><text:span text:style-name="T656">hierarchical</text:span><text:span text:style-name="T650"> </text:span><text:span text:style-name="T685">list</text:span><text:span text:style-name="T686">s</text:span><text:span text:style-name="T650"> of </text:span><text:span text:style-name="T651">links, </text:span><text:span text:style-name="T652">allowing </text:span><text:span text:style-name="T723">users</text:span><text:span text:style-name="T652"> to browse the Web from a central </text:span><text:span text:style-name="T653">hub</text:span><text:span text:style-name="T650">.</text:span><text:span text:style-name="T641"> </text:span><text:span text:style-name="T657">When the Web was small enough, </text:span><text:span text:style-name="T658">people could remember off the top of their heads which webpages they might want to visit and wh</text:span><text:span text:style-name="T740">at their </text:span><text:span text:style-name="T755">addresses</text:span><text:span text:style-name="T658"> were. </text:span><text:span text:style-name="T762">For instance, in </text:span><text:span text:style-name="T763">December</text:span><text:span text:style-name="T762"> 199</text:span><text:span text:style-name="T763">1</text:span><text:span text:style-name="T762">, only a few years earlier, there </text:span><text:span text:style-name="T764">were</text:span><text:span text:style-name="T762"> only </text:span><text:span text:style-name="T764">10</text:span><text:span text:style-name="T762"> website</text:span><text:span text:style-name="T764">s</text:span><text:span text:style-name="T762">.</text:span><text:span text:style-name="T762"><text:note text:id="ftn3" text:note-class="footnote"><text:note-citation>3</text:note-citation><text:note-body><text:p text:style-name="P36">http://visual.ly/brief-history-web-standards</text:p></text:note-body></text:note></text:span><text:span text:style-name="T658"> </text:span><text:span text:style-name="T659">As the Web </text:span><text:span text:style-name="T713">grew</text:span><text:span text:style-name="T687"> however</text:span><text:span text:style-name="T659">, the need for </text:span><text:span text:style-name="T668">link aggregators</text:span><text:span text:style-name="T660"> like Yahoo! to </text:span><text:span text:style-name="T665">provide </text:span><text:span text:style-name="T666">content </text:span><text:span text:style-name="T667">organization as a service became increasing important.</text:span><text:span text:style-name="T669"> </text:span><text:span text:style-name="T688">For a while, this model was extremely successful.</text:span><text:span text:style-name="T692"> </text:span><text:span text:style-name="T689">Yahoo! </text:span><text:span text:style-name="T690">captured the public's imagination</text:span><text:span text:style-name="T692">.</text:span><text:span text:style-name="T691"> </text:span><text:span text:style-name="T693">U</text:span><text:span text:style-name="T655">nfortunately for </text:span><text:span text:style-name="T670">the portal sites </text:span><text:span text:style-name="T714">however</text:span><text:span text:style-name="T655">, the</text:span><text:span text:style-name="T681"> </text:span><text:span text:style-name="T660">growth of the </text:span><text:span text:style-name="T671">Web </text:span><text:span text:style-name="T672">was </text:span><text:span text:style-name="T673">unrelenting. </text:span><text:span text:style-name="T694">Q</text:span><text:span text:style-name="T675">uickly</text:span><text:span text:style-name="T674"> the idea that one group of people could </text:span><text:span text:style-name="T675">understand the entire Web, and manually manage a set of links to the best content beca</text:span><text:span text:style-name="T676">me </text:span><text:span text:style-name="T682">unrealistic</text:span><text:span text:style-name="T676">. </text:span><text:span text:style-name="T696">Before long, t</text:span><text:span text:style-name="T695">o keep up with the pace of </text:span><text:span text:style-name="T756">content </text:span><text:span text:style-name="T724">growth</text:span><text:span text:style-name="T695">, Y</text:span><text:span text:style-name="T676">ahoo! </text:span><text:span text:style-name="T696">would need to add hundreds of links to its</text:span><text:span text:style-name="T676"> </text:span><text:span text:style-name="T769">lists</text:span><text:span text:style-name="T676"> </text:span><text:span text:style-name="T725">every</text:span><text:span text:style-name="T676"> day.</text:span></text:p>
      <text:p text:style-name="P99"><text:span text:style-name="T661"><text:tab/></text:span><text:span text:style-name="T662">In 199</text:span><text:span text:style-name="T663">6</text:span><text:span text:style-name="T662">, a</text:span><text:span text:style-name="T767">nother</text:span><text:span text:style-name="T662"> pair of Stanford graduate students saw the problem </text:span><text:span text:style-name="T768">d</text:span><text:span text:style-name="T741">ifferent</text:span><text:span text:style-name="T768">ly</text:span><text:span text:style-name="T662">. </text:span><text:span text:style-name="T632">“Each computer was a node, and each link on a Web page was a connection between nodes – a classic graph structure,” </text:span><text:span text:style-name="T697">Larry Page, </text:span><text:span text:style-name="T726">one of these students,</text:span><text:span text:style-name="T697"> told Wired </text:span><text:span text:style-name="T698">Magazine</text:span><text:span text:style-name="T697"> in </text:span><text:span text:style-name="T727">2008</text:span><text:span text:style-name="T698">.</text:span><text:span text:style-name="T632"><text:note text:id="ftn4" text:note-class="footnote"><text:note-citation>4</text:note-citation><text:note-body><text:p text:style-name="P32">http://www.wired.com/wired/archive/13.08/battelle.html</text:p></text:note-body></text:note></text:span><text:span text:style-name="T677"> </text:span><text:span text:style-name="T678">T</text:span><text:span text:style-name="T677">he Web, </text:span><text:span text:style-name="T699">Page and his partner </text:span><text:span text:style-name="T742">(</text:span><text:span text:style-name="T699">Sergey Brin</text:span><text:span text:style-name="T742">)</text:span><text:span text:style-name="T678"> theorized,</text:span><text:span text:style-name="T677"> was the largest graph ever created.</text:span><text:span text:style-name="T677"><text:note text:id="ftn5" text:note-class="footnote"><text:note-citation>5</text:note-citation><text:note-body><text:p text:style-name="P32">http://www.wired.com/wired/archive/13.08/battelle.html</text:p></text:note-body></text:note></text:span><text:span text:style-name="T677"> </text:span><text:span text:style-name="T728">A</text:span><text:span text:style-name="T677">nd it was growing at a breakneck pace. </text:span><text:span text:style-name="T700">In order to organize </text:span><text:span text:style-name="T715">this </text:span><text:span text:style-name="T765">graph</text:span><text:span text:style-name="T715"> </text:span><text:span text:style-name="T729">so that it could be </text:span><text:span text:style-name="T745">reasonably </text:span><text:span text:style-name="T743">navigated</text:span><text:span text:style-name="T744"> </text:span><text:span text:style-name="T737">by Internet users</text:span><text:span text:style-name="T700">, they needed </text:span><text:span text:style-name="T701">a heuristic for a </text:span><text:span text:style-name="T730">webpage's</text:span><text:span text:style-name="T701"> importance. </text:span><text:span text:style-name="T702">Their key </text:span><text:span text:style-name="T703">insight was that </text:span><text:span text:style-name="T704">the </text:span><text:span text:style-name="T749">value</text:span><text:span text:style-name="T704"> of a page was </text:span><text:span text:style-name="T757">already </text:span><text:span text:style-name="T759">encoded</text:span><text:span text:style-name="T704"> in </text:span><text:span text:style-name="T759">the</text:span><text:span text:style-name="T758"> </text:span><text:span text:style-name="T704">graph: </text:span><text:span text:style-name="T732">the</text:span><text:span text:style-name="T731"> n</text:span><text:span text:style-name="T683">ode</text:span><text:span text:style-name="T733">s</text:span><text:span text:style-name="T683"> </text:span><text:span text:style-name="T679">with </text:span><text:span text:style-name="T735">the most</text:span><text:span text:style-name="T679"> </text:span><text:span text:style-name="T684">incoming </text:span><text:span text:style-name="T679">connections </text:span><text:span text:style-name="T705">were </text:span><text:span text:style-name="T734">the most</text:span><text:span text:style-name="T705"> important. </text:span><text:span text:style-name="T716">For instance, i</text:span><text:span text:style-name="T706">f all the </text:span><text:span text:style-name="T717">best </text:span><text:span text:style-name="T706">webpages on dogs linked back to a certain page, </text:span><text:span text:style-name="T707">that page likely contained some</text:span><text:span text:style-name="T718"> high value</text:span><text:span text:style-name="T707"> information </text:span><text:span text:style-name="T736">on dogs</text:span><text:span text:style-name="T708">. </text:span><text:span text:style-name="T746">Using </text:span><text:span text:style-name="T760">this</text:span><text:span text:style-name="T746"> heuristic, </text:span><text:span text:style-name="T709">Page and Brin </text:span><text:span text:style-name="T738">wrote</text:span><text:span text:style-name="T719"> </text:span><text:span text:style-name="T747">an algorithm to crawl the Web graph and assign</text:span><text:span text:style-name="T710"> scores to</text:span><text:span text:style-name="T709"> webpage</text:span><text:span text:style-name="T750">s</text:span><text:span text:style-name="T739">. </text:span><text:span text:style-name="T770">The two</text:span><text:span text:style-name="T751"> buil</text:span><text:span text:style-name="T766">t</text:span><text:span text:style-name="T751"> a search engine on top o</text:span><text:span text:style-name="T752">f </text:span><text:span text:style-name="T761">their results </text:span><text:span text:style-name="T751">and opened it to the public.</text:span><text:span text:style-name="T748"> </text:span><text:span text:style-name="T753">Google, the search engine built around their </text:span><text:span text:style-name="T754">algorithm</text:span><text:span text:style-name="T753">, blew every </text:span><text:span text:style-name="T771">competitor</text:span><text:span text:style-name="T753"> out of the water.</text:span></text:p>
      <text:p text:style-name="P26"><text:span text:style-name="T357"><text:tab/></text:span><text:span text:style-name="T358">The </text:span><text:span text:style-name="T359">Web grew so quickly in the late 90s that</text:span><text:span text:style-name="T368"> </text:span><text:span text:style-name="T360">machine learning techniques, </text:span><text:span text:style-name="T369">like Google's, </text:span><text:span text:style-name="T361">were required </text:span><text:span text:style-name="T362">to </text:span><text:span text:style-name="T363">make sense of</text:span><text:span text:style-name="T364"> </text:span><text:span text:style-name="T370">it</text:span><text:span text:style-name="T360">, </text:span><text:span text:style-name="T365">but </text:span><text:span text:style-name="T366">the Web was not finished growing</text:span><text:span text:style-name="T365">.</text:span><text:span text:style-name="T367"> </text:span><text:span text:style-name="T91">In 199</text:span><text:span text:style-name="T92">8, </text:span><text:span text:style-name="T93">when Google's search engine first indexed the Web, </text:span><text:span text:style-name="T94">it recorded</text:span><text:span text:style-name="T95"> </text:span><text:span text:style-name="T96">28 million </text:span><text:span text:style-name="T97">unique</text:span><text:span text:style-name="T96"> page</text:span><text:span text:style-name="T98">s.</text:span><text:span text:style-name="T96"> </text:span><text:span text:style-name="T99">I</text:span><text:span text:style-name="T100">n 2000, </text:span><text:span text:style-name="T101">it first recorded over</text:span><text:span text:style-name="T102"> a</text:span><text:span text:style-name="T103"> billion. </text:span><text:span text:style-name="T104">A</text:span><text:span text:style-name="T105">nd</text:span><text:span text:style-name="T103"> </text:span><text:span text:style-name="T105">i</text:span><text:span text:style-name="T106">n 2008, </text:span><text:span text:style-name="T329">10 years after the first </text:span><text:span text:style-name="T354">crawl</text:span><text:span text:style-name="T329">, </text:span><text:span text:style-name="T106">Google's </text:span><text:span text:style-name="T107">announced that their index </text:span><text:span text:style-name="T108">had</text:span><text:span text:style-name="T106"> </text:span><text:span text:style-name="T109">recorded</text:span><text:span text:style-name="T106"> </text:span><text:soft-page-break/><text:span text:style-name="T106">over a trillion unique </text:span><text:span text:style-name="T110">pages</text:span><text:span text:style-name="T106">.</text:span><text:span text:style-name="T106"><text:note text:id="ftn6" text:note-class="footnote"><text:note-citation>6</text:note-citation><text:note-body><text:p text:style-name="P33">http://googleblog.blogspot.com/2008/07/we-knew-web-was-big.html</text:p></text:note-body></text:note></text:span><text:span text:style-name="T106"> </text:span></text:p>
      <text:p text:style-name="P26"><text:span text:style-name="T106"><text:tab/></text:span><text:span text:style-name="T111">The number of Internet users</text:span><text:span text:style-name="T112"> </text:span><text:span text:style-name="T113">moved in </text:span><text:span text:style-name="T114">tandem</text:span><text:span text:style-name="T115"> </text:span><text:span text:style-name="T116">with </text:span><text:span text:style-name="T117">increasing</text:span><text:span text:style-name="T115"> conten</text:span><text:span text:style-name="T114">t</text:span><text:span text:style-name="T118">.</text:span><text:span text:style-name="T119"> </text:span><text:span text:style-name="T120">In </text:span><text:span text:style-name="T121">December </text:span><text:span text:style-name="T120">1995, </text:span><text:span text:style-name="T122">the month</text:span><text:span text:style-name="T123"> Netscape </text:span><text:span text:style-name="T124">launched</text:span><text:span text:style-name="T123"> Navigator 2.0,</text:span><text:span text:style-name="T120"> </text:span><text:span text:style-name="T125">there were estimated to be </text:span><text:span text:style-name="T126">16 million </text:span><text:span text:style-name="T127">I</text:span><text:span text:style-name="T126">nternet users </text:span><text:span text:style-name="T128">in the world</text:span><text:span text:style-name="T126">. </text:span><text:span text:style-name="T129">In 2013,</text:span><text:span text:style-name="T130"> there are 2.7 billion.</text:span><text:span text:style-name="T130"><text:note text:id="ftn7" text:note-class="footnote"><text:note-citation>7</text:note-citation><text:note-body><text:p text:style-name="P34">http://www.internetworldstats.com/emarketing.htm</text:p></text:note-body></text:note></text:span><text:span text:style-name="T131"> </text:span><text:span text:style-name="T132">Such dramatic changes in the </text:span><text:span text:style-name="T133">usage</text:span><text:span text:style-name="T132"> of th</text:span><text:span text:style-name="T134">e </text:span><text:span text:style-name="T135">Internet</text:span><text:span text:style-name="T136"> caused </text:span><text:span text:style-name="T137">major changes </text:span><text:span text:style-name="T138">in the nature of the </text:span><text:span text:style-name="T139">technology</text:span><text:span text:style-name="T137">.</text:span><text:span text:style-name="T140"> On</text:span><text:span text:style-name="T141">c</text:span><text:span text:style-name="T140">e a provence of static </text:span><text:span text:style-name="T142">information</text:span><text:span text:style-name="T140"> for scientists </text:span><text:span text:style-name="T143">at</text:span><text:span text:style-name="T140"> </text:span><text:span text:style-name="T144">r</text:span><text:span text:style-name="T140">esearch </text:span><text:span text:style-name="T144">u</text:span><text:span text:style-name="T140">niversities, the </text:span><text:span text:style-name="T145">Internet</text:span><text:span text:style-name="T332">'s</text:span><text:span text:style-name="T330"> new open</text:span><text:span text:style-name="T331"> </text:span><text:span text:style-name="T333">Web</text:span><text:span text:style-name="T146"> </text:span><text:span text:style-name="T140">became </text:span><text:span text:style-name="T147">a </text:span><text:span text:style-name="T148">multifaceted</text:span><text:span text:style-name="T147"> platform </text:span><text:span text:style-name="T149">for almost everything</text:span><text:span text:style-name="T150">. </text:span><text:span text:style-name="T151">Amazon proved </text:span><text:span text:style-name="T152">that the Web could be used as a </text:span><text:span text:style-name="T153">storefront.</text:span><text:span text:style-name="T154"> </text:span><text:span text:style-name="T155">Online forums </text:span><text:span text:style-name="T156">and blogs</text:span><text:span text:style-name="T155"> proved </text:span><text:span text:style-name="T157">t</text:span><text:span text:style-name="T158">hat the </text:span><text:span text:style-name="T159">Web</text:span><text:span text:style-name="T158"> was a place </text:span><text:span text:style-name="T160">for </text:span><text:span text:style-name="T161">hobbies and politics</text:span><text:span text:style-name="T162">.</text:span><text:span text:style-name="T163"> </text:span><text:span text:style-name="T164">MySpace and Facebook proved t</text:span><text:span text:style-name="T165">hat people wanted to</text:span><text:span text:style-name="T166"> socialize </text:span><text:span text:style-name="T167">and advertise</text:span><text:span text:style-name="T166"> </text:span><text:span text:style-name="T165">on the </text:span><text:span text:style-name="T168">Web</text:span><text:span text:style-name="T166">. </text:span><text:span text:style-name="T334">Not only did t</text:span><text:span text:style-name="T169">he graph </text:span><text:span text:style-name="T170">of pages and links </text:span><text:span text:style-name="T171">that make up the Web</text:span><text:span text:style-name="T169"> grew exponentially, the cultural impact of </text:span><text:span text:style-name="T172">the network</text:span><text:span text:style-name="T169"> </text:span><text:span text:style-name="T335">grew as well</text:span><text:span text:style-name="T174">.</text:span><text:span text:style-name="T169"> </text:span><text:span text:style-name="T175">Today </text:span><text:span text:style-name="T173">“</text:span><text:span text:style-name="T176">the Web”</text:span><text:span text:style-name="T175"> i</text:span><text:span text:style-name="T177">s</text:span><text:span text:style-name="T178"> </text:span><text:span text:style-name="T179">a</text:span><text:span text:style-name="T180"> cultural phenomenon</text:span><text:span text:style-name="T181">.</text:span><text:span text:style-name="T182"> </text:span><text:span text:style-name="T183">And </text:span><text:span text:style-name="T184">under the hood </text:span><text:span text:style-name="T185">of this </text:span><text:span text:style-name="T180">phenomenon</text:span><text:span text:style-name="T184">, powering its growth and feeding off its successes, is a</text:span><text:span text:style-name="T186"> funny little language called JavaScript.</text:span></text:p>
      <text:p text:style-name="P3"/>
      <text:p text:style-name="P8">Growing Pains.</text:p>
      <text:p text:style-name="P4"/>
      <text:p text:style-name="P12"><text:span text:style-name="T187"><text:tab/></text:span><text:span text:style-name="T188">As the Web </text:span><text:span text:style-name="T189">became more </text:span><text:span text:style-name="T190">mainstream</text:span><text:span text:style-name="T188">, </text:span><text:span text:style-name="T190">users</text:span><text:span text:style-name="T188"> demanded more and more webpage interaction. </text:span><text:span text:style-name="T191">Flashing banners, </text:span><text:span text:style-name="T192">buttons that </text:span><text:span text:style-name="T193">responded when clicked, and</text:span><text:span text:style-name="T194"> embedded games became popular attractions </text:span><text:span text:style-name="T195">that drove traffic </text:span><text:span text:style-name="T196">(</text:span><text:span text:style-name="T195">and ad revenue</text:span><text:span text:style-name="T196">)</text:span><text:span text:style-name="T195">.</text:span><text:span text:style-name="T194"> </text:span><text:span text:style-name="T197">Web developers </text:span><text:span text:style-name="T198">delivered</text:span><text:span text:style-name="T197"> these effects through a number of different technologies. </text:span><text:span text:style-name="T199">Java </text:span><text:span text:style-name="T200">a</text:span><text:span text:style-name="T199">pplets </text:span><text:span text:style-name="T201">were </text:span><text:span text:style-name="T202">one</text:span><text:span text:style-name="T201"> </text:span><text:span text:style-name="T203">option. </text:span><text:span text:style-name="T336">Thanks to the work of Netscape and Sun,</text:span><text:span text:style-name="T203"> </text:span><text:span text:style-name="T204">a</text:span><text:span text:style-name="T205"> developer could c</text:span><text:span text:style-name="T206">ompi</text:span><text:span text:style-name="T205">le </text:span><text:span text:style-name="T207">a</text:span><text:span text:style-name="T206"> </text:span><text:span text:style-name="T208">Java program </text:span><text:span text:style-name="T200">into an applet </text:span><text:span text:style-name="T207">and embed it into a webpage. </text:span><text:span text:style-name="T209">Unfortunately,</text:span><text:span text:style-name="T210"> </text:span><text:span text:style-name="T211">a</text:span><text:span text:style-name="T210">pplets were </text:span><text:span text:style-name="T212">clunky; </text:span><text:span text:style-name="T213">interaction was limited and </text:span><text:span text:style-name="T214">t</text:span><text:span text:style-name="T215">he source code </text:span><text:span text:style-name="T216">was compiled, so </text:span><text:span text:style-name="T337">it was</text:span><text:span text:style-name="T216"> </text:span><text:span text:style-name="T337">necessarily</text:span><text:span text:style-name="T215"> hidden </text:span><text:span text:style-name="T217">from the browser.</text:span><text:span text:style-name="T218"> </text:span><text:span text:style-name="T219">A</text:span><text:span text:style-name="T220"> Java </text:span><text:span text:style-name="T221">a</text:span><text:span text:style-name="T220">pplet </text:span><text:span text:style-name="T222">had no good way to know about </text:span><text:span text:style-name="T223">the</text:span><text:span text:style-name="T222"> HTML it was embedded in.</text:span><text:span text:style-name="T224"> </text:span><text:span text:style-name="T225">Another popular </text:span><text:span text:style-name="T226">solution</text:span><text:span text:style-name="T225">, especially among game developers, was</text:span><text:span text:style-name="T227"> </text:span><text:span text:style-name="T225">Flash</text:span><text:span text:style-name="T228">. </text:span><text:span text:style-name="T229">Flash, </text:span><text:span text:style-name="T230">developed by Macromedia (and then Adobe)</text:span><text:span text:style-name="T231"> </text:span><text:span text:style-name="T232">opened up</text:span><text:span text:style-name="T233"> </text:span><text:span text:style-name="T234">some </text:span><text:span text:style-name="T235">very serious animation </text:span><text:span text:style-name="T236">capabilities, </text:span><text:span text:style-name="T237">b</text:span><text:span text:style-name="T238">ut </text:span><text:span text:style-name="T239">it</text:span><text:span text:style-name="T238"> presented a lot of the same issues that </text:span><text:span text:style-name="T240">Java</text:span><text:span text:style-name="T238"> did: </text:span><text:span text:style-name="T241">t</text:span><text:span text:style-name="T242">he </text:span><text:span text:style-name="T243">power of the </text:span><text:span text:style-name="T244">software </text:span><text:span text:style-name="T245">was sometimes more of a hinderance than </text:span><text:span text:style-name="T246">a help. </text:span><text:span text:style-name="T247">Tim Berners-Lee, the </text:span><text:span text:style-name="T248">CERN </text:span><text:span text:style-name="T247">Internet pioneer, </text:span><text:span text:style-name="T249">has referred to</text:span><text:span text:style-name="T250"> this problem</text:span><text:span text:style-name="T251"> </text:span><text:span text:style-name="T252">as</text:span><text:span text:style-name="T251"> Principle of Least Power. </text:span><text:span text:style-name="T253">He</text:span><text:span text:style-name="T254"> argues </text:span><text:span text:style-name="T255">in a</text:span><text:span text:style-name="T256"> </text:span><text:span text:style-name="T257">2013</text:span><text:span text:style-name="T255"> </text:span><text:span text:style-name="T258">article that </text:span><text:span text:style-name="T259">simpler</text:span><text:span text:style-name="T260"> Web technologies </text:span><text:span text:style-name="T261">are </text:span><text:span text:style-name="T262">typically the best</text:span><text:span text:style-name="T263">:</text:span><text:span text:style-name="T247"> </text:span><text:span text:style-name="T235">“If, for example, a web page with weather data has </text:span><text:span text:style-name="T264">[a simple data format]</text:span><text:span text:style-name="T235"> describing that data, a user can retrieve it as a table, perhaps average it, plot it, deduce things from it in combination with other information.” </text:span><text:span text:style-name="T265">More powerful </text:span><text:span text:style-name="T266">technologies, </text:span><text:span text:style-name="T267">he continues,</text:span><text:span text:style-name="T266"> </text:span><text:span text:style-name="T268">with</text:span><text:span text:style-name="T269"> hid</text:span><text:span text:style-name="T268">den</text:span><text:span text:style-name="T269"> </text:span><text:span text:style-name="T270">implementation</text:span><text:span text:style-name="T271">s</text:span><text:span text:style-name="T272">, </text:span><text:span text:style-name="T273">give users less power</text:span><text:span text:style-name="T274"> </text:span><text:span text:style-name="T273">and are therefore </text:span><text:span text:style-name="T275">less desirable</text:span><text:span text:style-name="T272">:</text:span><text:span text:style-name="T235"> “At the other end of the scale is the weather information portrayed by the cunning Java applet. While this might allow a very cool user interface, it cannot be analyzed at all. The search engine finding the page will have no idea of what the data is or what it is about. The only way to find out what a Java applet means is to set it running in front of a person.”</text:span><text:span text:style-name="T235"><text:note text:id="ftn8" text:note-class="footnote"><text:note-citation>8</text:note-citation><text:note-body><text:p text:style-name="P37">http://www.w3.org/DesignIssues/Principles.html</text:p></text:note-body></text:note></text:span><text:span text:style-name="T238"> </text:span></text:p>
      <text:p text:style-name="P103"><text:span text:style-name="T11"><text:tab/></text:span><text:span text:style-name="T12">JavaScript </text:span><text:span text:style-name="T13">had a number of advantages when it came to </text:span><text:span text:style-name="T32">making the Web interactive.</text:span><text:span text:style-name="T12"> </text:span><text:span text:style-name="T14">First of all, </text:span><text:span text:style-name="T18">JavaScript</text:span><text:span text:style-name="T19"> implementation </text:span><text:span text:style-name="T18">details could not be</text:span><text:span text:style-name="T19"> hidden;</text:span><text:span text:style-name="T17"> </text:span><text:span text:style-name="T20">because developers could read the JavaScript running on any given page, </text:span><text:span text:style-name="T21">JavaScript programs on the Web </text:span><text:span text:style-name="T22">w</text:span><text:span text:style-name="T21">ere</text:span><text:span text:style-name="T22"> open</text:span><text:span text:style-name="T34">-</text:span><text:span text:style-name="T22">source by default. </text:span><text:span text:style-name="T23">This meant that g</text:span><text:span text:style-name="T24">ood </text:span><text:span text:style-name="T25">JavaScript ideas</text:span><text:span text:style-name="T24"> could travel virally through th</text:span><text:span text:style-name="T26">e Internet</text:span><text:span text:style-name="T27">. </text:span><text:span text:style-name="T35">But more importantly, JavaScript had </text:span><text:span text:style-name="T15">direct access to browser </text:span><text:span text:style-name="T36">APIs</text:span><text:span text:style-name="T15">, </text:span><text:span text:style-name="T33">the HTML it was embedded in and the styling of that HTML</text:span><text:span text:style-name="T16">.</text:span><text:span text:style-name="T15"> </text:span><text:span text:style-name="T28">Although JavaScript was </text:span><text:span text:style-name="T29">arguably much </text:span><text:span text:style-name="T28">less powerful than </text:span><text:span text:style-name="T30">its competi</text:span><text:span text:style-name="T31">t</text:span><text:span text:style-name="T30">ors</text:span><text:span text:style-name="T28"> for describing interaction, it </text:span><text:span text:style-name="T10">ended up being the best tool for the job.</text:span></text:p>
      <text:p text:style-name="P20"><text:span text:style-name="T277"><text:tab/></text:span><text:span text:style-name="T276">Unfortunately, </text:span><text:span text:style-name="T338">many</text:span><text:span text:style-name="T276"> </text:span><text:span text:style-name="T278">developers</text:span><text:span text:style-name="T279"> </text:span><text:span text:style-name="T278">disliked</text:span><text:span text:style-name="T276"> writing </text:span><text:span text:style-name="T280">JavaScript. </text:span><text:span text:style-name="T281">The </text:span><text:span text:style-name="T282">major</text:span><text:span text:style-name="T281"> weaknesses </text:span><text:span text:style-name="T283">of</text:span><text:span text:style-name="T281"> the language's design, </text:span><text:span text:style-name="T284">coupled with</text:span><text:span text:style-name="T281"> </text:span><text:span text:style-name="T285">sligh</text:span><text:span text:style-name="T286">t </text:span><text:span text:style-name="T281">differences between </text:span><text:span text:style-name="T287">the implementations of</text:span><text:span text:style-name="T281"> JavaScript in different Web browsers </text:span><text:span text:style-name="T288">(</text:span><text:span text:style-name="T289">or even different versions of the same browser</text:span><text:span text:style-name="T290">)</text:span><text:span text:style-name="T281"> meant</text:span><text:span text:style-name="T291"> that writing JavaScript</text:span><text:span text:style-name="T292"> could mean </text:span><text:span text:style-name="T340">fighting</text:span><text:span text:style-name="T292"> </text:span><text:span text:style-name="T339">a constant battle</text:span><text:span text:style-name="T293">.</text:span><text:span text:style-name="T294"> E</text:span><text:span text:style-name="T295">specially for developers </text:span><text:span text:style-name="T351">accustomed</text:span><text:span text:style-name="T296"> to</text:span><text:span text:style-name="T295"> “real” languages </text:span><text:span text:style-name="T297">like C++ and Java</text:span><text:span text:style-name="T295">, </text:span><text:span text:style-name="T298">writing JavaScript, </text:span><text:span text:style-name="T299">which lacked a module system and </text:span><text:span text:style-name="T300">a reasonable type </text:span><text:span text:style-name="T301">system</text:span><text:span text:style-name="T300">,</text:span><text:span text:style-name="T298"> </text:span><text:span text:style-name="T302">was </text:span><text:soft-page-break/><text:span text:style-name="T302">not ideal</text:span><text:span text:style-name="T298">. </text:span><text:span text:style-name="T303">The language developed a </text:span><text:span text:style-name="T304">reputation as a</text:span><text:span text:style-name="T305"> </text:span><text:span text:style-name="T304">“toy” language</text:span><text:span text:style-name="T306">.</text:span><text:span text:style-name="T295"> </text:span><text:span text:style-name="T307">Nevertheless</text:span><text:span text:style-name="T308">,</text:span><text:span text:style-name="T309"> a</text:span><text:span text:style-name="T310">s </text:span><text:span text:style-name="T311">the world came online</text:span> <text:span text:style-name="T312">and </text:span><text:span text:style-name="T313">traffic</text:span><text:span text:style-name="T312"> </text:span><text:span text:style-name="T314">rewarded</text:span><text:span text:style-name="T312"> webpages </text:span><text:span text:style-name="T315">with more</text:span><text:span text:style-name="T316"> </text:span><text:span text:style-name="T352">complexity and interaction</text:span><text:span text:style-name="T316">, </text:span><text:span text:style-name="T317">developers</text:span><text:span text:style-name="T318"> had no choice. </text:span><text:span text:style-name="T319">JavaScript had to be written. </text:span><text:span text:style-name="T320">As the Web exploded, </text:span><text:span text:style-name="T341">the amount of JavaScript being written </text:span><text:span text:style-name="T342">and the number of people who were writing it</text:span><text:span text:style-name="T320"> </text:span><text:span text:style-name="T355">grew quic</text:span><text:span text:style-name="T356">kl</text:span><text:span text:style-name="T355">y</text:span><text:span text:style-name="T320"> </text:span><text:span text:style-name="T343">as well</text:span><text:span text:style-name="T320">. </text:span><text:span text:style-name="T344">These two </text:span><text:span text:style-name="T345">forces</text:span><text:span text:style-name="T322"> created</text:span><text:span text:style-name="T323"> </text:span><text:span text:style-name="T324">enormous </text:span><text:span text:style-name="T321">p</text:span><text:span text:style-name="T310">ressure to </text:span><text:span text:style-name="T325">improve the language</text:span><text:span text:style-name="T321">. </text:span><text:span text:style-name="T326">Fortunately for Web developers,</text:span><text:span text:style-name="T327"> </text:span><text:span text:style-name="T346">a series of events</text:span><text:span text:style-name="T350"> </text:span><text:span text:style-name="T353">since 1995 </text:span><text:span text:style-name="T347">has </text:span><text:span text:style-name="T348">dramatically improved the experience of developing software in JavaScript.</text:span></text:p>
      <text:p text:style-name="P6"/>
      <text:p text:style-name="P13"><text:span text:style-name="T450">Standards</text:span><text:span text:style-name="T451"> </text:span><text:span text:style-name="T450">and Fragmentation.</text:span></text:p>
      <text:p text:style-name="P5"><text:tab/></text:p>
      <text:p text:style-name="P21"><text:span text:style-name="T328"><text:tab/></text:span><text:span text:style-name="T349">Many of t</text:span><text:span text:style-name="T910">he </text:span><text:span text:style-name="T911">early</text:span><text:span text:style-name="T910"> problems </text:span><text:span text:style-name="T1029">associated wit</text:span><text:span text:style-name="T911">h JavaScript development </text:span><text:span text:style-name="T1077">were</text:span><text:span text:style-name="T911"> </text:span><text:span text:style-name="T1076">actually</text:span><text:span text:style-name="T915"> problems</text:span><text:span text:style-name="T913"> </text:span><text:span text:style-name="T1079">with browsers</text:span><text:span text:style-name="T940">, </text:span><text:span text:style-name="T1078">not problems with the language itself</text:span><text:span text:style-name="T914">.</text:span><text:span text:style-name="T922"> </text:span><text:span text:style-name="T1088">In particular, </text:span><text:span text:style-name="T1089">standards</text:span><text:span text:style-name="T1080"> fragmentation </text:span><text:span text:style-name="T1081">and the underdevelopment of </text:span><text:span text:style-name="T1082">browsers </text:span><text:span text:style-name="T1090">deserve some of the blame</text:span><text:span text:style-name="T1083">.</text:span><text:span text:style-name="T1080"> </text:span><text:span text:style-name="T1067">In 1994, </text:span><text:span text:style-name="T1068">a</text:span><text:span text:style-name="T1064">nticipating a need to maintain standards for </text:span><text:span text:style-name="T1065">the open </text:span><text:span text:style-name="T1066">Web </text:span><text:span text:style-name="T1084">and avoid </text:span><text:span text:style-name="T1091">inconsistencies</text:span><text:span text:style-name="T1064">, </text:span><text:span text:style-name="T922">Tim Berners-Lee and others at CERN founded the </text:span><text:span text:style-name="T920">World Wide Web Consortium </text:span><text:span text:style-name="T921">(W3C)</text:span><text:span text:style-name="T1047">, </text:span><text:span text:style-name="T1069">a </text:span><text:span text:style-name="T1070">group dedicated to recommending standards for HTML, XML and other building blocks of the Web.</text:span><text:span text:style-name="T922"> </text:span><text:span text:style-name="T1048">[CITATION]</text:span><text:span text:style-name="T923"> </text:span><text:span text:style-name="T1073">D</text:span><text:span text:style-name="T935">espite </text:span><text:span text:style-name="T1074">the best efforts of W3C and other standards bodies however</text:span><text:span text:style-name="T935">, </text:span><text:span text:style-name="T924">by 1998 </text:span><text:span text:style-name="T916">Netscape and Microsoft had each captured about 50% of the browser market and their 4.0 releases were </text:span><text:span text:style-name="T917">largely incompatible.</text:span><text:span text:style-name="T917"><text:note text:id="ftn10" text:note-class="footnote"><text:note-citation>9</text:note-citation><text:note-body><text:p text:style-name="P38">http://www.webstandards.org/about/history/</text:p></text:note-body></text:note></text:span><text:span text:style-name="T917"> </text:span><text:span text:style-name="T926">Fierce competition had pushed </text:span><text:span text:style-name="T1071">the two companies</text:span><text:span text:style-name="T926"> to </text:span><text:span text:style-name="T927">build </text:span><text:span text:style-name="T928">proprietary</text:span><text:span text:style-name="T927"> </text:span><text:span text:style-name="T928">features </text:span><text:span text:style-name="T929">that only worked in their </text:span><text:span text:style-name="T943">own </text:span><text:span text:style-name="T929">browsers. </text:span><text:span text:style-name="T930">For instance, </text:span><text:span text:style-name="T931">Netscape introduced an</text:span><text:span text:style-name="T930"> HTML blink </text:span><text:span text:style-name="T931">tag (&lt;blink&gt;) </text:span><text:span text:style-name="T932">that made text </text:span><text:span text:style-name="T1092">flash</text:span><text:span text:style-name="T933">, </text:span><text:span text:style-name="T936">a feature that is still not supported by Internet Explorer</text:span><text:span text:style-name="T934">.</text:span><text:span text:style-name="T933"><text:note text:id="ftn11" text:note-class="footnote"><text:note-citation>10</text:note-citation><text:note-body><text:p text:style-name="P39">https://developer.mozilla.org/en-US/docs/Web/HTML/Element/blink</text:p></text:note-body></text:note></text:span><text:span text:style-name="T937"> </text:span><text:span text:style-name="T1075">Browser </text:span><text:span text:style-name="T1085">inconsistencies</text:span><text:span text:style-name="T918"> meant that developing for the Web </text:span><text:span text:style-name="T938">became</text:span><text:span text:style-name="T919"> increasingly difficult </text:span><text:span text:style-name="T1327">and expensive</text:span><text:span text:style-name="T925"> </text:span><text:span text:style-name="T1086">in the late 90s</text:span><text:span text:style-name="T925">.</text:span></text:p>
      <text:p text:style-name="P22"><text:span text:style-name="T1072"><text:tab/></text:span><text:span text:style-name="T381">Although </text:span><text:span text:style-name="T382">standards bodies </text:span><text:span text:style-name="T381">like W3C </text:span><text:span text:style-name="T384">probably</text:span><text:span text:style-name="T381"> </text:span><text:span text:style-name="T383">deserve some credit </text:span><text:span text:style-name="T385">for improving the </text:span><text:span text:style-name="T386">coherency</text:span><text:span text:style-name="T385"> of Web </text:span><text:span text:style-name="T387">technologies</text:span><text:span text:style-name="T383">, most of the</text:span><text:span text:style-name="T388"> problems resulting from</text:span><text:span text:style-name="T383"> browser inconsistenci</text:span><text:span text:style-name="T388">es</text:span><text:span text:style-name="T383"> </text:span><text:span text:style-name="T389">were fixed</text:span><text:span text:style-name="T411"> </text:span><text:span text:style-name="T420">as side-effects of </text:span><text:span text:style-name="T431">larger trends</text:span><text:span text:style-name="T408">.</text:span><text:span text:style-name="T390"> </text:span><text:span text:style-name="T408">B</text:span><text:span text:style-name="T391">y 2000,</text:span><text:span text:style-name="T393"> </text:span><text:span text:style-name="T412">Microsoft </text:span><text:span text:style-name="T416">(</text:span><text:span text:style-name="T442">with arguably </text:span><text:span text:style-name="T443">anti-competitive</text:span><text:span text:style-name="T413"> </text:span><text:span text:style-name="T414">business practices</text:span><text:span text:style-name="T417">)</text:span><text:span text:style-name="T392"> </text:span><text:span text:style-name="T394">had </text:span><text:span text:style-name="T446">all but put</text:span><text:span text:style-name="T394"> </text:span><text:span text:style-name="T415">Netscape </text:span><text:span text:style-name="T446">out of business</text:span><text:span text:style-name="T395">. </text:span><text:span text:style-name="T409">T</text:span><text:span text:style-name="T396">he problems of</text:span><text:span text:style-name="T395"> </text:span><text:span text:style-name="T396">browser f</text:span><text:span text:style-name="T397">ragmentation </text:span><text:span text:style-name="T398">vanished overnight: </text:span><text:span text:style-name="T410">e</text:span><text:span text:style-name="T399">ven if Microsoft wanted to ignore W3C's recommendations, </text:span><text:span text:style-name="T418">the mystery of </text:span><text:span text:style-name="T419">what </text:span><text:span text:style-name="T421">was</text:span><text:span text:style-name="T419"> supported</text:span><text:span text:style-name="T422"> </text:span><text:span text:style-name="T423">for which users</text:span><text:span text:style-name="T424"> </text:span><text:span text:style-name="T425">disappeared</text:span><text:span text:style-name="T400">. </text:span><text:span text:style-name="T426">In addition to </text:span><text:span text:style-name="T427">this,</text:span><text:span text:style-name="T401"> Internet Explorer </text:span><text:span text:style-name="T429">(and its new competitors, when they arrived)</text:span><text:span text:style-name="T401"> </text:span><text:span text:style-name="T430">matured into</text:span><text:span text:style-name="T402"> better </text:span><text:span text:style-name="T403">software </text:span><text:span text:style-name="T428">over time</text:span><text:span text:style-name="T402">.</text:span><text:span text:style-name="T404"> </text:span><text:span text:style-name="T432">Fewer </text:span><text:span text:style-name="T436">browser</text:span><text:span text:style-name="T432"> bugs, </text:span><text:span text:style-name="T433">better </text:span><text:span text:style-name="T437">built</text:span><text:span text:style-name="T438">-</text:span><text:span text:style-name="T437">in</text:span><text:span text:style-name="T433"> tools and </text:span><text:span text:style-name="T434">more consistent </text:span><text:span text:style-name="T439">behavior </text:span><text:span text:style-name="T434">meant that</text:span><text:span text:style-name="T404">, </text:span><text:span text:style-name="T434">w</text:span><text:span text:style-name="T405">ithout an</text:span><text:span text:style-name="T435">y</text:span><text:span text:style-name="T405"> effort to fix or </text:span><text:span text:style-name="T406">improve JavaScript in particular, </text:span><text:span text:style-name="T407">developing in</text:span><text:span text:style-name="T406"> the language improved considerably.</text:span></text:p>
      <text:p text:style-name="P7"/>
      <text:p text:style-name="P23"><text:span text:style-name="T796">Ecma </text:span><text:span text:style-name="T797">E</text:span><text:span text:style-name="T796">volution</text:span></text:p>
      <text:p text:style-name="P19"/>
      <text:p text:style-name="P25"><text:span text:style-name="T440"><text:tab/></text:span><text:span text:style-name="T444">Of course</text:span><text:span text:style-name="T441">, n</text:span><text:span text:style-name="T939">ot all of</text:span><text:span text:style-name="T912"> JavaScript</text:span><text:span text:style-name="T939">'s problems can be blamed </text:span><text:span text:style-name="T944">on </text:span><text:span text:style-name="T1296">the</text:span><text:span text:style-name="T939"> </text:span><text:span text:style-name="T941">browser</text:span><text:span text:style-name="T1087">s</text:span><text:span text:style-name="T942">.</text:span><text:span text:style-name="T1049"> </text:span><text:span text:style-name="T1093">As JavaScript's popularity ballooned, </text:span><text:span text:style-name="T1094">there was considerable pressure to address the fundamental design flaws of the language.</text:span><text:span text:style-name="T985"> </text:span><text:span text:style-name="T949">In November 1996, </text:span><text:span text:style-name="T952">several months after</text:span><text:span text:style-name="T950"> Microsoft had released Internet Explorer 3 with </text:span><text:span text:style-name="T951">JScript,</text:span><text:span text:style-name="T949"> </text:span><text:span text:style-name="T947">Netscape delivered JavaScript to Ecma International </text:span><text:span text:style-name="T948">for standardization.</text:span><text:span text:style-name="T945"><text:note text:id="ftn14" text:note-class="footnote"><text:note-citation>11</text:note-citation><text:note-body><text:p text:style-name="P40">The Past Present and Future of JavaScript (Rauschmayer) 5</text:p></text:note-body></text:note></text:span><text:span text:style-name="T945"> </text:span><text:span text:style-name="T955">Doug</text:span><text:span text:style-name="T994">las</text:span><text:span text:style-name="T955"> </text:span><text:span text:style-name="T993">Crockford</text:span><text:span text:style-name="T955">, </text:span><text:span text:style-name="T956">a well known JavaScript </text:span><text:span text:style-name="T960">developer and somewhat of a </text:span><text:span text:style-name="T1030">JavaScript </text:span><text:span text:style-name="T960">historian, notes that </text:span><text:span text:style-name="T961">Ecma was not Netscape's first choice</text:span><text:span text:style-name="T958">.</text:span><text:span text:style-name="T945"> </text:span><text:span text:style-name="T954">“</text:span><text:span text:style-name="T957">[Netscape]</text:span><text:span text:style-name="T954"> went to W3C and said 'OK, we've got a language for you to standardize.' </text:span><text:span text:style-name="T959">But </text:span><text:span text:style-name="T954">W3C had been waiting a long time for an opportunity to tell Netscape to 'go to hell.</text:span><text:span text:style-name="T963">'</text:span><text:span text:style-name="T954">”</text:span><text:span text:style-name="T954"><text:note text:id="ftn15" text:note-class="footnote"><text:note-citation>12</text:note-citation><text:note-body><text:p text:style-name="P41">http://www.youtube.com/watch?v=t7_5-XYrkqg</text:p></text:note-body></text:note></text:span><text:span text:style-name="T962"> </text:span><text:span text:style-name="T986">Netscape could not take no for an answer however. </text:span><text:span text:style-name="T964">Microsoft's adoption of JScript </text:span><text:span text:style-name="T987">had made</text:span><text:span text:style-name="T964"> it clear that the language was </text:span><text:span text:style-name="T988">not just Netscape's anymore</text:span><text:span text:style-name="T965">.</text:span><text:span text:style-name="T945"> </text:span></text:p>
      <text:p text:style-name="P25"><text:span text:style-name="T945"><text:tab/></text:span><text:span text:style-name="T989">After trying a few more </text:span><text:span text:style-name="T995">standards boards</text:span><text:span text:style-name="T989">, </text:span><text:span text:style-name="T990">Netscape ended up at Ecma, originally </text:span><text:span text:style-name="T996">founded in 1961 </text:span><text:span text:style-name="T997">as</text:span><text:span text:style-name="T990"> the European Computer Manufacturers </text:span><text:span text:style-name="T991">Association.</text:span><text:span text:style-name="T991"><text:note text:id="ftn16" text:note-class="footnote"><text:note-citation>13</text:note-citation><text:note-body><text:p text:style-name="P42">http://www.ecma-international.org/</text:p></text:note-body></text:note></text:span><text:span text:style-name="T990"> </text:span><text:span text:style-name="T1031">Ecma was</text:span><text:span text:style-name="T992">, as </text:span><text:span text:style-name="T993">Crockford</text:span><text:span text:style-name="T992"> notes, “a long </text:span><text:soft-page-break/><text:span text:style-name="T992">way to go for a California software company.”</text:span><text:span text:style-name="T992"><text:note text:id="ftn17" text:note-class="footnote"><text:note-citation>14</text:note-citation><text:note-body><text:p text:style-name="P41">http://www.youtube.com/watch?v=t7_5-XYrkqg</text:p></text:note-body></text:note></text:span><text:span text:style-name="T992"> </text:span><text:span text:style-name="T998">Nevertheless, </text:span><text:span text:style-name="T966">standardization of the language began immediately </text:span><text:span text:style-name="T999">at Ecma</text:span><text:span text:style-name="T966">. </text:span><text:span text:style-name="T967">Unfortunately, because the name JavaScript was </text:span><text:span text:style-name="T969">licensed</text:span><text:span text:style-name="T967"> exclusively </text:span><text:span text:style-name="T968">by Sun</text:span><text:span text:style-name="T967"> for Netscape to use,</text:span><text:span text:style-name="T1000"> Ecma, </text:span><text:span text:style-name="T1001">like Microsoft,</text:span><text:span text:style-name="T1000"> had to choose a different name </text:span><text:span text:style-name="T1002">for the </text:span><text:span text:style-name="T1050">same</text:span><text:span text:style-name="T1002"> language</text:span><text:span text:style-name="T1000">. </text:span><text:span text:style-name="T1032">They eventually settled on </text:span><text:span text:style-name="T1003">ECMAScript, </text:span><text:span text:style-name="T1004">a name that</text:span><text:span text:style-name="T970"> </text:span><text:span text:style-name="T974">Brendan Eich has </text:span><text:span text:style-name="T975">referred</text:span><text:span text:style-name="T974"> to </text:span><text:span text:style-name="T907">“</text:span><text:span text:style-name="T908">an </text:span><text:span text:style-name="T371">unwanted trade name that sounds like a skin disease.”</text:span><text:span text:style-name="T372"><text:note text:id="ftn18" text:note-class="footnote"><text:note-citation>15</text:note-citation><text:note-body><text:p text:style-name="P43">https://mail.mozilla.org/pipermail/es-discuss/2006-October/000133.html</text:p></text:note-body></text:note></text:span><text:span text:style-name="T372"> </text:span><text:span text:style-name="T973">The first version of ECMAScript, </text:span><text:span text:style-name="T1005">which </text:span><text:span text:style-name="T1095">essentially just </text:span><text:span text:style-name="T1096">codified</text:span><text:span text:style-name="T1095"> the existing implementation of JavaScript at Netscape</text:span><text:span text:style-name="T1005">,</text:span><text:span text:style-name="T973"> was adopted by the </text:span><text:span text:style-name="T1033">Ecma</text:span><text:span text:style-name="T973"> general assembly in June 1997.</text:span><text:span text:style-name="T973"><text:note text:id="ftn19" text:note-class="footnote"><text:note-citation>16</text:note-citation><text:note-body><text:p text:style-name="P44">http://www.ecma-international.org/publications/files/ECMA-ST/Ecma-262.pdf</text:p></text:note-body></text:note></text:span></text:p>
      <text:p text:style-name="P27"><text:span text:style-name="T946"><text:tab/></text:span><text:span text:style-name="T971">Ecma has improved </text:span><text:span text:style-name="T1006">the language</text:span><text:span text:style-name="T971"> </text:span><text:span text:style-name="T976">incrementally, </text:span><text:span text:style-name="T1034">but significantly</text:span><text:span text:style-name="T972"> over the years. </text:span><text:span text:style-name="T976">The third edition of ECMAScript, adopted in June 1999</text:span><text:span text:style-name="T982">, was the first edition where Ecma made meaningful changes to the</text:span><text:span text:style-name="T1097"> standard</text:span><text:span text:style-name="T982">.</text:span><text:span text:style-name="T978"> According to the </text:span><text:span text:style-name="T983">specification </text:span><text:span text:style-name="T980">document,</text:span><text:span text:style-name="T981"> </text:span><text:span text:style-name="T984">ECMAScript's</text:span><text:span text:style-name="T981"> third edition adds</text:span><text:span text:style-name="T979"> </text:span><text:span text:style-name="T977">“powerful regular expressions, better string handling, new control statements, try/catch exception handling, tighter definition of errors, </text:span><text:span text:style-name="T1025">and </text:span><text:span text:style-name="T977">formatting for numeric output.”</text:span><text:span text:style-name="T977"><text:note text:id="ftn20" text:note-class="footnote"><text:note-citation>17</text:note-citation><text:note-body><text:p text:style-name="P45">http://www.ecma-international.org/publications/files/ECMA-ST-ARCH/ECMA-262,%203rd%20edition,%20December%201999.pdf</text:p></text:note-body></text:note></text:span><text:span text:style-name="T977"> </text:span><text:span text:style-name="T1051">The </text:span><text:span text:style-name="T1007">ECMAScript 3 </text:span><text:span text:style-name="T1051">standard </text:span><text:span text:style-name="T1007">was </text:span><text:span text:style-name="T1051">incorporated into</text:span><text:span text:style-name="T1016"> </text:span><text:span text:style-name="T1455">both the </text:span><text:span text:style-name="T1016">JavaScript </text:span><text:span text:style-name="T1328">and</text:span><text:span text:style-name="T1017"> J</text:span><text:span text:style-name="T1456">S</text:span><text:span text:style-name="T1017">cript </text:span><text:span text:style-name="T1456">implementations</text:span><text:span text:style-name="T1009"> </text:span><text:span text:style-name="T1328">soon after it was released.</text:span></text:p>
      <text:p text:style-name="P88"><text:span text:style-name="T1312"><text:tab/></text:span><text:span text:style-name="T1098">Several years later, a</text:span><text:span text:style-name="T1021">mbitious w</text:span><text:span text:style-name="T1018">ork on </text:span><text:span text:style-name="T1013">ECMAScript </text:span><text:span text:style-name="T1014">4 was started but abandoned due to arguments about language </text:span><text:span text:style-name="T1015">complexity. </text:span><text:span text:style-name="T1035">Instead, in </text:span><text:span text:style-name="T1036">August</text:span><text:span text:style-name="T1035"> 2008, the committee in charge of ECMAScript </text:span><text:span text:style-name="T1019">agreed to </text:span><text:span text:style-name="T1020">introduce a more incremental change to the language</text:span><text:span text:style-name="T1037"> follow</text:span><text:span text:style-name="T1099">ed</text:span><text:span text:style-name="T1037"> subsequently with a more major release</text:span><text:span text:style-name="T1022">.</text:span><text:span text:style-name="T1022"><text:note text:id="ftn21" text:note-class="footnote"><text:note-citation>18</text:note-citation><text:note-body><text:p text:style-name="P35"><text:span text:style-name="T953">The Past Present and Future of JavaScript (Rauschmayer) </text:span><text:span text:style-name="T1038">10</text:span></text:p></text:note-body></text:note></text:span><text:span text:style-name="T1008"> </text:span><text:span text:style-name="T1023">ECMAScript 5, </text:span><text:span text:style-name="T1038">the more incremental release, was </text:span><text:span text:style-name="T1039">agreed upon in December 2009.</text:span><text:span text:style-name="T1039"><text:note text:id="ftn22" text:note-class="footnote"><text:note-citation>19</text:note-citation><text:note-body><text:p text:style-name="P46">http://css.dzone.com/articles/brief-history-ecmascript</text:p></text:note-body></text:note></text:span><text:span text:style-name="T1023"> According to the specification </text:span><text:span text:style-name="T1100">document</text:span><text:span text:style-name="T1023">, </text:span><text:span text:style-name="T1100">ECMAScript 5</text:span><text:span text:style-name="T1023"> adds </text:span><text:span text:style-name="T1052">a </text:span><text:span text:style-name="T1121">number o</text:span><text:span text:style-name="T1052">f features to the language, </text:span><text:span text:style-name="T1329">but</text:span><text:span text:style-name="T1053"> </text:span><text:span text:style-name="T1329">o</text:span><text:span text:style-name="T1054">nly two stand out. </text:span><text:span text:style-name="T1058">First, E</text:span><text:span text:style-name="T1055">CMAScript 5 </text:span><text:span text:style-name="T1056">added support for the JSON object encoding format, </text:span><text:span text:style-name="T1057">including a </text:span><text:span text:style-name="T1101">built-in “</text:span><text:span text:style-name="T1102">JSON”</text:span><text:span text:style-name="T1059"> object </text:span><text:span text:style-name="T1060">with a “parse” method for </text:span><text:span text:style-name="T1061">turning JSON strings into </text:span><text:span text:style-name="T1062">JavaScript objects. </text:span><text:span text:style-name="T1063">Second, the standard </text:span><text:span text:style-name="T1103">defined a</text:span><text:span text:style-name="T1457">n</text:span><text:span text:style-name="T1103"> </text:span><text:span text:style-name="T1330">opt-</text:span><text:span text:style-name="T1457">i</text:span><text:span text:style-name="T1330">n s</text:span><text:span text:style-name="T1103">ubset of </text:span><text:span text:style-name="T1331">ECMAScript</text:span><text:span text:style-name="T1103"> called </text:span><text:span text:style-name="T1063">“strict mode.”</text:span><text:span text:style-name="T1040"> </text:span><text:span text:style-name="T1042">Among other </text:span><text:span text:style-name="T1043">requirements,</text:span><text:span text:style-name="T1040"> </text:span><text:span text:style-name="T1043">s</text:span><text:span text:style-name="T1041">trict mode make</text:span><text:span text:style-name="T1104">s</text:span><text:span text:style-name="T1041"> it</text:span><text:span text:style-name="T1044">s</text:span><text:span text:style-name="T1041"> impossible to assign variables at the global scope.</text:span><text:span text:style-name="T1041"><text:note text:id="ftn23" text:note-class="footnote"><text:note-citation>20</text:note-citation><text:note-body><text:p text:style-name="P47">https://developer.mozilla.org/en-US/docs/Web/JavaScript/Reference/Functions_and_function_scope/Strict_mode</text:p></text:note-body></text:note></text:span><text:span text:style-name="T1041"> </text:span><text:span text:style-name="T1333">In order to make transition to future version of JavaSCript easier on legacy programs, ECMAScript 5's strict mode also </text:span><text:span text:style-name="T1122">reserves some extra words for the language </text:span><text:span text:style-name="T1332">(for instance “let”)</text:span><text:span text:style-name="T1045">, even though they are not </text:span><text:span text:style-name="T1458">currently used by the language</text:span><text:span text:style-name="T1046">.</text:span><text:span text:style-name="T1026"> </text:span><text:span text:style-name="T1012">As of 201</text:span><text:span text:style-name="T1313">3</text:span><text:span text:style-name="T1012">, all modern browsers </text:span><text:span text:style-name="T1027">implement</text:span><text:span text:style-name="T1012"> </text:span><text:span text:style-name="T1105">a version of </text:span><text:span text:style-name="T1012">ECMAScript 5 </text:span><text:span text:style-name="T1024">and e</text:span><text:span text:style-name="T1010">ven the oldest browser</text:span><text:span text:style-name="T1011">s </text:span><text:span text:style-name="T1028">implement</text:span><text:span text:style-name="T1011"> ECMAScript 3</text:span><text:span text:style-name="T1012">.</text:span><text:span text:style-name="T1012"><text:note text:id="ftn24" text:note-class="footnote"><text:note-citation>21</text:note-citation><text:note-body><text:p text:style-name="P48">https://developer.mozilla.org/en-US/docs/Web/JavaScript</text:p></text:note-body></text:note></text:span><text:span text:style-name="T1012"> </text:span></text:p>
      <text:p text:style-name="P88"><text:span text:style-name="T1012"><text:tab/></text:span><text:span text:style-name="T1107">Although Ecma's changes are significant, and </text:span><text:span text:style-name="T1113">have</text:span><text:span text:style-name="T1107"> improved the </text:span><text:span text:style-name="T1112">core of the </text:span><text:span text:style-name="T1107">language </text:span><text:span text:style-name="T1123">significant</text:span><text:span text:style-name="T1334">ly</text:span><text:span text:style-name="T1107">, the true </text:span><text:span text:style-name="T1108">forces pushing JavaScript </text:span><text:span text:style-name="T1114">development</text:span><text:span text:style-name="T1108"> forward have been </text:span><text:span text:style-name="T1115">outside the </text:span><text:span text:style-name="T1116">standards boards</text:span><text:span text:style-name="T1108">. </text:span><text:span text:style-name="T1109">Clever engineering </text:span><text:span text:style-name="T1117">and dramatic shifts in </text:span><text:span text:style-name="T1118">the best practices for JavaScript development have</text:span><text:span text:style-name="T1110"> </text:span><text:span text:style-name="T1111">allowed developers to work </text:span><text:span text:style-name="T798">around</text:span><text:span text:style-name="T1111"> problems with JavaScript, to develop real software in the language.</text:span></text:p>
      <text:p text:style-name="P15"/>
      <text:p text:style-name="P14"><text:span text:style-name="T1119">HTML and </text:span><text:span text:style-name="T1106">HTTP.</text:span></text:p>
      <text:p text:style-name="P24"/>
      <text:p text:style-name="P100"><text:span text:style-name="T808"><text:tab/></text:span><text:span text:style-name="T809">Tim Berners-Lee, </text:span><text:span text:style-name="T904">the</text:span><text:span text:style-name="T810"> British computer scientist</text:span><text:span text:style-name="T811">, </text:span><text:span text:style-name="T812">is credited with </text:span><text:span text:style-name="T813">i</text:span><text:span text:style-name="T812">nventing the World Wide Web. </text:span><text:span text:style-name="T814">While working </text:span><text:span text:style-name="T815">in</text:span><text:span text:style-name="T814"> at</text:span><text:span text:style-name="T816"> </text:span><text:span text:style-name="T869">the </text:span><text:span text:style-name="T887">European</text:span><text:span text:style-name="T869"> </text:span><text:span text:style-name="T887">p</text:span><text:span text:style-name="T869">hysic</text:span><text:span text:style-name="T887">s</text:span><text:span text:style-name="T869"> </text:span><text:span text:style-name="T887">laboratory</text:span><text:span text:style-name="T869"> </text:span><text:span text:style-name="T816">CERN</text:span><text:span text:style-name="T817">, </text:span><text:span text:style-name="T831">which in the late 1980s </text:span><text:span text:style-name="T818">was</text:span><text:span text:style-name="T819"> the largest Internet </text:span><text:span text:style-name="T820">n</text:span><text:span text:style-name="T819">ode, Berners-Lee </text:span><text:span text:style-name="T821">had a vision of a connected system </text:span><text:span text:style-name="T870">for </text:span><text:span text:style-name="T871">graphical</text:span><text:span text:style-name="T821"> information </text:span><text:span text:style-name="T870">sharing</text:span><text:span text:style-name="T821">.</text:span><text:span text:style-name="T902"><text:note text:id="ftn25" text:note-class="footnote"><text:note-citation>22</text:note-citation><text:note-body><text:p text:style-name="P53">http://www.achievement.org/autodoc/page/ber1int-1</text:p></text:note-body></text:note></text:span><text:span text:style-name="T902"> </text:span><text:span text:style-name="T872">Although</text:span><text:span text:style-name="T821"> </text:span><text:span text:style-name="T873">m</text:span><text:span text:style-name="T822">ost of the components of the Web </text:span><text:span text:style-name="T825">already existed </text:span><text:span text:style-name="T826">(</text:span><text:span text:style-name="T823">for instance </text:span><text:span text:style-name="T824">the Internet, </text:span><text:span text:style-name="T868">HyperText</text:span><text:span text:style-name="T824"> and </text:span><text:span text:style-name="T827">multi</text:span><text:span text:style-name="T830">-</text:span><text:span text:style-name="T827">font text object</text:span><text:span text:style-name="T828">s</text:span><text:span text:style-name="T827">)</text:span><text:span text:style-name="T829">,</text:span><text:span text:style-name="T824"> </text:span><text:span text:style-name="T874">no one at the time saw </text:span><text:span text:style-name="T898">the larger</text:span><text:span text:style-name="T874"> potential of these components. </text:span><text:span text:style-name="T1153">“</text:span><text:span text:style-name="Strong_20_Emphasis"><text:span text:style-name="T37">It was a step of generalizing, going to a higher level of abstraction, thinking about all the documentation systems out </text:span></text:span><text:soft-page-break/><text:span text:style-name="Strong_20_Emphasis"><text:span text:style-name="T37">there as being possibly part of a larger imaginary documentation system,” </text:span></text:span><text:span text:style-name="Strong_20_Emphasis"><text:span text:style-name="T38">Berners-lee </text:span></text:span><text:span text:style-name="Strong_20_Emphasis"><text:span text:style-name="T40">said</text:span></text:span><text:span text:style-name="Strong_20_Emphasis"><text:span text:style-name="T38"> in 2007 interview. </text:span></text:span><text:span text:style-name="Strong_20_Emphasis"><text:span text:style-name="T39">He and </text:span></text:span><text:span text:style-name="T832">his team </text:span><text:span text:style-name="T866">created the Hyp</text:span><text:span text:style-name="T888">e</text:span><text:span text:style-name="T866">rText Transfer Protoc</text:span><text:span text:style-name="T875">o</text:span><text:span text:style-name="T866">l (</text:span><text:span text:style-name="T833">HTTP</text:span><text:span text:style-name="T866">) </text:span><text:span text:style-name="T889">a</text:span><text:span text:style-name="T890">nd</text:span><text:span text:style-name="T832"> </text:span><text:span text:style-name="T834">Berners</text:span><text:span text:style-name="T835">-L</text:span><text:span text:style-name="T834">ee </text:span><text:span text:style-name="T867">himself</text:span><text:span text:style-name="T836"> wrote the first web client and server in 1990.</text:span><text:span text:style-name="T836"><text:note text:id="ftn26" text:note-class="footnote"><text:note-citation>23</text:note-citation><text:note-body><text:p text:style-name="P54">http://internethalloffame.org/inductees/tim-berners-lee</text:p></text:note-body></text:note></text:span><text:span text:style-name="T836"> </text:span></text:p>
      <text:p text:style-name="P29"><text:span text:style-name="T836"><text:tab/></text:span><text:span text:style-name="T837">As originally designed, </text:span><text:span text:style-name="T838">HTML is </text:span><text:span text:style-name="T876">an excellent </text:span><text:span text:style-name="T838">tool for describing </text:span><text:span text:style-name="T877">text </text:span><text:span text:style-name="T838">documents </text:span><text:span text:style-name="T839">and </text:span><text:span text:style-name="T838">HTTP is </text:span><text:span text:style-name="T840">a</text:span><text:span text:style-name="T891">n</text:span><text:span text:style-name="T840"> </text:span><text:span text:style-name="T878">excellent </text:span><text:span text:style-name="T879">tool</text:span><text:span text:style-name="T840"> for </text:span><text:span text:style-name="T837">retrieving those documents. </text:span><text:span text:style-name="T841">The</text:span><text:span text:style-name="T880">se</text:span><text:span text:style-name="T841"> </text:span><text:span text:style-name="T842">technologies work </text:span><text:span text:style-name="T881">together</text:span><text:span text:style-name="T842"> </text:span><text:span text:style-name="T905">well</text:span><text:span text:style-name="T842"> </text:span><text:span text:style-name="T843">for what they were designed to do</text:span><text:span text:style-name="T844">, </text:span><text:span text:style-name="T882">and they solved Berners-Lee's immediate problems at CERN. </text:span><text:span text:style-name="T899">However, i</text:span><text:span text:style-name="T883">n retrospect</text:span><text:span text:style-name="T892">,</text:span><text:span text:style-name="T883"> they </text:span><text:span text:style-name="T884">are </text:span><text:span text:style-name="T897">severely</text:span><text:span text:style-name="T884"> limite</text:span><text:span text:style-name="T893">d.</text:span><text:span text:style-name="T846"> </text:span><text:span text:style-name="T894">Berners-Lee could not have </text:span><text:span text:style-name="T895">anticipated</text:span><text:span text:style-name="T894"> the significance of his invention or how far</text:span><text:span text:style-name="T845"> </text:span><text:span text:style-name="T847">Web developers </text:span><text:span text:style-name="T885">would want to push </text:span><text:span text:style-name="T895">his </text:span><text:span text:style-name="T896">technologies.</text:span><text:span text:style-name="T848"> </text:span><text:span text:style-name="T849">As evidence of this,</text:span><text:span text:style-name="T848"> </text:span><text:span text:style-name="T849">t</text:span><text:span text:style-name="T850">he first working version of HTTP only had one method </text:span><text:span text:style-name="T897">(</text:span><text:span text:style-name="T850">“GET”</text:span><text:span text:style-name="T886">)</text:span><text:span text:style-name="T850"> </text:span><text:span text:style-name="T851">that always returned an HTML page.</text:span><text:span text:style-name="T851"><text:note text:id="ftn0" text:note-class="footnote"><text:note-citation>24</text:note-citation><text:note-body><text:p text:style-name="P61"><text:span text:style-name="T1335">http://www.w3.org/Protocols/HTTP/AsImplemented.html</text:span></text:p></text:note-body></text:note></text:span><text:span text:style-name="T851"> </text:span><text:span text:style-name="T852">A</text:span><text:span text:style-name="T853">nd a</text:span><text:span text:style-name="T852">lthough subsequent version of HTTP, including </text:span><text:span text:style-name="T854">HTTP 1.1 which is </text:span><text:span text:style-name="T855">used today, included more complex </text:span><text:span text:style-name="T856">behavior (</text:span><text:span text:style-name="T857">for example</text:span><text:span text:style-name="T858"> a</text:span><text:span text:style-name="T857"> </text:span><text:span text:style-name="T856">“POST” </text:span><text:span text:style-name="T858">method </text:span><text:span text:style-name="T859">for sending data </text:span><text:span text:style-name="T860">to a server</text:span><text:span text:style-name="T856">),</text:span><text:span text:style-name="T861"> it is clear that</text:span><text:span text:style-name="T856"> </text:span><text:span text:style-name="T862">the protocol</text:span><text:span text:style-name="T863"> </text:span><text:span text:style-name="T864">was designed for a very simple model of </text:span><text:span text:style-name="T865">client and server interaction</text:span><text:span text:style-name="T900">. In Berners-Lee's original model for the Web, a client asked for a </text:span><text:span text:style-name="T906">particular </text:span><text:span text:style-name="T900">page, and the server sent it back, </text:span><text:span text:style-name="T903">period</text:span><text:span text:style-name="T901">.</text:span></text:p>
      <text:p text:style-name="P18"><text:span text:style-name="T1315"><text:tab/></text:span><text:span text:style-name="T1120">This </text:span><text:span text:style-name="T1314">simple</text:span><text:span text:style-name="T1120"> model </text:span><text:span text:style-name="T1124">for </text:span><text:span text:style-name="T1135">client and server interaction</text:span><text:span text:style-name="T1136"> was </text:span><text:span text:style-name="T1142">quickly</text:span><text:span text:style-name="T1136"> expanded </text:span><text:span text:style-name="T1154">to fit the needs of </text:span><text:span text:style-name="T1316">the </text:span><text:span text:style-name="T1154">real </text:span><text:span text:style-name="T1158">Web</text:span><text:span text:style-name="T1154">. </text:span><text:span text:style-name="T1459">For instance, a</text:span><text:span text:style-name="T1212"> </text:span><text:span text:style-name="T1338">Web </text:span><text:span text:style-name="T1212">s</text:span><text:span text:style-name="T1125">erver did not </text:span><text:span text:style-name="T1166">need to</text:span><text:span text:style-name="T1125"> return </text:span><text:span text:style-name="T1126">the same page every time </text:span><text:span text:style-name="T1127">it </text:span><text:span text:style-name="T1167">received a </text:span><text:span text:style-name="T1168">request, </text:span><text:span text:style-name="T1336">like the </text:span><text:span text:style-name="T1337">original Web </text:span><text:span text:style-name="T1336">servers at CERN did</text:span><text:span text:style-name="T1168">.</text:span><text:span text:style-name="T1127"> </text:span><text:span text:style-name="T1317">Instead, a</text:span><text:span text:style-name="T1128"> server-side program could </text:span><text:span text:style-name="T1130">manage</text:span><text:span text:style-name="T1129"> </text:span><text:span text:style-name="T1297">appli</text:span><text:span text:style-name="T1298">cation</text:span><text:span text:style-name="T1159"> logic and a</text:span><text:span text:style-name="T1129"> database; </text:span><text:span text:style-name="T1130">HTML </text:span><text:span text:style-name="T1137">could be</text:span><text:span text:style-name="T1130"> </text:span><text:span text:style-name="T775">constructed</text:span><text:span text:style-name="T799"> </text:span><text:span text:style-name="T775">on the fly</text:span><text:span text:style-name="T1130"> depending </text:span><text:span text:style-name="T1131">on </text:span><text:span text:style-name="T1134">which client was asking for the page </text:span><text:span text:style-name="T1339">and</text:span><text:span text:style-name="T1131"> the current state of </text:span><text:span text:style-name="T1132">a</text:span><text:span text:style-name="T1131"> data</text:span><text:span text:style-name="T1132">set</text:span><text:span text:style-name="T1133">.</text:span><text:span text:style-name="T1169"> </text:span><text:span text:style-name="T1318">A</text:span><text:span text:style-name="T1163"> </text:span><text:span text:style-name="T1164">client</text:span><text:span text:style-name="T1163"> </text:span><text:span text:style-name="T1340">and a server </text:span><text:span text:style-name="T1163">could have a</text:span><text:span text:style-name="T1164">n ongoing</text:span><text:span text:style-name="T1163"> </text:span><text:span text:style-name="T800">relationship</text:span><text:span text:style-name="T1164">.</text:span><text:span text:style-name="T1133"> </text:span><text:span text:style-name="T1160">Although it is hard to say for sure </text:span><text:span text:style-name="T1165">who </text:span><text:span text:style-name="T1299">invented the Web application</text:span><text:span text:style-name="T1160">, </text:span><text:span text:style-name="T1170">the</text:span><text:span text:style-name="T1160"> Internet </text:span><text:span text:style-name="T1161">entrepreneur</text:span><text:span text:style-name="T1160"> and venture capitalist </text:span><text:span text:style-name="T1171">Paul Graham </text:span><text:span text:style-name="T1160">claims that </text:span><text:span text:style-name="T1162">his </text:span><text:span text:style-name="T1300">product</text:span><text:span text:style-name="T1162">,</text:span><text:span text:style-name="T1160"> Viaweb,</text:span><text:span text:style-name="T1303"> created in 1995,</text:span><text:span text:style-name="T1160"> was the first Web application </text:span><text:span text:style-name="T1301">that allowed </text:span><text:span text:style-name="T1302">persistent user </text:span><text:span text:style-name="T1343">data</text:span><text:span text:style-name="T1302">.</text:span><text:span text:style-name="T1155"><text:note text:id="ftn27" text:note-class="footnote"><text:note-citation>25</text:note-citation><text:note-body><text:p text:style-name="P16"><text:span text:style-name="T1156"><text:s/></text:span><text:span text:style-name="T1157">http://www.paulgraham.com/first.html</text:span></text:p></text:note-body></text:note></text:span><text:span text:style-name="T1155"> </text:span><text:span text:style-name="T1172">Amazon</text:span><text:span text:style-name="T1341"> is another</text:span><text:span text:style-name="T1213"> </text:span><text:span text:style-name="T1172">example of </text:span><text:span text:style-name="T1342">a successful</text:span><text:span text:style-name="T1172"> </text:span><text:span text:style-name="T1214">early application </text:span><text:span text:style-name="T1460">on the Web.</text:span></text:p>
      <text:p text:style-name="P17"><text:span text:style-name="T1156"><text:tab/></text:span><text:span text:style-name="T1138">Web applications </text:span><text:span text:style-name="T1304">in the late 90s</text:span><text:span text:style-name="T1138"> </text:span><text:span text:style-name="T1172">were smart, but </text:span><text:span text:style-name="T1173">they were</text:span><text:span text:style-name="T1174"> </text:span><text:span text:style-name="T1173">limited</text:span><text:span text:style-name="T1174">. </text:span><text:span text:style-name="T1175">HTTP was designed for fetching documents, </text:span><text:span text:style-name="T1305">not managing </text:span><text:span text:style-name="T1319">program </text:span><text:span text:style-name="T1305">input and output,</text:span><text:span text:style-name="T1175"> so </text:span><text:span text:style-name="T1177">Web </text:span><text:span text:style-name="T1306">developers </text:span><text:span text:style-name="T1308">were</text:span><text:span text:style-name="T1306"> </text:span><text:span text:style-name="T1308">struggling to mimic the</text:span><text:span text:style-name="T1307"> </text:span><text:span text:style-name="T1176">complex interaction</text:span><text:span text:style-name="T1181">s</text:span><text:span text:style-name="T1176"> </text:span><text:span text:style-name="T1178">that </text:span><text:span text:style-name="T1179">graphical</text:span><text:span text:style-name="T1178"> desktop applications had </text:span><text:span text:style-name="T1461">already been enjoying for many years</text:span><text:span text:style-name="T1180">.</text:span><text:span text:style-name="T1147"> </text:span><text:span text:style-name="T1192">Unless a webpage was refreshed, c</text:span><text:span text:style-name="T1141">hanges</text:span><text:span text:style-name="T1139"> in the state of the </text:span><text:span text:style-name="T1183">server</text:span><text:span text:style-name="T1139"> </text:span><text:span text:style-name="T1182">code </text:span><text:span text:style-name="T1193">could not be reflected in the </text:span><text:span text:style-name="T1194">interface.</text:span><text:span text:style-name="T1140"> </text:span><text:span text:style-name="T1148">Complex </text:span><text:span text:style-name="T1143">JavaScript </text:span><text:span text:style-name="T1195">programs </text:span><text:span text:style-name="T1143">c</text:span><text:span text:style-name="T1195">ould</text:span><text:span text:style-name="T1143"> </text:span><text:span text:style-name="T1149">be</text:span><text:span text:style-name="T1143"> run on </text:span><text:span text:style-name="T1184">a</text:span><text:span text:style-name="T1143"> page, </text:span><text:span text:style-name="T1144">but</text:span><text:span text:style-name="T1201"> </text:span><text:span text:style-name="T1145">communication between the backend application and the </text:span><text:span text:style-name="T1150">JavaScript code </text:span><text:span text:style-name="T1202">was </text:span><text:span text:style-name="T1320">im</text:span><text:span text:style-name="T1202">possible</text:span><text:span text:style-name="T1151">.</text:span><text:span text:style-name="T1185"> </text:span><text:span text:style-name="T1188">B</text:span><text:span text:style-name="T1185">ackend </text:span><text:span text:style-name="T1188">data </text:span><text:span text:style-name="T1185">could be passed to a JavaScript program </text:span><text:span text:style-name="T1189">when it began executing</text:span><text:span text:style-name="T1186">, but new information </text:span><text:span text:style-name="T1190">could not be fetched</text:span><text:span text:style-name="T1185"> </text:span><text:span text:style-name="T1187">and data </text:span><text:span text:style-name="T1191">could not</text:span><text:span text:style-name="T1187"> </text:span><text:span text:style-name="T1215">easily</text:span><text:span text:style-name="T1187"> flow the other directio</text:span><text:span text:style-name="T1196">n</text:span><text:span text:style-name="T1187">. </text:span><text:span text:style-name="T1203">The Web was </text:span><text:span text:style-name="T1309">essentially</text:span><text:span text:style-name="T1203"> a one way </text:span><text:span text:style-name="T1462">street</text:span><text:span text:style-name="T1203">: </text:span><text:span text:style-name="T1216">o</text:span><text:span text:style-name="T1197">nce a page was </text:span><text:span text:style-name="T1198">pushed</text:span><text:span text:style-name="T1197"> to the browser, </text:span><text:span text:style-name="T1199">it </text:span><text:span text:style-name="T1310">became</text:span><text:span text:style-name="T1199"> </text:span><text:span text:style-name="T1200">isolated</text:span><text:span text:style-name="T1197">.</text:span><text:span text:style-name="T1200"> </text:span><text:span text:style-name="T1321">And</text:span><text:span text:style-name="T1187"> </text:span><text:span text:style-name="T1146">JavaScript, </text:span><text:span text:style-name="T1217">the “toy language,”</text:span><text:span text:style-name="T1146"> </text:span><text:span text:style-name="T1344">was </text:span><text:span text:style-name="T1463">completely</text:span><text:span text:style-name="T1344"> sandboxed to the browser</text:span><text:span text:style-name="T1322">.</text:span></text:p>
      <text:p text:style-name="P77"/>
      <text:p text:style-name="P78">Ajax Revolution.</text:p>
      <text:p text:style-name="P79"/>
      <text:p text:style-name="P89"><text:span text:style-name="T1152"><text:tab/></text:span><text:span text:style-name="T1204">The limitations of HTTP were a </text:span><text:span text:style-name="T1323">massive</text:span><text:span text:style-name="T1204"> problem for web developers. At the same time that desktop applications like </text:span><text:span text:style-name="T1464">Adobe</text:span><text:span text:style-name="T1204"> Photoshop and </text:span><text:span text:style-name="T1464">Microsoft </text:span><text:span text:style-name="T1204">Excel were </text:span><text:span text:style-name="T1205">becoming </text:span><text:span text:style-name="T1206">the standard tools </text:span><text:span text:style-name="T1209">for</text:span><text:span text:style-name="T1207"> entire </text:span><text:span text:style-name="T1208">industries</text:span><text:span text:style-name="T1207">, </text:span><text:span text:style-name="T1210">no one could</text:span><text:span text:style-name="T1207"> write a decent </text:span><text:span text:style-name="T1211">email </text:span><text:span text:style-name="T1207">application </text:span><text:span text:style-name="T1465">for</text:span><text:span text:style-name="T1207"> the </text:span><text:span text:style-name="T1208">We</text:span><text:span text:style-name="T1207">b. </text:span><text:span text:style-name="T1220">Fortunately, </text:span><text:span text:style-name="T1225">a solution emerged</text:span><text:span text:style-name="T1220">. </text:span><text:span text:style-name="T1325">In the late 90s, a</text:span><text:span text:style-name="T1324"> </text:span><text:span text:style-name="T1326">software</text:span><text:span text:style-name="T1324"> engineer </text:span><text:span text:style-name="T1326">named</text:span><text:span text:style-name="T1218"> </text:span><text:span text:style-name="T1219">Alex Hoppman </text:span><text:span text:style-name="T1221">came up with </text:span><text:span text:style-name="T1226">a way to transfer data back and forth from a server without refreshing a webpage</text:span><text:span text:style-name="T1221">. </text:span></text:p>
      <text:p text:style-name="P89"><text:span text:style-name="T1221"><text:tab/></text:span><text:span text:style-name="T1224">At Microsoft </text:span><text:span text:style-name="T1227">in 1998,</text:span><text:span text:style-name="T1224"> the </text:span><text:span text:style-name="T1228">Outlook </text:span><text:span text:style-name="T1224">team </text:span><text:span text:style-name="T1228">needed a good way to </text:span><text:span text:style-name="T1233">implement </text:span><text:span text:style-name="T1280">their </text:span><text:span text:style-name="T1233">email client for the Web</text:span><text:span text:style-name="T1228">. </text:span><text:span text:style-name="T1234">The first version of </text:span><text:span text:style-name="T1281">Outlook Web Access </text:span><text:span text:style-name="T1285">(OWA)</text:span><text:span text:style-name="T1234"> had been a mess, </text:span><text:span text:style-name="T1282">so</text:span><text:span text:style-name="T1234"> they were determined to do </text:span><text:span text:style-name="T1311">it right</text:span><text:span text:style-name="T1234">.</text:span><text:span text:style-name="T1228"> </text:span><text:span text:style-name="T1229">According to Hoppman</text:span><text:span text:style-name="T1231">'s recount of </text:span><text:span text:style-name="T1284">OWA </text:span><text:span text:style-name="T1283">development</text:span><text:span text:style-name="T1232"> on his blog</text:span><text:span text:style-name="T1229">, </text:span><text:span text:style-name="T1221">“</text:span><text:span text:style-name="T1229">There were two </text:span><text:span text:style-name="T1230">implementations</text:span><text:span text:style-name="T1229"> that got started, </text:span><text:span text:style-name="T42">one based on serving up straight web pages as efficiently as possible with straight HTML, and another one that started playing with the cool user interface you could build </text:span><text:soft-page-break/><text:span text:style-name="T42">with </text:span><text:span text:style-name="T45">[dynamic HTML </text:span><text:span text:style-name="T46">and JavaScript</text:span><text:span text:style-name="T45">]</text:span><text:span text:style-name="T42">.”</text:span><text:span text:style-name="T42"><text:note text:id="ftn28" text:note-class="footnote"><text:note-citation>26</text:note-citation><text:note-body><text:p text:style-name="P55">http://www.alexhopmann.com/xmlhttp.htm</text:p></text:note-body></text:note></text:span><text:span text:style-name="T42"> </text:span><text:span text:style-name="T43">Unfortunately, </text:span><text:span text:style-name="T44">the team doing the </text:span><text:span text:style-name="T47">dynamic pages</text:span><text:span text:style-name="T44"> was </text:span><text:span text:style-name="T47">having trouble doing server communication </text:span><text:span text:style-name="T76">in a reasonable way</text:span><text:span text:style-name="T47">.</text:span><text:span text:style-name="T44"> “</text:span><text:span text:style-name="T47">T</text:span><text:span text:style-name="T42">hey were basically doing hacky form-posts back to the server,” </text:span><text:span text:style-name="T67">says Hoppman.</text:span><text:span text:style-name="T42"> </text:span><text:span text:style-name="T57">Out of </text:span><text:span text:style-name="T68">necessity </text:span><text:span text:style-name="T81">and curiosity</text:span><text:span text:style-name="T57">, Hoppman </text:span><text:span text:style-name="T81">implemented</text:span><text:span text:style-name="T57"> a new solutio</text:span><text:span text:style-name="T377">n</text:span><text:span text:style-name="T57">:</text:span><text:span text:style-name="T42"> “</text:span><text:span text:style-name="T41">That weekend I start</text:span><text:span text:style-name="T69">ed </text:span><text:span text:style-name="T41">up Visual Studio and whipped up the first version of what would become XMLHTTP.”</text:span><text:span text:style-name="T41"><text:note text:id="ftn29" text:note-class="footnote"><text:note-citation>27</text:note-citation><text:note-body><text:p text:style-name="P56">http://www.alexhopmann.com/xmlhttp.htm</text:p></text:note-body></text:note></text:span></text:p>
      <text:p text:style-name="P28"><text:span text:style-name="T41"><text:tab/></text:span><text:span text:style-name="T48">Hoppman's XMLHTTP</text:span><text:span text:style-name="T49"> allowed </text:span><text:span text:style-name="T58">JavaScript code</text:span><text:span text:style-name="T49"> to make GET and POST requests to </text:span><text:span text:style-name="T77">a back-end</text:span><text:span text:style-name="T50"> server </text:span><text:span text:style-name="T70">and</text:span><text:span text:style-name="T82"> </text:span><text:span text:style-name="T83">perform</text:span><text:span text:style-name="T71"> data </text:span><text:span text:style-name="T83">transactions</text:span><text:span text:style-name="T71"> </text:span><text:span text:style-name="T452">without</text:span><text:span text:style-name="T50"> refreshing the page. </text:span><text:span text:style-name="T84">Although it did not seem revolutionary at the time, </text:span><text:span text:style-name="T85">Hoppman's weekend project </text:span><text:span text:style-name="T86">was a sea change for Web application development.</text:span><text:span text:style-name="T50"> </text:span><text:span text:style-name="T378">More immediately for Hoppman and Microsoft,</text:span><text:span text:style-name="T51"> </text:span><text:span text:style-name="T87">XMLHTTP</text:span><text:span text:style-name="T51"> meant that new emails </text:span><text:span text:style-name="T52">coming in </text:span><text:span text:style-name="T379">to Outlook Web Access</text:span><text:span text:style-name="T52"> could be </text:span><text:span text:style-name="T453">pulled </text:span><text:span text:style-name="T454">down</text:span><text:span text:style-name="T52"> </text:span><text:span text:style-name="T380">by</text:span><text:span text:style-name="T52"> the </text:span><text:span text:style-name="T53">JavaScript on the page and </text:span><text:span text:style-name="T78">then </text:span><text:span text:style-name="T53">rendered </text:span><text:span text:style-name="T79">for the user</text:span><text:span text:style-name="T52">.</text:span></text:p>
      <text:p text:style-name="P28"><text:span text:style-name="T52"><text:tab/></text:span><text:span text:style-name="T72">The </text:span><text:span text:style-name="T59">XMLHttpRequest</text:span><text:span text:style-name="T54"> </text:span><text:span text:style-name="T64">object for JavaScript, </text:span><text:span text:style-name="T80">providing an interface to</text:span><text:span text:style-name="T72"> this technology,</text:span><text:span text:style-name="T64"> </text:span><text:span text:style-name="T373">was </text:span><text:span text:style-name="T54">first </text:span><text:span text:style-name="T374">introduced</text:span><text:span text:style-name="T54"> with Internet Explorer 5.</text:span><text:span text:style-name="T54"><text:note text:id="ftn30" text:note-class="footnote"><text:note-citation>28</text:note-citation><text:note-body><text:p text:style-name="P57">http://www.alexhopmann.com/xmlhttp.htm</text:p></text:note-body></text:note></text:span><text:span text:style-name="T54"> </text:span><text:span text:style-name="T55">The library and the common best practices </text:span><text:span text:style-name="T60">associated with it</text:span><text:span text:style-name="T56"> </text:span><text:span text:style-name="T61">are now </text:span><text:span text:style-name="T62">collectively</text:span><text:span text:style-name="T55"> called </text:span><text:span text:style-name="T63">Ajax</text:span><text:span text:style-name="T73"> </text:span><text:span text:style-name="T74">(</text:span><text:span text:style-name="T1222">“</text:span><text:span text:style-name="T1223">Asynchronous</text:span><text:span text:style-name="T1222"> JavaScript and XML.”</text:span><text:span text:style-name="T1286">)</text:span><text:span text:style-name="T1222"> </text:span><text:span text:style-name="T1287">Arron Swartz, </text:span><text:span text:style-name="T1288">the late </text:span><text:span text:style-name="T1290">Web</text:span><text:span text:style-name="T1288"> programmer and </text:span><text:span text:style-name="T1291">Internet </text:span><text:span text:style-name="T1292">activist</text:span><text:span text:style-name="T1289">, </text:span><text:span text:style-name="T1292">has written a short history of the technology.</text:span><text:span text:style-name="T1289"> </text:span><text:span text:style-name="T1293">According to Swartz, Ajax was not immediately popular.</text:span><text:span text:style-name="T1235"> </text:span><text:span text:style-name="T65">“Microsoft added a little-known function call named XMLHttpRequest to IE5. Mozilla quickly followed suit and, while nobody I know used it, the function stayed there, just waiting to be taken advantage of.”</text:span><text:span text:style-name="T65"><text:note text:id="ftn31" text:note-class="footnote"><text:note-citation>29</text:note-citation><text:note-body><text:p text:style-name="P58">http://www.aaronsw.com/weblog/ajaxhistory</text:p></text:note-body></text:note></text:span><text:span text:style-name="T65"> </text:span><text:span text:style-name="T75">Although no one was using it at first, Ajax </text:span><text:span text:style-name="T88">quiet</text:span><text:span text:style-name="T375">l</text:span><text:span text:style-name="T88">y changed </text:span><text:span text:style-name="T376">all the basic assumptions that developers had made about HTTP</text:span><text:span text:style-name="T66">. </text:span><text:span text:style-name="T75">A</text:span><text:span text:style-name="T88">s</text:span><text:span text:style-name="T75"> Swartz says,</text:span><text:span text:style-name="T65"> “XMLHttpRequest allowed the JavaScript inside web pages to do something they could never really do before: get more data.”</text:span><text:span text:style-name="T65"><text:note text:id="ftn32" text:note-class="footnote"><text:note-citation>30</text:note-citation><text:note-body><text:p text:style-name="P58">http://www.aaronsw.com/weblog/ajaxhistory</text:p></text:note-body></text:note></text:span></text:p>
      <text:p text:style-name="P82"/>
      <text:p text:style-name="P87"><text:span text:style-name="T801">Supercharged</text:span><text:span text:style-name="T802"> JavaScript.</text:span></text:p>
      <text:p text:style-name="P83"><text:tab/></text:p>
      <text:p text:style-name="P90"><text:span text:style-name="T1236"><text:tab/>As Ajax methodologies </text:span><text:span text:style-name="T1237">became popular, </text:span><text:span text:style-name="T1238">and </text:span><text:span text:style-name="T1239">as </text:span><text:span text:style-name="T1240">Web </text:span><text:span text:style-name="T1241">users continued to demand more complex experience</text:span><text:span text:style-name="T1253">s on the Web</text:span><text:span text:style-name="T1241">,</text:span><text:span text:style-name="T1238"> </text:span><text:span text:style-name="T1241">there was increased</text:span><text:span text:style-name="T1242"> </text:span><text:span text:style-name="T1243">interest</text:span><text:span text:style-name="T1244"> in </text:span><text:span text:style-name="T1245">building good tools for</text:span><text:span text:style-name="T1244"> JavaScript </text:span><text:span text:style-name="T1245">development</text:span><text:span text:style-name="T1244">. </text:span><text:span text:style-name="T1256">One </text:span><text:span text:style-name="T1257">effect of this was </text:span><text:span text:style-name="T1258">the introduction of good JavaScript frameworks</text:span><text:span text:style-name="T1259"> that made common Web development tasks easy. </text:span><text:span text:style-name="T1246">Far and away, the most popular of these frameworks </text:span><text:span text:style-name="T1247">was</text:span><text:span text:style-name="T1246"> JQuery. </text:span><text:span text:style-name="T1248">A</text:span><text:span text:style-name="T1246">ccording to </text:span><text:span text:style-name="T1249">a </text:span><text:span text:style-name="T1255">2013</text:span><text:span text:style-name="T1249"> survey by</text:span><text:span text:style-name="T909"> </text:span><text:span text:style-name="T445">World Wide Web Technology Surveys, </text:span><text:span text:style-name="T1251">JQuery is used in </text:span><text:span text:style-name="T1252">56</text:span><text:span text:style-name="T1250">% of all websites </text:span><text:span text:style-name="T1254">(including 92% of websites that use </text:span><text:span text:style-name="T807">any</text:span><text:span text:style-name="T1254"> JavaScript framework </text:span><text:span text:style-name="T1271">at all</text:span><text:span text:style-name="T1254">)</text:span><text:span text:style-name="T1251">.</text:span><text:span text:style-name="T1250"><text:note text:id="ftn13" text:note-class="footnote"><text:note-citation>31</text:note-citation><text:note-body><text:p text:style-name="P59">http://w3techs.com/technologies/overview/javascript_library/all</text:p></text:note-body></text:note></text:span><text:span text:style-name="T1250"> </text:span><text:span text:style-name="T1266">JQuery, introduced in 2005, </text:span><text:span text:style-name="T1261">adds </text:span><text:span text:style-name="T1272">intuitiv</text:span><text:span text:style-name="T1261"> Web-specific idioms, </text:span><text:span text:style-name="T1268">including built-in </text:span><text:span text:style-name="T1269">Ajax, </text:span><text:span text:style-name="T1270">CSS and</text:span><text:span text:style-name="T1269"> JSON support.</text:span><text:span text:style-name="T1260"> </text:span><text:span text:style-name="T1262">For example, t</text:span><text:span text:style-name="T1263">he following code, </text:span><text:span text:style-name="T1265">which would be far more verbose in “plain </text:span><text:span text:style-name="T1267">vanilla” </text:span><text:span text:style-name="T1265">JavaScript </text:span><text:span text:style-name="T1264">specifies that when a button is clicked, a new snippet of html will be loaded into part of the page:</text:span></text:p>
      <text:p text:style-name="P84"><text:span text:style-name="T1346"/></text:p>
      <text:p text:style-name="P101"><text:span text:style-name="T3">$("</text:span><text:span text:style-name="T5">#</text:span><text:span text:style-name="T3">button").click(function(){</text:span><text:span text:style-name="T1346"><text:line-break/></text:span><text:span text:style-name="T2"> <text:s/></text:span><text:span text:style-name="T3">$.</text:span><text:span text:style-name="T4">get</text:span><text:span text:style-name="T3">("</text:span><text:span text:style-name="T7">html_</text:span><text:span text:style-name="T6">snippet</text:span><text:span text:style-name="T3">.</text:span><text:span text:style-name="T4">html</text:span><text:span text:style-name="T3">", </text:span><text:span text:style-name="T4">function(</text:span><text:span text:style-name="T8">data</text:span><text:span text:style-name="T4">) {</text:span></text:p>
      <text:p text:style-name="P101"><text:span text:style-name="T4"><text:s text:c="4"/></text:span><text:span text:style-name="T3">$("#</text:span><text:span text:style-name="T9">mydiv</text:span><text:span text:style-name="T3">").html(</text:span><text:span text:style-name="T4">data</text:span><text:span text:style-name="T3">);</text:span></text:p>
      <text:p text:style-name="P101"><text:span text:style-name="T4"><text:s text:c="2"/>});</text:span></text:p>
      <text:p text:style-name="P101"><text:span text:style-name="T4">});</text:span></text:p>
      <text:p text:style-name="P84"><text:span text:style-name="T1346"/></text:p>
      <text:p text:style-name="P98"><text:span text:style-name="T1273"><text:tab/></text:span><text:span text:style-name="T1274">Another </text:span><text:span text:style-name="T1275">effect of </text:span><text:span text:style-name="T1276">increased </text:span><text:span text:style-name="T1277">interest in JavaScript development was that </text:span><text:span text:style-name="T1278">JavaScript performance</text:span><text:span text:style-name="T1277"> </text:span><text:span text:style-name="T1279">suddenly </text:span><text:span text:style-name="T1277">became important.</text:span><text:span text:style-name="T475"> </text:span><text:span text:style-name="T476">When JavaScript use was limited to a few lines </text:span><text:span text:style-name="T477">here and there</text:span><text:span text:style-name="T476"> to </text:span><text:span text:style-name="T478">tie together </text:span><text:span text:style-name="T479">Web</text:span><text:span text:style-name="T478"> components</text:span><text:span text:style-name="T476">, </text:span><text:span text:style-name="T480">the speed of that </text:span><text:span text:style-name="T481">code's </text:span><text:span text:style-name="T482">execution was not of particular concern. However, </text:span><text:soft-page-break/><text:span text:style-name="T482">by the mid-2000s, with </text:span><text:span text:style-name="T483">the power of Ajax </text:span><text:span text:style-name="T484">techniques </text:span><text:span text:style-name="T485">and </text:span><text:span text:style-name="T486">expressive power of</text:span><text:span text:style-name="T485"> JQuery </text:span><text:span text:style-name="T487">under their belts</text:span><text:span text:style-name="T484">, developers were building large</text:span><text:span text:style-name="T488">r and larger</text:span><text:span text:style-name="T484"> pieces of software in JavaScript. </text:span><text:span text:style-name="T489">Web applications were</text:span><text:span text:style-name="T490"> starting to </text:span><text:span text:style-name="T491">test</text:span><text:span text:style-name="T490"> the </text:span><text:span text:style-name="T492">performance</text:span><text:span text:style-name="T490"> limits of</text:span><text:span text:style-name="T492"> </text:span><text:span text:style-name="T493">the </text:span><text:span text:style-name="T492">JavaScript </text:span><text:span text:style-name="T494">interpreters</text:span><text:span text:style-name="T495"> </text:span><text:span text:style-name="T493">that existed</text:span><text:span text:style-name="T492"> at the time.</text:span><text:span text:style-name="T484"> </text:span><text:span text:style-name="T496">Google </text:span><text:span text:style-name="T497">was leading the way with </text:span><text:span text:style-name="T525">Web</text:span><text:span text:style-name="T497"> </text:span><text:span text:style-name="T525">application </text:span><text:span text:style-name="T497">complexity, </text:span><text:span text:style-name="T498">and therefore </text:span><text:span text:style-name="T499">was facing </text:span><text:span text:style-name="T500">performance</text:span><text:span text:style-name="T499"> bottlenecks </text:span><text:span text:style-name="T501">years </text:span><text:span text:style-name="T502">ahead of</text:span><text:span text:style-name="T499"> </text:span><text:span text:style-name="T500">other developers.</text:span><text:span text:style-name="T503"> </text:span><text:span text:style-name="T504">In order to </text:span><text:span text:style-name="T505">facilitate</text:span><text:span text:style-name="T504"> the complex interfaces of </text:span><text:span text:style-name="T569">their Web applications,</text:span><text:span text:style-name="T506"> </text:span><text:span text:style-name="T507">Google </text:span><text:span text:style-name="T508">wa</text:span><text:span text:style-name="T509">s </text:span><text:span text:style-name="T570">creating</text:span><text:span text:style-name="T510"> their own</text:span><text:span text:style-name="T508"> proprietary JavaScript </text:span><text:span text:style-name="T474">frameworks </text:span><text:span text:style-name="T511">and using Ajax techniques </text:span><text:span text:style-name="T526">extensiv</text:span><text:span text:style-name="T527">e</text:span><text:span text:style-name="T526">ly</text:span><text:span text:style-name="T512">.</text:span><text:span text:style-name="T511"> </text:span><text:span text:style-name="T464">For instance, w</text:span><text:span text:style-name="T465">hen a user drags the Google Maps interface around, </text:span><text:span text:style-name="T528">it</text:span><text:span text:style-name="T465"> automatically </text:span><text:span text:style-name="T466">fetches</text:span><text:span text:style-name="T465"> </text:span><text:span text:style-name="T467">new </text:span><text:span text:style-name="T468">map data</text:span><text:span text:style-name="T465">. </text:span><text:span text:style-name="T469">The result is that the user feels like they can zoom and pan around petabytes of </text:span><text:span text:style-name="T470">satellite</text:span><text:span text:style-name="T469"> data </text:span><text:span text:style-name="T471">as if it </text:span><text:span text:style-name="T472">was</text:span><text:span text:style-name="T471"> stored on their local </text:span><text:span text:style-name="T473">disk</text:span><text:span text:style-name="T471">. </text:span><text:span text:style-name="T513">Such an effect is only possible with </text:span><text:span text:style-name="T514">some serious JavaScript </text:span><text:span text:style-name="T515">horsepower</text:span><text:span text:style-name="T571">;</text:span><text:span text:style-name="T517"> </text:span><text:span text:style-name="T516">by</text:span><text:span text:style-name="T518"> 2006, </text:span><text:span text:style-name="T519">it was </text:span><text:span text:style-name="T520">clear </text:span><text:span text:style-name="T521">to </text:span><text:span text:style-name="T522">Google leadership</text:span><text:span text:style-name="T519"> that </text:span><text:span text:style-name="T572">the kind of horsepower they needed was not being supported in the browsers</text:span><text:span text:style-name="T523">.</text:span><text:span text:style-name="T524"><text:note text:id="ftn35" text:note-class="footnote"><text:note-citation>32</text:note-citation><text:note-body><text:p text:style-name="P63"><text:span text:style-name="T1347">http://blogs.wsj.com/digits/2009/07/09/sun-valley-schmidt-didnt-want-to-build-chrome-initially-he-says/</text:span></text:p></text:note-body></text:note></text:span></text:p>
      <text:p text:style-name="P85"><text:span text:style-name="T600"><text:tab/>The development of </text:span><text:span text:style-name="T606">the</text:span><text:span text:style-name="T599"> Chrome </text:span><text:span text:style-name="T606">browser, which began in 2006,</text:span><text:span text:style-name="T599"> </text:span><text:span text:style-name="T600">was a strateg</text:span><text:span text:style-name="T601">ic move on Google's part.</text:span><text:span text:style-name="T587"> </text:span><text:span text:style-name="T603">The </text:span><text:span text:style-name="T604">quality of </text:span><text:span text:style-name="T612">the </text:span><text:span text:style-name="T604">Web</text:span><text:span text:style-name="T603"> </text:span><text:span text:style-name="T612">browsing experience</text:span><text:span text:style-name="T603"> </text:span><text:span text:style-name="T608">was</text:span><text:span text:style-name="T603"> central t</text:span><text:span text:style-name="T604">o </text:span><text:span text:style-name="T607">their business </text:span><text:span text:style-name="T609">and the company </text:span><text:span text:style-name="T613">wanted</text:span><text:span text:style-name="T609"> the browser market to </text:span><text:span text:style-name="T616">innovate</text:span><text:span text:style-name="T605">.</text:span><text:span text:style-name="T588"> </text:span><text:span text:style-name="T589">Peter Kasting, a </text:span><text:span text:style-name="T590">Chrome</text:span><text:span text:style-name="T589"> engineer, said in 2011 that</text:span><text:span text:style-name="T588"> </text:span><text:span text:style-name="T447">“...the primary goal of Chrome is to make the web advance as much and as quickly as possible. That's it.” </text:span><text:span text:style-name="T448">According to Kasting</text:span><text:span text:style-name="T449">, </text:span><text:span text:style-name="T447">“It's completely irrelevant whether Chrome actually gains tons of users or whether instead the web advances because the other browser vendors step up their game and produce far better browsers. Either way the web gets better.”</text:span><text:span text:style-name="T447"><text:note text:id="ftn37" text:note-class="footnote"><text:note-citation>33</text:note-citation><text:note-body><text:p text:style-name="P60">http://www.tomshardware.com/news/google-chrome-web-browser-mozilla-firefox,14378.html</text:p></text:note-body></text:note></text:span><text:span text:style-name="T591"> </text:span><text:span text:style-name="T617">The key</text:span><text:span text:style-name="T618"> metric </text:span><text:span text:style-name="T621">for </text:span><text:span text:style-name="T623">improving the Web</text:span><text:span text:style-name="T621"> </text:span><text:span text:style-name="T622">that</text:span><text:span text:style-name="T618"> </text:span><text:span text:style-name="T620">Google seemed to be targeting</text:span><text:span text:style-name="T618"> was JavaScript</text:span><text:span text:style-name="T619"> </text:span><text:span text:style-name="T618">speed.</text:span><text:span text:style-name="T617"> </text:span><text:span text:style-name="T602">C</text:span><text:span text:style-name="T591">hrome's JavaScript engin</text:span><text:span text:style-name="T592">e,</text:span><text:span text:style-name="T610"> </text:span><text:span text:style-name="T614">named</text:span><text:span text:style-name="T595"> “V8” after the </text:span><text:span text:style-name="T615">type of</text:span><text:span text:style-name="T595"> car engine</text:span><text:span text:style-name="T592">,</text:span><text:span text:style-name="T593"> was designed to be </text:span><text:span text:style-name="T624">fast</text:span><text:span text:style-name="T593">. </text:span><text:span text:style-name="T596">Google's </text:span><text:span text:style-name="T597">introduction</text:span><text:span text:style-name="T596"> to V8 makes that clear: </text:span><text:span text:style-name="T594">“JavaScript programs have grown from a few lines to several hundred kilobytes of source code... V8 is a new JavaScript engine specifically designed for fast execution of large JavaScript applications.”</text:span><text:span text:style-name="T594"><text:note text:id="ftn33" text:note-class="footnote"><text:note-citation>34</text:note-citation><text:note-body><text:p text:style-name="P64"><text:span text:style-name="T1348">https://developers.google.com/v8/intro</text:span></text:p></text:note-body></text:note></text:span><text:span text:style-name="T598"> </text:span></text:p>
      <text:p text:style-name="P104"><text:span text:style-name="T530"><text:tab/></text:span><text:span text:style-name="T531">The lead developer on the V8 project, Lars Bak, has said </text:span><text:span text:style-name="T532">that the</text:span><text:span text:style-name="T89"> main purpose of V8 “is to raise the </text:span><text:span text:style-name="T90">performance</text:span><text:span text:style-name="T89"> bar of JavaScript out there, in the marketplace.”</text:span><text:span text:style-name="T89"><text:note text:id="ftn36" text:note-class="footnote"><text:note-citation>35</text:note-citation><text:note-body><text:p text:style-name="P69"><text:span text:style-name="T1353">http://www.youtube.com/watch?v=hWhMKalEicY</text:span></text:p></text:note-body></text:note></text:span><text:span text:style-name="T89"> </text:span><text:span text:style-name="T582">The </text:span><text:span text:style-name="T586">JavaScript</text:span><text:span text:style-name="T582"> engine</text:span><text:span text:style-name="T583"> </text:span><text:span text:style-name="T584">has been largely successful in this stated goal</text:span><text:span text:style-name="T583">.</text:span><text:span text:style-name="T585"><text:note text:id="ftn38" text:note-class="footnote"><text:note-citation>36</text:note-citation><text:note-body><text:p text:style-name="P65"><text:span text:style-name="T1349">https://developers.google.com/v8/design</text:span></text:p></text:note-body></text:note></text:span><text:span text:style-name="T533"> </text:span><text:span text:style-name="T534">Mozilla, </text:span><text:span text:style-name="T535">the company that </text:span><text:span text:style-name="T536">was born out of </text:span><text:span text:style-name="T537">Netscape's </text:span><text:span text:style-name="T457">demise</text:span><text:span text:style-name="T537">,</text:span><text:span text:style-name="T538"> </text:span><text:span text:style-name="T556">with Brendan Eich as CTO, </text:span><text:span text:style-name="T539">made</text:span><text:span text:style-name="T540"> </text:span><text:span text:style-name="T539">major</text:span><text:span text:style-name="T540"> improvements to its SpiderMonkey engine </text:span><text:span text:style-name="T541">around the same time that </text:span><text:span text:style-name="T542">V8</text:span><text:span text:style-name="T541"> was released</text:span><text:span text:style-name="T540">. </text:span><text:span text:style-name="T543">SpiderMonkey, </text:span><text:span text:style-name="T544">the JavaScript engine in Mozilla's Firefox browser, was </text:span><text:span text:style-name="T545">a refactor of the Mocha codebase</text:span><text:span text:style-name="T543"> originally written by Eich in 1996.</text:span><text:span text:style-name="T455"><text:note text:id="ftn39" text:note-class="footnote"><text:note-citation>37</text:note-citation><text:note-body><text:p text:style-name="P62"><text:span text:style-name="T1345">https://brendaneich.com/2011/06/new-javascript-engine-module-owner/</text:span></text:p></text:note-body></text:note></text:span><text:span text:style-name="T543"> </text:span><text:span text:style-name="T546">The engine remained largely unchanged for</text:span><text:span text:style-name="T547"> years </text:span><text:span text:style-name="T554">until </text:span><text:span text:style-name="T555">it was </text:span><text:span text:style-name="T557">completely</text:span><text:span text:style-name="T555"> revamped </text:span><text:span text:style-name="T557">for</text:span><text:span text:style-name="T555"> </text:span><text:span text:style-name="T563">Mozilla's</text:span><text:span text:style-name="T555"> Firefox 3.5 release:</text:span><text:span text:style-name="T548"> </text:span><text:span text:style-name="T549">Firefox 3.5 included</text:span><text:span text:style-name="T550"> </text:span><text:span text:style-name="T549">the </text:span><text:span text:style-name="T550">“TraceMonkey” </text:span><text:span text:style-name="T558">engine, which </text:span><text:span text:style-name="T562">implementation</text:span><text:span text:style-name="T550"> </text:span><text:span text:style-name="T551">just-in-time compilation</text:span><text:span text:style-name="T549"> </text:span><text:span text:style-name="T559">for JavaScript.</text:span><text:span text:style-name="T529"><text:note text:id="ftn34" text:note-class="footnote"><text:note-citation>38</text:note-citation><text:note-body><text:p text:style-name="P67"><text:span text:style-name="T1351">http://arstechnica.com/information-technology/2008/08/firefox-to-get-massive-javascript-performance-boost/</text:span></text:p></text:note-body></text:note></text:span><text:span text:style-name="T529"> </text:span><text:span text:style-name="T573">Although Mozilla probably would not admit that </text:span><text:span text:style-name="T574">pressure from Google </text:span><text:span text:style-name="T575">was part of their decision to </text:span><text:span text:style-name="T576">develop TraceMonkey, it probably </text:span><text:span text:style-name="T577">did not hurt.</text:span><text:span text:style-name="T529"> </text:span><text:span text:style-name="T560">TraceMonkey was</text:span><text:span text:style-name="T552"> </text:span><text:span text:style-name="T578">up to</text:span><text:span text:style-name="T552"> 40 times faster than</text:span><text:span text:style-name="T529"> </text:span><text:span text:style-name="T561">Firefox 3's</text:span><text:span text:style-name="T553"> </text:span><text:span text:style-name="T529">SpiderMonkey, </text:span><text:span text:style-name="T564">and it was about on par with V8.</text:span><text:span text:style-name="T529"><text:note text:id="ftn9" text:note-class="footnote"><text:note-citation>39</text:note-citation><text:note-body><text:p text:style-name="P67"><text:span text:style-name="T1351">http://arstechnica.com/information-technology/2008/08/firefox-to-get-massive-javascript-performance-boost/</text:span></text:p></text:note-body></text:note></text:span><text:span text:style-name="T459"> </text:span></text:p>
      <text:p text:style-name="P105"><text:span text:style-name="T459"><text:tab/></text:span><text:span text:style-name="T579">Mozilla, with Eich at the helm, seemed to agree with Google on the</text:span><text:span text:style-name="T567"> growing importance of </text:span><text:span text:style-name="T566">JavaScript </text:span><text:span text:style-name="T567">performance.</text:span><text:span text:style-name="T565"> </text:span><text:span text:style-name="T460">In a </text:span><text:span text:style-name="T568">2008</text:span><text:span text:style-name="T460"> </text:span><text:span text:style-name="T461">interview with ArsTechnica about TraceMonkey, Eich </text:span><text:span text:style-name="T462">said that Mozilla wanted to “</text:span><text:span text:style-name="T456">get people thinking about JavaScript as a more general-purpose language.”</text:span><text:span text:style-name="T456"><text:note text:id="ftn12" text:note-class="footnote"><text:note-citation>40</text:note-citation><text:note-body><text:p text:style-name="P68"><text:span text:style-name="T1352">http://arstechnica.com/information-technology/2008/08/firefox-to-get-massive-javascript-performance-boost/</text:span></text:p></text:note-body></text:note></text:span><text:span text:style-name="T456"> </text:span><text:span text:style-name="T463">On his personal blog, he </text:span><text:span text:style-name="T580">writes</text:span><text:span text:style-name="T456">: “</text:span><text:span text:style-name="T458">O</text:span><text:span text:style-name="T594">nce we had launched TraceMonkey, and Apple had launched SquirrelFish Extreme, the world had multiple proofs along with the V8 release that JS was no longer consigned to be </text:span><text:span text:style-name="T611">'</text:span><text:span text:style-name="T594">slow</text:span><text:span text:style-name="T611">'</text:span><text:span text:style-name="T594"> or </text:span><text:span text:style-name="T611">'</text:span><text:span text:style-name="T594">a toy</text:span><text:span text:style-name="T611">'”</text:span><text:span text:style-name="T456"><text:note text:id="ftn40" text:note-class="footnote"><text:note-citation>41</text:note-citation><text:note-body><text:p text:style-name="P66"><text:span text:style-name="T1350">https://brendaneich.com/2011/06/new-javascript-engine-module-owner/</text:span></text:p></text:note-body></text:note></text:span><text:span text:style-name="T456"> </text:span><text:span text:style-name="T581">JavaScript is certainly not slow anymore. The language's performance has experienced an order of magnitude improvement.</text:span></text:p>
      <text:p text:style-name="P80"><text:soft-page-break/></text:p>
      <text:p text:style-name="P81"><text:span text:style-name="T1294">JavaScript </text:span><text:span text:style-name="T1295">on the Server</text:span><text:span text:style-name="T1294">.</text:span></text:p>
      <text:p text:style-name="P91"><text:span text:style-name="T1354"/></text:p>
      <text:p text:style-name="P92"><text:span text:style-name="T1354"><text:tab/></text:span><text:span text:style-name="T1376">In 2006, a math </text:span><text:span text:style-name="T1466">student</text:span><text:span text:style-name="T1376"> named Ryan Dahl, d</text:span><text:span text:style-name="T1374">isenchanted with the world of </text:span><text:span text:style-name="T1375">a</text:span><text:span text:style-name="T1374">cademic </text:span><text:span text:style-name="T1375">mathematics</text:span><text:span text:style-name="T1374">,</text:span><text:span text:style-name="T1373"> </text:span><text:span text:style-name="T1384">quit his </text:span><text:span text:style-name="T1466">PhD </text:span><text:span text:style-name="T1384">program </text:span><text:span text:style-name="T1385">and </text:span><text:span text:style-name="T1373">moved to </text:span><text:span text:style-name="T1374">South America.</text:span><text:span text:style-name="T1374"><text:note text:id="ftn43" text:note-class="footnote"><text:note-citation>42</text:note-citation><text:note-body><text:p text:style-name="P71"><text:span text:style-name="T1388">http://tagsoup.github.io/blog/2011/10/05/ryan-dahls-history-of-node-dot-js/</text:span></text:p></text:note-body></text:note></text:span><text:span text:style-name="T1374"> </text:span><text:span text:style-name="T1439">In order to support himself, </text:span><text:span text:style-name="T1386">Dahl </text:span><text:span text:style-name="T1440">picked up programming and wrote</text:span><text:span text:style-name="T1374"> </text:span><text:span text:style-name="T1375">PHP </text:span><text:span text:style-name="T1387">Web</text:span><text:span text:style-name="T1375"> applications. </text:span><text:span text:style-name="T1391">At the time, the</text:span><text:span text:style-name="T1392"> Ruby on Rails</text:span><text:span text:style-name="T1409"> framework</text:span><text:span text:style-name="T1392">, which allowed developers to write </text:span><text:span text:style-name="T1393">Web servers in Ruby, </text:span><text:span text:style-name="T1394">was very new. Dahl became interested </text:span><text:span text:style-name="T1467">and</text:span><text:span text:style-name="T1394"> then </text:span><text:span text:style-name="T1395">wary of Rails; </text:span><text:span text:style-name="T1410">u</text:span><text:span text:style-name="T1377">nfortunately, Rails had some fundamental problems </text:span><text:span text:style-name="T1382">that </text:span><text:span text:style-name="T1396">made it slow</text:span><text:span text:style-name="T1377">. </text:span><text:span text:style-name="T1378">Dahl recounts </text:span><text:span text:style-name="T1381">thinking about </text:span><text:span text:style-name="T1468">the </text:span><text:span text:style-name="T1469">framework</text:span><text:span text:style-name="T1381"> a lot</text:span><text:span text:style-name="T1379"> </text:span><text:span text:style-name="T1441">during this time </text:span><text:span text:style-name="T1379">in a </text:span><text:span text:style-name="T1380">2011 interview:</text:span><text:span text:style-name="T1397"> </text:span><text:span text:style-name="T1360">“</text:span><text:span text:style-name="T1362">Rails had this problem. For every request coming into the server, it did a big lock. A request comes in, and until a response it made for this request, we're not going to do anything else. Like nothing. </text:span><text:span text:style-name="T1363">It had zero concurrency.”</text:span><text:span text:style-name="T1363"><text:note text:id="ftn44" text:note-class="footnote"><text:note-citation>43</text:note-citation><text:note-body><text:p text:style-name="P72"><text:span text:style-name="T1398">http://tagsoup.github.io/blog/2011/10/05/ryan-dahls-history-of-node-dot-js/</text:span></text:p></text:note-body></text:note></text:span></text:p>
      <text:p text:style-name="P93"><text:span text:style-name="T1363"><text:tab/></text:span><text:span text:style-name="T1411">Out of </text:span><text:span text:style-name="T1412">curiosity,</text:span><text:span text:style-name="T1411"> yet frustration </text:span><text:span text:style-name="T1442">with the </text:span><text:span text:style-name="T1470">Ruby on Rails</text:span><text:span text:style-name="T1411">, </text:span><text:span text:style-name="T1398">Dahl began work on a </text:span><text:span text:style-name="T1399">project to write </text:span><text:span text:style-name="T1412">a </text:span><text:span text:style-name="T1399">non-blocking </text:span><text:span text:style-name="T1413">W</text:span><text:span text:style-name="T1399">eb server: </text:span><text:span text:style-name="T1421">o</text:span><text:span text:style-name="T1414">ne that </text:span><text:span text:style-name="T1415">co</text:span><text:span text:style-name="T1414">uld handle multiple incoming requests on a single thread.</text:span><text:span text:style-name="T1364"> </text:span><text:span text:style-name="T1471">He</text:span><text:span text:style-name="T1400"> quickly abandoned Ruby. </text:span><text:span text:style-name="T1359">“</text:span><text:span text:style-name="T1361">T</text:span><text:span text:style-name="T1355">he problem with Rails, why it was so slow, </text:span><text:span text:style-name="T1356">wasn't </text:span><text:span text:style-name="T1360">that they were doing something stupid in Ruby code, it was</text:span><text:span text:style-name="T1357"> Ruby i</text:span><text:span text:style-name="T1358">t</text:span><text:span text:style-name="T1357">self</text:span><text:span text:style-name="T1360">.”</text:span><text:span text:style-name="T1360"><text:note text:id="ftn42" text:note-class="footnote"><text:note-citation>44</text:note-citation><text:note-body><text:p text:style-name="P70"><text:span text:style-name="T1383">http://tagsoup.github.io/blog/2011/10/05/ryan-dahls-history-of-node-dot-js/</text:span></text:p></text:note-body></text:note></text:span><text:span text:style-name="T1360"> </text:span><text:span text:style-name="T1401">Ruby, like Python and other </text:span><text:span text:style-name="T1402">interpreted</text:span><text:span text:style-name="T1401"> language</text:span><text:span text:style-name="T1403">s</text:span><text:span text:style-name="T1401">, </text:span><text:span text:style-name="T1404">has</text:span><text:span text:style-name="T1401"> a global interpreter lock, </text:span><text:span text:style-name="T1443">meaning it is not possible to multiple tasks simultaneously.</text:span><text:span text:style-name="T1416"> </text:span><text:span text:style-name="T1417">In order to solve this problem,</text:span><text:span text:style-name="T1401"> </text:span><text:span text:style-name="T1405">Dahl turned </text:span><text:span text:style-name="T1444">to other languages, including C and Haskell.</text:span><text:span text:style-name="T1406"> </text:span><text:span text:style-name="T1407">Then, he says, it struck him. </text:span><text:span text:style-name="T1364">“</text:span><text:span text:style-name="T1365">Around January of 2009, </text:span><text:span text:style-name="T1366">I had this moment. Holy shit. JavaScript.”</text:span><text:span text:style-name="T1360"><text:note text:id="ftn45" text:note-class="footnote"><text:note-citation>45</text:note-citation><text:note-body><text:p text:style-name="P70"><text:span text:style-name="T1383">http://tagsoup.github.io/blog/2011/10/05/ryan-dahls-history-of-node-dot-js/</text:span></text:p></text:note-body></text:note></text:span></text:p>
      <text:p text:style-name="P95"><text:span text:style-name="T1360"><text:tab/></text:span><text:span text:style-name="T1408">There were a few reasons that Dahl thought that JavaScript was the perfect candidate for </text:span><text:span text:style-name="T1418">writing what became </text:span><text:span text:style-name="T1408">Node</text:span><text:span text:style-name="T1472">JS</text:span><text:span text:style-name="T1418">, </text:span><text:span text:style-name="T1422">an</text:span><text:span text:style-name="T1418"> implementation </text:span><text:span text:style-name="T1419">of JavaScript designed to </text:span><text:span text:style-name="T1423">be run on the server</text:span><text:span text:style-name="T1420">. First of all, JavaScript </text:span><text:span text:style-name="T1424">had the feature </text:span><text:span text:style-name="T1473">set</text:span><text:span text:style-name="T1424"> he needed, anonymous functions and closures in particular. </text:span><text:span text:style-name="T1425">Secondly, JavaScript</text:span><text:span text:style-name="T1426">'s popularity</text:span><text:span text:style-name="T1425"> was </text:span><text:span text:style-name="T1445">on the rise and people were interested in new projects in the language</text:span><text:span text:style-name="T1426">. </text:span><text:span text:style-name="T1427"><text:s/></text:span><text:span text:style-name="T1474">C</text:span><text:span text:style-name="T1427">ommunities </text:span><text:span text:style-name="T1474">for JavaScript development</text:span><text:span text:style-name="T1427"> were springing up </text:span><text:span text:style-name="T1475">all the time; </text:span><text:span text:style-name="T1476">and</text:span><text:span text:style-name="T1427"> </text:span><text:span text:style-name="T1428">major </text:span><text:span text:style-name="T1477">players in the field</text:span><text:span text:style-name="T1428"> were doubling down on </text:span><text:span text:style-name="T1478">the language</text:span><text:span text:style-name="T1428">. </text:span><text:span text:style-name="T1446">Dahl notes that </text:span><text:span text:style-name="T1367">“</text:span><text:span text:style-name="T1368">V8 was released in December 2008. </text:span><text:span text:style-name="T1369">It was clear at that point that these big companies, Google, Apple, Microsoft and Mozilla, were going to be having an arms-race for JavaScript.”</text:span><text:span text:style-name="T1369"><text:note text:id="ftn47" text:note-class="footnote"><text:note-citation>46</text:note-citation><text:note-body><text:p text:style-name="P73"><text:span text:style-name="T1383">http://tagsoup.github.io/blog/2011/10/05/ryan-dahls-history-of-node-dot-js/</text:span></text:p></text:note-body></text:note></text:span><text:span text:style-name="T1369"> </text:span></text:p>
      <text:p text:style-name="P95"><text:span text:style-name="T1369"><text:tab/></text:span><text:span text:style-name="T1447">But the critical reason for choosing JavaScript, </text:span><text:span text:style-name="T1479">in Dahl's mind,</text:span><text:span text:style-name="T1447"> was that no one had really tried to put JavaScript on a server before. </text:span><text:span text:style-name="T1429">“</text:span><text:span text:style-name="T1370">No one had a preconceived notions of what it meant to meant to be a server side </text:span><text:span text:style-name="T1430">JavaScript</text:span><text:span text:style-name="T1370"> program.”</text:span><text:span text:style-name="T1370"><text:note text:id="ftn48" text:note-class="footnote"><text:note-citation>47</text:note-citation><text:note-body><text:p text:style-name="P74"><text:span text:style-name="T1383">http://tagsoup.github.io/blog/2011/10/05/ryan-dahls-history-of-node-dot-js/</text:span></text:p></text:note-body></text:note></text:span><text:span text:style-name="T1370"> </text:span><text:span text:style-name="T1431">There is no concept of input and output in JavaScript, </text:span><text:span text:style-name="T1432">let alone the concepts of </text:span><text:span text:style-name="T1448">interfacing with the filesystem</text:span><text:span text:style-name="T1432"> or </text:span><text:span text:style-name="T1433">dealing with HTTP requests. </text:span><text:span text:style-name="T1481">N</text:span><text:span text:style-name="T1434">o JavaScript libraries </text:span><text:span text:style-name="T1481">existed</text:span><text:span text:style-name="T1434"> </text:span><text:span text:style-name="T1480">for performing any of these tasks</text:span><text:span text:style-name="T1434">, which Dahl thought was great. “If</text:span><text:span text:style-name="T1371"> there had been </text:span><text:span text:style-name="T1434">[libraries </text:span><text:span text:style-name="T1435">for </text:span><text:span text:style-name="T1436">interfacing with the operating system]</text:span><text:span text:style-name="T1371">, they would have been implemented wrong... </text:span><text:span text:style-name="T1372">In a non-blocking system, as soon as you introduce a single blocking component, the whole system is screwed.”</text:span><text:span text:style-name="T1372"><text:note text:id="ftn49" text:note-class="footnote"><text:note-citation>48</text:note-citation><text:note-body><text:p text:style-name="P75"><text:span text:style-name="T1383">http://tagsoup.github.io/blog/2011/10/05/ryan-dahls-history-of-node-dot-js/</text:span></text:p></text:note-body></text:note></text:span><text:span text:style-name="T1372"> </text:span><text:span text:style-name="T1449">JavaScript allowed Dahl to start from scratch. </text:span><text:span text:style-name="T1482">He wrote all</text:span><text:span text:style-name="T1450"> </text:span><text:span text:style-name="T1451">all the building blocks o</text:span><text:span text:style-name="T1483">f his JavaScript implementation</text:span><text:span text:style-name="T1451"> </text:span><text:span text:style-name="T1484">so that they were</text:span><text:span text:style-name="T1450"> non-blocking </text:span><text:span text:style-name="T1485">and could be run on Node's </text:span><text:span text:style-name="T1486">event-driven system.</text:span></text:p>
      <text:p text:style-name="P97"><text:span text:style-name="T1503"><text:tab/></text:span><text:span text:style-name="T1505">A</text:span><text:span text:style-name="T1437">lthough Dahl's original intent with Node was to </text:span><text:span text:style-name="T1501">free</text:span><text:span text:style-name="T1438"> Web server</text:span><text:span text:style-name="T1501">s</text:span><text:span text:style-name="T1438"> from </text:span><text:span text:style-name="T1487">global </text:span><text:span text:style-name="T1488">thread</text:span><text:span text:style-name="T1487"> blocks</text:span><text:span text:style-name="T1438">, </text:span><text:span text:style-name="T1452">the project has had a much larger impact.</text:span><text:span text:style-name="T1453"> Node was the first serious implementation of JavaScript outside of a browser</text:span><text:span text:style-name="T1454">. </text:span><text:span text:style-name="T1489">Therefore the choices that it has made </text:span><text:span text:style-name="T1506">have</text:span><text:span text:style-name="T1489"> impact</text:span><text:span text:style-name="T1506">ed</text:span><text:span text:style-name="T1489"> </text:span><text:span text:style-name="T1490">the language in a big way. </text:span><text:span text:style-name="T1491">For instance, Node adds </text:span><text:span text:style-name="T1507">its own</text:span><text:span text:style-name="T1491"> </text:span><text:span text:style-name="T1492">module system to </text:span><text:span text:style-name="T1508">the language</text:span><text:span text:style-name="T1492">. </text:span><text:span text:style-name="T1493">This means that </text:span><text:span text:style-name="T1494">programmers who are writing code completely outside the context of the Web, for instance</text:span><text:span text:style-name="T1495"> scripts </text:span><text:span text:style-name="T1498">to </text:span><text:span text:style-name="T1499">perform</text:span><text:span text:style-name="T1498"> filesystem tasks</text:span><text:span text:style-name="T1495">, </text:span><text:soft-page-break/><text:span text:style-name="T1495">can </text:span><text:span text:style-name="T1502">easily rely on</text:span><text:span text:style-name="T1495"> </text:span><text:span text:style-name="T1496">modules </text:span><text:span text:style-name="T1500">written by other people</text:span><text:span text:style-name="T1497">:</text:span></text:p>
      <text:p text:style-name="P94"><text:span text:style-name="T1389"/></text:p>
      <text:p text:style-name="P102"><text:span text:style-name="T1389">var circle = require('./circle.js')</text:span></text:p>
      <text:p text:style-name="P102"><text:span text:style-name="T1389">console.log('The area of a </text:span><text:span text:style-name="T1390">radius 4 </text:span><text:span text:style-name="T1389">circle is' + circle.area(4));</text:span></text:p>
      <text:p text:style-name="P96"><text:span text:style-name="T1504"/></text:p>
      <text:p text:style-name="P86"><text:span text:style-name="T776">Therefore</text:span><text:span text:style-name="T777"> a</text:span><text:span text:style-name="T778">lthough it is built for writing Web servers, Node opens up the entire </text:span><text:span text:style-name="T779">operating system for JavaScript </text:span><text:span text:style-name="T780">programs</text:span><text:span text:style-name="T779">.</text:span><text:span text:style-name="T774"> </text:span><text:span text:style-name="T784">Node </text:span><text:span text:style-name="T785">carves out a vast new territory for JavaScript, and gives it the tools it needs to get there. </text:span><text:span text:style-name="T781">Not only does </text:span><text:span text:style-name="T786">Dahl's work on Node</text:span><text:span text:style-name="T781"> free the Web server from a global lock </text:span><text:span text:style-name="T783">on a single thread</text:span><text:span text:style-name="T781">, i</text:span><text:span text:style-name="T779">t </text:span><text:span text:style-name="T803">frees </text:span><text:span text:style-name="T804">JavaScript</text:span><text:span text:style-name="T805"> from the browser.</text:span><text:span text:style-name="T806"> </text:span><text:span text:style-name="T788">The </text:span><text:span text:style-name="T792">popular</text:span><text:span text:style-name="T788"> perception of the language, and its trajectory, </text:span><text:span text:style-name="T792">has been changed </text:span><text:span text:style-name="T793">for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Helvetica, sans-serif"/>
    <style:font-face style:name="Arial1" svg:font-family="Arial, sans-serif"/>
    <style:font-face style:name="Monaco" svg:font-family="Monaco, Consolas, 'Lucida Console', monospace"/>
    <style:font-face style:name="OpenSymbol" svg:font-family="OpenSymbol"/>
    <style:font-face style:name="Verdana" svg:font-family="Verdana, Arial, sans-serif"/>
    <style:font-face style:name="courier new" svg:font-family="'courier new'"/>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l Bayan" svg:font-family="'Al Bayan'" style:font-family-generic="swiss"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1:38:49</meta:creation-date>
    <dc:date>2013-11-10T22:22:32</dc:date>
    <meta:editing-duration>P1DT5H52M8S</meta:editing-duration>
    <meta:editing-cycles>4354</meta:editing-cycles>
    <meta:generator>LibreOffice/3.6$MacOSX_x86 LibreOffice_project/e29a214-2bbed72-0621de6-a97528c-8f066d</meta:generator>
    <meta:document-statistic meta:table-count="0" meta:image-count="0" meta:object-count="0" meta:page-count="9" meta:paragraph-count="99" meta:word-count="4851" meta:character-count="32546" meta:non-whitespace-character-count="27786"/>
  </office:meta>
</office:document-meta>
</file>